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aziTypewriter1" svg:font-family="NaziTypewriter"/>
    <style:font-face style:name="DejaVu Sans1" svg:font-family="'DejaVu Sans'" style:font-pitch="variable"/>
    <style:font-face style:name="Liberation Serif1" svg:font-family="'Liberation Serif'" style:font-pitch="variable"/>
    <style:font-face style:name="NaziTypewriter" svg:font-family="NaziTypewri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4b4b4"/>
    </style:style>
    <style:style style:name="P1" style:family="paragraph">
      <loext:graphic-properties draw:fill="solid" draw:fill-color="#b4b4b4"/>
    </style:style>
  </office:automatic-styles>
  <office:body>
    <office:drawing>
      <draw:page draw:name="page1" draw:style-name="dp1" draw:master-page-name="master-page3">
        <draw:path draw:style-name="gr1" draw:text-style-name="P1" draw:layer="layout" svg:width="0.034cm" svg:height="0.035cm" svg:x="13.705cm" svg:y="1.235cm" svg:viewBox="0 0 35 36" svg:d="M18 36c-24 0-24-36 0-36 23 0 23 36 0 36z">
          <text:p/>
        </draw:path>
        <draw:path draw:style-name="gr1" draw:text-style-name="P1" draw:layer="layout" svg:width="0.034cm" svg:height="0.036cm" svg:x="13.705cm" svg:y="1.737cm" svg:viewBox="0 0 35 37" svg:d="M18 37c-24 0-24-37 0-37 23 0 23 37 0 37z">
          <text:p/>
        </draw:path>
        <draw:path draw:style-name="gr1" draw:text-style-name="P1" draw:layer="layout" svg:width="0.034cm" svg:height="0.036cm" svg:x="13.705cm" svg:y="2.239cm" svg:viewBox="0 0 35 37" svg:d="M18 37c-24 0-24-37 0-37 23 0 23 37 0 37z">
          <text:p/>
        </draw:path>
        <draw:path draw:style-name="gr1" draw:text-style-name="P1" draw:layer="layout" svg:width="0.034cm" svg:height="0.035cm" svg:x="13.705cm" svg:y="2.742cm" svg:viewBox="0 0 35 36" svg:d="M18 36c-24 0-24-36 0-36 23 0 23 36 0 36z">
          <text:p/>
        </draw:path>
        <draw:path draw:style-name="gr1" draw:text-style-name="P1" draw:layer="layout" svg:width="0.034cm" svg:height="0.035cm" svg:x="13.705cm" svg:y="3.244cm" svg:viewBox="0 0 35 36" svg:d="M18 36c-24 0-24-36 0-36 23 0 23 36 0 36z">
          <text:p/>
        </draw:path>
        <draw:path draw:style-name="gr1" draw:text-style-name="P1" draw:layer="layout" svg:width="0.034cm" svg:height="0.035cm" svg:x="13.705cm" svg:y="3.746cm" svg:viewBox="0 0 35 36" svg:d="M18 36c-24 0-24-36 0-36 23 0 23 36 0 36z">
          <text:p/>
        </draw:path>
        <draw:path draw:style-name="gr1" draw:text-style-name="P1" draw:layer="layout" svg:width="0.034cm" svg:height="0.036cm" svg:x="13.705cm" svg:y="4.248cm" svg:viewBox="0 0 35 37" svg:d="M18 37c-24 0-24-37 0-37 23 0 23 37 0 37z">
          <text:p/>
        </draw:path>
        <draw:path draw:style-name="gr1" draw:text-style-name="P1" draw:layer="layout" svg:width="0.034cm" svg:height="0.036cm" svg:x="13.705cm" svg:y="4.75cm" svg:viewBox="0 0 35 37" svg:d="M18 37c-24 0-24-37 0-37 23 0 23 37 0 37z">
          <text:p/>
        </draw:path>
        <draw:path draw:style-name="gr1" draw:text-style-name="P1" draw:layer="layout" svg:width="0.034cm" svg:height="0.035cm" svg:x="13.705cm" svg:y="5.253cm" svg:viewBox="0 0 35 36" svg:d="M18 36c-24 0-24-36 0-36 23 0 23 36 0 36z">
          <text:p/>
        </draw:path>
        <draw:path draw:style-name="gr1" draw:text-style-name="P1" draw:layer="layout" svg:width="0.034cm" svg:height="0.035cm" svg:x="13.705cm" svg:y="5.755cm" svg:viewBox="0 0 35 36" svg:d="M18 36c-24 0-24-36 0-36 23 0 23 36 0 36z">
          <text:p/>
        </draw:path>
        <draw:path draw:style-name="gr1" draw:text-style-name="P1" draw:layer="layout" svg:width="0.034cm" svg:height="0.035cm" svg:x="13.705cm" svg:y="6.257cm" svg:viewBox="0 0 35 36" svg:d="M18 36c-24 0-24-36 0-36 23 0 23 36 0 36z">
          <text:p/>
        </draw:path>
        <draw:path draw:style-name="gr1" draw:text-style-name="P1" draw:layer="layout" svg:width="0.034cm" svg:height="0.036cm" svg:x="13.705cm" svg:y="6.759cm" svg:viewBox="0 0 35 37" svg:d="M18 37c-24 0-24-37 0-37 23 0 23 37 0 37z">
          <text:p/>
        </draw:path>
        <draw:path draw:style-name="gr1" draw:text-style-name="P1" draw:layer="layout" svg:width="0.034cm" svg:height="0.035cm" svg:x="13.705cm" svg:y="7.262cm" svg:viewBox="0 0 35 36" svg:d="M18 36c-24 0-24-36 0-36 23 0 23 36 0 36z">
          <text:p/>
        </draw:path>
        <draw:path draw:style-name="gr1" draw:text-style-name="P1" draw:layer="layout" svg:width="0.034cm" svg:height="0.035cm" svg:x="13.705cm" svg:y="7.764cm" svg:viewBox="0 0 35 36" svg:d="M18 36c-24 0-24-36 0-36 23 0 23 36 0 36z">
          <text:p/>
        </draw:path>
        <draw:path draw:style-name="gr1" draw:text-style-name="P1" draw:layer="layout" svg:width="0.034cm" svg:height="0.035cm" svg:x="13.705cm" svg:y="8.266cm" svg:viewBox="0 0 35 36" svg:d="M18 36c-24 0-24-36 0-36 23 0 23 36 0 36z">
          <text:p/>
        </draw:path>
        <draw:path draw:style-name="gr1" draw:text-style-name="P1" draw:layer="layout" svg:width="0.034cm" svg:height="0.035cm" svg:x="13.705cm" svg:y="8.768cm" svg:viewBox="0 0 35 36" svg:d="M18 36c-24 0-24-36 0-36 23 0 23 36 0 36z">
          <text:p/>
        </draw:path>
        <draw:path draw:style-name="gr1" draw:text-style-name="P1" draw:layer="layout" svg:width="0.034cm" svg:height="0.036cm" svg:x="13.705cm" svg:y="9.27cm" svg:viewBox="0 0 35 37" svg:d="M18 37c-24 0-24-37 0-37 23 0 23 37 0 37z">
          <text:p/>
        </draw:path>
        <draw:path draw:style-name="gr1" draw:text-style-name="P1" draw:layer="layout" svg:width="0.034cm" svg:height="0.036cm" svg:x="13.705cm" svg:y="9.772cm" svg:viewBox="0 0 35 37" svg:d="M18 37c-24 0-24-37 0-37 23 0 23 37 0 37z">
          <text:p/>
        </draw:path>
        <draw:path draw:style-name="gr1" draw:text-style-name="P1" draw:layer="layout" svg:width="0.034cm" svg:height="0.035cm" svg:x="13.705cm" svg:y="10.275cm" svg:viewBox="0 0 35 36" svg:d="M18 36c-24 0-24-36 0-36 23 0 23 36 0 36z">
          <text:p/>
        </draw:path>
        <draw:path draw:style-name="gr1" draw:text-style-name="P1" draw:layer="layout" svg:width="0.034cm" svg:height="0.035cm" svg:x="13.705cm" svg:y="11.279cm" svg:viewBox="0 0 35 36" svg:d="M18 36c-24 0-24-36 0-36 23 0 23 36 0 36z">
          <text:p/>
        </draw:path>
        <draw:path draw:style-name="gr1" draw:text-style-name="P1" draw:layer="layout" svg:width="0.034cm" svg:height="0.035cm" svg:x="13.705cm" svg:y="11.781cm" svg:viewBox="0 0 35 36" svg:d="M18 36c-24 0-24-36 0-36 23 0 23 36 0 36z">
          <text:p/>
        </draw:path>
        <draw:path draw:style-name="gr1" draw:text-style-name="P1" draw:layer="layout" svg:width="0.034cm" svg:height="0.036cm" svg:x="13.705cm" svg:y="12.283cm" svg:viewBox="0 0 35 37" svg:d="M18 37c-24 0-24-37 0-37 23 0 23 37 0 37z">
          <text:p/>
        </draw:path>
        <draw:path draw:style-name="gr1" draw:text-style-name="P1" draw:layer="layout" svg:width="0.034cm" svg:height="0.035cm" svg:x="13.705cm" svg:y="12.786cm" svg:viewBox="0 0 35 36" svg:d="M18 36c-24 0-24-36 0-36 23 0 23 36 0 36z">
          <text:p/>
        </draw:path>
        <draw:path draw:style-name="gr1" draw:text-style-name="P1" draw:layer="layout" svg:width="0.034cm" svg:height="0.035cm" svg:x="13.705cm" svg:y="13.288cm" svg:viewBox="0 0 35 36" svg:d="M18 36c-24 0-24-36 0-36 23 0 23 36 0 36z">
          <text:p/>
        </draw:path>
        <draw:path draw:style-name="gr1" draw:text-style-name="P1" draw:layer="layout" svg:width="0.034cm" svg:height="0.035cm" svg:x="13.705cm" svg:y="13.79cm" svg:viewBox="0 0 35 36" svg:d="M18 36c-24 0-24-36 0-36 23 0 23 36 0 36z">
          <text:p/>
        </draw:path>
        <draw:path draw:style-name="gr1" draw:text-style-name="P1" draw:layer="layout" svg:width="0.034cm" svg:height="0.035cm" svg:x="13.705cm" svg:y="14.292cm" svg:viewBox="0 0 35 36" svg:d="M18 36c-24 0-24-36 0-36 23 0 23 36 0 36z">
          <text:p/>
        </draw:path>
        <draw:path draw:style-name="gr1" draw:text-style-name="P1" draw:layer="layout" svg:width="0.034cm" svg:height="0.036cm" svg:x="13.705cm" svg:y="14.794cm" svg:viewBox="0 0 35 37" svg:d="M18 37c-24 0-24-37 0-37 23 0 23 37 0 37z">
          <text:p/>
        </draw:path>
        <draw:path draw:style-name="gr1" draw:text-style-name="P1" draw:layer="layout" svg:width="0.034cm" svg:height="0.035cm" svg:x="13.705cm" svg:y="15.297cm" svg:viewBox="0 0 35 36" svg:d="M18 36c-24 0-24-36 0-36 23 0 23 36 0 36z">
          <text:p/>
        </draw:path>
        <draw:path draw:style-name="gr1" draw:text-style-name="P1" draw:layer="layout" svg:width="0.034cm" svg:height="0.035cm" svg:x="13.705cm" svg:y="15.799cm" svg:viewBox="0 0 35 36" svg:d="M18 36c-24 0-24-36 0-36 23 0 23 36 0 36z">
          <text:p/>
        </draw:path>
        <draw:path draw:style-name="gr1" draw:text-style-name="P1" draw:layer="layout" svg:width="0.034cm" svg:height="0.035cm" svg:x="13.705cm" svg:y="16.301cm" svg:viewBox="0 0 35 36" svg:d="M18 36c-24 0-24-36 0-36 23 0 23 36 0 36z">
          <text:p/>
        </draw:path>
        <draw:path draw:style-name="gr1" draw:text-style-name="P1" draw:layer="layout" svg:width="0.034cm" svg:height="0.035cm" svg:x="13.705cm" svg:y="16.803cm" svg:viewBox="0 0 35 36" svg:d="M18 36c-24 0-24-36 0-36 23 0 23 36 0 36z">
          <text:p/>
        </draw:path>
        <draw:path draw:style-name="gr1" draw:text-style-name="P1" draw:layer="layout" svg:width="0.034cm" svg:height="0.036cm" svg:x="13.705cm" svg:y="17.305cm" svg:viewBox="0 0 35 37" svg:d="M18 37c-24 0-24-37 0-37 23 0 23 37 0 37z">
          <text:p/>
        </draw:path>
        <draw:path draw:style-name="gr1" draw:text-style-name="P1" draw:layer="layout" svg:width="0.034cm" svg:height="0.035cm" svg:x="13.705cm" svg:y="17.808cm" svg:viewBox="0 0 35 36" svg:d="M18 36c-24 0-24-36 0-36 23 0 23 36 0 36z">
          <text:p/>
        </draw:path>
        <draw:path draw:style-name="gr1" draw:text-style-name="P1" draw:layer="layout" svg:width="0.034cm" svg:height="0.035cm" svg:x="13.705cm" svg:y="18.31cm" svg:viewBox="0 0 35 36" svg:d="M18 36c-24 0-24-36 0-36 23 0 23 36 0 36z">
          <text:p/>
        </draw:path>
        <draw:path draw:style-name="gr1" draw:text-style-name="P1" draw:layer="layout" svg:width="0.034cm" svg:height="0.035cm" svg:x="13.705cm" svg:y="18.812cm" svg:viewBox="0 0 35 36" svg:d="M18 36c-24 0-24-36 0-36 23 0 23 36 0 36z">
          <text:p/>
        </draw:path>
        <draw:path draw:style-name="gr1" draw:text-style-name="P1" draw:layer="layout" svg:width="0.034cm" svg:height="0.035cm" svg:x="13.705cm" svg:y="19.314cm" svg:viewBox="0 0 35 36" svg:d="M18 36c-24 0-24-36 0-36 23 0 23 36 0 36z">
          <text:p/>
        </draw:path>
        <draw:path draw:style-name="gr1" draw:text-style-name="P1" draw:layer="layout" svg:width="0.034cm" svg:height="0.036cm" svg:x="13.705cm" svg:y="19.816cm" svg:viewBox="0 0 35 37" svg:d="M18 37c-24 0-24-37 0-37 23 0 23 37 0 37z">
          <text:p/>
        </draw:path>
        <draw:path draw:style-name="gr1" draw:text-style-name="P1" draw:layer="layout" svg:width="0.034cm" svg:height="0.035cm" svg:x="13.705cm" svg:y="20.319cm" svg:viewBox="0 0 35 36" svg:d="M18 36c-24 0-24-36 0-36 23 0 23 36 0 36z">
          <text:p/>
        </draw:path>
        <draw:path draw:style-name="gr1" draw:text-style-name="P1" draw:layer="layout" svg:width="0.034cm" svg:height="0.035cm" svg:x="13.705cm" svg:y="20.821cm" svg:viewBox="0 0 35 36" svg:d="M18 36c-24 0-24-36 0-36 23 0 23 36 0 36z">
          <text:p/>
        </draw:path>
        <draw:path draw:style-name="gr1" draw:text-style-name="P1" draw:layer="layout" svg:width="0.035cm" svg:height="0.035cm" svg:x="13.206cm" svg:y="1.235cm" svg:viewBox="0 0 36 36" svg:d="M18 36c-24 0-24-36 0-36s24 36 0 36z">
          <text:p/>
        </draw:path>
        <draw:path draw:style-name="gr1" draw:text-style-name="P1" draw:layer="layout" svg:width="0.035cm" svg:height="0.036cm" svg:x="13.206cm" svg:y="1.737cm" svg:viewBox="0 0 36 37" svg:d="M18 37c-24 0-24-37 0-37s24 37 0 37z">
          <text:p/>
        </draw:path>
        <draw:path draw:style-name="gr1" draw:text-style-name="P1" draw:layer="layout" svg:width="0.035cm" svg:height="0.036cm" svg:x="13.206cm" svg:y="2.239cm" svg:viewBox="0 0 36 37" svg:d="M18 37c-24 0-24-37 0-37s24 37 0 37z">
          <text:p/>
        </draw:path>
        <draw:path draw:style-name="gr1" draw:text-style-name="P1" draw:layer="layout" svg:width="0.035cm" svg:height="0.035cm" svg:x="13.206cm" svg:y="2.742cm" svg:viewBox="0 0 36 36" svg:d="M18 36c-24 0-24-36 0-36s24 36 0 36z">
          <text:p/>
        </draw:path>
        <draw:path draw:style-name="gr1" draw:text-style-name="P1" draw:layer="layout" svg:width="0.035cm" svg:height="0.035cm" svg:x="13.206cm" svg:y="3.244cm" svg:viewBox="0 0 36 36" svg:d="M18 36c-24 0-24-36 0-36s24 36 0 36z">
          <text:p/>
        </draw:path>
        <draw:path draw:style-name="gr1" draw:text-style-name="P1" draw:layer="layout" svg:width="0.035cm" svg:height="0.035cm" svg:x="13.206cm" svg:y="3.746cm" svg:viewBox="0 0 36 36" svg:d="M18 36c-24 0-24-36 0-36s24 36 0 36z">
          <text:p/>
        </draw:path>
        <draw:path draw:style-name="gr1" draw:text-style-name="P1" draw:layer="layout" svg:width="0.035cm" svg:height="0.036cm" svg:x="13.206cm" svg:y="4.248cm" svg:viewBox="0 0 36 37" svg:d="M18 37c-24 0-24-37 0-37s24 37 0 37z">
          <text:p/>
        </draw:path>
        <draw:path draw:style-name="gr1" draw:text-style-name="P1" draw:layer="layout" svg:width="0.035cm" svg:height="0.036cm" svg:x="13.206cm" svg:y="4.75cm" svg:viewBox="0 0 36 37" svg:d="M18 37c-24 0-24-37 0-37s24 37 0 37z">
          <text:p/>
        </draw:path>
        <draw:path draw:style-name="gr1" draw:text-style-name="P1" draw:layer="layout" svg:width="0.035cm" svg:height="0.035cm" svg:x="13.206cm" svg:y="5.253cm" svg:viewBox="0 0 36 36" svg:d="M18 36c-24 0-24-36 0-36s24 36 0 36z">
          <text:p/>
        </draw:path>
        <draw:path draw:style-name="gr1" draw:text-style-name="P1" draw:layer="layout" svg:width="0.035cm" svg:height="0.035cm" svg:x="13.206cm" svg:y="5.755cm" svg:viewBox="0 0 36 36" svg:d="M18 36c-24 0-24-36 0-36s24 36 0 36z">
          <text:p/>
        </draw:path>
        <draw:path draw:style-name="gr1" draw:text-style-name="P1" draw:layer="layout" svg:width="0.035cm" svg:height="0.035cm" svg:x="13.206cm" svg:y="6.257cm" svg:viewBox="0 0 36 36" svg:d="M18 36c-24 0-24-36 0-36s24 36 0 36z">
          <text:p/>
        </draw:path>
        <draw:path draw:style-name="gr1" draw:text-style-name="P1" draw:layer="layout" svg:width="0.035cm" svg:height="0.036cm" svg:x="13.206cm" svg:y="6.759cm" svg:viewBox="0 0 36 37" svg:d="M18 37c-24 0-24-37 0-37s24 37 0 37z">
          <text:p/>
        </draw:path>
        <draw:path draw:style-name="gr1" draw:text-style-name="P1" draw:layer="layout" svg:width="0.035cm" svg:height="0.035cm" svg:x="13.206cm" svg:y="7.262cm" svg:viewBox="0 0 36 36" svg:d="M18 36c-24 0-24-36 0-36s24 36 0 36z">
          <text:p/>
        </draw:path>
        <draw:path draw:style-name="gr1" draw:text-style-name="P1" draw:layer="layout" svg:width="0.035cm" svg:height="0.035cm" svg:x="13.206cm" svg:y="7.764cm" svg:viewBox="0 0 36 36" svg:d="M18 36c-24 0-24-36 0-36s24 36 0 36z">
          <text:p/>
        </draw:path>
        <draw:path draw:style-name="gr1" draw:text-style-name="P1" draw:layer="layout" svg:width="0.035cm" svg:height="0.035cm" svg:x="13.206cm" svg:y="8.266cm" svg:viewBox="0 0 36 36" svg:d="M18 36c-24 0-24-36 0-36s24 36 0 36z">
          <text:p/>
        </draw:path>
        <draw:path draw:style-name="gr1" draw:text-style-name="P1" draw:layer="layout" svg:width="0.035cm" svg:height="0.035cm" svg:x="13.206cm" svg:y="8.768cm" svg:viewBox="0 0 36 36" svg:d="M18 36c-24 0-24-36 0-36s24 36 0 36z">
          <text:p/>
        </draw:path>
        <draw:path draw:style-name="gr1" draw:text-style-name="P1" draw:layer="layout" svg:width="0.035cm" svg:height="0.036cm" svg:x="13.206cm" svg:y="9.27cm" svg:viewBox="0 0 36 37" svg:d="M18 37c-24 0-24-37 0-37s24 37 0 37z">
          <text:p/>
        </draw:path>
        <draw:path draw:style-name="gr1" draw:text-style-name="P1" draw:layer="layout" svg:width="0.035cm" svg:height="0.036cm" svg:x="13.206cm" svg:y="9.772cm" svg:viewBox="0 0 36 37" svg:d="M18 37c-24 0-24-37 0-37s24 37 0 37z">
          <text:p/>
        </draw:path>
        <draw:path draw:style-name="gr1" draw:text-style-name="P1" draw:layer="layout" svg:width="0.035cm" svg:height="0.035cm" svg:x="13.206cm" svg:y="10.275cm" svg:viewBox="0 0 36 36" svg:d="M18 36c-24 0-24-36 0-36s24 36 0 36z">
          <text:p/>
        </draw:path>
        <draw:path draw:style-name="gr1" draw:text-style-name="P1" draw:layer="layout" svg:width="0.035cm" svg:height="0.035cm" svg:x="13.206cm" svg:y="10.777cm" svg:viewBox="0 0 36 36" svg:d="M18 36c-24 0-24-36 0-36s24 36 0 36z">
          <text:p/>
        </draw:path>
        <draw:path draw:style-name="gr1" draw:text-style-name="P1" draw:layer="layout" svg:width="0.035cm" svg:height="0.035cm" svg:x="13.206cm" svg:y="11.279cm" svg:viewBox="0 0 36 36" svg:d="M18 36c-24 0-24-36 0-36s24 36 0 36z">
          <text:p/>
        </draw:path>
        <draw:path draw:style-name="gr1" draw:text-style-name="P1" draw:layer="layout" svg:width="0.035cm" svg:height="0.035cm" svg:x="13.206cm" svg:y="11.781cm" svg:viewBox="0 0 36 36" svg:d="M18 36c-24 0-24-36 0-36s24 36 0 36z">
          <text:p/>
        </draw:path>
        <draw:path draw:style-name="gr1" draw:text-style-name="P1" draw:layer="layout" svg:width="0.035cm" svg:height="0.036cm" svg:x="13.206cm" svg:y="12.283cm" svg:viewBox="0 0 36 37" svg:d="M18 37c-24 0-24-37 0-37s24 37 0 37z">
          <text:p/>
        </draw:path>
        <draw:path draw:style-name="gr1" draw:text-style-name="P1" draw:layer="layout" svg:width="0.035cm" svg:height="0.035cm" svg:x="13.206cm" svg:y="12.786cm" svg:viewBox="0 0 36 36" svg:d="M18 36c-24 0-24-36 0-36s24 36 0 36z">
          <text:p/>
        </draw:path>
        <draw:path draw:style-name="gr1" draw:text-style-name="P1" draw:layer="layout" svg:width="0.035cm" svg:height="0.035cm" svg:x="13.206cm" svg:y="13.288cm" svg:viewBox="0 0 36 36" svg:d="M18 36c-24 0-24-36 0-36s24 36 0 36z">
          <text:p/>
        </draw:path>
        <draw:path draw:style-name="gr1" draw:text-style-name="P1" draw:layer="layout" svg:width="0.035cm" svg:height="0.035cm" svg:x="13.206cm" svg:y="13.79cm" svg:viewBox="0 0 36 36" svg:d="M18 36c-24 0-24-36 0-36s24 36 0 36z">
          <text:p/>
        </draw:path>
        <draw:path draw:style-name="gr1" draw:text-style-name="P1" draw:layer="layout" svg:width="0.035cm" svg:height="0.035cm" svg:x="13.206cm" svg:y="14.292cm" svg:viewBox="0 0 36 36" svg:d="M18 36c-24 0-24-36 0-36s24 36 0 36z">
          <text:p/>
        </draw:path>
        <draw:path draw:style-name="gr1" draw:text-style-name="P1" draw:layer="layout" svg:width="0.035cm" svg:height="0.036cm" svg:x="13.206cm" svg:y="14.794cm" svg:viewBox="0 0 36 37" svg:d="M18 37c-24 0-24-37 0-37s24 37 0 37z">
          <text:p/>
        </draw:path>
        <draw:path draw:style-name="gr1" draw:text-style-name="P1" draw:layer="layout" svg:width="0.035cm" svg:height="0.035cm" svg:x="13.206cm" svg:y="15.297cm" svg:viewBox="0 0 36 36" svg:d="M18 36c-24 0-24-36 0-36s24 36 0 36z">
          <text:p/>
        </draw:path>
        <draw:path draw:style-name="gr1" draw:text-style-name="P1" draw:layer="layout" svg:width="0.035cm" svg:height="0.035cm" svg:x="13.206cm" svg:y="15.799cm" svg:viewBox="0 0 36 36" svg:d="M18 36c-24 0-24-36 0-36s24 36 0 36z">
          <text:p/>
        </draw:path>
        <draw:path draw:style-name="gr1" draw:text-style-name="P1" draw:layer="layout" svg:width="0.035cm" svg:height="0.035cm" svg:x="13.206cm" svg:y="16.301cm" svg:viewBox="0 0 36 36" svg:d="M18 36c-24 0-24-36 0-36s24 36 0 36z">
          <text:p/>
        </draw:path>
        <draw:path draw:style-name="gr1" draw:text-style-name="P1" draw:layer="layout" svg:width="0.035cm" svg:height="0.035cm" svg:x="13.206cm" svg:y="16.803cm" svg:viewBox="0 0 36 36" svg:d="M18 36c-24 0-24-36 0-36s24 36 0 36z">
          <text:p/>
        </draw:path>
        <draw:path draw:style-name="gr1" draw:text-style-name="P1" draw:layer="layout" svg:width="0.035cm" svg:height="0.036cm" svg:x="13.206cm" svg:y="17.305cm" svg:viewBox="0 0 36 37" svg:d="M18 37c-24 0-24-37 0-37s24 37 0 37z">
          <text:p/>
        </draw:path>
        <draw:path draw:style-name="gr1" draw:text-style-name="P1" draw:layer="layout" svg:width="0.035cm" svg:height="0.035cm" svg:x="13.206cm" svg:y="17.808cm" svg:viewBox="0 0 36 36" svg:d="M18 36c-24 0-24-36 0-36s24 36 0 36z">
          <text:p/>
        </draw:path>
        <draw:path draw:style-name="gr1" draw:text-style-name="P1" draw:layer="layout" svg:width="0.035cm" svg:height="0.035cm" svg:x="13.206cm" svg:y="18.31cm" svg:viewBox="0 0 36 36" svg:d="M18 36c-24 0-24-36 0-36s24 36 0 36z">
          <text:p/>
        </draw:path>
        <draw:path draw:style-name="gr1" draw:text-style-name="P1" draw:layer="layout" svg:width="0.035cm" svg:height="0.035cm" svg:x="13.206cm" svg:y="18.812cm" svg:viewBox="0 0 36 36" svg:d="M18 36c-24 0-24-36 0-36s24 36 0 36z">
          <text:p/>
        </draw:path>
        <draw:path draw:style-name="gr1" draw:text-style-name="P1" draw:layer="layout" svg:width="0.035cm" svg:height="0.035cm" svg:x="13.206cm" svg:y="19.314cm" svg:viewBox="0 0 36 36" svg:d="M18 36c-24 0-24-36 0-36s24 36 0 36z">
          <text:p/>
        </draw:path>
        <draw:path draw:style-name="gr1" draw:text-style-name="P1" draw:layer="layout" svg:width="0.035cm" svg:height="0.036cm" svg:x="13.206cm" svg:y="19.816cm" svg:viewBox="0 0 36 37" svg:d="M18 37c-24 0-24-37 0-37s24 37 0 37z">
          <text:p/>
        </draw:path>
        <draw:path draw:style-name="gr1" draw:text-style-name="P1" draw:layer="layout" svg:width="0.035cm" svg:height="0.035cm" svg:x="13.206cm" svg:y="20.319cm" svg:viewBox="0 0 36 36" svg:d="M18 36c-24 0-24-36 0-36s24 36 0 36z">
          <text:p/>
        </draw:path>
        <draw:path draw:style-name="gr1" draw:text-style-name="P1" draw:layer="layout" svg:width="0.035cm" svg:height="0.035cm" svg:x="13.206cm" svg:y="20.821cm" svg:viewBox="0 0 36 36" svg:d="M18 36c-24 0-24-36 0-36s24 36 0 36z">
          <text:p/>
        </draw:path>
        <draw:path draw:style-name="gr1" draw:text-style-name="P1" draw:layer="layout" svg:width="0.034cm" svg:height="0.035cm" svg:x="12.706cm" svg:y="1.235cm" svg:viewBox="0 0 35 36" svg:d="M17 36c-23 0-23-36 0-36 24 0 24 36 0 36z">
          <text:p/>
        </draw:path>
        <draw:path draw:style-name="gr1" draw:text-style-name="P1" draw:layer="layout" svg:width="0.034cm" svg:height="0.036cm" svg:x="12.706cm" svg:y="1.737cm" svg:viewBox="0 0 35 37" svg:d="M17 37c-23 0-23-37 0-37 24 0 24 37 0 37z">
          <text:p/>
        </draw:path>
        <draw:path draw:style-name="gr1" draw:text-style-name="P1" draw:layer="layout" svg:width="0.034cm" svg:height="0.036cm" svg:x="12.706cm" svg:y="2.239cm" svg:viewBox="0 0 35 37" svg:d="M17 37c-23 0-23-37 0-37 24 0 24 37 0 37z">
          <text:p/>
        </draw:path>
        <draw:path draw:style-name="gr1" draw:text-style-name="P1" draw:layer="layout" svg:width="0.034cm" svg:height="0.035cm" svg:x="12.706cm" svg:y="2.742cm" svg:viewBox="0 0 35 36" svg:d="M17 36c-23 0-23-36 0-36 24 0 24 36 0 36z">
          <text:p/>
        </draw:path>
        <draw:path draw:style-name="gr1" draw:text-style-name="P1" draw:layer="layout" svg:width="0.034cm" svg:height="0.035cm" svg:x="12.706cm" svg:y="3.244cm" svg:viewBox="0 0 35 36" svg:d="M17 36c-23 0-23-36 0-36 24 0 24 36 0 36z">
          <text:p/>
        </draw:path>
        <draw:path draw:style-name="gr1" draw:text-style-name="P1" draw:layer="layout" svg:width="0.034cm" svg:height="0.035cm" svg:x="12.706cm" svg:y="3.746cm" svg:viewBox="0 0 35 36" svg:d="M17 36c-23 0-23-36 0-36 24 0 24 36 0 36z">
          <text:p/>
        </draw:path>
        <draw:path draw:style-name="gr1" draw:text-style-name="P1" draw:layer="layout" svg:width="0.034cm" svg:height="0.036cm" svg:x="12.706cm" svg:y="4.248cm" svg:viewBox="0 0 35 37" svg:d="M17 37c-23 0-23-37 0-37 24 0 24 37 0 37z">
          <text:p/>
        </draw:path>
        <draw:path draw:style-name="gr1" draw:text-style-name="P1" draw:layer="layout" svg:width="0.034cm" svg:height="0.036cm" svg:x="12.706cm" svg:y="4.75cm" svg:viewBox="0 0 35 37" svg:d="M17 37c-23 0-23-37 0-37 24 0 24 37 0 37z">
          <text:p/>
        </draw:path>
        <draw:path draw:style-name="gr1" draw:text-style-name="P1" draw:layer="layout" svg:width="0.034cm" svg:height="0.035cm" svg:x="12.706cm" svg:y="5.253cm" svg:viewBox="0 0 35 36" svg:d="M17 36c-23 0-23-36 0-36 24 0 24 36 0 36z">
          <text:p/>
        </draw:path>
        <draw:path draw:style-name="gr1" draw:text-style-name="P1" draw:layer="layout" svg:width="0.034cm" svg:height="0.035cm" svg:x="12.706cm" svg:y="5.755cm" svg:viewBox="0 0 35 36" svg:d="M17 36c-23 0-23-36 0-36 24 0 24 36 0 36z">
          <text:p/>
        </draw:path>
        <draw:path draw:style-name="gr1" draw:text-style-name="P1" draw:layer="layout" svg:width="0.034cm" svg:height="0.035cm" svg:x="12.706cm" svg:y="6.257cm" svg:viewBox="0 0 35 36" svg:d="M17 36c-23 0-23-36 0-36 24 0 24 36 0 36z">
          <text:p/>
        </draw:path>
        <draw:path draw:style-name="gr1" draw:text-style-name="P1" draw:layer="layout" svg:width="0.034cm" svg:height="0.036cm" svg:x="12.706cm" svg:y="6.759cm" svg:viewBox="0 0 35 37" svg:d="M17 37c-23 0-23-37 0-37 24 0 24 37 0 37z">
          <text:p/>
        </draw:path>
        <draw:path draw:style-name="gr1" draw:text-style-name="P1" draw:layer="layout" svg:width="0.034cm" svg:height="0.035cm" svg:x="12.706cm" svg:y="7.262cm" svg:viewBox="0 0 35 36" svg:d="M17 36c-23 0-23-36 0-36 24 0 24 36 0 36z">
          <text:p/>
        </draw:path>
        <draw:path draw:style-name="gr1" draw:text-style-name="P1" draw:layer="layout" svg:width="0.034cm" svg:height="0.035cm" svg:x="12.706cm" svg:y="7.764cm" svg:viewBox="0 0 35 36" svg:d="M17 36c-23 0-23-36 0-36 24 0 24 36 0 36z">
          <text:p/>
        </draw:path>
        <draw:path draw:style-name="gr1" draw:text-style-name="P1" draw:layer="layout" svg:width="0.034cm" svg:height="0.035cm" svg:x="12.706cm" svg:y="8.266cm" svg:viewBox="0 0 35 36" svg:d="M17 36c-23 0-23-36 0-36 24 0 24 36 0 36z">
          <text:p/>
        </draw:path>
        <draw:path draw:style-name="gr1" draw:text-style-name="P1" draw:layer="layout" svg:width="0.034cm" svg:height="0.035cm" svg:x="12.706cm" svg:y="8.768cm" svg:viewBox="0 0 35 36" svg:d="M17 36c-23 0-23-36 0-36 24 0 24 36 0 36z">
          <text:p/>
        </draw:path>
        <draw:path draw:style-name="gr1" draw:text-style-name="P1" draw:layer="layout" svg:width="0.034cm" svg:height="0.036cm" svg:x="12.706cm" svg:y="9.27cm" svg:viewBox="0 0 35 37" svg:d="M17 37c-23 0-23-37 0-37 24 0 24 37 0 37z">
          <text:p/>
        </draw:path>
        <draw:path draw:style-name="gr1" draw:text-style-name="P1" draw:layer="layout" svg:width="0.034cm" svg:height="0.036cm" svg:x="12.706cm" svg:y="9.772cm" svg:viewBox="0 0 35 37" svg:d="M17 37c-23 0-23-37 0-37 24 0 24 37 0 37z">
          <text:p/>
        </draw:path>
        <draw:path draw:style-name="gr1" draw:text-style-name="P1" draw:layer="layout" svg:width="0.034cm" svg:height="0.035cm" svg:x="12.706cm" svg:y="10.275cm" svg:viewBox="0 0 35 36" svg:d="M17 36c-23 0-23-36 0-36 24 0 24 36 0 36z">
          <text:p/>
        </draw:path>
        <draw:path draw:style-name="gr1" draw:text-style-name="P1" draw:layer="layout" svg:width="0.034cm" svg:height="0.035cm" svg:x="12.706cm" svg:y="10.777cm" svg:viewBox="0 0 35 36" svg:d="M17 36c-23 0-23-36 0-36 24 0 24 36 0 36z">
          <text:p/>
        </draw:path>
        <draw:path draw:style-name="gr1" draw:text-style-name="P1" draw:layer="layout" svg:width="0.034cm" svg:height="0.035cm" svg:x="12.706cm" svg:y="11.279cm" svg:viewBox="0 0 35 36" svg:d="M17 36c-23 0-23-36 0-36 24 0 24 36 0 36z">
          <text:p/>
        </draw:path>
        <draw:path draw:style-name="gr1" draw:text-style-name="P1" draw:layer="layout" svg:width="0.034cm" svg:height="0.035cm" svg:x="12.706cm" svg:y="11.781cm" svg:viewBox="0 0 35 36" svg:d="M17 36c-23 0-23-36 0-36 24 0 24 36 0 36z">
          <text:p/>
        </draw:path>
        <draw:path draw:style-name="gr1" draw:text-style-name="P1" draw:layer="layout" svg:width="0.034cm" svg:height="0.036cm" svg:x="12.706cm" svg:y="12.283cm" svg:viewBox="0 0 35 37" svg:d="M17 37c-23 0-23-37 0-37 24 0 24 37 0 37z">
          <text:p/>
        </draw:path>
        <draw:path draw:style-name="gr1" draw:text-style-name="P1" draw:layer="layout" svg:width="0.034cm" svg:height="0.035cm" svg:x="12.706cm" svg:y="12.786cm" svg:viewBox="0 0 35 36" svg:d="M17 36c-23 0-23-36 0-36 24 0 24 36 0 36z">
          <text:p/>
        </draw:path>
        <draw:path draw:style-name="gr1" draw:text-style-name="P1" draw:layer="layout" svg:width="0.034cm" svg:height="0.035cm" svg:x="12.706cm" svg:y="13.288cm" svg:viewBox="0 0 35 36" svg:d="M17 36c-23 0-23-36 0-36 24 0 24 36 0 36z">
          <text:p/>
        </draw:path>
        <draw:path draw:style-name="gr1" draw:text-style-name="P1" draw:layer="layout" svg:width="0.034cm" svg:height="0.035cm" svg:x="12.706cm" svg:y="13.79cm" svg:viewBox="0 0 35 36" svg:d="M17 36c-23 0-23-36 0-36 24 0 24 36 0 36z">
          <text:p/>
        </draw:path>
        <draw:path draw:style-name="gr1" draw:text-style-name="P1" draw:layer="layout" svg:width="0.034cm" svg:height="0.035cm" svg:x="12.706cm" svg:y="14.292cm" svg:viewBox="0 0 35 36" svg:d="M17 36c-23 0-23-36 0-36 24 0 24 36 0 36z">
          <text:p/>
        </draw:path>
        <draw:path draw:style-name="gr1" draw:text-style-name="P1" draw:layer="layout" svg:width="0.034cm" svg:height="0.036cm" svg:x="12.706cm" svg:y="14.794cm" svg:viewBox="0 0 35 37" svg:d="M17 37c-23 0-23-37 0-37 24 0 24 37 0 37z">
          <text:p/>
        </draw:path>
        <draw:path draw:style-name="gr1" draw:text-style-name="P1" draw:layer="layout" svg:width="0.034cm" svg:height="0.035cm" svg:x="12.706cm" svg:y="15.297cm" svg:viewBox="0 0 35 36" svg:d="M17 36c-23 0-23-36 0-36 24 0 24 36 0 36z">
          <text:p/>
        </draw:path>
        <draw:path draw:style-name="gr1" draw:text-style-name="P1" draw:layer="layout" svg:width="0.034cm" svg:height="0.035cm" svg:x="12.706cm" svg:y="15.799cm" svg:viewBox="0 0 35 36" svg:d="M17 36c-23 0-23-36 0-36 24 0 24 36 0 36z">
          <text:p/>
        </draw:path>
        <draw:path draw:style-name="gr1" draw:text-style-name="P1" draw:layer="layout" svg:width="0.034cm" svg:height="0.035cm" svg:x="12.706cm" svg:y="16.301cm" svg:viewBox="0 0 35 36" svg:d="M17 36c-23 0-23-36 0-36 24 0 24 36 0 36z">
          <text:p/>
        </draw:path>
        <draw:path draw:style-name="gr1" draw:text-style-name="P1" draw:layer="layout" svg:width="0.034cm" svg:height="0.035cm" svg:x="12.706cm" svg:y="16.803cm" svg:viewBox="0 0 35 36" svg:d="M17 36c-23 0-23-36 0-36 24 0 24 36 0 36z">
          <text:p/>
        </draw:path>
        <draw:path draw:style-name="gr1" draw:text-style-name="P1" draw:layer="layout" svg:width="0.034cm" svg:height="0.036cm" svg:x="12.706cm" svg:y="17.305cm" svg:viewBox="0 0 35 37" svg:d="M17 37c-23 0-23-37 0-37 24 0 24 37 0 37z">
          <text:p/>
        </draw:path>
        <draw:path draw:style-name="gr1" draw:text-style-name="P1" draw:layer="layout" svg:width="0.034cm" svg:height="0.035cm" svg:x="12.706cm" svg:y="17.808cm" svg:viewBox="0 0 35 36" svg:d="M17 36c-23 0-23-36 0-36 24 0 24 36 0 36z">
          <text:p/>
        </draw:path>
        <draw:path draw:style-name="gr1" draw:text-style-name="P1" draw:layer="layout" svg:width="0.034cm" svg:height="0.035cm" svg:x="12.706cm" svg:y="18.31cm" svg:viewBox="0 0 35 36" svg:d="M17 36c-23 0-23-36 0-36 24 0 24 36 0 36z">
          <text:p/>
        </draw:path>
        <draw:path draw:style-name="gr1" draw:text-style-name="P1" draw:layer="layout" svg:width="0.034cm" svg:height="0.035cm" svg:x="12.706cm" svg:y="18.812cm" svg:viewBox="0 0 35 36" svg:d="M17 36c-23 0-23-36 0-36 24 0 24 36 0 36z">
          <text:p/>
        </draw:path>
        <draw:path draw:style-name="gr1" draw:text-style-name="P1" draw:layer="layout" svg:width="0.034cm" svg:height="0.035cm" svg:x="12.706cm" svg:y="19.314cm" svg:viewBox="0 0 35 36" svg:d="M17 36c-23 0-23-36 0-36 24 0 24 36 0 36z">
          <text:p/>
        </draw:path>
        <draw:path draw:style-name="gr1" draw:text-style-name="P1" draw:layer="layout" svg:width="0.034cm" svg:height="0.036cm" svg:x="12.706cm" svg:y="19.816cm" svg:viewBox="0 0 35 37" svg:d="M17 37c-23 0-23-37 0-37 24 0 24 37 0 37z">
          <text:p/>
        </draw:path>
        <draw:path draw:style-name="gr1" draw:text-style-name="P1" draw:layer="layout" svg:width="0.034cm" svg:height="0.035cm" svg:x="12.706cm" svg:y="20.319cm" svg:viewBox="0 0 35 36" svg:d="M17 36c-23 0-23-36 0-36 24 0 24 36 0 36z">
          <text:p/>
        </draw:path>
        <draw:path draw:style-name="gr1" draw:text-style-name="P1" draw:layer="layout" svg:width="0.034cm" svg:height="0.035cm" svg:x="12.706cm" svg:y="20.821cm" svg:viewBox="0 0 35 36" svg:d="M17 36c-23 0-23-36 0-36 24 0 24 36 0 36z">
          <text:p/>
        </draw:path>
        <draw:path draw:style-name="gr1" draw:text-style-name="P1" draw:layer="layout" svg:width="0.034cm" svg:height="0.035cm" svg:x="12.207cm" svg:y="1.235cm" svg:viewBox="0 0 35 36" svg:d="M18 36c-24 0-24-36 0-36 23 0 23 36 0 36z">
          <text:p/>
        </draw:path>
        <draw:path draw:style-name="gr1" draw:text-style-name="P1" draw:layer="layout" svg:width="0.034cm" svg:height="0.036cm" svg:x="12.207cm" svg:y="1.737cm" svg:viewBox="0 0 35 37" svg:d="M18 37c-24 0-24-37 0-37 23 0 23 37 0 37z">
          <text:p/>
        </draw:path>
        <draw:path draw:style-name="gr1" draw:text-style-name="P1" draw:layer="layout" svg:width="0.034cm" svg:height="0.036cm" svg:x="12.207cm" svg:y="2.239cm" svg:viewBox="0 0 35 37" svg:d="M18 37c-24 0-24-37 0-37 23 0 23 37 0 37z">
          <text:p/>
        </draw:path>
        <draw:path draw:style-name="gr1" draw:text-style-name="P1" draw:layer="layout" svg:width="0.034cm" svg:height="0.035cm" svg:x="12.207cm" svg:y="2.742cm" svg:viewBox="0 0 35 36" svg:d="M18 36c-24 0-24-36 0-36 23 0 23 36 0 36z">
          <text:p/>
        </draw:path>
        <draw:path draw:style-name="gr1" draw:text-style-name="P1" draw:layer="layout" svg:width="0.034cm" svg:height="0.035cm" svg:x="12.207cm" svg:y="3.244cm" svg:viewBox="0 0 35 36" svg:d="M18 36c-24 0-24-36 0-36 23 0 23 36 0 36z">
          <text:p/>
        </draw:path>
        <draw:path draw:style-name="gr1" draw:text-style-name="P1" draw:layer="layout" svg:width="0.034cm" svg:height="0.035cm" svg:x="12.207cm" svg:y="3.746cm" svg:viewBox="0 0 35 36" svg:d="M18 36c-24 0-24-36 0-36 23 0 23 36 0 36z">
          <text:p/>
        </draw:path>
        <draw:path draw:style-name="gr1" draw:text-style-name="P1" draw:layer="layout" svg:width="0.034cm" svg:height="0.036cm" svg:x="12.207cm" svg:y="4.248cm" svg:viewBox="0 0 35 37" svg:d="M18 37c-24 0-24-37 0-37 23 0 23 37 0 37z">
          <text:p/>
        </draw:path>
        <draw:path draw:style-name="gr1" draw:text-style-name="P1" draw:layer="layout" svg:width="0.034cm" svg:height="0.036cm" svg:x="12.207cm" svg:y="4.75cm" svg:viewBox="0 0 35 37" svg:d="M18 37c-24 0-24-37 0-37 23 0 23 37 0 37z">
          <text:p/>
        </draw:path>
        <draw:path draw:style-name="gr1" draw:text-style-name="P1" draw:layer="layout" svg:width="0.034cm" svg:height="0.035cm" svg:x="12.207cm" svg:y="5.253cm" svg:viewBox="0 0 35 36" svg:d="M18 36c-24 0-24-36 0-36 23 0 23 36 0 36z">
          <text:p/>
        </draw:path>
        <draw:path draw:style-name="gr1" draw:text-style-name="P1" draw:layer="layout" svg:width="0.034cm" svg:height="0.035cm" svg:x="12.207cm" svg:y="5.755cm" svg:viewBox="0 0 35 36" svg:d="M18 36c-24 0-24-36 0-36 23 0 23 36 0 36z">
          <text:p/>
        </draw:path>
        <draw:path draw:style-name="gr1" draw:text-style-name="P1" draw:layer="layout" svg:width="0.034cm" svg:height="0.035cm" svg:x="12.207cm" svg:y="6.257cm" svg:viewBox="0 0 35 36" svg:d="M18 36c-24 0-24-36 0-36 23 0 23 36 0 36z">
          <text:p/>
        </draw:path>
        <draw:path draw:style-name="gr1" draw:text-style-name="P1" draw:layer="layout" svg:width="0.034cm" svg:height="0.036cm" svg:x="12.207cm" svg:y="6.759cm" svg:viewBox="0 0 35 37" svg:d="M18 37c-24 0-24-37 0-37 23 0 23 37 0 37z">
          <text:p/>
        </draw:path>
        <draw:path draw:style-name="gr1" draw:text-style-name="P1" draw:layer="layout" svg:width="0.034cm" svg:height="0.035cm" svg:x="12.207cm" svg:y="7.262cm" svg:viewBox="0 0 35 36" svg:d="M18 36c-24 0-24-36 0-36 23 0 23 36 0 36z">
          <text:p/>
        </draw:path>
        <draw:path draw:style-name="gr1" draw:text-style-name="P1" draw:layer="layout" svg:width="0.034cm" svg:height="0.035cm" svg:x="12.207cm" svg:y="7.764cm" svg:viewBox="0 0 35 36" svg:d="M18 36c-24 0-24-36 0-36 23 0 23 36 0 36z">
          <text:p/>
        </draw:path>
        <draw:path draw:style-name="gr1" draw:text-style-name="P1" draw:layer="layout" svg:width="0.034cm" svg:height="0.035cm" svg:x="12.207cm" svg:y="8.266cm" svg:viewBox="0 0 35 36" svg:d="M18 36c-24 0-24-36 0-36 23 0 23 36 0 36z">
          <text:p/>
        </draw:path>
        <draw:path draw:style-name="gr1" draw:text-style-name="P1" draw:layer="layout" svg:width="0.034cm" svg:height="0.035cm" svg:x="12.207cm" svg:y="8.768cm" svg:viewBox="0 0 35 36" svg:d="M18 36c-24 0-24-36 0-36 23 0 23 36 0 36z">
          <text:p/>
        </draw:path>
        <draw:path draw:style-name="gr1" draw:text-style-name="P1" draw:layer="layout" svg:width="0.034cm" svg:height="0.036cm" svg:x="12.207cm" svg:y="9.27cm" svg:viewBox="0 0 35 37" svg:d="M18 37c-24 0-24-37 0-37 23 0 23 37 0 37z">
          <text:p/>
        </draw:path>
        <draw:path draw:style-name="gr1" draw:text-style-name="P1" draw:layer="layout" svg:width="0.034cm" svg:height="0.036cm" svg:x="12.207cm" svg:y="9.772cm" svg:viewBox="0 0 35 37" svg:d="M18 37c-24 0-24-37 0-37 23 0 23 37 0 37z">
          <text:p/>
        </draw:path>
        <draw:path draw:style-name="gr1" draw:text-style-name="P1" draw:layer="layout" svg:width="0.034cm" svg:height="0.035cm" svg:x="12.207cm" svg:y="10.275cm" svg:viewBox="0 0 35 36" svg:d="M18 36c-24 0-24-36 0-36 23 0 23 36 0 36z">
          <text:p/>
        </draw:path>
        <draw:path draw:style-name="gr1" draw:text-style-name="P1" draw:layer="layout" svg:width="0.034cm" svg:height="0.035cm" svg:x="12.207cm" svg:y="10.777cm" svg:viewBox="0 0 35 36" svg:d="M18 36c-24 0-24-36 0-36 23 0 23 36 0 36z">
          <text:p/>
        </draw:path>
        <draw:path draw:style-name="gr1" draw:text-style-name="P1" draw:layer="layout" svg:width="0.034cm" svg:height="0.035cm" svg:x="12.207cm" svg:y="11.279cm" svg:viewBox="0 0 35 36" svg:d="M18 36c-24 0-24-36 0-36 23 0 23 36 0 36z">
          <text:p/>
        </draw:path>
        <draw:path draw:style-name="gr1" draw:text-style-name="P1" draw:layer="layout" svg:width="0.034cm" svg:height="0.035cm" svg:x="12.207cm" svg:y="11.781cm" svg:viewBox="0 0 35 36" svg:d="M18 36c-24 0-24-36 0-36 23 0 23 36 0 36z">
          <text:p/>
        </draw:path>
        <draw:path draw:style-name="gr1" draw:text-style-name="P1" draw:layer="layout" svg:width="0.034cm" svg:height="0.036cm" svg:x="12.207cm" svg:y="12.283cm" svg:viewBox="0 0 35 37" svg:d="M18 37c-24 0-24-37 0-37 23 0 23 37 0 37z">
          <text:p/>
        </draw:path>
        <draw:path draw:style-name="gr1" draw:text-style-name="P1" draw:layer="layout" svg:width="0.034cm" svg:height="0.035cm" svg:x="12.207cm" svg:y="12.786cm" svg:viewBox="0 0 35 36" svg:d="M18 36c-24 0-24-36 0-36 23 0 23 36 0 36z">
          <text:p/>
        </draw:path>
        <draw:path draw:style-name="gr1" draw:text-style-name="P1" draw:layer="layout" svg:width="0.034cm" svg:height="0.035cm" svg:x="12.207cm" svg:y="13.288cm" svg:viewBox="0 0 35 36" svg:d="M18 36c-24 0-24-36 0-36 23 0 23 36 0 36z">
          <text:p/>
        </draw:path>
        <draw:path draw:style-name="gr1" draw:text-style-name="P1" draw:layer="layout" svg:width="0.034cm" svg:height="0.035cm" svg:x="12.207cm" svg:y="13.79cm" svg:viewBox="0 0 35 36" svg:d="M18 36c-24 0-24-36 0-36 23 0 23 36 0 36z">
          <text:p/>
        </draw:path>
        <draw:path draw:style-name="gr1" draw:text-style-name="P1" draw:layer="layout" svg:width="0.034cm" svg:height="0.035cm" svg:x="12.207cm" svg:y="14.292cm" svg:viewBox="0 0 35 36" svg:d="M18 36c-24 0-24-36 0-36 23 0 23 36 0 36z">
          <text:p/>
        </draw:path>
        <draw:path draw:style-name="gr1" draw:text-style-name="P1" draw:layer="layout" svg:width="0.034cm" svg:height="0.036cm" svg:x="12.207cm" svg:y="14.794cm" svg:viewBox="0 0 35 37" svg:d="M18 37c-24 0-24-37 0-37 23 0 23 37 0 37z">
          <text:p/>
        </draw:path>
        <draw:path draw:style-name="gr1" draw:text-style-name="P1" draw:layer="layout" svg:width="0.034cm" svg:height="0.035cm" svg:x="12.207cm" svg:y="15.297cm" svg:viewBox="0 0 35 36" svg:d="M18 36c-24 0-24-36 0-36 23 0 23 36 0 36z">
          <text:p/>
        </draw:path>
        <draw:path draw:style-name="gr1" draw:text-style-name="P1" draw:layer="layout" svg:width="0.034cm" svg:height="0.035cm" svg:x="12.207cm" svg:y="15.799cm" svg:viewBox="0 0 35 36" svg:d="M18 36c-24 0-24-36 0-36 23 0 23 36 0 36z">
          <text:p/>
        </draw:path>
        <draw:path draw:style-name="gr1" draw:text-style-name="P1" draw:layer="layout" svg:width="0.034cm" svg:height="0.035cm" svg:x="12.207cm" svg:y="16.301cm" svg:viewBox="0 0 35 36" svg:d="M18 36c-24 0-24-36 0-36 23 0 23 36 0 36z">
          <text:p/>
        </draw:path>
        <draw:path draw:style-name="gr1" draw:text-style-name="P1" draw:layer="layout" svg:width="0.034cm" svg:height="0.035cm" svg:x="12.207cm" svg:y="16.803cm" svg:viewBox="0 0 35 36" svg:d="M18 36c-24 0-24-36 0-36 23 0 23 36 0 36z">
          <text:p/>
        </draw:path>
        <draw:path draw:style-name="gr1" draw:text-style-name="P1" draw:layer="layout" svg:width="0.034cm" svg:height="0.036cm" svg:x="12.207cm" svg:y="17.305cm" svg:viewBox="0 0 35 37" svg:d="M18 37c-24 0-24-37 0-37 23 0 23 37 0 37z">
          <text:p/>
        </draw:path>
        <draw:path draw:style-name="gr1" draw:text-style-name="P1" draw:layer="layout" svg:width="0.034cm" svg:height="0.035cm" svg:x="12.207cm" svg:y="17.808cm" svg:viewBox="0 0 35 36" svg:d="M18 36c-24 0-24-36 0-36 23 0 23 36 0 36z">
          <text:p/>
        </draw:path>
        <draw:path draw:style-name="gr1" draw:text-style-name="P1" draw:layer="layout" svg:width="0.034cm" svg:height="0.035cm" svg:x="12.207cm" svg:y="18.31cm" svg:viewBox="0 0 35 36" svg:d="M18 36c-24 0-24-36 0-36 23 0 23 36 0 36z">
          <text:p/>
        </draw:path>
        <draw:path draw:style-name="gr1" draw:text-style-name="P1" draw:layer="layout" svg:width="0.034cm" svg:height="0.035cm" svg:x="12.207cm" svg:y="18.812cm" svg:viewBox="0 0 35 36" svg:d="M18 36c-24 0-24-36 0-36 23 0 23 36 0 36z">
          <text:p/>
        </draw:path>
        <draw:path draw:style-name="gr1" draw:text-style-name="P1" draw:layer="layout" svg:width="0.034cm" svg:height="0.035cm" svg:x="12.207cm" svg:y="19.314cm" svg:viewBox="0 0 35 36" svg:d="M18 36c-24 0-24-36 0-36 23 0 23 36 0 36z">
          <text:p/>
        </draw:path>
        <draw:path draw:style-name="gr1" draw:text-style-name="P1" draw:layer="layout" svg:width="0.034cm" svg:height="0.036cm" svg:x="12.207cm" svg:y="19.816cm" svg:viewBox="0 0 35 37" svg:d="M18 37c-24 0-24-37 0-37 23 0 23 37 0 37z">
          <text:p/>
        </draw:path>
        <draw:path draw:style-name="gr1" draw:text-style-name="P1" draw:layer="layout" svg:width="0.034cm" svg:height="0.035cm" svg:x="12.207cm" svg:y="20.319cm" svg:viewBox="0 0 35 36" svg:d="M18 36c-24 0-24-36 0-36 23 0 23 36 0 36z">
          <text:p/>
        </draw:path>
        <draw:path draw:style-name="gr1" draw:text-style-name="P1" draw:layer="layout" svg:width="0.034cm" svg:height="0.035cm" svg:x="12.207cm" svg:y="20.821cm" svg:viewBox="0 0 35 36" svg:d="M18 36c-24 0-24-36 0-36 23 0 23 36 0 36z">
          <text:p/>
        </draw:path>
        <draw:path draw:style-name="gr1" draw:text-style-name="P1" draw:layer="layout" svg:width="0.035cm" svg:height="0.035cm" svg:x="11.708cm" svg:y="1.235cm" svg:viewBox="0 0 36 36" svg:d="M18 36c-24 0-24-36 0-36s24 36 0 36z">
          <text:p/>
        </draw:path>
        <draw:path draw:style-name="gr1" draw:text-style-name="P1" draw:layer="layout" svg:width="0.035cm" svg:height="0.036cm" svg:x="11.708cm" svg:y="1.737cm" svg:viewBox="0 0 36 37" svg:d="M18 37c-24 0-24-37 0-37s24 37 0 37z">
          <text:p/>
        </draw:path>
        <draw:path draw:style-name="gr1" draw:text-style-name="P1" draw:layer="layout" svg:width="0.035cm" svg:height="0.036cm" svg:x="11.708cm" svg:y="2.239cm" svg:viewBox="0 0 36 37" svg:d="M18 37c-24 0-24-37 0-37s24 37 0 37z">
          <text:p/>
        </draw:path>
        <draw:path draw:style-name="gr1" draw:text-style-name="P1" draw:layer="layout" svg:width="0.035cm" svg:height="0.035cm" svg:x="11.708cm" svg:y="2.742cm" svg:viewBox="0 0 36 36" svg:d="M18 36c-24 0-24-36 0-36s24 36 0 36z">
          <text:p/>
        </draw:path>
        <draw:path draw:style-name="gr1" draw:text-style-name="P1" draw:layer="layout" svg:width="0.035cm" svg:height="0.035cm" svg:x="11.708cm" svg:y="3.244cm" svg:viewBox="0 0 36 36" svg:d="M18 36c-24 0-24-36 0-36s24 36 0 36z">
          <text:p/>
        </draw:path>
        <draw:path draw:style-name="gr1" draw:text-style-name="P1" draw:layer="layout" svg:width="0.035cm" svg:height="0.035cm" svg:x="11.708cm" svg:y="3.746cm" svg:viewBox="0 0 36 36" svg:d="M18 36c-24 0-24-36 0-36s24 36 0 36z">
          <text:p/>
        </draw:path>
        <draw:path draw:style-name="gr1" draw:text-style-name="P1" draw:layer="layout" svg:width="0.035cm" svg:height="0.036cm" svg:x="11.708cm" svg:y="4.248cm" svg:viewBox="0 0 36 37" svg:d="M18 37c-24 0-24-37 0-37s24 37 0 37z">
          <text:p/>
        </draw:path>
        <draw:path draw:style-name="gr1" draw:text-style-name="P1" draw:layer="layout" svg:width="0.035cm" svg:height="0.036cm" svg:x="11.708cm" svg:y="4.75cm" svg:viewBox="0 0 36 37" svg:d="M18 37c-24 0-24-37 0-37s24 37 0 37z">
          <text:p/>
        </draw:path>
        <draw:path draw:style-name="gr1" draw:text-style-name="P1" draw:layer="layout" svg:width="0.035cm" svg:height="0.035cm" svg:x="11.708cm" svg:y="5.253cm" svg:viewBox="0 0 36 36" svg:d="M18 36c-24 0-24-36 0-36s24 36 0 36z">
          <text:p/>
        </draw:path>
        <draw:path draw:style-name="gr1" draw:text-style-name="P1" draw:layer="layout" svg:width="0.035cm" svg:height="0.035cm" svg:x="11.708cm" svg:y="5.755cm" svg:viewBox="0 0 36 36" svg:d="M18 36c-24 0-24-36 0-36s24 36 0 36z">
          <text:p/>
        </draw:path>
        <draw:path draw:style-name="gr1" draw:text-style-name="P1" draw:layer="layout" svg:width="0.035cm" svg:height="0.035cm" svg:x="11.708cm" svg:y="6.257cm" svg:viewBox="0 0 36 36" svg:d="M18 36c-24 0-24-36 0-36s24 36 0 36z">
          <text:p/>
        </draw:path>
        <draw:path draw:style-name="gr1" draw:text-style-name="P1" draw:layer="layout" svg:width="0.035cm" svg:height="0.036cm" svg:x="11.708cm" svg:y="6.759cm" svg:viewBox="0 0 36 37" svg:d="M18 37c-24 0-24-37 0-37s24 37 0 37z">
          <text:p/>
        </draw:path>
        <draw:path draw:style-name="gr1" draw:text-style-name="P1" draw:layer="layout" svg:width="0.035cm" svg:height="0.035cm" svg:x="11.708cm" svg:y="7.262cm" svg:viewBox="0 0 36 36" svg:d="M18 36c-24 0-24-36 0-36s24 36 0 36z">
          <text:p/>
        </draw:path>
        <draw:path draw:style-name="gr1" draw:text-style-name="P1" draw:layer="layout" svg:width="0.035cm" svg:height="0.035cm" svg:x="11.708cm" svg:y="7.764cm" svg:viewBox="0 0 36 36" svg:d="M18 36c-24 0-24-36 0-36s24 36 0 36z">
          <text:p/>
        </draw:path>
        <draw:path draw:style-name="gr1" draw:text-style-name="P1" draw:layer="layout" svg:width="0.035cm" svg:height="0.035cm" svg:x="11.708cm" svg:y="8.266cm" svg:viewBox="0 0 36 36" svg:d="M18 36c-24 0-24-36 0-36s24 36 0 36z">
          <text:p/>
        </draw:path>
        <draw:path draw:style-name="gr1" draw:text-style-name="P1" draw:layer="layout" svg:width="0.035cm" svg:height="0.035cm" svg:x="11.708cm" svg:y="8.768cm" svg:viewBox="0 0 36 36" svg:d="M18 36c-24 0-24-36 0-36s24 36 0 36z">
          <text:p/>
        </draw:path>
        <draw:path draw:style-name="gr1" draw:text-style-name="P1" draw:layer="layout" svg:width="0.035cm" svg:height="0.036cm" svg:x="11.708cm" svg:y="9.27cm" svg:viewBox="0 0 36 37" svg:d="M18 37c-24 0-24-37 0-37s24 37 0 37z">
          <text:p/>
        </draw:path>
        <draw:path draw:style-name="gr1" draw:text-style-name="P1" draw:layer="layout" svg:width="0.035cm" svg:height="0.036cm" svg:x="11.708cm" svg:y="9.772cm" svg:viewBox="0 0 36 37" svg:d="M18 37c-24 0-24-37 0-37s24 37 0 37z">
          <text:p/>
        </draw:path>
        <draw:path draw:style-name="gr1" draw:text-style-name="P1" draw:layer="layout" svg:width="0.035cm" svg:height="0.035cm" svg:x="11.708cm" svg:y="10.275cm" svg:viewBox="0 0 36 36" svg:d="M18 36c-24 0-24-36 0-36s24 36 0 36z">
          <text:p/>
        </draw:path>
        <draw:path draw:style-name="gr1" draw:text-style-name="P1" draw:layer="layout" svg:width="0.035cm" svg:height="0.035cm" svg:x="11.708cm" svg:y="10.777cm" svg:viewBox="0 0 36 36" svg:d="M18 36c-24 0-24-36 0-36s24 36 0 36z">
          <text:p/>
        </draw:path>
        <draw:path draw:style-name="gr1" draw:text-style-name="P1" draw:layer="layout" svg:width="0.035cm" svg:height="0.035cm" svg:x="11.708cm" svg:y="11.279cm" svg:viewBox="0 0 36 36" svg:d="M18 36c-24 0-24-36 0-36s24 36 0 36z">
          <text:p/>
        </draw:path>
        <draw:path draw:style-name="gr1" draw:text-style-name="P1" draw:layer="layout" svg:width="0.035cm" svg:height="0.035cm" svg:x="11.708cm" svg:y="11.781cm" svg:viewBox="0 0 36 36" svg:d="M18 36c-24 0-24-36 0-36s24 36 0 36z">
          <text:p/>
        </draw:path>
        <draw:path draw:style-name="gr1" draw:text-style-name="P1" draw:layer="layout" svg:width="0.035cm" svg:height="0.036cm" svg:x="11.708cm" svg:y="12.283cm" svg:viewBox="0 0 36 37" svg:d="M18 37c-24 0-24-37 0-37s24 37 0 37z">
          <text:p/>
        </draw:path>
        <draw:path draw:style-name="gr1" draw:text-style-name="P1" draw:layer="layout" svg:width="0.035cm" svg:height="0.035cm" svg:x="11.708cm" svg:y="12.786cm" svg:viewBox="0 0 36 36" svg:d="M18 36c-24 0-24-36 0-36s24 36 0 36z">
          <text:p/>
        </draw:path>
        <draw:path draw:style-name="gr1" draw:text-style-name="P1" draw:layer="layout" svg:width="0.035cm" svg:height="0.035cm" svg:x="11.708cm" svg:y="13.288cm" svg:viewBox="0 0 36 36" svg:d="M18 36c-24 0-24-36 0-36s24 36 0 36z">
          <text:p/>
        </draw:path>
        <draw:path draw:style-name="gr1" draw:text-style-name="P1" draw:layer="layout" svg:width="0.035cm" svg:height="0.035cm" svg:x="11.708cm" svg:y="13.79cm" svg:viewBox="0 0 36 36" svg:d="M18 36c-24 0-24-36 0-36s24 36 0 36z">
          <text:p/>
        </draw:path>
        <draw:path draw:style-name="gr1" draw:text-style-name="P1" draw:layer="layout" svg:width="0.035cm" svg:height="0.035cm" svg:x="11.708cm" svg:y="14.292cm" svg:viewBox="0 0 36 36" svg:d="M18 36c-24 0-24-36 0-36s24 36 0 36z">
          <text:p/>
        </draw:path>
        <draw:path draw:style-name="gr1" draw:text-style-name="P1" draw:layer="layout" svg:width="0.035cm" svg:height="0.036cm" svg:x="11.708cm" svg:y="14.794cm" svg:viewBox="0 0 36 37" svg:d="M18 37c-24 0-24-37 0-37s24 37 0 37z">
          <text:p/>
        </draw:path>
        <draw:path draw:style-name="gr1" draw:text-style-name="P1" draw:layer="layout" svg:width="0.035cm" svg:height="0.035cm" svg:x="11.708cm" svg:y="15.297cm" svg:viewBox="0 0 36 36" svg:d="M18 36c-24 0-24-36 0-36s24 36 0 36z">
          <text:p/>
        </draw:path>
        <draw:path draw:style-name="gr1" draw:text-style-name="P1" draw:layer="layout" svg:width="0.035cm" svg:height="0.035cm" svg:x="11.708cm" svg:y="15.799cm" svg:viewBox="0 0 36 36" svg:d="M18 36c-24 0-24-36 0-36s24 36 0 36z">
          <text:p/>
        </draw:path>
        <draw:path draw:style-name="gr1" draw:text-style-name="P1" draw:layer="layout" svg:width="0.035cm" svg:height="0.035cm" svg:x="11.708cm" svg:y="16.301cm" svg:viewBox="0 0 36 36" svg:d="M18 36c-24 0-24-36 0-36s24 36 0 36z">
          <text:p/>
        </draw:path>
        <draw:path draw:style-name="gr1" draw:text-style-name="P1" draw:layer="layout" svg:width="0.035cm" svg:height="0.035cm" svg:x="11.708cm" svg:y="16.803cm" svg:viewBox="0 0 36 36" svg:d="M18 36c-24 0-24-36 0-36s24 36 0 36z">
          <text:p/>
        </draw:path>
        <draw:path draw:style-name="gr1" draw:text-style-name="P1" draw:layer="layout" svg:width="0.035cm" svg:height="0.036cm" svg:x="11.708cm" svg:y="17.305cm" svg:viewBox="0 0 36 37" svg:d="M18 37c-24 0-24-37 0-37s24 37 0 37z">
          <text:p/>
        </draw:path>
        <draw:path draw:style-name="gr1" draw:text-style-name="P1" draw:layer="layout" svg:width="0.035cm" svg:height="0.035cm" svg:x="11.708cm" svg:y="17.808cm" svg:viewBox="0 0 36 36" svg:d="M18 36c-24 0-24-36 0-36s24 36 0 36z">
          <text:p/>
        </draw:path>
        <draw:path draw:style-name="gr1" draw:text-style-name="P1" draw:layer="layout" svg:width="0.035cm" svg:height="0.035cm" svg:x="11.708cm" svg:y="18.31cm" svg:viewBox="0 0 36 36" svg:d="M18 36c-24 0-24-36 0-36s24 36 0 36z">
          <text:p/>
        </draw:path>
        <draw:path draw:style-name="gr1" draw:text-style-name="P1" draw:layer="layout" svg:width="0.035cm" svg:height="0.035cm" svg:x="11.708cm" svg:y="18.812cm" svg:viewBox="0 0 36 36" svg:d="M18 36c-24 0-24-36 0-36s24 36 0 36z">
          <text:p/>
        </draw:path>
        <draw:path draw:style-name="gr1" draw:text-style-name="P1" draw:layer="layout" svg:width="0.035cm" svg:height="0.035cm" svg:x="11.708cm" svg:y="19.314cm" svg:viewBox="0 0 36 36" svg:d="M18 36c-24 0-24-36 0-36s24 36 0 36z">
          <text:p/>
        </draw:path>
        <draw:path draw:style-name="gr1" draw:text-style-name="P1" draw:layer="layout" svg:width="0.035cm" svg:height="0.036cm" svg:x="11.708cm" svg:y="19.816cm" svg:viewBox="0 0 36 37" svg:d="M18 37c-24 0-24-37 0-37s24 37 0 37z">
          <text:p/>
        </draw:path>
        <draw:path draw:style-name="gr1" draw:text-style-name="P1" draw:layer="layout" svg:width="0.035cm" svg:height="0.035cm" svg:x="11.708cm" svg:y="20.319cm" svg:viewBox="0 0 36 36" svg:d="M18 36c-24 0-24-36 0-36s24 36 0 36z">
          <text:p/>
        </draw:path>
        <draw:path draw:style-name="gr1" draw:text-style-name="P1" draw:layer="layout" svg:width="0.035cm" svg:height="0.035cm" svg:x="11.708cm" svg:y="20.821cm" svg:viewBox="0 0 36 36" svg:d="M18 36c-24 0-24-36 0-36s24 36 0 36z">
          <text:p/>
        </draw:path>
        <draw:path draw:style-name="gr1" draw:text-style-name="P1" draw:layer="layout" svg:width="0.035cm" svg:height="0.035cm" svg:x="11.209cm" svg:y="1.235cm" svg:viewBox="0 0 36 36" svg:d="M18 36c-24 0-24-36 0-36s24 36 0 36z">
          <text:p/>
        </draw:path>
        <draw:path draw:style-name="gr1" draw:text-style-name="P1" draw:layer="layout" svg:width="0.035cm" svg:height="0.036cm" svg:x="11.209cm" svg:y="1.737cm" svg:viewBox="0 0 36 37" svg:d="M18 37c-24 0-24-37 0-37s24 37 0 37z">
          <text:p/>
        </draw:path>
        <draw:path draw:style-name="gr1" draw:text-style-name="P1" draw:layer="layout" svg:width="0.035cm" svg:height="0.036cm" svg:x="11.209cm" svg:y="2.239cm" svg:viewBox="0 0 36 37" svg:d="M18 37c-24 0-24-37 0-37s24 37 0 37z">
          <text:p/>
        </draw:path>
        <draw:path draw:style-name="gr1" draw:text-style-name="P1" draw:layer="layout" svg:width="0.035cm" svg:height="0.035cm" svg:x="11.209cm" svg:y="2.742cm" svg:viewBox="0 0 36 36" svg:d="M18 36c-24 0-24-36 0-36s24 36 0 36z">
          <text:p/>
        </draw:path>
        <draw:path draw:style-name="gr1" draw:text-style-name="P1" draw:layer="layout" svg:width="0.035cm" svg:height="0.035cm" svg:x="11.209cm" svg:y="3.244cm" svg:viewBox="0 0 36 36" svg:d="M18 36c-24 0-24-36 0-36s24 36 0 36z">
          <text:p/>
        </draw:path>
        <draw:path draw:style-name="gr1" draw:text-style-name="P1" draw:layer="layout" svg:width="0.035cm" svg:height="0.035cm" svg:x="11.209cm" svg:y="3.746cm" svg:viewBox="0 0 36 36" svg:d="M18 36c-24 0-24-36 0-36s24 36 0 36z">
          <text:p/>
        </draw:path>
        <draw:path draw:style-name="gr1" draw:text-style-name="P1" draw:layer="layout" svg:width="0.035cm" svg:height="0.036cm" svg:x="11.209cm" svg:y="4.248cm" svg:viewBox="0 0 36 37" svg:d="M18 37c-24 0-24-37 0-37s24 37 0 37z">
          <text:p/>
        </draw:path>
        <draw:path draw:style-name="gr1" draw:text-style-name="P1" draw:layer="layout" svg:width="0.035cm" svg:height="0.036cm" svg:x="11.209cm" svg:y="4.75cm" svg:viewBox="0 0 36 37" svg:d="M18 37c-24 0-24-37 0-37s24 37 0 37z">
          <text:p/>
        </draw:path>
        <draw:path draw:style-name="gr1" draw:text-style-name="P1" draw:layer="layout" svg:width="0.035cm" svg:height="0.035cm" svg:x="11.209cm" svg:y="5.253cm" svg:viewBox="0 0 36 36" svg:d="M18 36c-24 0-24-36 0-36s24 36 0 36z">
          <text:p/>
        </draw:path>
        <draw:path draw:style-name="gr1" draw:text-style-name="P1" draw:layer="layout" svg:width="0.035cm" svg:height="0.035cm" svg:x="11.209cm" svg:y="5.755cm" svg:viewBox="0 0 36 36" svg:d="M18 36c-24 0-24-36 0-36s24 36 0 36z">
          <text:p/>
        </draw:path>
        <draw:path draw:style-name="gr1" draw:text-style-name="P1" draw:layer="layout" svg:width="0.035cm" svg:height="0.035cm" svg:x="11.209cm" svg:y="6.257cm" svg:viewBox="0 0 36 36" svg:d="M18 36c-24 0-24-36 0-36s24 36 0 36z">
          <text:p/>
        </draw:path>
        <draw:path draw:style-name="gr1" draw:text-style-name="P1" draw:layer="layout" svg:width="0.035cm" svg:height="0.036cm" svg:x="11.209cm" svg:y="6.759cm" svg:viewBox="0 0 36 37" svg:d="M18 37c-24 0-24-37 0-37s24 37 0 37z">
          <text:p/>
        </draw:path>
        <draw:path draw:style-name="gr1" draw:text-style-name="P1" draw:layer="layout" svg:width="0.035cm" svg:height="0.035cm" svg:x="11.209cm" svg:y="7.262cm" svg:viewBox="0 0 36 36" svg:d="M18 36c-24 0-24-36 0-36s24 36 0 36z">
          <text:p/>
        </draw:path>
        <draw:path draw:style-name="gr1" draw:text-style-name="P1" draw:layer="layout" svg:width="0.035cm" svg:height="0.035cm" svg:x="11.209cm" svg:y="7.764cm" svg:viewBox="0 0 36 36" svg:d="M18 36c-24 0-24-36 0-36s24 36 0 36z">
          <text:p/>
        </draw:path>
        <draw:path draw:style-name="gr1" draw:text-style-name="P1" draw:layer="layout" svg:width="0.035cm" svg:height="0.035cm" svg:x="11.209cm" svg:y="8.266cm" svg:viewBox="0 0 36 36" svg:d="M18 36c-24 0-24-36 0-36s24 36 0 36z">
          <text:p/>
        </draw:path>
        <draw:path draw:style-name="gr1" draw:text-style-name="P1" draw:layer="layout" svg:width="0.035cm" svg:height="0.035cm" svg:x="11.209cm" svg:y="8.768cm" svg:viewBox="0 0 36 36" svg:d="M18 36c-24 0-24-36 0-36s24 36 0 36z">
          <text:p/>
        </draw:path>
        <draw:path draw:style-name="gr1" draw:text-style-name="P1" draw:layer="layout" svg:width="0.035cm" svg:height="0.036cm" svg:x="11.209cm" svg:y="9.27cm" svg:viewBox="0 0 36 37" svg:d="M18 37c-24 0-24-37 0-37s24 37 0 37z">
          <text:p/>
        </draw:path>
        <draw:path draw:style-name="gr1" draw:text-style-name="P1" draw:layer="layout" svg:width="0.035cm" svg:height="0.036cm" svg:x="11.209cm" svg:y="9.772cm" svg:viewBox="0 0 36 37" svg:d="M18 37c-24 0-24-37 0-37s24 37 0 37z">
          <text:p/>
        </draw:path>
        <draw:path draw:style-name="gr1" draw:text-style-name="P1" draw:layer="layout" svg:width="0.035cm" svg:height="0.035cm" svg:x="11.209cm" svg:y="10.275cm" svg:viewBox="0 0 36 36" svg:d="M18 36c-24 0-24-36 0-36s24 36 0 36z">
          <text:p/>
        </draw:path>
        <draw:path draw:style-name="gr1" draw:text-style-name="P1" draw:layer="layout" svg:width="0.035cm" svg:height="0.035cm" svg:x="11.209cm" svg:y="10.777cm" svg:viewBox="0 0 36 36" svg:d="M18 36c-24 0-24-36 0-36s24 36 0 36z">
          <text:p/>
        </draw:path>
        <draw:path draw:style-name="gr1" draw:text-style-name="P1" draw:layer="layout" svg:width="0.035cm" svg:height="0.035cm" svg:x="11.209cm" svg:y="11.279cm" svg:viewBox="0 0 36 36" svg:d="M18 36c-24 0-24-36 0-36s24 36 0 36z">
          <text:p/>
        </draw:path>
        <draw:path draw:style-name="gr1" draw:text-style-name="P1" draw:layer="layout" svg:width="0.035cm" svg:height="0.035cm" svg:x="11.209cm" svg:y="11.781cm" svg:viewBox="0 0 36 36" svg:d="M18 36c-24 0-24-36 0-36s24 36 0 36z">
          <text:p/>
        </draw:path>
        <draw:path draw:style-name="gr1" draw:text-style-name="P1" draw:layer="layout" svg:width="0.035cm" svg:height="0.036cm" svg:x="11.209cm" svg:y="12.283cm" svg:viewBox="0 0 36 37" svg:d="M18 37c-24 0-24-37 0-37s24 37 0 37z">
          <text:p/>
        </draw:path>
        <draw:path draw:style-name="gr1" draw:text-style-name="P1" draw:layer="layout" svg:width="0.035cm" svg:height="0.035cm" svg:x="11.209cm" svg:y="12.786cm" svg:viewBox="0 0 36 36" svg:d="M18 36c-24 0-24-36 0-36s24 36 0 36z">
          <text:p/>
        </draw:path>
        <draw:path draw:style-name="gr1" draw:text-style-name="P1" draw:layer="layout" svg:width="0.035cm" svg:height="0.035cm" svg:x="11.209cm" svg:y="13.288cm" svg:viewBox="0 0 36 36" svg:d="M18 36c-24 0-24-36 0-36s24 36 0 36z">
          <text:p/>
        </draw:path>
        <draw:path draw:style-name="gr1" draw:text-style-name="P1" draw:layer="layout" svg:width="0.035cm" svg:height="0.035cm" svg:x="11.209cm" svg:y="13.79cm" svg:viewBox="0 0 36 36" svg:d="M18 36c-24 0-24-36 0-36s24 36 0 36z">
          <text:p/>
        </draw:path>
        <draw:path draw:style-name="gr1" draw:text-style-name="P1" draw:layer="layout" svg:width="0.035cm" svg:height="0.035cm" svg:x="11.209cm" svg:y="14.292cm" svg:viewBox="0 0 36 36" svg:d="M18 36c-24 0-24-36 0-36s24 36 0 36z">
          <text:p/>
        </draw:path>
        <draw:path draw:style-name="gr1" draw:text-style-name="P1" draw:layer="layout" svg:width="0.035cm" svg:height="0.036cm" svg:x="11.209cm" svg:y="14.794cm" svg:viewBox="0 0 36 37" svg:d="M18 37c-24 0-24-37 0-37s24 37 0 37z">
          <text:p/>
        </draw:path>
        <draw:path draw:style-name="gr1" draw:text-style-name="P1" draw:layer="layout" svg:width="0.035cm" svg:height="0.035cm" svg:x="11.209cm" svg:y="15.297cm" svg:viewBox="0 0 36 36" svg:d="M18 36c-24 0-24-36 0-36s24 36 0 36z">
          <text:p/>
        </draw:path>
        <draw:path draw:style-name="gr1" draw:text-style-name="P1" draw:layer="layout" svg:width="0.035cm" svg:height="0.035cm" svg:x="11.209cm" svg:y="15.799cm" svg:viewBox="0 0 36 36" svg:d="M18 36c-24 0-24-36 0-36s24 36 0 36z">
          <text:p/>
        </draw:path>
        <draw:path draw:style-name="gr1" draw:text-style-name="P1" draw:layer="layout" svg:width="0.035cm" svg:height="0.035cm" svg:x="11.209cm" svg:y="16.301cm" svg:viewBox="0 0 36 36" svg:d="M18 36c-24 0-24-36 0-36s24 36 0 36z">
          <text:p/>
        </draw:path>
        <draw:path draw:style-name="gr1" draw:text-style-name="P1" draw:layer="layout" svg:width="0.035cm" svg:height="0.035cm" svg:x="11.209cm" svg:y="16.803cm" svg:viewBox="0 0 36 36" svg:d="M18 36c-24 0-24-36 0-36s24 36 0 36z">
          <text:p/>
        </draw:path>
        <draw:path draw:style-name="gr1" draw:text-style-name="P1" draw:layer="layout" svg:width="0.035cm" svg:height="0.036cm" svg:x="11.209cm" svg:y="17.305cm" svg:viewBox="0 0 36 37" svg:d="M18 37c-24 0-24-37 0-37s24 37 0 37z">
          <text:p/>
        </draw:path>
        <draw:path draw:style-name="gr1" draw:text-style-name="P1" draw:layer="layout" svg:width="0.035cm" svg:height="0.035cm" svg:x="11.209cm" svg:y="17.808cm" svg:viewBox="0 0 36 36" svg:d="M18 36c-24 0-24-36 0-36s24 36 0 36z">
          <text:p/>
        </draw:path>
        <draw:path draw:style-name="gr1" draw:text-style-name="P1" draw:layer="layout" svg:width="0.035cm" svg:height="0.035cm" svg:x="11.209cm" svg:y="18.31cm" svg:viewBox="0 0 36 36" svg:d="M18 36c-24 0-24-36 0-36s24 36 0 36z">
          <text:p/>
        </draw:path>
        <draw:path draw:style-name="gr1" draw:text-style-name="P1" draw:layer="layout" svg:width="0.035cm" svg:height="0.035cm" svg:x="11.209cm" svg:y="18.812cm" svg:viewBox="0 0 36 36" svg:d="M18 36c-24 0-24-36 0-36s24 36 0 36z">
          <text:p/>
        </draw:path>
        <draw:path draw:style-name="gr1" draw:text-style-name="P1" draw:layer="layout" svg:width="0.035cm" svg:height="0.035cm" svg:x="11.209cm" svg:y="19.314cm" svg:viewBox="0 0 36 36" svg:d="M18 36c-24 0-24-36 0-36s24 36 0 36z">
          <text:p/>
        </draw:path>
        <draw:path draw:style-name="gr1" draw:text-style-name="P1" draw:layer="layout" svg:width="0.035cm" svg:height="0.036cm" svg:x="11.209cm" svg:y="19.816cm" svg:viewBox="0 0 36 37" svg:d="M18 37c-24 0-24-37 0-37s24 37 0 37z">
          <text:p/>
        </draw:path>
        <draw:path draw:style-name="gr1" draw:text-style-name="P1" draw:layer="layout" svg:width="0.035cm" svg:height="0.035cm" svg:x="11.209cm" svg:y="20.319cm" svg:viewBox="0 0 36 36" svg:d="M18 36c-24 0-24-36 0-36s24 36 0 36z">
          <text:p/>
        </draw:path>
        <draw:path draw:style-name="gr1" draw:text-style-name="P1" draw:layer="layout" svg:width="0.035cm" svg:height="0.035cm" svg:x="11.209cm" svg:y="20.821cm" svg:viewBox="0 0 36 36" svg:d="M18 36c-24 0-24-36 0-36s24 36 0 36z">
          <text:p/>
        </draw:path>
        <draw:path draw:style-name="gr1" draw:text-style-name="P1" draw:layer="layout" svg:width="0.034cm" svg:height="0.035cm" svg:x="10.71cm" svg:y="1.235cm" svg:viewBox="0 0 35 36" svg:d="M17 36c-23 0-23-36 0-36 24 0 24 36 0 36z">
          <text:p/>
        </draw:path>
        <draw:path draw:style-name="gr1" draw:text-style-name="P1" draw:layer="layout" svg:width="0.034cm" svg:height="0.036cm" svg:x="10.71cm" svg:y="1.737cm" svg:viewBox="0 0 35 37" svg:d="M17 37c-23 0-23-37 0-37 24 0 24 37 0 37z">
          <text:p/>
        </draw:path>
        <draw:path draw:style-name="gr1" draw:text-style-name="P1" draw:layer="layout" svg:width="0.034cm" svg:height="0.036cm" svg:x="10.71cm" svg:y="2.239cm" svg:viewBox="0 0 35 37" svg:d="M17 37c-23 0-23-37 0-37 24 0 24 37 0 37z">
          <text:p/>
        </draw:path>
        <draw:path draw:style-name="gr1" draw:text-style-name="P1" draw:layer="layout" svg:width="0.034cm" svg:height="0.035cm" svg:x="10.71cm" svg:y="2.742cm" svg:viewBox="0 0 35 36" svg:d="M17 36c-23 0-23-36 0-36 24 0 24 36 0 36z">
          <text:p/>
        </draw:path>
        <draw:path draw:style-name="gr1" draw:text-style-name="P1" draw:layer="layout" svg:width="0.034cm" svg:height="0.035cm" svg:x="10.71cm" svg:y="3.244cm" svg:viewBox="0 0 35 36" svg:d="M17 36c-23 0-23-36 0-36 24 0 24 36 0 36z">
          <text:p/>
        </draw:path>
        <draw:path draw:style-name="gr1" draw:text-style-name="P1" draw:layer="layout" svg:width="0.034cm" svg:height="0.035cm" svg:x="10.71cm" svg:y="3.746cm" svg:viewBox="0 0 35 36" svg:d="M17 36c-23 0-23-36 0-36 24 0 24 36 0 36z">
          <text:p/>
        </draw:path>
        <draw:path draw:style-name="gr1" draw:text-style-name="P1" draw:layer="layout" svg:width="0.034cm" svg:height="0.036cm" svg:x="10.71cm" svg:y="4.248cm" svg:viewBox="0 0 35 37" svg:d="M17 37c-23 0-23-37 0-37 24 0 24 37 0 37z">
          <text:p/>
        </draw:path>
        <draw:path draw:style-name="gr1" draw:text-style-name="P1" draw:layer="layout" svg:width="0.034cm" svg:height="0.036cm" svg:x="10.71cm" svg:y="4.75cm" svg:viewBox="0 0 35 37" svg:d="M17 37c-23 0-23-37 0-37 24 0 24 37 0 37z">
          <text:p/>
        </draw:path>
        <draw:path draw:style-name="gr1" draw:text-style-name="P1" draw:layer="layout" svg:width="0.034cm" svg:height="0.035cm" svg:x="10.71cm" svg:y="5.253cm" svg:viewBox="0 0 35 36" svg:d="M17 36c-23 0-23-36 0-36 24 0 24 36 0 36z">
          <text:p/>
        </draw:path>
        <draw:path draw:style-name="gr1" draw:text-style-name="P1" draw:layer="layout" svg:width="0.034cm" svg:height="0.035cm" svg:x="10.71cm" svg:y="5.755cm" svg:viewBox="0 0 35 36" svg:d="M17 36c-23 0-23-36 0-36 24 0 24 36 0 36z">
          <text:p/>
        </draw:path>
        <draw:path draw:style-name="gr1" draw:text-style-name="P1" draw:layer="layout" svg:width="0.034cm" svg:height="0.035cm" svg:x="10.71cm" svg:y="6.257cm" svg:viewBox="0 0 35 36" svg:d="M17 36c-23 0-23-36 0-36 24 0 24 36 0 36z">
          <text:p/>
        </draw:path>
        <draw:path draw:style-name="gr1" draw:text-style-name="P1" draw:layer="layout" svg:width="0.034cm" svg:height="0.036cm" svg:x="10.71cm" svg:y="6.759cm" svg:viewBox="0 0 35 37" svg:d="M17 37c-23 0-23-37 0-37 24 0 24 37 0 37z">
          <text:p/>
        </draw:path>
        <draw:path draw:style-name="gr1" draw:text-style-name="P1" draw:layer="layout" svg:width="0.034cm" svg:height="0.035cm" svg:x="10.71cm" svg:y="7.262cm" svg:viewBox="0 0 35 36" svg:d="M17 36c-23 0-23-36 0-36 24 0 24 36 0 36z">
          <text:p/>
        </draw:path>
        <draw:path draw:style-name="gr1" draw:text-style-name="P1" draw:layer="layout" svg:width="0.034cm" svg:height="0.035cm" svg:x="10.71cm" svg:y="7.764cm" svg:viewBox="0 0 35 36" svg:d="M17 36c-23 0-23-36 0-36 24 0 24 36 0 36z">
          <text:p/>
        </draw:path>
        <draw:path draw:style-name="gr1" draw:text-style-name="P1" draw:layer="layout" svg:width="0.034cm" svg:height="0.035cm" svg:x="10.71cm" svg:y="8.266cm" svg:viewBox="0 0 35 36" svg:d="M17 36c-23 0-23-36 0-36 24 0 24 36 0 36z">
          <text:p/>
        </draw:path>
        <draw:path draw:style-name="gr1" draw:text-style-name="P1" draw:layer="layout" svg:width="0.034cm" svg:height="0.035cm" svg:x="10.71cm" svg:y="8.768cm" svg:viewBox="0 0 35 36" svg:d="M17 36c-23 0-23-36 0-36 24 0 24 36 0 36z">
          <text:p/>
        </draw:path>
        <draw:path draw:style-name="gr1" draw:text-style-name="P1" draw:layer="layout" svg:width="0.034cm" svg:height="0.036cm" svg:x="10.71cm" svg:y="9.27cm" svg:viewBox="0 0 35 37" svg:d="M17 37c-23 0-23-37 0-37 24 0 24 37 0 37z">
          <text:p/>
        </draw:path>
        <draw:path draw:style-name="gr1" draw:text-style-name="P1" draw:layer="layout" svg:width="0.034cm" svg:height="0.036cm" svg:x="10.71cm" svg:y="9.772cm" svg:viewBox="0 0 35 37" svg:d="M17 37c-23 0-23-37 0-37 24 0 24 37 0 37z">
          <text:p/>
        </draw:path>
        <draw:path draw:style-name="gr1" draw:text-style-name="P1" draw:layer="layout" svg:width="0.034cm" svg:height="0.035cm" svg:x="10.71cm" svg:y="10.275cm" svg:viewBox="0 0 35 36" svg:d="M17 36c-23 0-23-36 0-36 24 0 24 36 0 36z">
          <text:p/>
        </draw:path>
        <draw:path draw:style-name="gr1" draw:text-style-name="P1" draw:layer="layout" svg:width="0.034cm" svg:height="0.035cm" svg:x="10.71cm" svg:y="10.777cm" svg:viewBox="0 0 35 36" svg:d="M17 36c-23 0-23-36 0-36 24 0 24 36 0 36z">
          <text:p/>
        </draw:path>
        <draw:path draw:style-name="gr1" draw:text-style-name="P1" draw:layer="layout" svg:width="0.034cm" svg:height="0.035cm" svg:x="10.71cm" svg:y="11.279cm" svg:viewBox="0 0 35 36" svg:d="M17 36c-23 0-23-36 0-36 24 0 24 36 0 36z">
          <text:p/>
        </draw:path>
        <draw:path draw:style-name="gr1" draw:text-style-name="P1" draw:layer="layout" svg:width="0.034cm" svg:height="0.035cm" svg:x="10.71cm" svg:y="11.781cm" svg:viewBox="0 0 35 36" svg:d="M17 36c-23 0-23-36 0-36 24 0 24 36 0 36z">
          <text:p/>
        </draw:path>
        <draw:path draw:style-name="gr1" draw:text-style-name="P1" draw:layer="layout" svg:width="0.034cm" svg:height="0.036cm" svg:x="10.71cm" svg:y="12.283cm" svg:viewBox="0 0 35 37" svg:d="M17 37c-23 0-23-37 0-37 24 0 24 37 0 37z">
          <text:p/>
        </draw:path>
        <draw:path draw:style-name="gr1" draw:text-style-name="P1" draw:layer="layout" svg:width="0.034cm" svg:height="0.035cm" svg:x="10.71cm" svg:y="12.786cm" svg:viewBox="0 0 35 36" svg:d="M17 36c-23 0-23-36 0-36 24 0 24 36 0 36z">
          <text:p/>
        </draw:path>
        <draw:path draw:style-name="gr1" draw:text-style-name="P1" draw:layer="layout" svg:width="0.034cm" svg:height="0.035cm" svg:x="10.71cm" svg:y="13.288cm" svg:viewBox="0 0 35 36" svg:d="M17 36c-23 0-23-36 0-36 24 0 24 36 0 36z">
          <text:p/>
        </draw:path>
        <draw:path draw:style-name="gr1" draw:text-style-name="P1" draw:layer="layout" svg:width="0.034cm" svg:height="0.035cm" svg:x="10.71cm" svg:y="13.79cm" svg:viewBox="0 0 35 36" svg:d="M17 36c-23 0-23-36 0-36 24 0 24 36 0 36z">
          <text:p/>
        </draw:path>
        <draw:path draw:style-name="gr1" draw:text-style-name="P1" draw:layer="layout" svg:width="0.034cm" svg:height="0.035cm" svg:x="10.71cm" svg:y="14.292cm" svg:viewBox="0 0 35 36" svg:d="M17 36c-23 0-23-36 0-36 24 0 24 36 0 36z">
          <text:p/>
        </draw:path>
        <draw:path draw:style-name="gr1" draw:text-style-name="P1" draw:layer="layout" svg:width="0.034cm" svg:height="0.036cm" svg:x="10.71cm" svg:y="14.794cm" svg:viewBox="0 0 35 37" svg:d="M17 37c-23 0-23-37 0-37 24 0 24 37 0 37z">
          <text:p/>
        </draw:path>
        <draw:path draw:style-name="gr1" draw:text-style-name="P1" draw:layer="layout" svg:width="0.034cm" svg:height="0.035cm" svg:x="10.71cm" svg:y="15.297cm" svg:viewBox="0 0 35 36" svg:d="M17 36c-23 0-23-36 0-36 24 0 24 36 0 36z">
          <text:p/>
        </draw:path>
        <draw:path draw:style-name="gr1" draw:text-style-name="P1" draw:layer="layout" svg:width="0.034cm" svg:height="0.035cm" svg:x="10.71cm" svg:y="15.799cm" svg:viewBox="0 0 35 36" svg:d="M17 36c-23 0-23-36 0-36 24 0 24 36 0 36z">
          <text:p/>
        </draw:path>
        <draw:path draw:style-name="gr1" draw:text-style-name="P1" draw:layer="layout" svg:width="0.034cm" svg:height="0.035cm" svg:x="10.71cm" svg:y="16.301cm" svg:viewBox="0 0 35 36" svg:d="M17 36c-23 0-23-36 0-36 24 0 24 36 0 36z">
          <text:p/>
        </draw:path>
        <draw:path draw:style-name="gr1" draw:text-style-name="P1" draw:layer="layout" svg:width="0.034cm" svg:height="0.035cm" svg:x="10.71cm" svg:y="16.803cm" svg:viewBox="0 0 35 36" svg:d="M17 36c-23 0-23-36 0-36 24 0 24 36 0 36z">
          <text:p/>
        </draw:path>
        <draw:path draw:style-name="gr1" draw:text-style-name="P1" draw:layer="layout" svg:width="0.034cm" svg:height="0.036cm" svg:x="10.71cm" svg:y="17.305cm" svg:viewBox="0 0 35 37" svg:d="M17 37c-23 0-23-37 0-37 24 0 24 37 0 37z">
          <text:p/>
        </draw:path>
        <draw:path draw:style-name="gr1" draw:text-style-name="P1" draw:layer="layout" svg:width="0.034cm" svg:height="0.035cm" svg:x="10.71cm" svg:y="17.808cm" svg:viewBox="0 0 35 36" svg:d="M17 36c-23 0-23-36 0-36 24 0 24 36 0 36z">
          <text:p/>
        </draw:path>
        <draw:path draw:style-name="gr1" draw:text-style-name="P1" draw:layer="layout" svg:width="0.034cm" svg:height="0.035cm" svg:x="10.71cm" svg:y="18.31cm" svg:viewBox="0 0 35 36" svg:d="M17 36c-23 0-23-36 0-36 24 0 24 36 0 36z">
          <text:p/>
        </draw:path>
        <draw:path draw:style-name="gr1" draw:text-style-name="P1" draw:layer="layout" svg:width="0.034cm" svg:height="0.035cm" svg:x="10.71cm" svg:y="18.812cm" svg:viewBox="0 0 35 36" svg:d="M17 36c-23 0-23-36 0-36 24 0 24 36 0 36z">
          <text:p/>
        </draw:path>
        <draw:path draw:style-name="gr1" draw:text-style-name="P1" draw:layer="layout" svg:width="0.034cm" svg:height="0.035cm" svg:x="10.71cm" svg:y="19.314cm" svg:viewBox="0 0 35 36" svg:d="M17 36c-23 0-23-36 0-36 24 0 24 36 0 36z">
          <text:p/>
        </draw:path>
        <draw:path draw:style-name="gr1" draw:text-style-name="P1" draw:layer="layout" svg:width="0.034cm" svg:height="0.036cm" svg:x="10.71cm" svg:y="19.816cm" svg:viewBox="0 0 35 37" svg:d="M17 37c-23 0-23-37 0-37 24 0 24 37 0 37z">
          <text:p/>
        </draw:path>
        <draw:path draw:style-name="gr1" draw:text-style-name="P1" draw:layer="layout" svg:width="0.034cm" svg:height="0.035cm" svg:x="10.71cm" svg:y="20.319cm" svg:viewBox="0 0 35 36" svg:d="M17 36c-23 0-23-36 0-36 24 0 24 36 0 36z">
          <text:p/>
        </draw:path>
        <draw:path draw:style-name="gr1" draw:text-style-name="P1" draw:layer="layout" svg:width="0.034cm" svg:height="0.035cm" svg:x="10.71cm" svg:y="20.821cm" svg:viewBox="0 0 35 36" svg:d="M17 36c-23 0-23-36 0-36 24 0 24 36 0 36z">
          <text:p/>
        </draw:path>
        <draw:path draw:style-name="gr1" draw:text-style-name="P1" draw:layer="layout" svg:width="0.035cm" svg:height="0.035cm" svg:x="10.212cm" svg:y="1.235cm" svg:viewBox="0 0 36 36" svg:d="M18 36c-24 0-24-36 0-36s24 36 0 36z">
          <text:p/>
        </draw:path>
        <draw:path draw:style-name="gr1" draw:text-style-name="P1" draw:layer="layout" svg:width="0.035cm" svg:height="0.036cm" svg:x="10.212cm" svg:y="1.737cm" svg:viewBox="0 0 36 37" svg:d="M18 37c-24 0-24-37 0-37s24 37 0 37z">
          <text:p/>
        </draw:path>
        <draw:path draw:style-name="gr1" draw:text-style-name="P1" draw:layer="layout" svg:width="0.035cm" svg:height="0.036cm" svg:x="10.212cm" svg:y="2.239cm" svg:viewBox="0 0 36 37" svg:d="M18 37c-24 0-24-37 0-37s24 37 0 37z">
          <text:p/>
        </draw:path>
        <draw:path draw:style-name="gr1" draw:text-style-name="P1" draw:layer="layout" svg:width="0.035cm" svg:height="0.035cm" svg:x="10.212cm" svg:y="2.742cm" svg:viewBox="0 0 36 36" svg:d="M18 36c-24 0-24-36 0-36s24 36 0 36z">
          <text:p/>
        </draw:path>
        <draw:path draw:style-name="gr1" draw:text-style-name="P1" draw:layer="layout" svg:width="0.035cm" svg:height="0.035cm" svg:x="10.212cm" svg:y="3.244cm" svg:viewBox="0 0 36 36" svg:d="M18 36c-24 0-24-36 0-36s24 36 0 36z">
          <text:p/>
        </draw:path>
        <draw:path draw:style-name="gr1" draw:text-style-name="P1" draw:layer="layout" svg:width="0.035cm" svg:height="0.035cm" svg:x="10.212cm" svg:y="3.746cm" svg:viewBox="0 0 36 36" svg:d="M18 36c-24 0-24-36 0-36s24 36 0 36z">
          <text:p/>
        </draw:path>
        <draw:path draw:style-name="gr1" draw:text-style-name="P1" draw:layer="layout" svg:width="0.035cm" svg:height="0.036cm" svg:x="10.212cm" svg:y="4.248cm" svg:viewBox="0 0 36 37" svg:d="M18 37c-24 0-24-37 0-37s24 37 0 37z">
          <text:p/>
        </draw:path>
        <draw:path draw:style-name="gr1" draw:text-style-name="P1" draw:layer="layout" svg:width="0.035cm" svg:height="0.036cm" svg:x="10.212cm" svg:y="4.75cm" svg:viewBox="0 0 36 37" svg:d="M18 37c-24 0-24-37 0-37s24 37 0 37z">
          <text:p/>
        </draw:path>
        <draw:path draw:style-name="gr1" draw:text-style-name="P1" draw:layer="layout" svg:width="0.035cm" svg:height="0.035cm" svg:x="10.212cm" svg:y="5.253cm" svg:viewBox="0 0 36 36" svg:d="M18 36c-24 0-24-36 0-36s24 36 0 36z">
          <text:p/>
        </draw:path>
        <draw:path draw:style-name="gr1" draw:text-style-name="P1" draw:layer="layout" svg:width="0.035cm" svg:height="0.035cm" svg:x="10.212cm" svg:y="5.755cm" svg:viewBox="0 0 36 36" svg:d="M18 36c-24 0-24-36 0-36s24 36 0 36z">
          <text:p/>
        </draw:path>
        <draw:path draw:style-name="gr1" draw:text-style-name="P1" draw:layer="layout" svg:width="0.035cm" svg:height="0.035cm" svg:x="10.212cm" svg:y="6.257cm" svg:viewBox="0 0 36 36" svg:d="M18 36c-24 0-24-36 0-36s24 36 0 36z">
          <text:p/>
        </draw:path>
        <draw:path draw:style-name="gr1" draw:text-style-name="P1" draw:layer="layout" svg:width="0.035cm" svg:height="0.036cm" svg:x="10.212cm" svg:y="6.759cm" svg:viewBox="0 0 36 37" svg:d="M18 37c-24 0-24-37 0-37s24 37 0 37z">
          <text:p/>
        </draw:path>
        <draw:path draw:style-name="gr1" draw:text-style-name="P1" draw:layer="layout" svg:width="0.035cm" svg:height="0.035cm" svg:x="10.212cm" svg:y="7.262cm" svg:viewBox="0 0 36 36" svg:d="M18 36c-24 0-24-36 0-36s24 36 0 36z">
          <text:p/>
        </draw:path>
        <draw:path draw:style-name="gr1" draw:text-style-name="P1" draw:layer="layout" svg:width="0.035cm" svg:height="0.035cm" svg:x="10.212cm" svg:y="7.764cm" svg:viewBox="0 0 36 36" svg:d="M18 36c-24 0-24-36 0-36s24 36 0 36z">
          <text:p/>
        </draw:path>
        <draw:path draw:style-name="gr1" draw:text-style-name="P1" draw:layer="layout" svg:width="0.035cm" svg:height="0.035cm" svg:x="10.212cm" svg:y="8.266cm" svg:viewBox="0 0 36 36" svg:d="M18 36c-24 0-24-36 0-36s24 36 0 36z">
          <text:p/>
        </draw:path>
        <draw:path draw:style-name="gr1" draw:text-style-name="P1" draw:layer="layout" svg:width="0.035cm" svg:height="0.035cm" svg:x="10.212cm" svg:y="8.768cm" svg:viewBox="0 0 36 36" svg:d="M18 36c-24 0-24-36 0-36s24 36 0 36z">
          <text:p/>
        </draw:path>
        <draw:path draw:style-name="gr1" draw:text-style-name="P1" draw:layer="layout" svg:width="0.035cm" svg:height="0.036cm" svg:x="10.212cm" svg:y="9.27cm" svg:viewBox="0 0 36 37" svg:d="M18 37c-24 0-24-37 0-37s24 37 0 37z">
          <text:p/>
        </draw:path>
        <draw:path draw:style-name="gr1" draw:text-style-name="P1" draw:layer="layout" svg:width="0.035cm" svg:height="0.036cm" svg:x="10.212cm" svg:y="9.772cm" svg:viewBox="0 0 36 37" svg:d="M18 37c-24 0-24-37 0-37s24 37 0 37z">
          <text:p/>
        </draw:path>
        <draw:path draw:style-name="gr1" draw:text-style-name="P1" draw:layer="layout" svg:width="0.035cm" svg:height="0.035cm" svg:x="10.212cm" svg:y="10.275cm" svg:viewBox="0 0 36 36" svg:d="M18 36c-24 0-24-36 0-36s24 36 0 36z">
          <text:p/>
        </draw:path>
        <draw:path draw:style-name="gr1" draw:text-style-name="P1" draw:layer="layout" svg:width="0.035cm" svg:height="0.035cm" svg:x="10.212cm" svg:y="10.777cm" svg:viewBox="0 0 36 36" svg:d="M18 36c-24 0-24-36 0-36s24 36 0 36z">
          <text:p/>
        </draw:path>
        <draw:path draw:style-name="gr1" draw:text-style-name="P1" draw:layer="layout" svg:width="0.035cm" svg:height="0.035cm" svg:x="10.212cm" svg:y="11.279cm" svg:viewBox="0 0 36 36" svg:d="M18 36c-24 0-24-36 0-36s24 36 0 36z">
          <text:p/>
        </draw:path>
        <draw:path draw:style-name="gr1" draw:text-style-name="P1" draw:layer="layout" svg:width="0.035cm" svg:height="0.035cm" svg:x="10.212cm" svg:y="11.781cm" svg:viewBox="0 0 36 36" svg:d="M18 36c-24 0-24-36 0-36s24 36 0 36z">
          <text:p/>
        </draw:path>
        <draw:path draw:style-name="gr1" draw:text-style-name="P1" draw:layer="layout" svg:width="0.035cm" svg:height="0.036cm" svg:x="10.212cm" svg:y="12.283cm" svg:viewBox="0 0 36 37" svg:d="M18 37c-24 0-24-37 0-37s24 37 0 37z">
          <text:p/>
        </draw:path>
        <draw:path draw:style-name="gr1" draw:text-style-name="P1" draw:layer="layout" svg:width="0.035cm" svg:height="0.035cm" svg:x="10.212cm" svg:y="12.786cm" svg:viewBox="0 0 36 36" svg:d="M18 36c-24 0-24-36 0-36s24 36 0 36z">
          <text:p/>
        </draw:path>
        <draw:path draw:style-name="gr1" draw:text-style-name="P1" draw:layer="layout" svg:width="0.035cm" svg:height="0.035cm" svg:x="10.212cm" svg:y="13.288cm" svg:viewBox="0 0 36 36" svg:d="M18 36c-24 0-24-36 0-36s24 36 0 36z">
          <text:p/>
        </draw:path>
        <draw:path draw:style-name="gr1" draw:text-style-name="P1" draw:layer="layout" svg:width="0.035cm" svg:height="0.035cm" svg:x="10.212cm" svg:y="13.79cm" svg:viewBox="0 0 36 36" svg:d="M18 36c-24 0-24-36 0-36s24 36 0 36z">
          <text:p/>
        </draw:path>
        <draw:path draw:style-name="gr1" draw:text-style-name="P1" draw:layer="layout" svg:width="0.035cm" svg:height="0.035cm" svg:x="10.212cm" svg:y="14.292cm" svg:viewBox="0 0 36 36" svg:d="M18 36c-24 0-24-36 0-36s24 36 0 36z">
          <text:p/>
        </draw:path>
        <draw:path draw:style-name="gr1" draw:text-style-name="P1" draw:layer="layout" svg:width="0.035cm" svg:height="0.036cm" svg:x="10.212cm" svg:y="14.794cm" svg:viewBox="0 0 36 37" svg:d="M18 37c-24 0-24-37 0-37s24 37 0 37z">
          <text:p/>
        </draw:path>
        <draw:path draw:style-name="gr1" draw:text-style-name="P1" draw:layer="layout" svg:width="0.035cm" svg:height="0.035cm" svg:x="10.212cm" svg:y="15.297cm" svg:viewBox="0 0 36 36" svg:d="M18 36c-24 0-24-36 0-36s24 36 0 36z">
          <text:p/>
        </draw:path>
        <draw:path draw:style-name="gr1" draw:text-style-name="P1" draw:layer="layout" svg:width="0.035cm" svg:height="0.035cm" svg:x="10.212cm" svg:y="15.799cm" svg:viewBox="0 0 36 36" svg:d="M18 36c-24 0-24-36 0-36s24 36 0 36z">
          <text:p/>
        </draw:path>
        <draw:path draw:style-name="gr1" draw:text-style-name="P1" draw:layer="layout" svg:width="0.035cm" svg:height="0.035cm" svg:x="10.212cm" svg:y="16.301cm" svg:viewBox="0 0 36 36" svg:d="M18 36c-24 0-24-36 0-36s24 36 0 36z">
          <text:p/>
        </draw:path>
        <draw:path draw:style-name="gr1" draw:text-style-name="P1" draw:layer="layout" svg:width="0.035cm" svg:height="0.035cm" svg:x="10.212cm" svg:y="16.803cm" svg:viewBox="0 0 36 36" svg:d="M18 36c-24 0-24-36 0-36s24 36 0 36z">
          <text:p/>
        </draw:path>
        <draw:path draw:style-name="gr1" draw:text-style-name="P1" draw:layer="layout" svg:width="0.035cm" svg:height="0.036cm" svg:x="10.212cm" svg:y="17.305cm" svg:viewBox="0 0 36 37" svg:d="M18 37c-24 0-24-37 0-37s24 37 0 37z">
          <text:p/>
        </draw:path>
        <draw:path draw:style-name="gr1" draw:text-style-name="P1" draw:layer="layout" svg:width="0.035cm" svg:height="0.035cm" svg:x="10.212cm" svg:y="17.808cm" svg:viewBox="0 0 36 36" svg:d="M18 36c-24 0-24-36 0-36s24 36 0 36z">
          <text:p/>
        </draw:path>
        <draw:path draw:style-name="gr1" draw:text-style-name="P1" draw:layer="layout" svg:width="0.035cm" svg:height="0.035cm" svg:x="10.212cm" svg:y="18.31cm" svg:viewBox="0 0 36 36" svg:d="M18 36c-24 0-24-36 0-36s24 36 0 36z">
          <text:p/>
        </draw:path>
        <draw:path draw:style-name="gr1" draw:text-style-name="P1" draw:layer="layout" svg:width="0.035cm" svg:height="0.035cm" svg:x="10.212cm" svg:y="18.812cm" svg:viewBox="0 0 36 36" svg:d="M18 36c-24 0-24-36 0-36s24 36 0 36z">
          <text:p/>
        </draw:path>
        <draw:path draw:style-name="gr1" draw:text-style-name="P1" draw:layer="layout" svg:width="0.035cm" svg:height="0.035cm" svg:x="10.212cm" svg:y="19.314cm" svg:viewBox="0 0 36 36" svg:d="M18 36c-24 0-24-36 0-36s24 36 0 36z">
          <text:p/>
        </draw:path>
        <draw:path draw:style-name="gr1" draw:text-style-name="P1" draw:layer="layout" svg:width="0.035cm" svg:height="0.036cm" svg:x="10.212cm" svg:y="19.816cm" svg:viewBox="0 0 36 37" svg:d="M18 37c-24 0-24-37 0-37s24 37 0 37z">
          <text:p/>
        </draw:path>
        <draw:path draw:style-name="gr1" draw:text-style-name="P1" draw:layer="layout" svg:width="0.035cm" svg:height="0.035cm" svg:x="10.212cm" svg:y="20.319cm" svg:viewBox="0 0 36 36" svg:d="M18 36c-24 0-24-36 0-36s24 36 0 36z">
          <text:p/>
        </draw:path>
        <draw:path draw:style-name="gr1" draw:text-style-name="P1" draw:layer="layout" svg:width="0.035cm" svg:height="0.035cm" svg:x="10.212cm" svg:y="20.821cm" svg:viewBox="0 0 36 36" svg:d="M18 36c-24 0-24-36 0-36s24 36 0 36z">
          <text:p/>
        </draw:path>
        <draw:path draw:style-name="gr1" draw:text-style-name="P1" draw:layer="layout" svg:width="0.035cm" svg:height="0.035cm" svg:x="9.712cm" svg:y="1.235cm" svg:viewBox="0 0 36 36" svg:d="M18 36c-24 0-24-36 0-36s24 36 0 36z">
          <text:p/>
        </draw:path>
        <draw:path draw:style-name="gr1" draw:text-style-name="P1" draw:layer="layout" svg:width="0.035cm" svg:height="0.036cm" svg:x="9.712cm" svg:y="1.737cm" svg:viewBox="0 0 36 37" svg:d="M18 37c-24 0-24-37 0-37s24 37 0 37z">
          <text:p/>
        </draw:path>
        <draw:path draw:style-name="gr1" draw:text-style-name="P1" draw:layer="layout" svg:width="0.035cm" svg:height="0.036cm" svg:x="9.712cm" svg:y="2.239cm" svg:viewBox="0 0 36 37" svg:d="M18 37c-24 0-24-37 0-37s24 37 0 37z">
          <text:p/>
        </draw:path>
        <draw:path draw:style-name="gr1" draw:text-style-name="P1" draw:layer="layout" svg:width="0.035cm" svg:height="0.035cm" svg:x="9.712cm" svg:y="2.742cm" svg:viewBox="0 0 36 36" svg:d="M18 36c-24 0-24-36 0-36s24 36 0 36z">
          <text:p/>
        </draw:path>
        <draw:path draw:style-name="gr1" draw:text-style-name="P1" draw:layer="layout" svg:width="0.035cm" svg:height="0.035cm" svg:x="9.712cm" svg:y="3.244cm" svg:viewBox="0 0 36 36" svg:d="M18 36c-24 0-24-36 0-36s24 36 0 36z">
          <text:p/>
        </draw:path>
        <draw:path draw:style-name="gr1" draw:text-style-name="P1" draw:layer="layout" svg:width="0.035cm" svg:height="0.035cm" svg:x="9.712cm" svg:y="3.746cm" svg:viewBox="0 0 36 36" svg:d="M18 36c-24 0-24-36 0-36s24 36 0 36z">
          <text:p/>
        </draw:path>
        <draw:path draw:style-name="gr1" draw:text-style-name="P1" draw:layer="layout" svg:width="0.035cm" svg:height="0.036cm" svg:x="9.712cm" svg:y="4.248cm" svg:viewBox="0 0 36 37" svg:d="M18 37c-24 0-24-37 0-37s24 37 0 37z">
          <text:p/>
        </draw:path>
        <draw:path draw:style-name="gr1" draw:text-style-name="P1" draw:layer="layout" svg:width="0.035cm" svg:height="0.036cm" svg:x="9.712cm" svg:y="4.75cm" svg:viewBox="0 0 36 37" svg:d="M18 37c-24 0-24-37 0-37s24 37 0 37z">
          <text:p/>
        </draw:path>
        <draw:path draw:style-name="gr1" draw:text-style-name="P1" draw:layer="layout" svg:width="0.035cm" svg:height="0.035cm" svg:x="9.712cm" svg:y="5.253cm" svg:viewBox="0 0 36 36" svg:d="M18 36c-24 0-24-36 0-36s24 36 0 36z">
          <text:p/>
        </draw:path>
        <draw:path draw:style-name="gr1" draw:text-style-name="P1" draw:layer="layout" svg:width="0.035cm" svg:height="0.035cm" svg:x="9.712cm" svg:y="5.755cm" svg:viewBox="0 0 36 36" svg:d="M18 36c-24 0-24-36 0-36s24 36 0 36z">
          <text:p/>
        </draw:path>
        <draw:path draw:style-name="gr1" draw:text-style-name="P1" draw:layer="layout" svg:width="0.035cm" svg:height="0.035cm" svg:x="9.712cm" svg:y="6.257cm" svg:viewBox="0 0 36 36" svg:d="M18 36c-24 0-24-36 0-36s24 36 0 36z">
          <text:p/>
        </draw:path>
        <draw:path draw:style-name="gr1" draw:text-style-name="P1" draw:layer="layout" svg:width="0.035cm" svg:height="0.036cm" svg:x="9.712cm" svg:y="6.759cm" svg:viewBox="0 0 36 37" svg:d="M18 37c-24 0-24-37 0-37s24 37 0 37z">
          <text:p/>
        </draw:path>
        <draw:path draw:style-name="gr1" draw:text-style-name="P1" draw:layer="layout" svg:width="0.035cm" svg:height="0.035cm" svg:x="9.712cm" svg:y="7.262cm" svg:viewBox="0 0 36 36" svg:d="M18 36c-24 0-24-36 0-36s24 36 0 36z">
          <text:p/>
        </draw:path>
        <draw:path draw:style-name="gr1" draw:text-style-name="P1" draw:layer="layout" svg:width="0.035cm" svg:height="0.035cm" svg:x="9.712cm" svg:y="7.764cm" svg:viewBox="0 0 36 36" svg:d="M18 36c-24 0-24-36 0-36s24 36 0 36z">
          <text:p/>
        </draw:path>
        <draw:path draw:style-name="gr1" draw:text-style-name="P1" draw:layer="layout" svg:width="0.035cm" svg:height="0.035cm" svg:x="9.712cm" svg:y="8.266cm" svg:viewBox="0 0 36 36" svg:d="M18 36c-24 0-24-36 0-36s24 36 0 36z">
          <text:p/>
        </draw:path>
        <draw:path draw:style-name="gr1" draw:text-style-name="P1" draw:layer="layout" svg:width="0.035cm" svg:height="0.035cm" svg:x="9.712cm" svg:y="8.768cm" svg:viewBox="0 0 36 36" svg:d="M18 36c-24 0-24-36 0-36s24 36 0 36z">
          <text:p/>
        </draw:path>
        <draw:path draw:style-name="gr1" draw:text-style-name="P1" draw:layer="layout" svg:width="0.035cm" svg:height="0.036cm" svg:x="9.712cm" svg:y="9.27cm" svg:viewBox="0 0 36 37" svg:d="M18 37c-24 0-24-37 0-37s24 37 0 37z">
          <text:p/>
        </draw:path>
        <draw:path draw:style-name="gr1" draw:text-style-name="P1" draw:layer="layout" svg:width="0.035cm" svg:height="0.036cm" svg:x="9.712cm" svg:y="9.772cm" svg:viewBox="0 0 36 37" svg:d="M18 37c-24 0-24-37 0-37s24 37 0 37z">
          <text:p/>
        </draw:path>
        <draw:path draw:style-name="gr1" draw:text-style-name="P1" draw:layer="layout" svg:width="0.035cm" svg:height="0.035cm" svg:x="9.712cm" svg:y="10.275cm" svg:viewBox="0 0 36 36" svg:d="M18 36c-24 0-24-36 0-36s24 36 0 36z">
          <text:p/>
        </draw:path>
        <draw:path draw:style-name="gr1" draw:text-style-name="P1" draw:layer="layout" svg:width="0.035cm" svg:height="0.035cm" svg:x="9.712cm" svg:y="10.777cm" svg:viewBox="0 0 36 36" svg:d="M18 36c-24 0-24-36 0-36s24 36 0 36z">
          <text:p/>
        </draw:path>
        <draw:path draw:style-name="gr1" draw:text-style-name="P1" draw:layer="layout" svg:width="0.035cm" svg:height="0.035cm" svg:x="9.712cm" svg:y="11.279cm" svg:viewBox="0 0 36 36" svg:d="M18 36c-24 0-24-36 0-36s24 36 0 36z">
          <text:p/>
        </draw:path>
        <draw:path draw:style-name="gr1" draw:text-style-name="P1" draw:layer="layout" svg:width="0.035cm" svg:height="0.035cm" svg:x="9.712cm" svg:y="11.781cm" svg:viewBox="0 0 36 36" svg:d="M18 36c-24 0-24-36 0-36s24 36 0 36z">
          <text:p/>
        </draw:path>
        <draw:path draw:style-name="gr1" draw:text-style-name="P1" draw:layer="layout" svg:width="0.035cm" svg:height="0.036cm" svg:x="9.712cm" svg:y="12.283cm" svg:viewBox="0 0 36 37" svg:d="M18 37c-24 0-24-37 0-37s24 37 0 37z">
          <text:p/>
        </draw:path>
        <draw:path draw:style-name="gr1" draw:text-style-name="P1" draw:layer="layout" svg:width="0.035cm" svg:height="0.035cm" svg:x="9.712cm" svg:y="12.786cm" svg:viewBox="0 0 36 36" svg:d="M18 36c-24 0-24-36 0-36s24 36 0 36z">
          <text:p/>
        </draw:path>
        <draw:path draw:style-name="gr1" draw:text-style-name="P1" draw:layer="layout" svg:width="0.035cm" svg:height="0.035cm" svg:x="9.712cm" svg:y="13.288cm" svg:viewBox="0 0 36 36" svg:d="M18 36c-24 0-24-36 0-36s24 36 0 36z">
          <text:p/>
        </draw:path>
        <draw:path draw:style-name="gr1" draw:text-style-name="P1" draw:layer="layout" svg:width="0.035cm" svg:height="0.035cm" svg:x="9.712cm" svg:y="13.79cm" svg:viewBox="0 0 36 36" svg:d="M18 36c-24 0-24-36 0-36s24 36 0 36z">
          <text:p/>
        </draw:path>
        <draw:path draw:style-name="gr1" draw:text-style-name="P1" draw:layer="layout" svg:width="0.035cm" svg:height="0.035cm" svg:x="9.712cm" svg:y="14.292cm" svg:viewBox="0 0 36 36" svg:d="M18 36c-24 0-24-36 0-36s24 36 0 36z">
          <text:p/>
        </draw:path>
        <draw:path draw:style-name="gr1" draw:text-style-name="P1" draw:layer="layout" svg:width="0.035cm" svg:height="0.036cm" svg:x="9.712cm" svg:y="14.794cm" svg:viewBox="0 0 36 37" svg:d="M18 37c-24 0-24-37 0-37s24 37 0 37z">
          <text:p/>
        </draw:path>
        <draw:path draw:style-name="gr1" draw:text-style-name="P1" draw:layer="layout" svg:width="0.035cm" svg:height="0.035cm" svg:x="9.712cm" svg:y="15.297cm" svg:viewBox="0 0 36 36" svg:d="M18 36c-24 0-24-36 0-36s24 36 0 36z">
          <text:p/>
        </draw:path>
        <draw:path draw:style-name="gr1" draw:text-style-name="P1" draw:layer="layout" svg:width="0.035cm" svg:height="0.035cm" svg:x="9.712cm" svg:y="15.799cm" svg:viewBox="0 0 36 36" svg:d="M18 36c-24 0-24-36 0-36s24 36 0 36z">
          <text:p/>
        </draw:path>
        <draw:path draw:style-name="gr1" draw:text-style-name="P1" draw:layer="layout" svg:width="0.035cm" svg:height="0.035cm" svg:x="9.712cm" svg:y="16.301cm" svg:viewBox="0 0 36 36" svg:d="M18 36c-24 0-24-36 0-36s24 36 0 36z">
          <text:p/>
        </draw:path>
        <draw:path draw:style-name="gr1" draw:text-style-name="P1" draw:layer="layout" svg:width="0.035cm" svg:height="0.035cm" svg:x="9.712cm" svg:y="16.803cm" svg:viewBox="0 0 36 36" svg:d="M18 36c-24 0-24-36 0-36s24 36 0 36z">
          <text:p/>
        </draw:path>
        <draw:path draw:style-name="gr1" draw:text-style-name="P1" draw:layer="layout" svg:width="0.035cm" svg:height="0.036cm" svg:x="9.712cm" svg:y="17.305cm" svg:viewBox="0 0 36 37" svg:d="M18 37c-24 0-24-37 0-37s24 37 0 37z">
          <text:p/>
        </draw:path>
        <draw:path draw:style-name="gr1" draw:text-style-name="P1" draw:layer="layout" svg:width="0.035cm" svg:height="0.035cm" svg:x="9.712cm" svg:y="17.808cm" svg:viewBox="0 0 36 36" svg:d="M18 36c-24 0-24-36 0-36s24 36 0 36z">
          <text:p/>
        </draw:path>
        <draw:path draw:style-name="gr1" draw:text-style-name="P1" draw:layer="layout" svg:width="0.035cm" svg:height="0.035cm" svg:x="9.712cm" svg:y="18.31cm" svg:viewBox="0 0 36 36" svg:d="M18 36c-24 0-24-36 0-36s24 36 0 36z">
          <text:p/>
        </draw:path>
        <draw:path draw:style-name="gr1" draw:text-style-name="P1" draw:layer="layout" svg:width="0.035cm" svg:height="0.035cm" svg:x="9.712cm" svg:y="18.812cm" svg:viewBox="0 0 36 36" svg:d="M18 36c-24 0-24-36 0-36s24 36 0 36z">
          <text:p/>
        </draw:path>
        <draw:path draw:style-name="gr1" draw:text-style-name="P1" draw:layer="layout" svg:width="0.035cm" svg:height="0.035cm" svg:x="9.712cm" svg:y="19.314cm" svg:viewBox="0 0 36 36" svg:d="M18 36c-24 0-24-36 0-36s24 36 0 36z">
          <text:p/>
        </draw:path>
        <draw:path draw:style-name="gr1" draw:text-style-name="P1" draw:layer="layout" svg:width="0.035cm" svg:height="0.036cm" svg:x="9.712cm" svg:y="19.816cm" svg:viewBox="0 0 36 37" svg:d="M18 37c-24 0-24-37 0-37s24 37 0 37z">
          <text:p/>
        </draw:path>
        <draw:path draw:style-name="gr1" draw:text-style-name="P1" draw:layer="layout" svg:width="0.035cm" svg:height="0.035cm" svg:x="9.712cm" svg:y="20.319cm" svg:viewBox="0 0 36 36" svg:d="M18 36c-24 0-24-36 0-36s24 36 0 36z">
          <text:p/>
        </draw:path>
        <draw:path draw:style-name="gr1" draw:text-style-name="P1" draw:layer="layout" svg:width="0.035cm" svg:height="0.035cm" svg:x="9.712cm" svg:y="20.821cm" svg:viewBox="0 0 36 36" svg:d="M18 36c-24 0-24-36 0-36s24 36 0 36z">
          <text:p/>
        </draw:path>
        <draw:path draw:style-name="gr1" draw:text-style-name="P1" draw:layer="layout" svg:width="0.034cm" svg:height="0.035cm" svg:x="9.213cm" svg:y="1.235cm" svg:viewBox="0 0 35 36" svg:d="M17 36c-23 0-23-36 0-36s23 36 0 36z">
          <text:p/>
        </draw:path>
        <draw:path draw:style-name="gr1" draw:text-style-name="P1" draw:layer="layout" svg:width="0.034cm" svg:height="0.036cm" svg:x="9.213cm" svg:y="1.737cm" svg:viewBox="0 0 35 37" svg:d="M17 37c-23 0-23-37 0-37s23 37 0 37z">
          <text:p/>
        </draw:path>
        <draw:path draw:style-name="gr1" draw:text-style-name="P1" draw:layer="layout" svg:width="0.034cm" svg:height="0.036cm" svg:x="9.213cm" svg:y="2.239cm" svg:viewBox="0 0 35 37" svg:d="M17 37c-23 0-23-37 0-37s23 37 0 37z">
          <text:p/>
        </draw:path>
        <draw:path draw:style-name="gr1" draw:text-style-name="P1" draw:layer="layout" svg:width="0.034cm" svg:height="0.035cm" svg:x="9.213cm" svg:y="2.742cm" svg:viewBox="0 0 35 36" svg:d="M17 36c-23 0-23-36 0-36s23 36 0 36z">
          <text:p/>
        </draw:path>
        <draw:path draw:style-name="gr1" draw:text-style-name="P1" draw:layer="layout" svg:width="0.034cm" svg:height="0.035cm" svg:x="9.213cm" svg:y="3.244cm" svg:viewBox="0 0 35 36" svg:d="M17 36c-23 0-23-36 0-36s23 36 0 36z">
          <text:p/>
        </draw:path>
        <draw:path draw:style-name="gr1" draw:text-style-name="P1" draw:layer="layout" svg:width="0.034cm" svg:height="0.035cm" svg:x="9.213cm" svg:y="3.746cm" svg:viewBox="0 0 35 36" svg:d="M17 36c-23 0-23-36 0-36s23 36 0 36z">
          <text:p/>
        </draw:path>
        <draw:path draw:style-name="gr1" draw:text-style-name="P1" draw:layer="layout" svg:width="0.034cm" svg:height="0.036cm" svg:x="9.213cm" svg:y="4.248cm" svg:viewBox="0 0 35 37" svg:d="M17 37c-23 0-23-37 0-37s23 37 0 37z">
          <text:p/>
        </draw:path>
        <draw:path draw:style-name="gr1" draw:text-style-name="P1" draw:layer="layout" svg:width="0.034cm" svg:height="0.036cm" svg:x="9.213cm" svg:y="4.75cm" svg:viewBox="0 0 35 37" svg:d="M17 37c-23 0-23-37 0-37s23 37 0 37z">
          <text:p/>
        </draw:path>
        <draw:path draw:style-name="gr1" draw:text-style-name="P1" draw:layer="layout" svg:width="0.034cm" svg:height="0.035cm" svg:x="9.213cm" svg:y="5.253cm" svg:viewBox="0 0 35 36" svg:d="M17 36c-23 0-23-36 0-36s23 36 0 36z">
          <text:p/>
        </draw:path>
        <draw:path draw:style-name="gr1" draw:text-style-name="P1" draw:layer="layout" svg:width="0.034cm" svg:height="0.035cm" svg:x="9.213cm" svg:y="5.755cm" svg:viewBox="0 0 35 36" svg:d="M17 36c-23 0-23-36 0-36s23 36 0 36z">
          <text:p/>
        </draw:path>
        <draw:path draw:style-name="gr1" draw:text-style-name="P1" draw:layer="layout" svg:width="0.034cm" svg:height="0.035cm" svg:x="9.213cm" svg:y="6.257cm" svg:viewBox="0 0 35 36" svg:d="M17 36c-23 0-23-36 0-36s23 36 0 36z">
          <text:p/>
        </draw:path>
        <draw:path draw:style-name="gr1" draw:text-style-name="P1" draw:layer="layout" svg:width="0.034cm" svg:height="0.036cm" svg:x="9.213cm" svg:y="6.759cm" svg:viewBox="0 0 35 37" svg:d="M17 37c-23 0-23-37 0-37s23 37 0 37z">
          <text:p/>
        </draw:path>
        <draw:path draw:style-name="gr1" draw:text-style-name="P1" draw:layer="layout" svg:width="0.034cm" svg:height="0.035cm" svg:x="9.213cm" svg:y="7.262cm" svg:viewBox="0 0 35 36" svg:d="M17 36c-23 0-23-36 0-36s23 36 0 36z">
          <text:p/>
        </draw:path>
        <draw:path draw:style-name="gr1" draw:text-style-name="P1" draw:layer="layout" svg:width="0.034cm" svg:height="0.035cm" svg:x="9.213cm" svg:y="7.764cm" svg:viewBox="0 0 35 36" svg:d="M17 36c-23 0-23-36 0-36s23 36 0 36z">
          <text:p/>
        </draw:path>
        <draw:path draw:style-name="gr1" draw:text-style-name="P1" draw:layer="layout" svg:width="0.034cm" svg:height="0.035cm" svg:x="9.213cm" svg:y="8.266cm" svg:viewBox="0 0 35 36" svg:d="M17 36c-23 0-23-36 0-36s23 36 0 36z">
          <text:p/>
        </draw:path>
        <draw:path draw:style-name="gr1" draw:text-style-name="P1" draw:layer="layout" svg:width="0.034cm" svg:height="0.035cm" svg:x="9.213cm" svg:y="8.768cm" svg:viewBox="0 0 35 36" svg:d="M17 36c-23 0-23-36 0-36s23 36 0 36z">
          <text:p/>
        </draw:path>
        <draw:path draw:style-name="gr1" draw:text-style-name="P1" draw:layer="layout" svg:width="0.034cm" svg:height="0.036cm" svg:x="9.213cm" svg:y="9.27cm" svg:viewBox="0 0 35 37" svg:d="M17 37c-23 0-23-37 0-37s23 37 0 37z">
          <text:p/>
        </draw:path>
        <draw:path draw:style-name="gr1" draw:text-style-name="P1" draw:layer="layout" svg:width="0.034cm" svg:height="0.036cm" svg:x="9.213cm" svg:y="9.772cm" svg:viewBox="0 0 35 37" svg:d="M17 37c-23 0-23-37 0-37s23 37 0 37z">
          <text:p/>
        </draw:path>
        <draw:path draw:style-name="gr1" draw:text-style-name="P1" draw:layer="layout" svg:width="0.034cm" svg:height="0.035cm" svg:x="9.213cm" svg:y="10.275cm" svg:viewBox="0 0 35 36" svg:d="M17 36c-23 0-23-36 0-36s23 36 0 36z">
          <text:p/>
        </draw:path>
        <draw:path draw:style-name="gr1" draw:text-style-name="P1" draw:layer="layout" svg:width="0.034cm" svg:height="0.035cm" svg:x="9.213cm" svg:y="10.777cm" svg:viewBox="0 0 35 36" svg:d="M17 36c-23 0-23-36 0-36s23 36 0 36z">
          <text:p/>
        </draw:path>
        <draw:path draw:style-name="gr1" draw:text-style-name="P1" draw:layer="layout" svg:width="0.034cm" svg:height="0.035cm" svg:x="9.213cm" svg:y="11.279cm" svg:viewBox="0 0 35 36" svg:d="M17 36c-23 0-23-36 0-36s23 36 0 36z">
          <text:p/>
        </draw:path>
        <draw:path draw:style-name="gr1" draw:text-style-name="P1" draw:layer="layout" svg:width="0.034cm" svg:height="0.035cm" svg:x="9.213cm" svg:y="11.781cm" svg:viewBox="0 0 35 36" svg:d="M17 36c-23 0-23-36 0-36s23 36 0 36z">
          <text:p/>
        </draw:path>
        <draw:path draw:style-name="gr1" draw:text-style-name="P1" draw:layer="layout" svg:width="0.034cm" svg:height="0.036cm" svg:x="9.213cm" svg:y="12.283cm" svg:viewBox="0 0 35 37" svg:d="M17 37c-23 0-23-37 0-37s23 37 0 37z">
          <text:p/>
        </draw:path>
        <draw:path draw:style-name="gr1" draw:text-style-name="P1" draw:layer="layout" svg:width="0.034cm" svg:height="0.035cm" svg:x="9.213cm" svg:y="12.786cm" svg:viewBox="0 0 35 36" svg:d="M17 36c-23 0-23-36 0-36s23 36 0 36z">
          <text:p/>
        </draw:path>
        <draw:path draw:style-name="gr1" draw:text-style-name="P1" draw:layer="layout" svg:width="0.034cm" svg:height="0.035cm" svg:x="9.213cm" svg:y="13.288cm" svg:viewBox="0 0 35 36" svg:d="M17 36c-23 0-23-36 0-36s23 36 0 36z">
          <text:p/>
        </draw:path>
        <draw:path draw:style-name="gr1" draw:text-style-name="P1" draw:layer="layout" svg:width="0.034cm" svg:height="0.035cm" svg:x="9.213cm" svg:y="13.79cm" svg:viewBox="0 0 35 36" svg:d="M17 36c-23 0-23-36 0-36s23 36 0 36z">
          <text:p/>
        </draw:path>
        <draw:path draw:style-name="gr1" draw:text-style-name="P1" draw:layer="layout" svg:width="0.034cm" svg:height="0.035cm" svg:x="9.213cm" svg:y="14.292cm" svg:viewBox="0 0 35 36" svg:d="M17 36c-23 0-23-36 0-36s23 36 0 36z">
          <text:p/>
        </draw:path>
        <draw:path draw:style-name="gr1" draw:text-style-name="P1" draw:layer="layout" svg:width="0.034cm" svg:height="0.036cm" svg:x="9.213cm" svg:y="14.794cm" svg:viewBox="0 0 35 37" svg:d="M17 37c-23 0-23-37 0-37s23 37 0 37z">
          <text:p/>
        </draw:path>
        <draw:path draw:style-name="gr1" draw:text-style-name="P1" draw:layer="layout" svg:width="0.034cm" svg:height="0.035cm" svg:x="9.213cm" svg:y="15.297cm" svg:viewBox="0 0 35 36" svg:d="M17 36c-23 0-23-36 0-36s23 36 0 36z">
          <text:p/>
        </draw:path>
        <draw:path draw:style-name="gr1" draw:text-style-name="P1" draw:layer="layout" svg:width="0.034cm" svg:height="0.035cm" svg:x="9.213cm" svg:y="15.799cm" svg:viewBox="0 0 35 36" svg:d="M17 36c-23 0-23-36 0-36s23 36 0 36z">
          <text:p/>
        </draw:path>
        <draw:path draw:style-name="gr1" draw:text-style-name="P1" draw:layer="layout" svg:width="0.034cm" svg:height="0.035cm" svg:x="9.213cm" svg:y="16.301cm" svg:viewBox="0 0 35 36" svg:d="M17 36c-23 0-23-36 0-36s23 36 0 36z">
          <text:p/>
        </draw:path>
        <draw:path draw:style-name="gr1" draw:text-style-name="P1" draw:layer="layout" svg:width="0.034cm" svg:height="0.035cm" svg:x="9.213cm" svg:y="16.803cm" svg:viewBox="0 0 35 36" svg:d="M17 36c-23 0-23-36 0-36s23 36 0 36z">
          <text:p/>
        </draw:path>
        <draw:path draw:style-name="gr1" draw:text-style-name="P1" draw:layer="layout" svg:width="0.034cm" svg:height="0.036cm" svg:x="9.213cm" svg:y="17.305cm" svg:viewBox="0 0 35 37" svg:d="M17 37c-23 0-23-37 0-37s23 37 0 37z">
          <text:p/>
        </draw:path>
        <draw:path draw:style-name="gr1" draw:text-style-name="P1" draw:layer="layout" svg:width="0.034cm" svg:height="0.035cm" svg:x="9.213cm" svg:y="17.808cm" svg:viewBox="0 0 35 36" svg:d="M17 36c-23 0-23-36 0-36s23 36 0 36z">
          <text:p/>
        </draw:path>
        <draw:path draw:style-name="gr1" draw:text-style-name="P1" draw:layer="layout" svg:width="0.034cm" svg:height="0.035cm" svg:x="9.213cm" svg:y="18.31cm" svg:viewBox="0 0 35 36" svg:d="M17 36c-23 0-23-36 0-36s23 36 0 36z">
          <text:p/>
        </draw:path>
        <draw:path draw:style-name="gr1" draw:text-style-name="P1" draw:layer="layout" svg:width="0.034cm" svg:height="0.035cm" svg:x="9.213cm" svg:y="18.812cm" svg:viewBox="0 0 35 36" svg:d="M17 36c-23 0-23-36 0-36s23 36 0 36z">
          <text:p/>
        </draw:path>
        <draw:path draw:style-name="gr1" draw:text-style-name="P1" draw:layer="layout" svg:width="0.034cm" svg:height="0.035cm" svg:x="9.213cm" svg:y="19.314cm" svg:viewBox="0 0 35 36" svg:d="M17 36c-23 0-23-36 0-36s23 36 0 36z">
          <text:p/>
        </draw:path>
        <draw:path draw:style-name="gr1" draw:text-style-name="P1" draw:layer="layout" svg:width="0.034cm" svg:height="0.036cm" svg:x="9.213cm" svg:y="19.816cm" svg:viewBox="0 0 35 37" svg:d="M17 37c-23 0-23-37 0-37s23 37 0 37z">
          <text:p/>
        </draw:path>
        <draw:path draw:style-name="gr1" draw:text-style-name="P1" draw:layer="layout" svg:width="0.034cm" svg:height="0.035cm" svg:x="9.213cm" svg:y="20.319cm" svg:viewBox="0 0 35 36" svg:d="M17 36c-23 0-23-36 0-36s23 36 0 36z">
          <text:p/>
        </draw:path>
        <draw:path draw:style-name="gr1" draw:text-style-name="P1" draw:layer="layout" svg:width="0.034cm" svg:height="0.035cm" svg:x="9.213cm" svg:y="20.821cm" svg:viewBox="0 0 35 36" svg:d="M17 36c-23 0-23-36 0-36s23 36 0 36z">
          <text:p/>
        </draw:path>
        <draw:path draw:style-name="gr1" draw:text-style-name="P1" draw:layer="layout" svg:width="0.034cm" svg:height="0.035cm" svg:x="8.715cm" svg:y="1.235cm" svg:viewBox="0 0 35 36" svg:d="M17 36c-23 0-23-36 0-36 24 0 24 36 0 36z">
          <text:p/>
        </draw:path>
        <draw:path draw:style-name="gr1" draw:text-style-name="P1" draw:layer="layout" svg:width="0.034cm" svg:height="0.036cm" svg:x="8.715cm" svg:y="1.737cm" svg:viewBox="0 0 35 37" svg:d="M17 37c-23 0-23-37 0-37 24 0 24 37 0 37z">
          <text:p/>
        </draw:path>
        <draw:path draw:style-name="gr1" draw:text-style-name="P1" draw:layer="layout" svg:width="0.034cm" svg:height="0.036cm" svg:x="8.715cm" svg:y="2.239cm" svg:viewBox="0 0 35 37" svg:d="M17 37c-23 0-23-37 0-37 24 0 24 37 0 37z">
          <text:p/>
        </draw:path>
        <draw:path draw:style-name="gr1" draw:text-style-name="P1" draw:layer="layout" svg:width="0.034cm" svg:height="0.035cm" svg:x="8.715cm" svg:y="2.742cm" svg:viewBox="0 0 35 36" svg:d="M17 36c-23 0-23-36 0-36 24 0 24 36 0 36z">
          <text:p/>
        </draw:path>
        <draw:path draw:style-name="gr1" draw:text-style-name="P1" draw:layer="layout" svg:width="0.034cm" svg:height="0.035cm" svg:x="8.715cm" svg:y="3.244cm" svg:viewBox="0 0 35 36" svg:d="M17 36c-23 0-23-36 0-36 24 0 24 36 0 36z">
          <text:p/>
        </draw:path>
        <draw:path draw:style-name="gr1" draw:text-style-name="P1" draw:layer="layout" svg:width="0.034cm" svg:height="0.035cm" svg:x="8.715cm" svg:y="3.746cm" svg:viewBox="0 0 35 36" svg:d="M17 36c-23 0-23-36 0-36 24 0 24 36 0 36z">
          <text:p/>
        </draw:path>
        <draw:path draw:style-name="gr1" draw:text-style-name="P1" draw:layer="layout" svg:width="0.034cm" svg:height="0.036cm" svg:x="8.715cm" svg:y="4.248cm" svg:viewBox="0 0 35 37" svg:d="M17 37c-23 0-23-37 0-37 24 0 24 37 0 37z">
          <text:p/>
        </draw:path>
        <draw:path draw:style-name="gr1" draw:text-style-name="P1" draw:layer="layout" svg:width="0.034cm" svg:height="0.036cm" svg:x="8.715cm" svg:y="4.75cm" svg:viewBox="0 0 35 37" svg:d="M17 37c-23 0-23-37 0-37 24 0 24 37 0 37z">
          <text:p/>
        </draw:path>
        <draw:path draw:style-name="gr1" draw:text-style-name="P1" draw:layer="layout" svg:width="0.034cm" svg:height="0.035cm" svg:x="8.715cm" svg:y="5.253cm" svg:viewBox="0 0 35 36" svg:d="M17 36c-23 0-23-36 0-36 24 0 24 36 0 36z">
          <text:p/>
        </draw:path>
        <draw:path draw:style-name="gr1" draw:text-style-name="P1" draw:layer="layout" svg:width="0.034cm" svg:height="0.035cm" svg:x="8.715cm" svg:y="5.755cm" svg:viewBox="0 0 35 36" svg:d="M17 36c-23 0-23-36 0-36 24 0 24 36 0 36z">
          <text:p/>
        </draw:path>
        <draw:path draw:style-name="gr1" draw:text-style-name="P1" draw:layer="layout" svg:width="0.034cm" svg:height="0.035cm" svg:x="8.715cm" svg:y="6.257cm" svg:viewBox="0 0 35 36" svg:d="M17 36c-23 0-23-36 0-36 24 0 24 36 0 36z">
          <text:p/>
        </draw:path>
        <draw:path draw:style-name="gr1" draw:text-style-name="P1" draw:layer="layout" svg:width="0.034cm" svg:height="0.036cm" svg:x="8.715cm" svg:y="6.759cm" svg:viewBox="0 0 35 37" svg:d="M17 37c-23 0-23-37 0-37 24 0 24 37 0 37z">
          <text:p/>
        </draw:path>
        <draw:path draw:style-name="gr1" draw:text-style-name="P1" draw:layer="layout" svg:width="0.034cm" svg:height="0.035cm" svg:x="8.715cm" svg:y="7.262cm" svg:viewBox="0 0 35 36" svg:d="M17 36c-23 0-23-36 0-36 24 0 24 36 0 36z">
          <text:p/>
        </draw:path>
        <draw:path draw:style-name="gr1" draw:text-style-name="P1" draw:layer="layout" svg:width="0.034cm" svg:height="0.035cm" svg:x="8.715cm" svg:y="7.764cm" svg:viewBox="0 0 35 36" svg:d="M17 36c-23 0-23-36 0-36 24 0 24 36 0 36z">
          <text:p/>
        </draw:path>
        <draw:path draw:style-name="gr1" draw:text-style-name="P1" draw:layer="layout" svg:width="0.034cm" svg:height="0.035cm" svg:x="8.715cm" svg:y="8.266cm" svg:viewBox="0 0 35 36" svg:d="M17 36c-23 0-23-36 0-36 24 0 24 36 0 36z">
          <text:p/>
        </draw:path>
        <draw:path draw:style-name="gr1" draw:text-style-name="P1" draw:layer="layout" svg:width="0.034cm" svg:height="0.035cm" svg:x="8.715cm" svg:y="8.768cm" svg:viewBox="0 0 35 36" svg:d="M17 36c-23 0-23-36 0-36 24 0 24 36 0 36z">
          <text:p/>
        </draw:path>
        <draw:path draw:style-name="gr1" draw:text-style-name="P1" draw:layer="layout" svg:width="0.034cm" svg:height="0.036cm" svg:x="8.715cm" svg:y="9.27cm" svg:viewBox="0 0 35 37" svg:d="M17 37c-23 0-23-37 0-37 24 0 24 37 0 37z">
          <text:p/>
        </draw:path>
        <draw:path draw:style-name="gr1" draw:text-style-name="P1" draw:layer="layout" svg:width="0.034cm" svg:height="0.036cm" svg:x="8.715cm" svg:y="9.772cm" svg:viewBox="0 0 35 37" svg:d="M17 37c-23 0-23-37 0-37 24 0 24 37 0 37z">
          <text:p/>
        </draw:path>
        <draw:path draw:style-name="gr1" draw:text-style-name="P1" draw:layer="layout" svg:width="0.034cm" svg:height="0.035cm" svg:x="8.715cm" svg:y="10.275cm" svg:viewBox="0 0 35 36" svg:d="M17 36c-23 0-23-36 0-36 24 0 24 36 0 36z">
          <text:p/>
        </draw:path>
        <draw:path draw:style-name="gr1" draw:text-style-name="P1" draw:layer="layout" svg:width="0.034cm" svg:height="0.035cm" svg:x="8.715cm" svg:y="10.777cm" svg:viewBox="0 0 35 36" svg:d="M17 36c-23 0-23-36 0-36 24 0 24 36 0 36z">
          <text:p/>
        </draw:path>
        <draw:path draw:style-name="gr1" draw:text-style-name="P1" draw:layer="layout" svg:width="0.034cm" svg:height="0.035cm" svg:x="8.715cm" svg:y="11.279cm" svg:viewBox="0 0 35 36" svg:d="M17 36c-23 0-23-36 0-36 24 0 24 36 0 36z">
          <text:p/>
        </draw:path>
        <draw:path draw:style-name="gr1" draw:text-style-name="P1" draw:layer="layout" svg:width="0.034cm" svg:height="0.035cm" svg:x="8.715cm" svg:y="11.781cm" svg:viewBox="0 0 35 36" svg:d="M17 36c-23 0-23-36 0-36 24 0 24 36 0 36z">
          <text:p/>
        </draw:path>
        <draw:path draw:style-name="gr1" draw:text-style-name="P1" draw:layer="layout" svg:width="0.034cm" svg:height="0.036cm" svg:x="8.715cm" svg:y="12.283cm" svg:viewBox="0 0 35 37" svg:d="M17 37c-23 0-23-37 0-37 24 0 24 37 0 37z">
          <text:p/>
        </draw:path>
        <draw:path draw:style-name="gr1" draw:text-style-name="P1" draw:layer="layout" svg:width="0.034cm" svg:height="0.035cm" svg:x="8.715cm" svg:y="12.786cm" svg:viewBox="0 0 35 36" svg:d="M17 36c-23 0-23-36 0-36 24 0 24 36 0 36z">
          <text:p/>
        </draw:path>
        <draw:path draw:style-name="gr1" draw:text-style-name="P1" draw:layer="layout" svg:width="0.034cm" svg:height="0.035cm" svg:x="8.715cm" svg:y="13.288cm" svg:viewBox="0 0 35 36" svg:d="M17 36c-23 0-23-36 0-36 24 0 24 36 0 36z">
          <text:p/>
        </draw:path>
        <draw:path draw:style-name="gr1" draw:text-style-name="P1" draw:layer="layout" svg:width="0.034cm" svg:height="0.035cm" svg:x="8.715cm" svg:y="13.79cm" svg:viewBox="0 0 35 36" svg:d="M17 36c-23 0-23-36 0-36 24 0 24 36 0 36z">
          <text:p/>
        </draw:path>
        <draw:path draw:style-name="gr1" draw:text-style-name="P1" draw:layer="layout" svg:width="0.034cm" svg:height="0.035cm" svg:x="8.715cm" svg:y="14.292cm" svg:viewBox="0 0 35 36" svg:d="M17 36c-23 0-23-36 0-36 24 0 24 36 0 36z">
          <text:p/>
        </draw:path>
        <draw:path draw:style-name="gr1" draw:text-style-name="P1" draw:layer="layout" svg:width="0.034cm" svg:height="0.036cm" svg:x="8.715cm" svg:y="14.794cm" svg:viewBox="0 0 35 37" svg:d="M17 37c-23 0-23-37 0-37 24 0 24 37 0 37z">
          <text:p/>
        </draw:path>
        <draw:path draw:style-name="gr1" draw:text-style-name="P1" draw:layer="layout" svg:width="0.034cm" svg:height="0.035cm" svg:x="8.715cm" svg:y="15.297cm" svg:viewBox="0 0 35 36" svg:d="M17 36c-23 0-23-36 0-36 24 0 24 36 0 36z">
          <text:p/>
        </draw:path>
        <draw:path draw:style-name="gr1" draw:text-style-name="P1" draw:layer="layout" svg:width="0.034cm" svg:height="0.035cm" svg:x="8.715cm" svg:y="15.799cm" svg:viewBox="0 0 35 36" svg:d="M17 36c-23 0-23-36 0-36 24 0 24 36 0 36z">
          <text:p/>
        </draw:path>
        <draw:path draw:style-name="gr1" draw:text-style-name="P1" draw:layer="layout" svg:width="0.034cm" svg:height="0.035cm" svg:x="8.715cm" svg:y="16.301cm" svg:viewBox="0 0 35 36" svg:d="M17 36c-23 0-23-36 0-36 24 0 24 36 0 36z">
          <text:p/>
        </draw:path>
        <draw:path draw:style-name="gr1" draw:text-style-name="P1" draw:layer="layout" svg:width="0.034cm" svg:height="0.035cm" svg:x="8.715cm" svg:y="16.803cm" svg:viewBox="0 0 35 36" svg:d="M17 36c-23 0-23-36 0-36 24 0 24 36 0 36z">
          <text:p/>
        </draw:path>
        <draw:path draw:style-name="gr1" draw:text-style-name="P1" draw:layer="layout" svg:width="0.034cm" svg:height="0.036cm" svg:x="8.715cm" svg:y="17.305cm" svg:viewBox="0 0 35 37" svg:d="M17 37c-23 0-23-37 0-37 24 0 24 37 0 37z">
          <text:p/>
        </draw:path>
        <draw:path draw:style-name="gr1" draw:text-style-name="P1" draw:layer="layout" svg:width="0.034cm" svg:height="0.035cm" svg:x="8.715cm" svg:y="17.808cm" svg:viewBox="0 0 35 36" svg:d="M17 36c-23 0-23-36 0-36 24 0 24 36 0 36z">
          <text:p/>
        </draw:path>
        <draw:path draw:style-name="gr1" draw:text-style-name="P1" draw:layer="layout" svg:width="0.034cm" svg:height="0.035cm" svg:x="8.715cm" svg:y="18.31cm" svg:viewBox="0 0 35 36" svg:d="M17 36c-23 0-23-36 0-36 24 0 24 36 0 36z">
          <text:p/>
        </draw:path>
        <draw:path draw:style-name="gr1" draw:text-style-name="P1" draw:layer="layout" svg:width="0.034cm" svg:height="0.035cm" svg:x="8.715cm" svg:y="18.812cm" svg:viewBox="0 0 35 36" svg:d="M17 36c-23 0-23-36 0-36 24 0 24 36 0 36z">
          <text:p/>
        </draw:path>
        <draw:path draw:style-name="gr1" draw:text-style-name="P1" draw:layer="layout" svg:width="0.034cm" svg:height="0.035cm" svg:x="8.715cm" svg:y="19.314cm" svg:viewBox="0 0 35 36" svg:d="M17 36c-23 0-23-36 0-36 24 0 24 36 0 36z">
          <text:p/>
        </draw:path>
        <draw:path draw:style-name="gr1" draw:text-style-name="P1" draw:layer="layout" svg:width="0.034cm" svg:height="0.036cm" svg:x="8.715cm" svg:y="19.816cm" svg:viewBox="0 0 35 37" svg:d="M17 37c-23 0-23-37 0-37 24 0 24 37 0 37z">
          <text:p/>
        </draw:path>
        <draw:path draw:style-name="gr1" draw:text-style-name="P1" draw:layer="layout" svg:width="0.034cm" svg:height="0.035cm" svg:x="8.715cm" svg:y="20.319cm" svg:viewBox="0 0 35 36" svg:d="M17 36c-23 0-23-36 0-36 24 0 24 36 0 36z">
          <text:p/>
        </draw:path>
        <draw:path draw:style-name="gr1" draw:text-style-name="P1" draw:layer="layout" svg:width="0.034cm" svg:height="0.035cm" svg:x="8.715cm" svg:y="20.821cm" svg:viewBox="0 0 35 36" svg:d="M17 36c-23 0-23-36 0-36 24 0 24 36 0 36z">
          <text:p/>
        </draw:path>
        <draw:path draw:style-name="gr1" draw:text-style-name="P1" draw:layer="layout" svg:width="0.035cm" svg:height="0.035cm" svg:x="8.216cm" svg:y="1.235cm" svg:viewBox="0 0 36 36" svg:d="M18 36c-23 0-24-36 0-36s24 36 0 36z">
          <text:p/>
        </draw:path>
        <draw:path draw:style-name="gr1" draw:text-style-name="P1" draw:layer="layout" svg:width="0.035cm" svg:height="0.036cm" svg:x="8.216cm" svg:y="1.737cm" svg:viewBox="0 0 36 37" svg:d="M18 37c-23 0-24-37 0-37s24 37 0 37z">
          <text:p/>
        </draw:path>
        <draw:path draw:style-name="gr1" draw:text-style-name="P1" draw:layer="layout" svg:width="0.035cm" svg:height="0.036cm" svg:x="8.216cm" svg:y="2.239cm" svg:viewBox="0 0 36 37" svg:d="M18 37c-23 0-24-37 0-37s24 37 0 37z">
          <text:p/>
        </draw:path>
        <draw:path draw:style-name="gr1" draw:text-style-name="P1" draw:layer="layout" svg:width="0.035cm" svg:height="0.035cm" svg:x="8.216cm" svg:y="2.742cm" svg:viewBox="0 0 36 36" svg:d="M18 36c-23 0-24-36 0-36s24 36 0 36z">
          <text:p/>
        </draw:path>
        <draw:path draw:style-name="gr1" draw:text-style-name="P1" draw:layer="layout" svg:width="0.035cm" svg:height="0.035cm" svg:x="8.216cm" svg:y="3.244cm" svg:viewBox="0 0 36 36" svg:d="M18 36c-23 0-24-36 0-36s24 36 0 36z">
          <text:p/>
        </draw:path>
        <draw:path draw:style-name="gr1" draw:text-style-name="P1" draw:layer="layout" svg:width="0.035cm" svg:height="0.035cm" svg:x="8.216cm" svg:y="3.746cm" svg:viewBox="0 0 36 36" svg:d="M18 36c-23 0-24-36 0-36s24 36 0 36z">
          <text:p/>
        </draw:path>
        <draw:path draw:style-name="gr1" draw:text-style-name="P1" draw:layer="layout" svg:width="0.035cm" svg:height="0.036cm" svg:x="8.216cm" svg:y="4.248cm" svg:viewBox="0 0 36 37" svg:d="M18 37c-23 0-24-37 0-37s24 37 0 37z">
          <text:p/>
        </draw:path>
        <draw:path draw:style-name="gr1" draw:text-style-name="P1" draw:layer="layout" svg:width="0.035cm" svg:height="0.036cm" svg:x="8.216cm" svg:y="4.75cm" svg:viewBox="0 0 36 37" svg:d="M18 37c-23 0-24-37 0-37s24 37 0 37z">
          <text:p/>
        </draw:path>
        <draw:path draw:style-name="gr1" draw:text-style-name="P1" draw:layer="layout" svg:width="0.035cm" svg:height="0.035cm" svg:x="8.216cm" svg:y="5.253cm" svg:viewBox="0 0 36 36" svg:d="M18 36c-23 0-24-36 0-36s24 36 0 36z">
          <text:p/>
        </draw:path>
        <draw:path draw:style-name="gr1" draw:text-style-name="P1" draw:layer="layout" svg:width="0.035cm" svg:height="0.035cm" svg:x="8.216cm" svg:y="5.755cm" svg:viewBox="0 0 36 36" svg:d="M18 36c-23 0-24-36 0-36s24 36 0 36z">
          <text:p/>
        </draw:path>
        <draw:path draw:style-name="gr1" draw:text-style-name="P1" draw:layer="layout" svg:width="0.035cm" svg:height="0.035cm" svg:x="8.216cm" svg:y="6.257cm" svg:viewBox="0 0 36 36" svg:d="M18 36c-23 0-24-36 0-36s24 36 0 36z">
          <text:p/>
        </draw:path>
        <draw:path draw:style-name="gr1" draw:text-style-name="P1" draw:layer="layout" svg:width="0.035cm" svg:height="0.036cm" svg:x="8.216cm" svg:y="6.759cm" svg:viewBox="0 0 36 37" svg:d="M18 37c-23 0-24-37 0-37s24 37 0 37z">
          <text:p/>
        </draw:path>
        <draw:path draw:style-name="gr1" draw:text-style-name="P1" draw:layer="layout" svg:width="0.035cm" svg:height="0.035cm" svg:x="8.216cm" svg:y="7.262cm" svg:viewBox="0 0 36 36" svg:d="M18 36c-23 0-24-36 0-36s24 36 0 36z">
          <text:p/>
        </draw:path>
        <draw:path draw:style-name="gr1" draw:text-style-name="P1" draw:layer="layout" svg:width="0.035cm" svg:height="0.035cm" svg:x="8.216cm" svg:y="7.764cm" svg:viewBox="0 0 36 36" svg:d="M18 36c-23 0-24-36 0-36s24 36 0 36z">
          <text:p/>
        </draw:path>
        <draw:path draw:style-name="gr1" draw:text-style-name="P1" draw:layer="layout" svg:width="0.035cm" svg:height="0.035cm" svg:x="8.216cm" svg:y="8.266cm" svg:viewBox="0 0 36 36" svg:d="M18 36c-23 0-24-36 0-36s24 36 0 36z">
          <text:p/>
        </draw:path>
        <draw:path draw:style-name="gr1" draw:text-style-name="P1" draw:layer="layout" svg:width="0.035cm" svg:height="0.035cm" svg:x="8.216cm" svg:y="8.768cm" svg:viewBox="0 0 36 36" svg:d="M18 36c-23 0-24-36 0-36s24 36 0 36z">
          <text:p/>
        </draw:path>
        <draw:path draw:style-name="gr1" draw:text-style-name="P1" draw:layer="layout" svg:width="0.035cm" svg:height="0.036cm" svg:x="8.216cm" svg:y="9.27cm" svg:viewBox="0 0 36 37" svg:d="M18 37c-23 0-24-37 0-37s24 37 0 37z">
          <text:p/>
        </draw:path>
        <draw:path draw:style-name="gr1" draw:text-style-name="P1" draw:layer="layout" svg:width="0.035cm" svg:height="0.036cm" svg:x="8.216cm" svg:y="9.772cm" svg:viewBox="0 0 36 37" svg:d="M18 37c-23 0-24-37 0-37s24 37 0 37z">
          <text:p/>
        </draw:path>
        <draw:path draw:style-name="gr1" draw:text-style-name="P1" draw:layer="layout" svg:width="0.035cm" svg:height="0.035cm" svg:x="8.216cm" svg:y="10.275cm" svg:viewBox="0 0 36 36" svg:d="M18 36c-23 0-24-36 0-36s24 36 0 36z">
          <text:p/>
        </draw:path>
        <draw:path draw:style-name="gr1" draw:text-style-name="P1" draw:layer="layout" svg:width="0.035cm" svg:height="0.035cm" svg:x="8.216cm" svg:y="10.777cm" svg:viewBox="0 0 36 36" svg:d="M18 36c-23 0-24-36 0-36s24 36 0 36z">
          <text:p/>
        </draw:path>
        <draw:path draw:style-name="gr1" draw:text-style-name="P1" draw:layer="layout" svg:width="0.035cm" svg:height="0.035cm" svg:x="8.216cm" svg:y="11.279cm" svg:viewBox="0 0 36 36" svg:d="M18 36c-23 0-24-36 0-36s24 36 0 36z">
          <text:p/>
        </draw:path>
        <draw:path draw:style-name="gr1" draw:text-style-name="P1" draw:layer="layout" svg:width="0.035cm" svg:height="0.035cm" svg:x="8.216cm" svg:y="11.781cm" svg:viewBox="0 0 36 36" svg:d="M18 36c-23 0-24-36 0-36s24 36 0 36z">
          <text:p/>
        </draw:path>
        <draw:path draw:style-name="gr1" draw:text-style-name="P1" draw:layer="layout" svg:width="0.035cm" svg:height="0.036cm" svg:x="8.216cm" svg:y="12.283cm" svg:viewBox="0 0 36 37" svg:d="M18 37c-23 0-24-37 0-37s24 37 0 37z">
          <text:p/>
        </draw:path>
        <draw:path draw:style-name="gr1" draw:text-style-name="P1" draw:layer="layout" svg:width="0.035cm" svg:height="0.035cm" svg:x="8.216cm" svg:y="12.786cm" svg:viewBox="0 0 36 36" svg:d="M18 36c-23 0-24-36 0-36s24 36 0 36z">
          <text:p/>
        </draw:path>
        <draw:path draw:style-name="gr1" draw:text-style-name="P1" draw:layer="layout" svg:width="0.035cm" svg:height="0.035cm" svg:x="8.216cm" svg:y="13.288cm" svg:viewBox="0 0 36 36" svg:d="M18 36c-23 0-24-36 0-36s24 36 0 36z">
          <text:p/>
        </draw:path>
        <draw:path draw:style-name="gr1" draw:text-style-name="P1" draw:layer="layout" svg:width="0.035cm" svg:height="0.035cm" svg:x="8.216cm" svg:y="13.79cm" svg:viewBox="0 0 36 36" svg:d="M18 36c-23 0-24-36 0-36s24 36 0 36z">
          <text:p/>
        </draw:path>
        <draw:path draw:style-name="gr1" draw:text-style-name="P1" draw:layer="layout" svg:width="0.035cm" svg:height="0.035cm" svg:x="8.216cm" svg:y="14.292cm" svg:viewBox="0 0 36 36" svg:d="M18 36c-23 0-24-36 0-36s24 36 0 36z">
          <text:p/>
        </draw:path>
        <draw:path draw:style-name="gr1" draw:text-style-name="P1" draw:layer="layout" svg:width="0.035cm" svg:height="0.036cm" svg:x="8.216cm" svg:y="14.794cm" svg:viewBox="0 0 36 37" svg:d="M18 37c-23 0-24-37 0-37s24 37 0 37z">
          <text:p/>
        </draw:path>
        <draw:path draw:style-name="gr1" draw:text-style-name="P1" draw:layer="layout" svg:width="0.035cm" svg:height="0.035cm" svg:x="8.216cm" svg:y="15.297cm" svg:viewBox="0 0 36 36" svg:d="M18 36c-23 0-24-36 0-36s24 36 0 36z">
          <text:p/>
        </draw:path>
        <draw:path draw:style-name="gr1" draw:text-style-name="P1" draw:layer="layout" svg:width="0.035cm" svg:height="0.035cm" svg:x="8.216cm" svg:y="15.799cm" svg:viewBox="0 0 36 36" svg:d="M18 36c-23 0-24-36 0-36s24 36 0 36z">
          <text:p/>
        </draw:path>
        <draw:path draw:style-name="gr1" draw:text-style-name="P1" draw:layer="layout" svg:width="0.035cm" svg:height="0.035cm" svg:x="8.216cm" svg:y="16.301cm" svg:viewBox="0 0 36 36" svg:d="M18 36c-23 0-24-36 0-36s24 36 0 36z">
          <text:p/>
        </draw:path>
        <draw:path draw:style-name="gr1" draw:text-style-name="P1" draw:layer="layout" svg:width="0.035cm" svg:height="0.035cm" svg:x="8.216cm" svg:y="16.803cm" svg:viewBox="0 0 36 36" svg:d="M18 36c-23 0-24-36 0-36s24 36 0 36z">
          <text:p/>
        </draw:path>
        <draw:path draw:style-name="gr1" draw:text-style-name="P1" draw:layer="layout" svg:width="0.035cm" svg:height="0.036cm" svg:x="8.216cm" svg:y="17.305cm" svg:viewBox="0 0 36 37" svg:d="M18 37c-23 0-24-37 0-37s24 37 0 37z">
          <text:p/>
        </draw:path>
        <draw:path draw:style-name="gr1" draw:text-style-name="P1" draw:layer="layout" svg:width="0.035cm" svg:height="0.035cm" svg:x="8.216cm" svg:y="17.808cm" svg:viewBox="0 0 36 36" svg:d="M18 36c-23 0-24-36 0-36s24 36 0 36z">
          <text:p/>
        </draw:path>
        <draw:path draw:style-name="gr1" draw:text-style-name="P1" draw:layer="layout" svg:width="0.035cm" svg:height="0.035cm" svg:x="8.216cm" svg:y="18.31cm" svg:viewBox="0 0 36 36" svg:d="M18 36c-23 0-24-36 0-36s24 36 0 36z">
          <text:p/>
        </draw:path>
        <draw:path draw:style-name="gr1" draw:text-style-name="P1" draw:layer="layout" svg:width="0.035cm" svg:height="0.035cm" svg:x="8.216cm" svg:y="18.812cm" svg:viewBox="0 0 36 36" svg:d="M18 36c-23 0-24-36 0-36s24 36 0 36z">
          <text:p/>
        </draw:path>
        <draw:path draw:style-name="gr1" draw:text-style-name="P1" draw:layer="layout" svg:width="0.035cm" svg:height="0.035cm" svg:x="8.216cm" svg:y="19.314cm" svg:viewBox="0 0 36 36" svg:d="M18 36c-23 0-24-36 0-36s24 36 0 36z">
          <text:p/>
        </draw:path>
        <draw:path draw:style-name="gr1" draw:text-style-name="P1" draw:layer="layout" svg:width="0.035cm" svg:height="0.036cm" svg:x="8.216cm" svg:y="19.816cm" svg:viewBox="0 0 36 37" svg:d="M18 37c-23 0-24-37 0-37s24 37 0 37z">
          <text:p/>
        </draw:path>
        <draw:path draw:style-name="gr1" draw:text-style-name="P1" draw:layer="layout" svg:width="0.035cm" svg:height="0.035cm" svg:x="8.216cm" svg:y="20.319cm" svg:viewBox="0 0 36 36" svg:d="M18 36c-23 0-24-36 0-36s24 36 0 36z">
          <text:p/>
        </draw:path>
        <draw:path draw:style-name="gr1" draw:text-style-name="P1" draw:layer="layout" svg:width="0.035cm" svg:height="0.035cm" svg:x="8.216cm" svg:y="20.821cm" svg:viewBox="0 0 36 36" svg:d="M18 36c-23 0-24-36 0-36s24 36 0 36z">
          <text:p/>
        </draw:path>
        <draw:path draw:style-name="gr1" draw:text-style-name="P1" draw:layer="layout" svg:width="0.034cm" svg:height="0.035cm" svg:x="7.716cm" svg:y="1.235cm" svg:viewBox="0 0 35 36" svg:d="M17 36c-23 0-23-36 0-36 24 0 24 36 0 36z">
          <text:p/>
        </draw:path>
        <draw:path draw:style-name="gr1" draw:text-style-name="P1" draw:layer="layout" svg:width="0.034cm" svg:height="0.036cm" svg:x="7.716cm" svg:y="1.737cm" svg:viewBox="0 0 35 37" svg:d="M17 37c-23 0-23-37 0-37 24 0 24 37 0 37z">
          <text:p/>
        </draw:path>
        <draw:path draw:style-name="gr1" draw:text-style-name="P1" draw:layer="layout" svg:width="0.034cm" svg:height="0.036cm" svg:x="7.716cm" svg:y="2.239cm" svg:viewBox="0 0 35 37" svg:d="M17 37c-23 0-23-37 0-37 24 0 24 37 0 37z">
          <text:p/>
        </draw:path>
        <draw:path draw:style-name="gr1" draw:text-style-name="P1" draw:layer="layout" svg:width="0.034cm" svg:height="0.035cm" svg:x="7.716cm" svg:y="2.742cm" svg:viewBox="0 0 35 36" svg:d="M17 36c-23 0-23-36 0-36 24 0 24 36 0 36z">
          <text:p/>
        </draw:path>
        <draw:path draw:style-name="gr1" draw:text-style-name="P1" draw:layer="layout" svg:width="0.034cm" svg:height="0.035cm" svg:x="7.716cm" svg:y="3.244cm" svg:viewBox="0 0 35 36" svg:d="M17 36c-23 0-23-36 0-36 24 0 24 36 0 36z">
          <text:p/>
        </draw:path>
        <draw:path draw:style-name="gr1" draw:text-style-name="P1" draw:layer="layout" svg:width="0.034cm" svg:height="0.035cm" svg:x="7.716cm" svg:y="3.746cm" svg:viewBox="0 0 35 36" svg:d="M17 36c-23 0-23-36 0-36 24 0 24 36 0 36z">
          <text:p/>
        </draw:path>
        <draw:path draw:style-name="gr1" draw:text-style-name="P1" draw:layer="layout" svg:width="0.034cm" svg:height="0.036cm" svg:x="7.716cm" svg:y="4.248cm" svg:viewBox="0 0 35 37" svg:d="M17 37c-23 0-23-37 0-37 24 0 24 37 0 37z">
          <text:p/>
        </draw:path>
        <draw:path draw:style-name="gr1" draw:text-style-name="P1" draw:layer="layout" svg:width="0.034cm" svg:height="0.036cm" svg:x="7.716cm" svg:y="4.75cm" svg:viewBox="0 0 35 37" svg:d="M17 37c-23 0-23-37 0-37 24 0 24 37 0 37z">
          <text:p/>
        </draw:path>
        <draw:path draw:style-name="gr1" draw:text-style-name="P1" draw:layer="layout" svg:width="0.034cm" svg:height="0.035cm" svg:x="7.716cm" svg:y="5.253cm" svg:viewBox="0 0 35 36" svg:d="M17 36c-23 0-23-36 0-36 24 0 24 36 0 36z">
          <text:p/>
        </draw:path>
        <draw:path draw:style-name="gr1" draw:text-style-name="P1" draw:layer="layout" svg:width="0.034cm" svg:height="0.035cm" svg:x="7.716cm" svg:y="5.755cm" svg:viewBox="0 0 35 36" svg:d="M17 36c-23 0-23-36 0-36 24 0 24 36 0 36z">
          <text:p/>
        </draw:path>
        <draw:path draw:style-name="gr1" draw:text-style-name="P1" draw:layer="layout" svg:width="0.034cm" svg:height="0.035cm" svg:x="7.716cm" svg:y="6.257cm" svg:viewBox="0 0 35 36" svg:d="M17 36c-23 0-23-36 0-36 24 0 24 36 0 36z">
          <text:p/>
        </draw:path>
        <draw:path draw:style-name="gr1" draw:text-style-name="P1" draw:layer="layout" svg:width="0.034cm" svg:height="0.036cm" svg:x="7.716cm" svg:y="6.759cm" svg:viewBox="0 0 35 37" svg:d="M17 37c-23 0-23-37 0-37 24 0 24 37 0 37z">
          <text:p/>
        </draw:path>
        <draw:path draw:style-name="gr1" draw:text-style-name="P1" draw:layer="layout" svg:width="0.034cm" svg:height="0.035cm" svg:x="7.716cm" svg:y="7.262cm" svg:viewBox="0 0 35 36" svg:d="M17 36c-23 0-23-36 0-36 24 0 24 36 0 36z">
          <text:p/>
        </draw:path>
        <draw:path draw:style-name="gr1" draw:text-style-name="P1" draw:layer="layout" svg:width="0.034cm" svg:height="0.035cm" svg:x="7.716cm" svg:y="7.764cm" svg:viewBox="0 0 35 36" svg:d="M17 36c-23 0-23-36 0-36 24 0 24 36 0 36z">
          <text:p/>
        </draw:path>
        <draw:path draw:style-name="gr1" draw:text-style-name="P1" draw:layer="layout" svg:width="0.034cm" svg:height="0.035cm" svg:x="7.716cm" svg:y="8.266cm" svg:viewBox="0 0 35 36" svg:d="M17 36c-23 0-23-36 0-36 24 0 24 36 0 36z">
          <text:p/>
        </draw:path>
        <draw:path draw:style-name="gr1" draw:text-style-name="P1" draw:layer="layout" svg:width="0.034cm" svg:height="0.035cm" svg:x="7.716cm" svg:y="8.768cm" svg:viewBox="0 0 35 36" svg:d="M17 36c-23 0-23-36 0-36 24 0 24 36 0 36z">
          <text:p/>
        </draw:path>
        <draw:path draw:style-name="gr1" draw:text-style-name="P1" draw:layer="layout" svg:width="0.034cm" svg:height="0.036cm" svg:x="7.716cm" svg:y="9.27cm" svg:viewBox="0 0 35 37" svg:d="M17 37c-23 0-23-37 0-37 24 0 24 37 0 37z">
          <text:p/>
        </draw:path>
        <draw:path draw:style-name="gr1" draw:text-style-name="P1" draw:layer="layout" svg:width="0.034cm" svg:height="0.036cm" svg:x="7.716cm" svg:y="9.772cm" svg:viewBox="0 0 35 37" svg:d="M17 37c-23 0-23-37 0-37 24 0 24 37 0 37z">
          <text:p/>
        </draw:path>
        <draw:path draw:style-name="gr1" draw:text-style-name="P1" draw:layer="layout" svg:width="0.034cm" svg:height="0.035cm" svg:x="7.716cm" svg:y="10.275cm" svg:viewBox="0 0 35 36" svg:d="M17 36c-23 0-23-36 0-36 24 0 24 36 0 36z">
          <text:p/>
        </draw:path>
        <draw:path draw:style-name="gr1" draw:text-style-name="P1" draw:layer="layout" svg:width="0.034cm" svg:height="0.035cm" svg:x="7.716cm" svg:y="10.777cm" svg:viewBox="0 0 35 36" svg:d="M17 36c-23 0-23-36 0-36 24 0 24 36 0 36z">
          <text:p/>
        </draw:path>
        <draw:path draw:style-name="gr1" draw:text-style-name="P1" draw:layer="layout" svg:width="0.034cm" svg:height="0.035cm" svg:x="7.716cm" svg:y="11.279cm" svg:viewBox="0 0 35 36" svg:d="M17 36c-23 0-23-36 0-36 24 0 24 36 0 36z">
          <text:p/>
        </draw:path>
        <draw:path draw:style-name="gr1" draw:text-style-name="P1" draw:layer="layout" svg:width="0.034cm" svg:height="0.035cm" svg:x="7.716cm" svg:y="11.781cm" svg:viewBox="0 0 35 36" svg:d="M17 36c-23 0-23-36 0-36 24 0 24 36 0 36z">
          <text:p/>
        </draw:path>
        <draw:path draw:style-name="gr1" draw:text-style-name="P1" draw:layer="layout" svg:width="0.034cm" svg:height="0.036cm" svg:x="7.716cm" svg:y="12.283cm" svg:viewBox="0 0 35 37" svg:d="M17 37c-23 0-23-37 0-37 24 0 24 37 0 37z">
          <text:p/>
        </draw:path>
        <draw:path draw:style-name="gr1" draw:text-style-name="P1" draw:layer="layout" svg:width="0.034cm" svg:height="0.035cm" svg:x="7.716cm" svg:y="12.786cm" svg:viewBox="0 0 35 36" svg:d="M17 36c-23 0-23-36 0-36 24 0 24 36 0 36z">
          <text:p/>
        </draw:path>
        <draw:path draw:style-name="gr1" draw:text-style-name="P1" draw:layer="layout" svg:width="0.034cm" svg:height="0.035cm" svg:x="7.716cm" svg:y="13.288cm" svg:viewBox="0 0 35 36" svg:d="M17 36c-23 0-23-36 0-36 24 0 24 36 0 36z">
          <text:p/>
        </draw:path>
        <draw:path draw:style-name="gr1" draw:text-style-name="P1" draw:layer="layout" svg:width="0.034cm" svg:height="0.035cm" svg:x="7.716cm" svg:y="13.79cm" svg:viewBox="0 0 35 36" svg:d="M17 36c-23 0-23-36 0-36 24 0 24 36 0 36z">
          <text:p/>
        </draw:path>
        <draw:path draw:style-name="gr1" draw:text-style-name="P1" draw:layer="layout" svg:width="0.034cm" svg:height="0.035cm" svg:x="7.716cm" svg:y="14.292cm" svg:viewBox="0 0 35 36" svg:d="M17 36c-23 0-23-36 0-36 24 0 24 36 0 36z">
          <text:p/>
        </draw:path>
        <draw:path draw:style-name="gr1" draw:text-style-name="P1" draw:layer="layout" svg:width="0.034cm" svg:height="0.036cm" svg:x="7.716cm" svg:y="14.794cm" svg:viewBox="0 0 35 37" svg:d="M17 37c-23 0-23-37 0-37 24 0 24 37 0 37z">
          <text:p/>
        </draw:path>
        <draw:path draw:style-name="gr1" draw:text-style-name="P1" draw:layer="layout" svg:width="0.034cm" svg:height="0.035cm" svg:x="7.716cm" svg:y="15.297cm" svg:viewBox="0 0 35 36" svg:d="M17 36c-23 0-23-36 0-36 24 0 24 36 0 36z">
          <text:p/>
        </draw:path>
        <draw:path draw:style-name="gr1" draw:text-style-name="P1" draw:layer="layout" svg:width="0.034cm" svg:height="0.035cm" svg:x="7.716cm" svg:y="15.799cm" svg:viewBox="0 0 35 36" svg:d="M17 36c-23 0-23-36 0-36 24 0 24 36 0 36z">
          <text:p/>
        </draw:path>
        <draw:path draw:style-name="gr1" draw:text-style-name="P1" draw:layer="layout" svg:width="0.034cm" svg:height="0.035cm" svg:x="7.716cm" svg:y="16.301cm" svg:viewBox="0 0 35 36" svg:d="M17 36c-23 0-23-36 0-36 24 0 24 36 0 36z">
          <text:p/>
        </draw:path>
        <draw:path draw:style-name="gr1" draw:text-style-name="P1" draw:layer="layout" svg:width="0.034cm" svg:height="0.035cm" svg:x="7.716cm" svg:y="16.803cm" svg:viewBox="0 0 35 36" svg:d="M17 36c-23 0-23-36 0-36 24 0 24 36 0 36z">
          <text:p/>
        </draw:path>
        <draw:path draw:style-name="gr1" draw:text-style-name="P1" draw:layer="layout" svg:width="0.034cm" svg:height="0.036cm" svg:x="7.716cm" svg:y="17.305cm" svg:viewBox="0 0 35 37" svg:d="M17 37c-23 0-23-37 0-37 24 0 24 37 0 37z">
          <text:p/>
        </draw:path>
        <draw:path draw:style-name="gr1" draw:text-style-name="P1" draw:layer="layout" svg:width="0.034cm" svg:height="0.035cm" svg:x="7.716cm" svg:y="17.808cm" svg:viewBox="0 0 35 36" svg:d="M17 36c-23 0-23-36 0-36 24 0 24 36 0 36z">
          <text:p/>
        </draw:path>
        <draw:path draw:style-name="gr1" draw:text-style-name="P1" draw:layer="layout" svg:width="0.034cm" svg:height="0.035cm" svg:x="7.716cm" svg:y="18.31cm" svg:viewBox="0 0 35 36" svg:d="M17 36c-23 0-23-36 0-36 24 0 24 36 0 36z">
          <text:p/>
        </draw:path>
        <draw:path draw:style-name="gr1" draw:text-style-name="P1" draw:layer="layout" svg:width="0.034cm" svg:height="0.035cm" svg:x="7.716cm" svg:y="18.812cm" svg:viewBox="0 0 35 36" svg:d="M17 36c-23 0-23-36 0-36 24 0 24 36 0 36z">
          <text:p/>
        </draw:path>
        <draw:path draw:style-name="gr1" draw:text-style-name="P1" draw:layer="layout" svg:width="0.034cm" svg:height="0.035cm" svg:x="7.716cm" svg:y="19.314cm" svg:viewBox="0 0 35 36" svg:d="M17 36c-23 0-23-36 0-36 24 0 24 36 0 36z">
          <text:p/>
        </draw:path>
        <draw:path draw:style-name="gr1" draw:text-style-name="P1" draw:layer="layout" svg:width="0.034cm" svg:height="0.036cm" svg:x="7.716cm" svg:y="19.816cm" svg:viewBox="0 0 35 37" svg:d="M17 37c-23 0-23-37 0-37 24 0 24 37 0 37z">
          <text:p/>
        </draw:path>
        <draw:path draw:style-name="gr1" draw:text-style-name="P1" draw:layer="layout" svg:width="0.034cm" svg:height="0.035cm" svg:x="7.716cm" svg:y="20.319cm" svg:viewBox="0 0 35 36" svg:d="M17 36c-23 0-23-36 0-36 24 0 24 36 0 36z">
          <text:p/>
        </draw:path>
        <draw:path draw:style-name="gr1" draw:text-style-name="P1" draw:layer="layout" svg:width="0.034cm" svg:height="0.035cm" svg:x="7.716cm" svg:y="20.821cm" svg:viewBox="0 0 35 36" svg:d="M17 36c-23 0-23-36 0-36 24 0 24 36 0 36z">
          <text:p/>
        </draw:path>
        <draw:path draw:style-name="gr1" draw:text-style-name="P1" draw:layer="layout" svg:width="0.034cm" svg:height="0.035cm" svg:x="7.218cm" svg:y="1.235cm" svg:viewBox="0 0 35 36" svg:d="M18 36c-24 0-24-36 0-36 22 0 23 36 0 36z">
          <text:p/>
        </draw:path>
        <draw:path draw:style-name="gr1" draw:text-style-name="P1" draw:layer="layout" svg:width="0.034cm" svg:height="0.036cm" svg:x="7.218cm" svg:y="1.737cm" svg:viewBox="0 0 35 37" svg:d="M18 37c-24 0-24-37 0-37 22 0 23 37 0 37z">
          <text:p/>
        </draw:path>
        <draw:path draw:style-name="gr1" draw:text-style-name="P1" draw:layer="layout" svg:width="0.034cm" svg:height="0.036cm" svg:x="7.218cm" svg:y="2.239cm" svg:viewBox="0 0 35 37" svg:d="M18 37c-24 0-24-37 0-37 22 0 23 37 0 37z">
          <text:p/>
        </draw:path>
        <draw:path draw:style-name="gr1" draw:text-style-name="P1" draw:layer="layout" svg:width="0.034cm" svg:height="0.035cm" svg:x="7.218cm" svg:y="2.742cm" svg:viewBox="0 0 35 36" svg:d="M18 36c-24 0-24-36 0-36 22 0 23 36 0 36z">
          <text:p/>
        </draw:path>
        <draw:path draw:style-name="gr1" draw:text-style-name="P1" draw:layer="layout" svg:width="0.034cm" svg:height="0.035cm" svg:x="7.218cm" svg:y="3.244cm" svg:viewBox="0 0 35 36" svg:d="M18 36c-24 0-24-36 0-36 22 0 23 36 0 36z">
          <text:p/>
        </draw:path>
        <draw:path draw:style-name="gr1" draw:text-style-name="P1" draw:layer="layout" svg:width="0.034cm" svg:height="0.035cm" svg:x="7.218cm" svg:y="3.746cm" svg:viewBox="0 0 35 36" svg:d="M18 36c-24 0-24-36 0-36 22 0 23 36 0 36z">
          <text:p/>
        </draw:path>
        <draw:path draw:style-name="gr1" draw:text-style-name="P1" draw:layer="layout" svg:width="0.034cm" svg:height="0.036cm" svg:x="7.218cm" svg:y="4.248cm" svg:viewBox="0 0 35 37" svg:d="M18 37c-24 0-24-37 0-37 22 0 23 37 0 37z">
          <text:p/>
        </draw:path>
        <draw:path draw:style-name="gr1" draw:text-style-name="P1" draw:layer="layout" svg:width="0.034cm" svg:height="0.036cm" svg:x="7.218cm" svg:y="4.75cm" svg:viewBox="0 0 35 37" svg:d="M18 37c-24 0-24-37 0-37 22 0 23 37 0 37z">
          <text:p/>
        </draw:path>
        <draw:path draw:style-name="gr1" draw:text-style-name="P1" draw:layer="layout" svg:width="0.034cm" svg:height="0.035cm" svg:x="7.218cm" svg:y="5.253cm" svg:viewBox="0 0 35 36" svg:d="M18 36c-24 0-24-36 0-36 22 0 23 36 0 36z">
          <text:p/>
        </draw:path>
        <draw:path draw:style-name="gr1" draw:text-style-name="P1" draw:layer="layout" svg:width="0.034cm" svg:height="0.035cm" svg:x="7.218cm" svg:y="5.755cm" svg:viewBox="0 0 35 36" svg:d="M18 36c-24 0-24-36 0-36 22 0 23 36 0 36z">
          <text:p/>
        </draw:path>
        <draw:path draw:style-name="gr1" draw:text-style-name="P1" draw:layer="layout" svg:width="0.034cm" svg:height="0.035cm" svg:x="7.218cm" svg:y="6.257cm" svg:viewBox="0 0 35 36" svg:d="M18 36c-24 0-24-36 0-36 22 0 23 36 0 36z">
          <text:p/>
        </draw:path>
        <draw:path draw:style-name="gr1" draw:text-style-name="P1" draw:layer="layout" svg:width="0.034cm" svg:height="0.036cm" svg:x="7.218cm" svg:y="6.759cm" svg:viewBox="0 0 35 37" svg:d="M18 37c-24 0-24-37 0-37 22 0 23 37 0 37z">
          <text:p/>
        </draw:path>
        <draw:path draw:style-name="gr1" draw:text-style-name="P1" draw:layer="layout" svg:width="0.034cm" svg:height="0.035cm" svg:x="7.218cm" svg:y="7.262cm" svg:viewBox="0 0 35 36" svg:d="M18 36c-24 0-24-36 0-36 22 0 23 36 0 36z">
          <text:p/>
        </draw:path>
        <draw:path draw:style-name="gr1" draw:text-style-name="P1" draw:layer="layout" svg:width="0.034cm" svg:height="0.035cm" svg:x="7.218cm" svg:y="7.764cm" svg:viewBox="0 0 35 36" svg:d="M18 36c-24 0-24-36 0-36 22 0 23 36 0 36z">
          <text:p/>
        </draw:path>
        <draw:path draw:style-name="gr1" draw:text-style-name="P1" draw:layer="layout" svg:width="0.034cm" svg:height="0.035cm" svg:x="7.218cm" svg:y="8.266cm" svg:viewBox="0 0 35 36" svg:d="M18 36c-24 0-24-36 0-36 22 0 23 36 0 36z">
          <text:p/>
        </draw:path>
        <draw:path draw:style-name="gr1" draw:text-style-name="P1" draw:layer="layout" svg:width="0.034cm" svg:height="0.035cm" svg:x="7.218cm" svg:y="8.768cm" svg:viewBox="0 0 35 36" svg:d="M18 36c-24 0-24-36 0-36 22 0 23 36 0 36z">
          <text:p/>
        </draw:path>
        <draw:path draw:style-name="gr1" draw:text-style-name="P1" draw:layer="layout" svg:width="0.034cm" svg:height="0.036cm" svg:x="7.218cm" svg:y="9.27cm" svg:viewBox="0 0 35 37" svg:d="M18 37c-24 0-24-37 0-37 22 0 23 37 0 37z">
          <text:p/>
        </draw:path>
        <draw:path draw:style-name="gr1" draw:text-style-name="P1" draw:layer="layout" svg:width="0.034cm" svg:height="0.036cm" svg:x="7.218cm" svg:y="9.772cm" svg:viewBox="0 0 35 37" svg:d="M18 37c-24 0-24-37 0-37 22 0 23 37 0 37z">
          <text:p/>
        </draw:path>
        <draw:path draw:style-name="gr1" draw:text-style-name="P1" draw:layer="layout" svg:width="0.034cm" svg:height="0.035cm" svg:x="7.218cm" svg:y="10.275cm" svg:viewBox="0 0 35 36" svg:d="M18 36c-24 0-24-36 0-36 22 0 23 36 0 36z">
          <text:p/>
        </draw:path>
        <draw:path draw:style-name="gr1" draw:text-style-name="P1" draw:layer="layout" svg:width="0.034cm" svg:height="0.035cm" svg:x="7.218cm" svg:y="11.279cm" svg:viewBox="0 0 35 36" svg:d="M18 36c-24 0-24-36 0-36 22 0 23 36 0 36z">
          <text:p/>
        </draw:path>
        <draw:path draw:style-name="gr1" draw:text-style-name="P1" draw:layer="layout" svg:width="0.034cm" svg:height="0.035cm" svg:x="7.218cm" svg:y="11.781cm" svg:viewBox="0 0 35 36" svg:d="M18 36c-24 0-24-36 0-36 22 0 23 36 0 36z">
          <text:p/>
        </draw:path>
        <draw:path draw:style-name="gr1" draw:text-style-name="P1" draw:layer="layout" svg:width="0.034cm" svg:height="0.036cm" svg:x="7.218cm" svg:y="12.283cm" svg:viewBox="0 0 35 37" svg:d="M18 37c-24 0-24-37 0-37 22 0 23 37 0 37z">
          <text:p/>
        </draw:path>
        <draw:path draw:style-name="gr1" draw:text-style-name="P1" draw:layer="layout" svg:width="0.034cm" svg:height="0.035cm" svg:x="7.218cm" svg:y="12.786cm" svg:viewBox="0 0 35 36" svg:d="M18 36c-24 0-24-36 0-36 22 0 23 36 0 36z">
          <text:p/>
        </draw:path>
        <draw:path draw:style-name="gr1" draw:text-style-name="P1" draw:layer="layout" svg:width="0.034cm" svg:height="0.035cm" svg:x="7.218cm" svg:y="13.288cm" svg:viewBox="0 0 35 36" svg:d="M18 36c-24 0-24-36 0-36 22 0 23 36 0 36z">
          <text:p/>
        </draw:path>
        <draw:path draw:style-name="gr1" draw:text-style-name="P1" draw:layer="layout" svg:width="0.034cm" svg:height="0.035cm" svg:x="7.218cm" svg:y="13.79cm" svg:viewBox="0 0 35 36" svg:d="M18 36c-24 0-24-36 0-36 22 0 23 36 0 36z">
          <text:p/>
        </draw:path>
        <draw:path draw:style-name="gr1" draw:text-style-name="P1" draw:layer="layout" svg:width="0.034cm" svg:height="0.035cm" svg:x="7.218cm" svg:y="14.292cm" svg:viewBox="0 0 35 36" svg:d="M18 36c-24 0-24-36 0-36 22 0 23 36 0 36z">
          <text:p/>
        </draw:path>
        <draw:path draw:style-name="gr1" draw:text-style-name="P1" draw:layer="layout" svg:width="0.034cm" svg:height="0.036cm" svg:x="7.218cm" svg:y="14.794cm" svg:viewBox="0 0 35 37" svg:d="M18 37c-24 0-24-37 0-37 22 0 23 37 0 37z">
          <text:p/>
        </draw:path>
        <draw:path draw:style-name="gr1" draw:text-style-name="P1" draw:layer="layout" svg:width="0.034cm" svg:height="0.035cm" svg:x="7.218cm" svg:y="15.297cm" svg:viewBox="0 0 35 36" svg:d="M18 36c-24 0-24-36 0-36 22 0 23 36 0 36z">
          <text:p/>
        </draw:path>
        <draw:path draw:style-name="gr1" draw:text-style-name="P1" draw:layer="layout" svg:width="0.034cm" svg:height="0.035cm" svg:x="7.218cm" svg:y="15.799cm" svg:viewBox="0 0 35 36" svg:d="M18 36c-24 0-24-36 0-36 22 0 23 36 0 36z">
          <text:p/>
        </draw:path>
        <draw:path draw:style-name="gr1" draw:text-style-name="P1" draw:layer="layout" svg:width="0.034cm" svg:height="0.035cm" svg:x="7.218cm" svg:y="16.301cm" svg:viewBox="0 0 35 36" svg:d="M18 36c-24 0-24-36 0-36 22 0 23 36 0 36z">
          <text:p/>
        </draw:path>
        <draw:path draw:style-name="gr1" draw:text-style-name="P1" draw:layer="layout" svg:width="0.034cm" svg:height="0.035cm" svg:x="7.218cm" svg:y="16.803cm" svg:viewBox="0 0 35 36" svg:d="M18 36c-24 0-24-36 0-36 22 0 23 36 0 36z">
          <text:p/>
        </draw:path>
        <draw:path draw:style-name="gr1" draw:text-style-name="P1" draw:layer="layout" svg:width="0.034cm" svg:height="0.036cm" svg:x="7.218cm" svg:y="17.305cm" svg:viewBox="0 0 35 37" svg:d="M18 37c-24 0-24-37 0-37 22 0 23 37 0 37z">
          <text:p/>
        </draw:path>
        <draw:path draw:style-name="gr1" draw:text-style-name="P1" draw:layer="layout" svg:width="0.034cm" svg:height="0.035cm" svg:x="7.218cm" svg:y="17.808cm" svg:viewBox="0 0 35 36" svg:d="M18 36c-24 0-24-36 0-36 22 0 23 36 0 36z">
          <text:p/>
        </draw:path>
        <draw:path draw:style-name="gr1" draw:text-style-name="P1" draw:layer="layout" svg:width="0.034cm" svg:height="0.035cm" svg:x="7.218cm" svg:y="18.31cm" svg:viewBox="0 0 35 36" svg:d="M18 36c-24 0-24-36 0-36 22 0 23 36 0 36z">
          <text:p/>
        </draw:path>
        <draw:path draw:style-name="gr1" draw:text-style-name="P1" draw:layer="layout" svg:width="0.034cm" svg:height="0.035cm" svg:x="7.218cm" svg:y="18.812cm" svg:viewBox="0 0 35 36" svg:d="M18 36c-24 0-24-36 0-36 22 0 23 36 0 36z">
          <text:p/>
        </draw:path>
        <draw:path draw:style-name="gr1" draw:text-style-name="P1" draw:layer="layout" svg:width="0.034cm" svg:height="0.035cm" svg:x="7.218cm" svg:y="19.314cm" svg:viewBox="0 0 35 36" svg:d="M18 36c-24 0-24-36 0-36 22 0 23 36 0 36z">
          <text:p/>
        </draw:path>
        <draw:path draw:style-name="gr1" draw:text-style-name="P1" draw:layer="layout" svg:width="0.034cm" svg:height="0.036cm" svg:x="7.218cm" svg:y="19.816cm" svg:viewBox="0 0 35 37" svg:d="M18 37c-24 0-24-37 0-37 22 0 23 37 0 37z">
          <text:p/>
        </draw:path>
        <draw:path draw:style-name="gr1" draw:text-style-name="P1" draw:layer="layout" svg:width="0.034cm" svg:height="0.035cm" svg:x="7.218cm" svg:y="20.319cm" svg:viewBox="0 0 35 36" svg:d="M18 36c-24 0-24-36 0-36 22 0 23 36 0 36z">
          <text:p/>
        </draw:path>
        <draw:path draw:style-name="gr1" draw:text-style-name="P1" draw:layer="layout" svg:width="0.035cm" svg:height="0.035cm" svg:x="6.719cm" svg:y="1.235cm" svg:viewBox="0 0 36 36" svg:d="M18 36c-24 0-24-36 0-36s24 36 0 36z">
          <text:p/>
        </draw:path>
        <draw:path draw:style-name="gr1" draw:text-style-name="P1" draw:layer="layout" svg:width="0.035cm" svg:height="0.036cm" svg:x="6.719cm" svg:y="1.737cm" svg:viewBox="0 0 36 37" svg:d="M18 37c-24 0-24-37 0-37s24 37 0 37z">
          <text:p/>
        </draw:path>
        <draw:path draw:style-name="gr1" draw:text-style-name="P1" draw:layer="layout" svg:width="0.035cm" svg:height="0.036cm" svg:x="6.719cm" svg:y="2.239cm" svg:viewBox="0 0 36 37" svg:d="M18 37c-24 0-24-37 0-37s24 37 0 37z">
          <text:p/>
        </draw:path>
        <draw:path draw:style-name="gr1" draw:text-style-name="P1" draw:layer="layout" svg:width="0.035cm" svg:height="0.035cm" svg:x="6.719cm" svg:y="2.742cm" svg:viewBox="0 0 36 36" svg:d="M18 36c-24 0-24-36 0-36s24 36 0 36z">
          <text:p/>
        </draw:path>
        <draw:path draw:style-name="gr1" draw:text-style-name="P1" draw:layer="layout" svg:width="0.035cm" svg:height="0.035cm" svg:x="6.719cm" svg:y="3.244cm" svg:viewBox="0 0 36 36" svg:d="M18 36c-24 0-24-36 0-36s24 36 0 36z">
          <text:p/>
        </draw:path>
        <draw:path draw:style-name="gr1" draw:text-style-name="P1" draw:layer="layout" svg:width="0.035cm" svg:height="0.035cm" svg:x="6.719cm" svg:y="3.746cm" svg:viewBox="0 0 36 36" svg:d="M18 36c-24 0-24-36 0-36s24 36 0 36z">
          <text:p/>
        </draw:path>
        <draw:path draw:style-name="gr1" draw:text-style-name="P1" draw:layer="layout" svg:width="0.035cm" svg:height="0.036cm" svg:x="6.719cm" svg:y="4.248cm" svg:viewBox="0 0 36 37" svg:d="M18 37c-24 0-24-37 0-37s24 37 0 37z">
          <text:p/>
        </draw:path>
        <draw:path draw:style-name="gr1" draw:text-style-name="P1" draw:layer="layout" svg:width="0.035cm" svg:height="0.036cm" svg:x="6.719cm" svg:y="4.75cm" svg:viewBox="0 0 36 37" svg:d="M18 37c-24 0-24-37 0-37s24 37 0 37z">
          <text:p/>
        </draw:path>
        <draw:path draw:style-name="gr1" draw:text-style-name="P1" draw:layer="layout" svg:width="0.035cm" svg:height="0.035cm" svg:x="6.719cm" svg:y="5.253cm" svg:viewBox="0 0 36 36" svg:d="M18 36c-24 0-24-36 0-36s24 36 0 36z">
          <text:p/>
        </draw:path>
        <draw:path draw:style-name="gr1" draw:text-style-name="P1" draw:layer="layout" svg:width="0.035cm" svg:height="0.035cm" svg:x="6.719cm" svg:y="5.755cm" svg:viewBox="0 0 36 36" svg:d="M18 36c-24 0-24-36 0-36s24 36 0 36z">
          <text:p/>
        </draw:path>
        <draw:path draw:style-name="gr1" draw:text-style-name="P1" draw:layer="layout" svg:width="0.035cm" svg:height="0.035cm" svg:x="6.719cm" svg:y="6.257cm" svg:viewBox="0 0 36 36" svg:d="M18 36c-24 0-24-36 0-36s24 36 0 36z">
          <text:p/>
        </draw:path>
        <draw:path draw:style-name="gr1" draw:text-style-name="P1" draw:layer="layout" svg:width="0.035cm" svg:height="0.036cm" svg:x="6.719cm" svg:y="6.759cm" svg:viewBox="0 0 36 37" svg:d="M18 37c-24 0-24-37 0-37s24 37 0 37z">
          <text:p/>
        </draw:path>
        <draw:path draw:style-name="gr1" draw:text-style-name="P1" draw:layer="layout" svg:width="0.035cm" svg:height="0.035cm" svg:x="6.719cm" svg:y="7.262cm" svg:viewBox="0 0 36 36" svg:d="M18 36c-24 0-24-36 0-36s24 36 0 36z">
          <text:p/>
        </draw:path>
        <draw:path draw:style-name="gr1" draw:text-style-name="P1" draw:layer="layout" svg:width="0.035cm" svg:height="0.035cm" svg:x="6.719cm" svg:y="7.764cm" svg:viewBox="0 0 36 36" svg:d="M18 36c-24 0-24-36 0-36s24 36 0 36z">
          <text:p/>
        </draw:path>
        <draw:path draw:style-name="gr1" draw:text-style-name="P1" draw:layer="layout" svg:width="0.035cm" svg:height="0.035cm" svg:x="6.719cm" svg:y="8.266cm" svg:viewBox="0 0 36 36" svg:d="M18 36c-24 0-24-36 0-36s24 36 0 36z">
          <text:p/>
        </draw:path>
        <draw:path draw:style-name="gr1" draw:text-style-name="P1" draw:layer="layout" svg:width="0.035cm" svg:height="0.035cm" svg:x="6.719cm" svg:y="8.768cm" svg:viewBox="0 0 36 36" svg:d="M18 36c-24 0-24-36 0-36s24 36 0 36z">
          <text:p/>
        </draw:path>
        <draw:path draw:style-name="gr1" draw:text-style-name="P1" draw:layer="layout" svg:width="0.035cm" svg:height="0.036cm" svg:x="6.719cm" svg:y="9.27cm" svg:viewBox="0 0 36 37" svg:d="M18 37c-24 0-24-37 0-37s24 37 0 37z">
          <text:p/>
        </draw:path>
        <draw:path draw:style-name="gr1" draw:text-style-name="P1" draw:layer="layout" svg:width="0.035cm" svg:height="0.036cm" svg:x="6.719cm" svg:y="9.772cm" svg:viewBox="0 0 36 37" svg:d="M18 37c-24 0-24-37 0-37s24 37 0 37z">
          <text:p/>
        </draw:path>
        <draw:path draw:style-name="gr1" draw:text-style-name="P1" draw:layer="layout" svg:width="0.035cm" svg:height="0.035cm" svg:x="6.719cm" svg:y="10.275cm" svg:viewBox="0 0 36 36" svg:d="M18 36c-24 0-24-36 0-36s24 36 0 36z">
          <text:p/>
        </draw:path>
        <draw:path draw:style-name="gr1" draw:text-style-name="P1" draw:layer="layout" svg:width="0.035cm" svg:height="0.035cm" svg:x="6.719cm" svg:y="10.777cm" svg:viewBox="0 0 36 36" svg:d="M18 36c-24 0-24-36 0-36s24 36 0 36z">
          <text:p/>
        </draw:path>
        <draw:path draw:style-name="gr1" draw:text-style-name="P1" draw:layer="layout" svg:width="0.035cm" svg:height="0.035cm" svg:x="6.719cm" svg:y="11.279cm" svg:viewBox="0 0 36 36" svg:d="M18 36c-24 0-24-36 0-36s24 36 0 36z">
          <text:p/>
        </draw:path>
        <draw:path draw:style-name="gr1" draw:text-style-name="P1" draw:layer="layout" svg:width="0.035cm" svg:height="0.035cm" svg:x="6.719cm" svg:y="11.781cm" svg:viewBox="0 0 36 36" svg:d="M18 36c-24 0-24-36 0-36s24 36 0 36z">
          <text:p/>
        </draw:path>
        <draw:path draw:style-name="gr1" draw:text-style-name="P1" draw:layer="layout" svg:width="0.035cm" svg:height="0.036cm" svg:x="6.719cm" svg:y="12.283cm" svg:viewBox="0 0 36 37" svg:d="M18 37c-24 0-24-37 0-37s24 37 0 37z">
          <text:p/>
        </draw:path>
        <draw:path draw:style-name="gr1" draw:text-style-name="P1" draw:layer="layout" svg:width="0.035cm" svg:height="0.035cm" svg:x="6.719cm" svg:y="12.786cm" svg:viewBox="0 0 36 36" svg:d="M18 36c-24 0-24-36 0-36s24 36 0 36z">
          <text:p/>
        </draw:path>
        <draw:path draw:style-name="gr1" draw:text-style-name="P1" draw:layer="layout" svg:width="0.035cm" svg:height="0.035cm" svg:x="6.719cm" svg:y="13.288cm" svg:viewBox="0 0 36 36" svg:d="M18 36c-24 0-24-36 0-36s24 36 0 36z">
          <text:p/>
        </draw:path>
        <draw:path draw:style-name="gr1" draw:text-style-name="P1" draw:layer="layout" svg:width="0.035cm" svg:height="0.035cm" svg:x="6.719cm" svg:y="13.79cm" svg:viewBox="0 0 36 36" svg:d="M18 36c-24 0-24-36 0-36s24 36 0 36z">
          <text:p/>
        </draw:path>
        <draw:path draw:style-name="gr1" draw:text-style-name="P1" draw:layer="layout" svg:width="0.035cm" svg:height="0.035cm" svg:x="6.719cm" svg:y="14.292cm" svg:viewBox="0 0 36 36" svg:d="M18 36c-24 0-24-36 0-36s24 36 0 36z">
          <text:p/>
        </draw:path>
        <draw:path draw:style-name="gr1" draw:text-style-name="P1" draw:layer="layout" svg:width="0.035cm" svg:height="0.036cm" svg:x="6.719cm" svg:y="14.794cm" svg:viewBox="0 0 36 37" svg:d="M18 37c-24 0-24-37 0-37s24 37 0 37z">
          <text:p/>
        </draw:path>
        <draw:path draw:style-name="gr1" draw:text-style-name="P1" draw:layer="layout" svg:width="0.035cm" svg:height="0.035cm" svg:x="6.719cm" svg:y="15.297cm" svg:viewBox="0 0 36 36" svg:d="M18 36c-24 0-24-36 0-36s24 36 0 36z">
          <text:p/>
        </draw:path>
        <draw:path draw:style-name="gr1" draw:text-style-name="P1" draw:layer="layout" svg:width="0.035cm" svg:height="0.035cm" svg:x="6.719cm" svg:y="15.799cm" svg:viewBox="0 0 36 36" svg:d="M18 36c-24 0-24-36 0-36s24 36 0 36z">
          <text:p/>
        </draw:path>
        <draw:path draw:style-name="gr1" draw:text-style-name="P1" draw:layer="layout" svg:width="0.035cm" svg:height="0.035cm" svg:x="6.719cm" svg:y="16.301cm" svg:viewBox="0 0 36 36" svg:d="M18 36c-24 0-24-36 0-36s24 36 0 36z">
          <text:p/>
        </draw:path>
        <draw:path draw:style-name="gr1" draw:text-style-name="P1" draw:layer="layout" svg:width="0.035cm" svg:height="0.035cm" svg:x="6.719cm" svg:y="16.803cm" svg:viewBox="0 0 36 36" svg:d="M18 36c-24 0-24-36 0-36s24 36 0 36z">
          <text:p/>
        </draw:path>
        <draw:path draw:style-name="gr1" draw:text-style-name="P1" draw:layer="layout" svg:width="0.035cm" svg:height="0.036cm" svg:x="6.719cm" svg:y="17.305cm" svg:viewBox="0 0 36 37" svg:d="M18 37c-24 0-24-37 0-37s24 37 0 37z">
          <text:p/>
        </draw:path>
        <draw:path draw:style-name="gr1" draw:text-style-name="P1" draw:layer="layout" svg:width="0.035cm" svg:height="0.035cm" svg:x="6.719cm" svg:y="17.808cm" svg:viewBox="0 0 36 36" svg:d="M18 36c-24 0-24-36 0-36s24 36 0 36z">
          <text:p/>
        </draw:path>
        <draw:path draw:style-name="gr1" draw:text-style-name="P1" draw:layer="layout" svg:width="0.035cm" svg:height="0.035cm" svg:x="6.719cm" svg:y="18.31cm" svg:viewBox="0 0 36 36" svg:d="M18 36c-24 0-24-36 0-36s24 36 0 36z">
          <text:p/>
        </draw:path>
        <draw:path draw:style-name="gr1" draw:text-style-name="P1" draw:layer="layout" svg:width="0.035cm" svg:height="0.035cm" svg:x="6.719cm" svg:y="18.812cm" svg:viewBox="0 0 36 36" svg:d="M18 36c-24 0-24-36 0-36s24 36 0 36z">
          <text:p/>
        </draw:path>
        <draw:path draw:style-name="gr1" draw:text-style-name="P1" draw:layer="layout" svg:width="0.035cm" svg:height="0.035cm" svg:x="6.719cm" svg:y="19.314cm" svg:viewBox="0 0 36 36" svg:d="M18 36c-24 0-24-36 0-36s24 36 0 36z">
          <text:p/>
        </draw:path>
        <draw:path draw:style-name="gr1" draw:text-style-name="P1" draw:layer="layout" svg:width="0.035cm" svg:height="0.036cm" svg:x="6.719cm" svg:y="19.816cm" svg:viewBox="0 0 36 37" svg:d="M18 37c-24 0-24-37 0-37s24 37 0 37z">
          <text:p/>
        </draw:path>
        <draw:path draw:style-name="gr1" draw:text-style-name="P1" draw:layer="layout" svg:width="0.035cm" svg:height="0.035cm" svg:x="6.719cm" svg:y="20.319cm" svg:viewBox="0 0 36 36" svg:d="M18 36c-24 0-24-36 0-36s24 36 0 36z">
          <text:p/>
        </draw:path>
        <draw:path draw:style-name="gr1" draw:text-style-name="P1" draw:layer="layout" svg:width="0.035cm" svg:height="0.035cm" svg:x="6.719cm" svg:y="20.821cm" svg:viewBox="0 0 36 36" svg:d="M18 36c-24 0-24-36 0-36s24 36 0 36z">
          <text:p/>
        </draw:path>
        <draw:path draw:style-name="gr1" draw:text-style-name="P1" draw:layer="layout" svg:width="0.034cm" svg:height="0.035cm" svg:x="6.22cm" svg:y="1.235cm" svg:viewBox="0 0 35 36" svg:d="M17 36c-23 0-23-36 0-36 24 0 24 36 0 36z">
          <text:p/>
        </draw:path>
        <draw:path draw:style-name="gr1" draw:text-style-name="P1" draw:layer="layout" svg:width="0.034cm" svg:height="0.036cm" svg:x="6.22cm" svg:y="1.737cm" svg:viewBox="0 0 35 37" svg:d="M17 37c-23 0-23-37 0-37 24 0 24 37 0 37z">
          <text:p/>
        </draw:path>
        <draw:path draw:style-name="gr1" draw:text-style-name="P1" draw:layer="layout" svg:width="0.034cm" svg:height="0.036cm" svg:x="6.22cm" svg:y="2.239cm" svg:viewBox="0 0 35 37" svg:d="M17 37c-23 0-23-37 0-37 24 0 24 37 0 37z">
          <text:p/>
        </draw:path>
        <draw:path draw:style-name="gr1" draw:text-style-name="P1" draw:layer="layout" svg:width="0.034cm" svg:height="0.035cm" svg:x="6.22cm" svg:y="2.742cm" svg:viewBox="0 0 35 36" svg:d="M17 36c-23 0-23-36 0-36 24 0 24 36 0 36z">
          <text:p/>
        </draw:path>
        <draw:path draw:style-name="gr1" draw:text-style-name="P1" draw:layer="layout" svg:width="0.034cm" svg:height="0.035cm" svg:x="6.22cm" svg:y="3.244cm" svg:viewBox="0 0 35 36" svg:d="M17 36c-23 0-23-36 0-36 24 0 24 36 0 36z">
          <text:p/>
        </draw:path>
        <draw:path draw:style-name="gr1" draw:text-style-name="P1" draw:layer="layout" svg:width="0.034cm" svg:height="0.035cm" svg:x="6.22cm" svg:y="3.746cm" svg:viewBox="0 0 35 36" svg:d="M17 36c-23 0-23-36 0-36 24 0 24 36 0 36z">
          <text:p/>
        </draw:path>
        <draw:path draw:style-name="gr1" draw:text-style-name="P1" draw:layer="layout" svg:width="0.034cm" svg:height="0.036cm" svg:x="6.22cm" svg:y="4.248cm" svg:viewBox="0 0 35 37" svg:d="M17 37c-23 0-23-37 0-37 24 0 24 37 0 37z">
          <text:p/>
        </draw:path>
        <draw:path draw:style-name="gr1" draw:text-style-name="P1" draw:layer="layout" svg:width="0.034cm" svg:height="0.036cm" svg:x="6.22cm" svg:y="4.75cm" svg:viewBox="0 0 35 37" svg:d="M17 37c-23 0-23-37 0-37 24 0 24 37 0 37z">
          <text:p/>
        </draw:path>
        <draw:path draw:style-name="gr1" draw:text-style-name="P1" draw:layer="layout" svg:width="0.034cm" svg:height="0.035cm" svg:x="6.22cm" svg:y="5.253cm" svg:viewBox="0 0 35 36" svg:d="M17 36c-23 0-23-36 0-36 24 0 24 36 0 36z">
          <text:p/>
        </draw:path>
        <draw:path draw:style-name="gr1" draw:text-style-name="P1" draw:layer="layout" svg:width="0.034cm" svg:height="0.035cm" svg:x="6.22cm" svg:y="5.755cm" svg:viewBox="0 0 35 36" svg:d="M17 36c-23 0-23-36 0-36 24 0 24 36 0 36z">
          <text:p/>
        </draw:path>
        <draw:path draw:style-name="gr1" draw:text-style-name="P1" draw:layer="layout" svg:width="0.034cm" svg:height="0.035cm" svg:x="6.22cm" svg:y="6.257cm" svg:viewBox="0 0 35 36" svg:d="M17 36c-23 0-23-36 0-36 24 0 24 36 0 36z">
          <text:p/>
        </draw:path>
        <draw:path draw:style-name="gr1" draw:text-style-name="P1" draw:layer="layout" svg:width="0.034cm" svg:height="0.036cm" svg:x="6.22cm" svg:y="6.759cm" svg:viewBox="0 0 35 37" svg:d="M17 37c-23 0-23-37 0-37 24 0 24 37 0 37z">
          <text:p/>
        </draw:path>
        <draw:path draw:style-name="gr1" draw:text-style-name="P1" draw:layer="layout" svg:width="0.034cm" svg:height="0.035cm" svg:x="6.22cm" svg:y="7.262cm" svg:viewBox="0 0 35 36" svg:d="M17 36c-23 0-23-36 0-36 24 0 24 36 0 36z">
          <text:p/>
        </draw:path>
        <draw:path draw:style-name="gr1" draw:text-style-name="P1" draw:layer="layout" svg:width="0.034cm" svg:height="0.035cm" svg:x="6.22cm" svg:y="7.764cm" svg:viewBox="0 0 35 36" svg:d="M17 36c-23 0-23-36 0-36 24 0 24 36 0 36z">
          <text:p/>
        </draw:path>
        <draw:path draw:style-name="gr1" draw:text-style-name="P1" draw:layer="layout" svg:width="0.034cm" svg:height="0.035cm" svg:x="6.22cm" svg:y="8.266cm" svg:viewBox="0 0 35 36" svg:d="M17 36c-23 0-23-36 0-36 24 0 24 36 0 36z">
          <text:p/>
        </draw:path>
        <draw:path draw:style-name="gr1" draw:text-style-name="P1" draw:layer="layout" svg:width="0.034cm" svg:height="0.035cm" svg:x="6.22cm" svg:y="8.768cm" svg:viewBox="0 0 35 36" svg:d="M17 36c-23 0-23-36 0-36 24 0 24 36 0 36z">
          <text:p/>
        </draw:path>
        <draw:path draw:style-name="gr1" draw:text-style-name="P1" draw:layer="layout" svg:width="0.034cm" svg:height="0.036cm" svg:x="6.22cm" svg:y="9.27cm" svg:viewBox="0 0 35 37" svg:d="M17 37c-23 0-23-37 0-37 24 0 24 37 0 37z">
          <text:p/>
        </draw:path>
        <draw:path draw:style-name="gr1" draw:text-style-name="P1" draw:layer="layout" svg:width="0.034cm" svg:height="0.036cm" svg:x="6.22cm" svg:y="9.772cm" svg:viewBox="0 0 35 37" svg:d="M17 37c-23 0-23-37 0-37 24 0 24 37 0 37z">
          <text:p/>
        </draw:path>
        <draw:path draw:style-name="gr1" draw:text-style-name="P1" draw:layer="layout" svg:width="0.034cm" svg:height="0.035cm" svg:x="6.22cm" svg:y="10.275cm" svg:viewBox="0 0 35 36" svg:d="M17 36c-23 0-23-36 0-36 24 0 24 36 0 36z">
          <text:p/>
        </draw:path>
        <draw:path draw:style-name="gr1" draw:text-style-name="P1" draw:layer="layout" svg:width="0.034cm" svg:height="0.035cm" svg:x="6.22cm" svg:y="10.777cm" svg:viewBox="0 0 35 36" svg:d="M17 36c-23 0-23-36 0-36 24 0 24 36 0 36z">
          <text:p/>
        </draw:path>
        <draw:path draw:style-name="gr1" draw:text-style-name="P1" draw:layer="layout" svg:width="0.034cm" svg:height="0.035cm" svg:x="6.22cm" svg:y="11.279cm" svg:viewBox="0 0 35 36" svg:d="M17 36c-23 0-23-36 0-36 24 0 24 36 0 36z">
          <text:p/>
        </draw:path>
        <draw:path draw:style-name="gr1" draw:text-style-name="P1" draw:layer="layout" svg:width="0.034cm" svg:height="0.035cm" svg:x="6.22cm" svg:y="11.781cm" svg:viewBox="0 0 35 36" svg:d="M17 36c-23 0-23-36 0-36 24 0 24 36 0 36z">
          <text:p/>
        </draw:path>
        <draw:path draw:style-name="gr1" draw:text-style-name="P1" draw:layer="layout" svg:width="0.034cm" svg:height="0.036cm" svg:x="6.22cm" svg:y="12.283cm" svg:viewBox="0 0 35 37" svg:d="M17 37c-23 0-23-37 0-37 24 0 24 37 0 37z">
          <text:p/>
        </draw:path>
        <draw:path draw:style-name="gr1" draw:text-style-name="P1" draw:layer="layout" svg:width="0.034cm" svg:height="0.035cm" svg:x="6.22cm" svg:y="12.786cm" svg:viewBox="0 0 35 36" svg:d="M17 36c-23 0-23-36 0-36 24 0 24 36 0 36z">
          <text:p/>
        </draw:path>
        <draw:path draw:style-name="gr1" draw:text-style-name="P1" draw:layer="layout" svg:width="0.034cm" svg:height="0.035cm" svg:x="6.22cm" svg:y="13.288cm" svg:viewBox="0 0 35 36" svg:d="M17 36c-23 0-23-36 0-36 24 0 24 36 0 36z">
          <text:p/>
        </draw:path>
        <draw:path draw:style-name="gr1" draw:text-style-name="P1" draw:layer="layout" svg:width="0.034cm" svg:height="0.035cm" svg:x="6.22cm" svg:y="13.79cm" svg:viewBox="0 0 35 36" svg:d="M17 36c-23 0-23-36 0-36 24 0 24 36 0 36z">
          <text:p/>
        </draw:path>
        <draw:path draw:style-name="gr1" draw:text-style-name="P1" draw:layer="layout" svg:width="0.034cm" svg:height="0.035cm" svg:x="6.22cm" svg:y="14.292cm" svg:viewBox="0 0 35 36" svg:d="M17 36c-23 0-23-36 0-36 24 0 24 36 0 36z">
          <text:p/>
        </draw:path>
        <draw:path draw:style-name="gr1" draw:text-style-name="P1" draw:layer="layout" svg:width="0.034cm" svg:height="0.036cm" svg:x="6.22cm" svg:y="14.794cm" svg:viewBox="0 0 35 37" svg:d="M17 37c-23 0-23-37 0-37 24 0 24 37 0 37z">
          <text:p/>
        </draw:path>
        <draw:path draw:style-name="gr1" draw:text-style-name="P1" draw:layer="layout" svg:width="0.034cm" svg:height="0.035cm" svg:x="6.22cm" svg:y="15.297cm" svg:viewBox="0 0 35 36" svg:d="M17 36c-23 0-23-36 0-36 24 0 24 36 0 36z">
          <text:p/>
        </draw:path>
        <draw:path draw:style-name="gr1" draw:text-style-name="P1" draw:layer="layout" svg:width="0.034cm" svg:height="0.035cm" svg:x="6.22cm" svg:y="15.799cm" svg:viewBox="0 0 35 36" svg:d="M17 36c-23 0-23-36 0-36 24 0 24 36 0 36z">
          <text:p/>
        </draw:path>
        <draw:path draw:style-name="gr1" draw:text-style-name="P1" draw:layer="layout" svg:width="0.034cm" svg:height="0.035cm" svg:x="6.22cm" svg:y="16.301cm" svg:viewBox="0 0 35 36" svg:d="M17 36c-23 0-23-36 0-36 24 0 24 36 0 36z">
          <text:p/>
        </draw:path>
        <draw:path draw:style-name="gr1" draw:text-style-name="P1" draw:layer="layout" svg:width="0.034cm" svg:height="0.035cm" svg:x="6.22cm" svg:y="16.803cm" svg:viewBox="0 0 35 36" svg:d="M17 36c-23 0-23-36 0-36 24 0 24 36 0 36z">
          <text:p/>
        </draw:path>
        <draw:path draw:style-name="gr1" draw:text-style-name="P1" draw:layer="layout" svg:width="0.034cm" svg:height="0.036cm" svg:x="6.22cm" svg:y="17.305cm" svg:viewBox="0 0 35 37" svg:d="M17 37c-23 0-23-37 0-37 24 0 24 37 0 37z">
          <text:p/>
        </draw:path>
        <draw:path draw:style-name="gr1" draw:text-style-name="P1" draw:layer="layout" svg:width="0.034cm" svg:height="0.035cm" svg:x="6.22cm" svg:y="17.808cm" svg:viewBox="0 0 35 36" svg:d="M17 36c-23 0-23-36 0-36 24 0 24 36 0 36z">
          <text:p/>
        </draw:path>
        <draw:path draw:style-name="gr1" draw:text-style-name="P1" draw:layer="layout" svg:width="0.034cm" svg:height="0.035cm" svg:x="6.22cm" svg:y="18.31cm" svg:viewBox="0 0 35 36" svg:d="M17 36c-23 0-23-36 0-36 24 0 24 36 0 36z">
          <text:p/>
        </draw:path>
        <draw:path draw:style-name="gr1" draw:text-style-name="P1" draw:layer="layout" svg:width="0.034cm" svg:height="0.035cm" svg:x="6.22cm" svg:y="18.812cm" svg:viewBox="0 0 35 36" svg:d="M17 36c-23 0-23-36 0-36 24 0 24 36 0 36z">
          <text:p/>
        </draw:path>
        <draw:path draw:style-name="gr1" draw:text-style-name="P1" draw:layer="layout" svg:width="0.034cm" svg:height="0.035cm" svg:x="6.22cm" svg:y="19.314cm" svg:viewBox="0 0 35 36" svg:d="M17 36c-23 0-23-36 0-36 24 0 24 36 0 36z">
          <text:p/>
        </draw:path>
        <draw:path draw:style-name="gr1" draw:text-style-name="P1" draw:layer="layout" svg:width="0.034cm" svg:height="0.036cm" svg:x="6.22cm" svg:y="19.816cm" svg:viewBox="0 0 35 37" svg:d="M17 37c-23 0-23-37 0-37 24 0 24 37 0 37z">
          <text:p/>
        </draw:path>
        <draw:path draw:style-name="gr1" draw:text-style-name="P1" draw:layer="layout" svg:width="0.034cm" svg:height="0.035cm" svg:x="6.22cm" svg:y="20.319cm" svg:viewBox="0 0 35 36" svg:d="M17 36c-23 0-23-36 0-36 24 0 24 36 0 36z">
          <text:p/>
        </draw:path>
        <draw:path draw:style-name="gr1" draw:text-style-name="P1" draw:layer="layout" svg:width="0.034cm" svg:height="0.035cm" svg:x="6.22cm" svg:y="20.821cm" svg:viewBox="0 0 35 36" svg:d="M17 36c-23 0-23-36 0-36 24 0 24 36 0 36z">
          <text:p/>
        </draw:path>
        <draw:path draw:style-name="gr1" draw:text-style-name="P1" draw:layer="layout" svg:width="0.034cm" svg:height="0.035cm" svg:x="5.721cm" svg:y="1.235cm" svg:viewBox="0 0 35 36" svg:d="M17 36c-23 0-23-36 0-36s23 36 0 36z">
          <text:p/>
        </draw:path>
        <draw:path draw:style-name="gr1" draw:text-style-name="P1" draw:layer="layout" svg:width="0.034cm" svg:height="0.036cm" svg:x="5.721cm" svg:y="1.737cm" svg:viewBox="0 0 35 37" svg:d="M17 37c-23 0-23-37 0-37s23 37 0 37z">
          <text:p/>
        </draw:path>
        <draw:path draw:style-name="gr1" draw:text-style-name="P1" draw:layer="layout" svg:width="0.034cm" svg:height="0.036cm" svg:x="5.721cm" svg:y="2.239cm" svg:viewBox="0 0 35 37" svg:d="M17 37c-23 0-23-37 0-37s23 37 0 37z">
          <text:p/>
        </draw:path>
        <draw:path draw:style-name="gr1" draw:text-style-name="P1" draw:layer="layout" svg:width="0.034cm" svg:height="0.035cm" svg:x="5.721cm" svg:y="2.742cm" svg:viewBox="0 0 35 36" svg:d="M17 36c-23 0-23-36 0-36s23 36 0 36z">
          <text:p/>
        </draw:path>
        <draw:path draw:style-name="gr1" draw:text-style-name="P1" draw:layer="layout" svg:width="0.034cm" svg:height="0.035cm" svg:x="5.721cm" svg:y="3.244cm" svg:viewBox="0 0 35 36" svg:d="M17 36c-23 0-23-36 0-36s23 36 0 36z">
          <text:p/>
        </draw:path>
        <draw:path draw:style-name="gr1" draw:text-style-name="P1" draw:layer="layout" svg:width="0.034cm" svg:height="0.035cm" svg:x="5.721cm" svg:y="3.746cm" svg:viewBox="0 0 35 36" svg:d="M17 36c-23 0-23-36 0-36s23 36 0 36z">
          <text:p/>
        </draw:path>
        <draw:path draw:style-name="gr1" draw:text-style-name="P1" draw:layer="layout" svg:width="0.034cm" svg:height="0.036cm" svg:x="5.721cm" svg:y="4.248cm" svg:viewBox="0 0 35 37" svg:d="M17 37c-23 0-23-37 0-37s23 37 0 37z">
          <text:p/>
        </draw:path>
        <draw:path draw:style-name="gr1" draw:text-style-name="P1" draw:layer="layout" svg:width="0.034cm" svg:height="0.036cm" svg:x="5.721cm" svg:y="4.75cm" svg:viewBox="0 0 35 37" svg:d="M17 37c-23 0-23-37 0-37s23 37 0 37z">
          <text:p/>
        </draw:path>
        <draw:path draw:style-name="gr1" draw:text-style-name="P1" draw:layer="layout" svg:width="0.034cm" svg:height="0.035cm" svg:x="5.721cm" svg:y="5.253cm" svg:viewBox="0 0 35 36" svg:d="M17 36c-23 0-23-36 0-36s23 36 0 36z">
          <text:p/>
        </draw:path>
        <draw:path draw:style-name="gr1" draw:text-style-name="P1" draw:layer="layout" svg:width="0.034cm" svg:height="0.035cm" svg:x="5.721cm" svg:y="5.755cm" svg:viewBox="0 0 35 36" svg:d="M17 36c-23 0-23-36 0-36s23 36 0 36z">
          <text:p/>
        </draw:path>
        <draw:path draw:style-name="gr1" draw:text-style-name="P1" draw:layer="layout" svg:width="0.034cm" svg:height="0.035cm" svg:x="5.721cm" svg:y="6.257cm" svg:viewBox="0 0 35 36" svg:d="M17 36c-23 0-23-36 0-36s23 36 0 36z">
          <text:p/>
        </draw:path>
        <draw:path draw:style-name="gr1" draw:text-style-name="P1" draw:layer="layout" svg:width="0.034cm" svg:height="0.036cm" svg:x="5.721cm" svg:y="6.759cm" svg:viewBox="0 0 35 37" svg:d="M17 37c-23 0-23-37 0-37s23 37 0 37z">
          <text:p/>
        </draw:path>
        <draw:path draw:style-name="gr1" draw:text-style-name="P1" draw:layer="layout" svg:width="0.034cm" svg:height="0.035cm" svg:x="5.721cm" svg:y="7.262cm" svg:viewBox="0 0 35 36" svg:d="M17 36c-23 0-23-36 0-36s23 36 0 36z">
          <text:p/>
        </draw:path>
        <draw:path draw:style-name="gr1" draw:text-style-name="P1" draw:layer="layout" svg:width="0.034cm" svg:height="0.035cm" svg:x="5.721cm" svg:y="7.764cm" svg:viewBox="0 0 35 36" svg:d="M17 36c-23 0-23-36 0-36s23 36 0 36z">
          <text:p/>
        </draw:path>
        <draw:path draw:style-name="gr1" draw:text-style-name="P1" draw:layer="layout" svg:width="0.034cm" svg:height="0.035cm" svg:x="5.721cm" svg:y="8.266cm" svg:viewBox="0 0 35 36" svg:d="M17 36c-23 0-23-36 0-36s23 36 0 36z">
          <text:p/>
        </draw:path>
        <draw:path draw:style-name="gr1" draw:text-style-name="P1" draw:layer="layout" svg:width="0.034cm" svg:height="0.035cm" svg:x="5.721cm" svg:y="8.768cm" svg:viewBox="0 0 35 36" svg:d="M17 36c-23 0-23-36 0-36s23 36 0 36z">
          <text:p/>
        </draw:path>
        <draw:path draw:style-name="gr1" draw:text-style-name="P1" draw:layer="layout" svg:width="0.034cm" svg:height="0.036cm" svg:x="5.721cm" svg:y="9.27cm" svg:viewBox="0 0 35 37" svg:d="M17 37c-23 0-23-37 0-37s23 37 0 37z">
          <text:p/>
        </draw:path>
        <draw:path draw:style-name="gr1" draw:text-style-name="P1" draw:layer="layout" svg:width="0.034cm" svg:height="0.036cm" svg:x="5.721cm" svg:y="9.772cm" svg:viewBox="0 0 35 37" svg:d="M17 37c-23 0-23-37 0-37s23 37 0 37z">
          <text:p/>
        </draw:path>
        <draw:path draw:style-name="gr1" draw:text-style-name="P1" draw:layer="layout" svg:width="0.034cm" svg:height="0.035cm" svg:x="5.721cm" svg:y="10.275cm" svg:viewBox="0 0 35 36" svg:d="M17 36c-23 0-23-36 0-36s23 36 0 36z">
          <text:p/>
        </draw:path>
        <draw:path draw:style-name="gr1" draw:text-style-name="P1" draw:layer="layout" svg:width="0.034cm" svg:height="0.035cm" svg:x="5.721cm" svg:y="10.777cm" svg:viewBox="0 0 35 36" svg:d="M17 36c-23 0-23-36 0-36s23 36 0 36z">
          <text:p/>
        </draw:path>
        <draw:path draw:style-name="gr1" draw:text-style-name="P1" draw:layer="layout" svg:width="0.034cm" svg:height="0.035cm" svg:x="5.721cm" svg:y="11.279cm" svg:viewBox="0 0 35 36" svg:d="M17 36c-23 0-23-36 0-36s23 36 0 36z">
          <text:p/>
        </draw:path>
        <draw:path draw:style-name="gr1" draw:text-style-name="P1" draw:layer="layout" svg:width="0.034cm" svg:height="0.035cm" svg:x="5.721cm" svg:y="11.781cm" svg:viewBox="0 0 35 36" svg:d="M17 36c-23 0-23-36 0-36s23 36 0 36z">
          <text:p/>
        </draw:path>
        <draw:path draw:style-name="gr1" draw:text-style-name="P1" draw:layer="layout" svg:width="0.034cm" svg:height="0.036cm" svg:x="5.721cm" svg:y="12.283cm" svg:viewBox="0 0 35 37" svg:d="M17 37c-23 0-23-37 0-37s23 37 0 37z">
          <text:p/>
        </draw:path>
        <draw:path draw:style-name="gr1" draw:text-style-name="P1" draw:layer="layout" svg:width="0.034cm" svg:height="0.035cm" svg:x="5.721cm" svg:y="12.786cm" svg:viewBox="0 0 35 36" svg:d="M17 36c-23 0-23-36 0-36s23 36 0 36z">
          <text:p/>
        </draw:path>
        <draw:path draw:style-name="gr1" draw:text-style-name="P1" draw:layer="layout" svg:width="0.034cm" svg:height="0.035cm" svg:x="5.721cm" svg:y="13.288cm" svg:viewBox="0 0 35 36" svg:d="M17 36c-23 0-23-36 0-36s23 36 0 36z">
          <text:p/>
        </draw:path>
        <draw:path draw:style-name="gr1" draw:text-style-name="P1" draw:layer="layout" svg:width="0.034cm" svg:height="0.035cm" svg:x="5.721cm" svg:y="13.79cm" svg:viewBox="0 0 35 36" svg:d="M17 36c-23 0-23-36 0-36s23 36 0 36z">
          <text:p/>
        </draw:path>
        <draw:path draw:style-name="gr1" draw:text-style-name="P1" draw:layer="layout" svg:width="0.034cm" svg:height="0.035cm" svg:x="5.721cm" svg:y="14.292cm" svg:viewBox="0 0 35 36" svg:d="M17 36c-23 0-23-36 0-36s23 36 0 36z">
          <text:p/>
        </draw:path>
        <draw:path draw:style-name="gr1" draw:text-style-name="P1" draw:layer="layout" svg:width="0.034cm" svg:height="0.036cm" svg:x="5.721cm" svg:y="14.794cm" svg:viewBox="0 0 35 37" svg:d="M17 37c-23 0-23-37 0-37s23 37 0 37z">
          <text:p/>
        </draw:path>
        <draw:path draw:style-name="gr1" draw:text-style-name="P1" draw:layer="layout" svg:width="0.034cm" svg:height="0.035cm" svg:x="5.721cm" svg:y="15.297cm" svg:viewBox="0 0 35 36" svg:d="M17 36c-23 0-23-36 0-36s23 36 0 36z">
          <text:p/>
        </draw:path>
        <draw:path draw:style-name="gr1" draw:text-style-name="P1" draw:layer="layout" svg:width="0.034cm" svg:height="0.035cm" svg:x="5.721cm" svg:y="15.799cm" svg:viewBox="0 0 35 36" svg:d="M17 36c-23 0-23-36 0-36s23 36 0 36z">
          <text:p/>
        </draw:path>
        <draw:path draw:style-name="gr1" draw:text-style-name="P1" draw:layer="layout" svg:width="0.034cm" svg:height="0.035cm" svg:x="5.721cm" svg:y="16.301cm" svg:viewBox="0 0 35 36" svg:d="M17 36c-23 0-23-36 0-36s23 36 0 36z">
          <text:p/>
        </draw:path>
        <draw:path draw:style-name="gr1" draw:text-style-name="P1" draw:layer="layout" svg:width="0.034cm" svg:height="0.035cm" svg:x="5.721cm" svg:y="16.803cm" svg:viewBox="0 0 35 36" svg:d="M17 36c-23 0-23-36 0-36s23 36 0 36z">
          <text:p/>
        </draw:path>
        <draw:path draw:style-name="gr1" draw:text-style-name="P1" draw:layer="layout" svg:width="0.034cm" svg:height="0.036cm" svg:x="5.721cm" svg:y="17.305cm" svg:viewBox="0 0 35 37" svg:d="M17 37c-23 0-23-37 0-37s23 37 0 37z">
          <text:p/>
        </draw:path>
        <draw:path draw:style-name="gr1" draw:text-style-name="P1" draw:layer="layout" svg:width="0.034cm" svg:height="0.035cm" svg:x="5.721cm" svg:y="17.808cm" svg:viewBox="0 0 35 36" svg:d="M17 36c-23 0-23-36 0-36s23 36 0 36z">
          <text:p/>
        </draw:path>
        <draw:path draw:style-name="gr1" draw:text-style-name="P1" draw:layer="layout" svg:width="0.034cm" svg:height="0.035cm" svg:x="5.721cm" svg:y="18.31cm" svg:viewBox="0 0 35 36" svg:d="M17 36c-23 0-23-36 0-36s23 36 0 36z">
          <text:p/>
        </draw:path>
        <draw:path draw:style-name="gr1" draw:text-style-name="P1" draw:layer="layout" svg:width="0.034cm" svg:height="0.035cm" svg:x="5.721cm" svg:y="18.812cm" svg:viewBox="0 0 35 36" svg:d="M17 36c-23 0-23-36 0-36s23 36 0 36z">
          <text:p/>
        </draw:path>
        <draw:path draw:style-name="gr1" draw:text-style-name="P1" draw:layer="layout" svg:width="0.034cm" svg:height="0.035cm" svg:x="5.721cm" svg:y="19.314cm" svg:viewBox="0 0 35 36" svg:d="M17 36c-23 0-23-36 0-36s23 36 0 36z">
          <text:p/>
        </draw:path>
        <draw:path draw:style-name="gr1" draw:text-style-name="P1" draw:layer="layout" svg:width="0.034cm" svg:height="0.036cm" svg:x="5.721cm" svg:y="19.816cm" svg:viewBox="0 0 35 37" svg:d="M17 37c-23 0-23-37 0-37s23 37 0 37z">
          <text:p/>
        </draw:path>
        <draw:path draw:style-name="gr1" draw:text-style-name="P1" draw:layer="layout" svg:width="0.034cm" svg:height="0.035cm" svg:x="5.721cm" svg:y="20.319cm" svg:viewBox="0 0 35 36" svg:d="M17 36c-23 0-23-36 0-36s23 36 0 36z">
          <text:p/>
        </draw:path>
        <draw:path draw:style-name="gr1" draw:text-style-name="P1" draw:layer="layout" svg:width="0.034cm" svg:height="0.035cm" svg:x="5.721cm" svg:y="20.821cm" svg:viewBox="0 0 35 36" svg:d="M17 36c-23 0-23-36 0-36s23 36 0 36z">
          <text:p/>
        </draw:path>
        <draw:path draw:style-name="gr1" draw:text-style-name="P1" draw:layer="layout" svg:width="0.035cm" svg:height="0.035cm" svg:x="5.222cm" svg:y="1.235cm" svg:viewBox="0 0 36 36" svg:d="M18 36c-24 0-24-36 0-36s24 36 0 36z">
          <text:p/>
        </draw:path>
        <draw:path draw:style-name="gr1" draw:text-style-name="P1" draw:layer="layout" svg:width="0.035cm" svg:height="0.036cm" svg:x="5.222cm" svg:y="1.737cm" svg:viewBox="0 0 36 37" svg:d="M18 37c-24 0-24-37 0-37s24 37 0 37z">
          <text:p/>
        </draw:path>
        <draw:path draw:style-name="gr1" draw:text-style-name="P1" draw:layer="layout" svg:width="0.035cm" svg:height="0.036cm" svg:x="5.222cm" svg:y="2.239cm" svg:viewBox="0 0 36 37" svg:d="M18 37c-24 0-24-37 0-37s24 37 0 37z">
          <text:p/>
        </draw:path>
        <draw:path draw:style-name="gr1" draw:text-style-name="P1" draw:layer="layout" svg:width="0.035cm" svg:height="0.035cm" svg:x="5.222cm" svg:y="2.742cm" svg:viewBox="0 0 36 36" svg:d="M18 36c-24 0-24-36 0-36s24 36 0 36z">
          <text:p/>
        </draw:path>
        <draw:path draw:style-name="gr1" draw:text-style-name="P1" draw:layer="layout" svg:width="0.035cm" svg:height="0.035cm" svg:x="5.222cm" svg:y="3.244cm" svg:viewBox="0 0 36 36" svg:d="M18 36c-24 0-24-36 0-36s24 36 0 36z">
          <text:p/>
        </draw:path>
        <draw:path draw:style-name="gr1" draw:text-style-name="P1" draw:layer="layout" svg:width="0.035cm" svg:height="0.035cm" svg:x="5.222cm" svg:y="3.746cm" svg:viewBox="0 0 36 36" svg:d="M18 36c-24 0-24-36 0-36s24 36 0 36z">
          <text:p/>
        </draw:path>
        <draw:path draw:style-name="gr1" draw:text-style-name="P1" draw:layer="layout" svg:width="0.035cm" svg:height="0.036cm" svg:x="5.222cm" svg:y="4.248cm" svg:viewBox="0 0 36 37" svg:d="M18 37c-24 0-24-37 0-37s24 37 0 37z">
          <text:p/>
        </draw:path>
        <draw:path draw:style-name="gr1" draw:text-style-name="P1" draw:layer="layout" svg:width="0.035cm" svg:height="0.036cm" svg:x="5.222cm" svg:y="4.75cm" svg:viewBox="0 0 36 37" svg:d="M18 37c-24 0-24-37 0-37s24 37 0 37z">
          <text:p/>
        </draw:path>
        <draw:path draw:style-name="gr1" draw:text-style-name="P1" draw:layer="layout" svg:width="0.035cm" svg:height="0.035cm" svg:x="5.222cm" svg:y="5.253cm" svg:viewBox="0 0 36 36" svg:d="M18 36c-24 0-24-36 0-36s24 36 0 36z">
          <text:p/>
        </draw:path>
        <draw:path draw:style-name="gr1" draw:text-style-name="P1" draw:layer="layout" svg:width="0.035cm" svg:height="0.035cm" svg:x="5.222cm" svg:y="5.755cm" svg:viewBox="0 0 36 36" svg:d="M18 36c-24 0-24-36 0-36s24 36 0 36z">
          <text:p/>
        </draw:path>
        <draw:path draw:style-name="gr1" draw:text-style-name="P1" draw:layer="layout" svg:width="0.035cm" svg:height="0.035cm" svg:x="5.222cm" svg:y="6.257cm" svg:viewBox="0 0 36 36" svg:d="M18 36c-24 0-24-36 0-36s24 36 0 36z">
          <text:p/>
        </draw:path>
        <draw:path draw:style-name="gr1" draw:text-style-name="P1" draw:layer="layout" svg:width="0.035cm" svg:height="0.036cm" svg:x="5.222cm" svg:y="6.759cm" svg:viewBox="0 0 36 37" svg:d="M18 37c-24 0-24-37 0-37s24 37 0 37z">
          <text:p/>
        </draw:path>
        <draw:path draw:style-name="gr1" draw:text-style-name="P1" draw:layer="layout" svg:width="0.035cm" svg:height="0.035cm" svg:x="5.222cm" svg:y="7.262cm" svg:viewBox="0 0 36 36" svg:d="M18 36c-24 0-24-36 0-36s24 36 0 36z">
          <text:p/>
        </draw:path>
        <draw:path draw:style-name="gr1" draw:text-style-name="P1" draw:layer="layout" svg:width="0.035cm" svg:height="0.035cm" svg:x="5.222cm" svg:y="7.764cm" svg:viewBox="0 0 36 36" svg:d="M18 36c-24 0-24-36 0-36s24 36 0 36z">
          <text:p/>
        </draw:path>
        <draw:path draw:style-name="gr1" draw:text-style-name="P1" draw:layer="layout" svg:width="0.035cm" svg:height="0.035cm" svg:x="5.222cm" svg:y="8.266cm" svg:viewBox="0 0 36 36" svg:d="M18 36c-24 0-24-36 0-36s24 36 0 36z">
          <text:p/>
        </draw:path>
        <draw:path draw:style-name="gr1" draw:text-style-name="P1" draw:layer="layout" svg:width="0.035cm" svg:height="0.035cm" svg:x="5.222cm" svg:y="8.768cm" svg:viewBox="0 0 36 36" svg:d="M18 36c-24 0-24-36 0-36s24 36 0 36z">
          <text:p/>
        </draw:path>
        <draw:path draw:style-name="gr1" draw:text-style-name="P1" draw:layer="layout" svg:width="0.035cm" svg:height="0.036cm" svg:x="5.222cm" svg:y="9.27cm" svg:viewBox="0 0 36 37" svg:d="M18 37c-24 0-24-37 0-37s24 37 0 37z">
          <text:p/>
        </draw:path>
        <draw:path draw:style-name="gr1" draw:text-style-name="P1" draw:layer="layout" svg:width="0.035cm" svg:height="0.036cm" svg:x="5.222cm" svg:y="9.772cm" svg:viewBox="0 0 36 37" svg:d="M18 37c-24 0-24-37 0-37s24 37 0 37z">
          <text:p/>
        </draw:path>
        <draw:path draw:style-name="gr1" draw:text-style-name="P1" draw:layer="layout" svg:width="0.035cm" svg:height="0.035cm" svg:x="5.222cm" svg:y="10.275cm" svg:viewBox="0 0 36 36" svg:d="M18 36c-24 0-24-36 0-36s24 36 0 36z">
          <text:p/>
        </draw:path>
        <draw:path draw:style-name="gr1" draw:text-style-name="P1" draw:layer="layout" svg:width="0.035cm" svg:height="0.035cm" svg:x="5.222cm" svg:y="10.777cm" svg:viewBox="0 0 36 36" svg:d="M18 36c-24 0-24-36 0-36s24 36 0 36z">
          <text:p/>
        </draw:path>
        <draw:path draw:style-name="gr1" draw:text-style-name="P1" draw:layer="layout" svg:width="0.035cm" svg:height="0.035cm" svg:x="5.222cm" svg:y="11.279cm" svg:viewBox="0 0 36 36" svg:d="M18 36c-24 0-24-36 0-36s24 36 0 36z">
          <text:p/>
        </draw:path>
        <draw:path draw:style-name="gr1" draw:text-style-name="P1" draw:layer="layout" svg:width="0.035cm" svg:height="0.035cm" svg:x="5.222cm" svg:y="11.781cm" svg:viewBox="0 0 36 36" svg:d="M18 36c-24 0-24-36 0-36s24 36 0 36z">
          <text:p/>
        </draw:path>
        <draw:path draw:style-name="gr1" draw:text-style-name="P1" draw:layer="layout" svg:width="0.035cm" svg:height="0.036cm" svg:x="5.222cm" svg:y="12.283cm" svg:viewBox="0 0 36 37" svg:d="M18 37c-24 0-24-37 0-37s24 37 0 37z">
          <text:p/>
        </draw:path>
        <draw:path draw:style-name="gr1" draw:text-style-name="P1" draw:layer="layout" svg:width="0.035cm" svg:height="0.035cm" svg:x="5.222cm" svg:y="12.786cm" svg:viewBox="0 0 36 36" svg:d="M18 36c-24 0-24-36 0-36s24 36 0 36z">
          <text:p/>
        </draw:path>
        <draw:path draw:style-name="gr1" draw:text-style-name="P1" draw:layer="layout" svg:width="0.035cm" svg:height="0.035cm" svg:x="5.222cm" svg:y="13.288cm" svg:viewBox="0 0 36 36" svg:d="M18 36c-24 0-24-36 0-36s24 36 0 36z">
          <text:p/>
        </draw:path>
        <draw:path draw:style-name="gr1" draw:text-style-name="P1" draw:layer="layout" svg:width="0.035cm" svg:height="0.035cm" svg:x="5.222cm" svg:y="13.79cm" svg:viewBox="0 0 36 36" svg:d="M18 36c-24 0-24-36 0-36s24 36 0 36z">
          <text:p/>
        </draw:path>
        <draw:path draw:style-name="gr1" draw:text-style-name="P1" draw:layer="layout" svg:width="0.035cm" svg:height="0.035cm" svg:x="5.222cm" svg:y="14.292cm" svg:viewBox="0 0 36 36" svg:d="M18 36c-24 0-24-36 0-36s24 36 0 36z">
          <text:p/>
        </draw:path>
        <draw:path draw:style-name="gr1" draw:text-style-name="P1" draw:layer="layout" svg:width="0.035cm" svg:height="0.036cm" svg:x="5.222cm" svg:y="14.794cm" svg:viewBox="0 0 36 37" svg:d="M18 37c-24 0-24-37 0-37s24 37 0 37z">
          <text:p/>
        </draw:path>
        <draw:path draw:style-name="gr1" draw:text-style-name="P1" draw:layer="layout" svg:width="0.035cm" svg:height="0.035cm" svg:x="5.222cm" svg:y="15.297cm" svg:viewBox="0 0 36 36" svg:d="M18 36c-24 0-24-36 0-36s24 36 0 36z">
          <text:p/>
        </draw:path>
        <draw:path draw:style-name="gr1" draw:text-style-name="P1" draw:layer="layout" svg:width="0.035cm" svg:height="0.035cm" svg:x="5.222cm" svg:y="15.799cm" svg:viewBox="0 0 36 36" svg:d="M18 36c-24 0-24-36 0-36s24 36 0 36z">
          <text:p/>
        </draw:path>
        <draw:path draw:style-name="gr1" draw:text-style-name="P1" draw:layer="layout" svg:width="0.035cm" svg:height="0.035cm" svg:x="5.222cm" svg:y="16.301cm" svg:viewBox="0 0 36 36" svg:d="M18 36c-24 0-24-36 0-36s24 36 0 36z">
          <text:p/>
        </draw:path>
        <draw:path draw:style-name="gr1" draw:text-style-name="P1" draw:layer="layout" svg:width="0.035cm" svg:height="0.035cm" svg:x="5.222cm" svg:y="16.803cm" svg:viewBox="0 0 36 36" svg:d="M18 36c-24 0-24-36 0-36s24 36 0 36z">
          <text:p/>
        </draw:path>
        <draw:path draw:style-name="gr1" draw:text-style-name="P1" draw:layer="layout" svg:width="0.035cm" svg:height="0.036cm" svg:x="5.222cm" svg:y="17.305cm" svg:viewBox="0 0 36 37" svg:d="M18 37c-24 0-24-37 0-37s24 37 0 37z">
          <text:p/>
        </draw:path>
        <draw:path draw:style-name="gr1" draw:text-style-name="P1" draw:layer="layout" svg:width="0.035cm" svg:height="0.035cm" svg:x="5.222cm" svg:y="17.808cm" svg:viewBox="0 0 36 36" svg:d="M18 36c-24 0-24-36 0-36s24 36 0 36z">
          <text:p/>
        </draw:path>
        <draw:path draw:style-name="gr1" draw:text-style-name="P1" draw:layer="layout" svg:width="0.035cm" svg:height="0.035cm" svg:x="5.222cm" svg:y="18.31cm" svg:viewBox="0 0 36 36" svg:d="M18 36c-24 0-24-36 0-36s24 36 0 36z">
          <text:p/>
        </draw:path>
        <draw:path draw:style-name="gr1" draw:text-style-name="P1" draw:layer="layout" svg:width="0.035cm" svg:height="0.035cm" svg:x="5.222cm" svg:y="18.812cm" svg:viewBox="0 0 36 36" svg:d="M18 36c-24 0-24-36 0-36s24 36 0 36z">
          <text:p/>
        </draw:path>
        <draw:path draw:style-name="gr1" draw:text-style-name="P1" draw:layer="layout" svg:width="0.035cm" svg:height="0.035cm" svg:x="5.222cm" svg:y="19.314cm" svg:viewBox="0 0 36 36" svg:d="M18 36c-24 0-24-36 0-36s24 36 0 36z">
          <text:p/>
        </draw:path>
        <draw:path draw:style-name="gr1" draw:text-style-name="P1" draw:layer="layout" svg:width="0.035cm" svg:height="0.036cm" svg:x="5.222cm" svg:y="19.816cm" svg:viewBox="0 0 36 37" svg:d="M18 37c-24 0-24-37 0-37s24 37 0 37z">
          <text:p/>
        </draw:path>
        <draw:path draw:style-name="gr1" draw:text-style-name="P1" draw:layer="layout" svg:width="0.035cm" svg:height="0.035cm" svg:x="5.222cm" svg:y="20.319cm" svg:viewBox="0 0 36 36" svg:d="M18 36c-24 0-24-36 0-36s24 36 0 36z">
          <text:p/>
        </draw:path>
        <draw:path draw:style-name="gr1" draw:text-style-name="P1" draw:layer="layout" svg:width="0.035cm" svg:height="0.035cm" svg:x="5.222cm" svg:y="20.821cm" svg:viewBox="0 0 36 36" svg:d="M18 36c-24 0-24-36 0-36s24 36 0 36z">
          <text:p/>
        </draw:path>
        <draw:path draw:style-name="gr1" draw:text-style-name="P1" draw:layer="layout" svg:width="0.034cm" svg:height="0.035cm" svg:x="4.724cm" svg:y="1.235cm" svg:viewBox="0 0 35 36" svg:d="M17 36c-23 0-23-36 0-36s23 36 0 36z">
          <text:p/>
        </draw:path>
        <draw:path draw:style-name="gr1" draw:text-style-name="P1" draw:layer="layout" svg:width="0.034cm" svg:height="0.036cm" svg:x="4.724cm" svg:y="1.737cm" svg:viewBox="0 0 35 37" svg:d="M17 37c-23 0-23-37 0-37s23 37 0 37z">
          <text:p/>
        </draw:path>
        <draw:path draw:style-name="gr1" draw:text-style-name="P1" draw:layer="layout" svg:width="0.034cm" svg:height="0.036cm" svg:x="4.724cm" svg:y="2.239cm" svg:viewBox="0 0 35 37" svg:d="M17 37c-23 0-23-37 0-37s23 37 0 37z">
          <text:p/>
        </draw:path>
        <draw:path draw:style-name="gr1" draw:text-style-name="P1" draw:layer="layout" svg:width="0.034cm" svg:height="0.035cm" svg:x="4.724cm" svg:y="2.742cm" svg:viewBox="0 0 35 36" svg:d="M17 36c-23 0-23-36 0-36s23 36 0 36z">
          <text:p/>
        </draw:path>
        <draw:path draw:style-name="gr1" draw:text-style-name="P1" draw:layer="layout" svg:width="0.034cm" svg:height="0.035cm" svg:x="4.724cm" svg:y="3.244cm" svg:viewBox="0 0 35 36" svg:d="M17 36c-23 0-23-36 0-36s23 36 0 36z">
          <text:p/>
        </draw:path>
        <draw:path draw:style-name="gr1" draw:text-style-name="P1" draw:layer="layout" svg:width="0.034cm" svg:height="0.035cm" svg:x="4.724cm" svg:y="3.746cm" svg:viewBox="0 0 35 36" svg:d="M17 36c-23 0-23-36 0-36s23 36 0 36z">
          <text:p/>
        </draw:path>
        <draw:path draw:style-name="gr1" draw:text-style-name="P1" draw:layer="layout" svg:width="0.034cm" svg:height="0.036cm" svg:x="4.724cm" svg:y="4.248cm" svg:viewBox="0 0 35 37" svg:d="M17 37c-23 0-23-37 0-37s23 37 0 37z">
          <text:p/>
        </draw:path>
        <draw:path draw:style-name="gr1" draw:text-style-name="P1" draw:layer="layout" svg:width="0.034cm" svg:height="0.036cm" svg:x="4.724cm" svg:y="4.75cm" svg:viewBox="0 0 35 37" svg:d="M17 37c-23 0-23-37 0-37s23 37 0 37z">
          <text:p/>
        </draw:path>
        <draw:path draw:style-name="gr1" draw:text-style-name="P1" draw:layer="layout" svg:width="0.034cm" svg:height="0.035cm" svg:x="4.724cm" svg:y="5.253cm" svg:viewBox="0 0 35 36" svg:d="M17 36c-23 0-23-36 0-36s23 36 0 36z">
          <text:p/>
        </draw:path>
        <draw:path draw:style-name="gr1" draw:text-style-name="P1" draw:layer="layout" svg:width="0.034cm" svg:height="0.035cm" svg:x="4.724cm" svg:y="5.755cm" svg:viewBox="0 0 35 36" svg:d="M17 36c-23 0-23-36 0-36s23 36 0 36z">
          <text:p/>
        </draw:path>
        <draw:path draw:style-name="gr1" draw:text-style-name="P1" draw:layer="layout" svg:width="0.034cm" svg:height="0.035cm" svg:x="4.724cm" svg:y="6.257cm" svg:viewBox="0 0 35 36" svg:d="M17 36c-23 0-23-36 0-36s23 36 0 36z">
          <text:p/>
        </draw:path>
        <draw:path draw:style-name="gr1" draw:text-style-name="P1" draw:layer="layout" svg:width="0.034cm" svg:height="0.036cm" svg:x="4.724cm" svg:y="6.759cm" svg:viewBox="0 0 35 37" svg:d="M17 37c-23 0-23-37 0-37s23 37 0 37z">
          <text:p/>
        </draw:path>
        <draw:path draw:style-name="gr1" draw:text-style-name="P1" draw:layer="layout" svg:width="0.034cm" svg:height="0.035cm" svg:x="4.724cm" svg:y="7.262cm" svg:viewBox="0 0 35 36" svg:d="M17 36c-23 0-23-36 0-36s23 36 0 36z">
          <text:p/>
        </draw:path>
        <draw:path draw:style-name="gr1" draw:text-style-name="P1" draw:layer="layout" svg:width="0.034cm" svg:height="0.035cm" svg:x="4.724cm" svg:y="7.764cm" svg:viewBox="0 0 35 36" svg:d="M17 36c-23 0-23-36 0-36s23 36 0 36z">
          <text:p/>
        </draw:path>
        <draw:path draw:style-name="gr1" draw:text-style-name="P1" draw:layer="layout" svg:width="0.034cm" svg:height="0.035cm" svg:x="4.724cm" svg:y="8.266cm" svg:viewBox="0 0 35 36" svg:d="M17 36c-23 0-23-36 0-36s23 36 0 36z">
          <text:p/>
        </draw:path>
        <draw:path draw:style-name="gr1" draw:text-style-name="P1" draw:layer="layout" svg:width="0.034cm" svg:height="0.035cm" svg:x="4.724cm" svg:y="8.768cm" svg:viewBox="0 0 35 36" svg:d="M17 36c-23 0-23-36 0-36s23 36 0 36z">
          <text:p/>
        </draw:path>
        <draw:path draw:style-name="gr1" draw:text-style-name="P1" draw:layer="layout" svg:width="0.034cm" svg:height="0.036cm" svg:x="4.724cm" svg:y="9.27cm" svg:viewBox="0 0 35 37" svg:d="M17 37c-23 0-23-37 0-37s23 37 0 37z">
          <text:p/>
        </draw:path>
        <draw:path draw:style-name="gr1" draw:text-style-name="P1" draw:layer="layout" svg:width="0.034cm" svg:height="0.036cm" svg:x="4.724cm" svg:y="9.772cm" svg:viewBox="0 0 35 37" svg:d="M17 37c-23 0-23-37 0-37s23 37 0 37z">
          <text:p/>
        </draw:path>
        <draw:path draw:style-name="gr1" draw:text-style-name="P1" draw:layer="layout" svg:width="0.034cm" svg:height="0.035cm" svg:x="4.724cm" svg:y="10.275cm" svg:viewBox="0 0 35 36" svg:d="M17 36c-23 0-23-36 0-36s23 36 0 36z">
          <text:p/>
        </draw:path>
        <draw:path draw:style-name="gr1" draw:text-style-name="P1" draw:layer="layout" svg:width="0.034cm" svg:height="0.035cm" svg:x="4.724cm" svg:y="10.777cm" svg:viewBox="0 0 35 36" svg:d="M17 36c-23 0-23-36 0-36s23 36 0 36z">
          <text:p/>
        </draw:path>
        <draw:path draw:style-name="gr1" draw:text-style-name="P1" draw:layer="layout" svg:width="0.034cm" svg:height="0.035cm" svg:x="4.724cm" svg:y="11.279cm" svg:viewBox="0 0 35 36" svg:d="M17 36c-23 0-23-36 0-36s23 36 0 36z">
          <text:p/>
        </draw:path>
        <draw:path draw:style-name="gr1" draw:text-style-name="P1" draw:layer="layout" svg:width="0.034cm" svg:height="0.035cm" svg:x="4.724cm" svg:y="11.781cm" svg:viewBox="0 0 35 36" svg:d="M17 36c-23 0-23-36 0-36s23 36 0 36z">
          <text:p/>
        </draw:path>
        <draw:path draw:style-name="gr1" draw:text-style-name="P1" draw:layer="layout" svg:width="0.034cm" svg:height="0.036cm" svg:x="4.724cm" svg:y="12.283cm" svg:viewBox="0 0 35 37" svg:d="M17 37c-23 0-23-37 0-37s23 37 0 37z">
          <text:p/>
        </draw:path>
        <draw:path draw:style-name="gr1" draw:text-style-name="P1" draw:layer="layout" svg:width="0.034cm" svg:height="0.035cm" svg:x="4.724cm" svg:y="12.786cm" svg:viewBox="0 0 35 36" svg:d="M17 36c-23 0-23-36 0-36s23 36 0 36z">
          <text:p/>
        </draw:path>
        <draw:path draw:style-name="gr1" draw:text-style-name="P1" draw:layer="layout" svg:width="0.034cm" svg:height="0.035cm" svg:x="4.724cm" svg:y="13.288cm" svg:viewBox="0 0 35 36" svg:d="M17 36c-23 0-23-36 0-36s23 36 0 36z">
          <text:p/>
        </draw:path>
        <draw:path draw:style-name="gr1" draw:text-style-name="P1" draw:layer="layout" svg:width="0.034cm" svg:height="0.035cm" svg:x="4.724cm" svg:y="13.79cm" svg:viewBox="0 0 35 36" svg:d="M17 36c-23 0-23-36 0-36s23 36 0 36z">
          <text:p/>
        </draw:path>
        <draw:path draw:style-name="gr1" draw:text-style-name="P1" draw:layer="layout" svg:width="0.034cm" svg:height="0.035cm" svg:x="4.724cm" svg:y="14.292cm" svg:viewBox="0 0 35 36" svg:d="M17 36c-23 0-23-36 0-36s23 36 0 36z">
          <text:p/>
        </draw:path>
        <draw:path draw:style-name="gr1" draw:text-style-name="P1" draw:layer="layout" svg:width="0.034cm" svg:height="0.036cm" svg:x="4.724cm" svg:y="14.794cm" svg:viewBox="0 0 35 37" svg:d="M17 37c-23 0-23-37 0-37s23 37 0 37z">
          <text:p/>
        </draw:path>
        <draw:path draw:style-name="gr1" draw:text-style-name="P1" draw:layer="layout" svg:width="0.034cm" svg:height="0.035cm" svg:x="4.724cm" svg:y="15.297cm" svg:viewBox="0 0 35 36" svg:d="M17 36c-23 0-23-36 0-36s23 36 0 36z">
          <text:p/>
        </draw:path>
        <draw:path draw:style-name="gr1" draw:text-style-name="P1" draw:layer="layout" svg:width="0.034cm" svg:height="0.035cm" svg:x="4.724cm" svg:y="15.799cm" svg:viewBox="0 0 35 36" svg:d="M17 36c-23 0-23-36 0-36s23 36 0 36z">
          <text:p/>
        </draw:path>
        <draw:path draw:style-name="gr1" draw:text-style-name="P1" draw:layer="layout" svg:width="0.034cm" svg:height="0.035cm" svg:x="4.724cm" svg:y="16.301cm" svg:viewBox="0 0 35 36" svg:d="M17 36c-23 0-23-36 0-36s23 36 0 36z">
          <text:p/>
        </draw:path>
        <draw:path draw:style-name="gr1" draw:text-style-name="P1" draw:layer="layout" svg:width="0.034cm" svg:height="0.035cm" svg:x="4.724cm" svg:y="16.803cm" svg:viewBox="0 0 35 36" svg:d="M17 36c-23 0-23-36 0-36s23 36 0 36z">
          <text:p/>
        </draw:path>
        <draw:path draw:style-name="gr1" draw:text-style-name="P1" draw:layer="layout" svg:width="0.034cm" svg:height="0.036cm" svg:x="4.724cm" svg:y="17.305cm" svg:viewBox="0 0 35 37" svg:d="M17 37c-23 0-23-37 0-37s23 37 0 37z">
          <text:p/>
        </draw:path>
        <draw:path draw:style-name="gr1" draw:text-style-name="P1" draw:layer="layout" svg:width="0.034cm" svg:height="0.035cm" svg:x="4.724cm" svg:y="17.808cm" svg:viewBox="0 0 35 36" svg:d="M17 36c-23 0-23-36 0-36s23 36 0 36z">
          <text:p/>
        </draw:path>
        <draw:path draw:style-name="gr1" draw:text-style-name="P1" draw:layer="layout" svg:width="0.034cm" svg:height="0.035cm" svg:x="4.724cm" svg:y="18.31cm" svg:viewBox="0 0 35 36" svg:d="M17 36c-23 0-23-36 0-36s23 36 0 36z">
          <text:p/>
        </draw:path>
        <draw:path draw:style-name="gr1" draw:text-style-name="P1" draw:layer="layout" svg:width="0.034cm" svg:height="0.035cm" svg:x="4.724cm" svg:y="18.812cm" svg:viewBox="0 0 35 36" svg:d="M17 36c-23 0-23-36 0-36s23 36 0 36z">
          <text:p/>
        </draw:path>
        <draw:path draw:style-name="gr1" draw:text-style-name="P1" draw:layer="layout" svg:width="0.034cm" svg:height="0.035cm" svg:x="4.724cm" svg:y="19.314cm" svg:viewBox="0 0 35 36" svg:d="M17 36c-23 0-23-36 0-36s23 36 0 36z">
          <text:p/>
        </draw:path>
        <draw:path draw:style-name="gr1" draw:text-style-name="P1" draw:layer="layout" svg:width="0.034cm" svg:height="0.036cm" svg:x="4.724cm" svg:y="19.816cm" svg:viewBox="0 0 35 37" svg:d="M17 37c-23 0-23-37 0-37s23 37 0 37z">
          <text:p/>
        </draw:path>
        <draw:path draw:style-name="gr1" draw:text-style-name="P1" draw:layer="layout" svg:width="0.034cm" svg:height="0.035cm" svg:x="4.724cm" svg:y="20.319cm" svg:viewBox="0 0 35 36" svg:d="M17 36c-23 0-23-36 0-36s23 36 0 36z">
          <text:p/>
        </draw:path>
        <draw:path draw:style-name="gr1" draw:text-style-name="P1" draw:layer="layout" svg:width="0.034cm" svg:height="0.035cm" svg:x="4.724cm" svg:y="20.821cm" svg:viewBox="0 0 35 36" svg:d="M17 36c-23 0-23-36 0-36s23 36 0 36z">
          <text:p/>
        </draw:path>
        <draw:path draw:style-name="gr1" draw:text-style-name="P1" draw:layer="layout" svg:width="0.034cm" svg:height="0.035cm" svg:x="4.224cm" svg:y="1.235cm" svg:viewBox="0 0 35 36" svg:d="M17 36c-23 0-23-36 0-36s23 36 0 36z">
          <text:p/>
        </draw:path>
        <draw:path draw:style-name="gr1" draw:text-style-name="P1" draw:layer="layout" svg:width="0.034cm" svg:height="0.036cm" svg:x="4.224cm" svg:y="1.737cm" svg:viewBox="0 0 35 37" svg:d="M17 37c-23 0-23-37 0-37s23 37 0 37z">
          <text:p/>
        </draw:path>
        <draw:path draw:style-name="gr1" draw:text-style-name="P1" draw:layer="layout" svg:width="0.034cm" svg:height="0.036cm" svg:x="4.224cm" svg:y="2.239cm" svg:viewBox="0 0 35 37" svg:d="M17 37c-23 0-23-37 0-37s23 37 0 37z">
          <text:p/>
        </draw:path>
        <draw:path draw:style-name="gr1" draw:text-style-name="P1" draw:layer="layout" svg:width="0.034cm" svg:height="0.035cm" svg:x="4.224cm" svg:y="2.742cm" svg:viewBox="0 0 35 36" svg:d="M17 36c-23 0-23-36 0-36s23 36 0 36z">
          <text:p/>
        </draw:path>
        <draw:path draw:style-name="gr1" draw:text-style-name="P1" draw:layer="layout" svg:width="0.034cm" svg:height="0.035cm" svg:x="4.224cm" svg:y="3.244cm" svg:viewBox="0 0 35 36" svg:d="M17 36c-23 0-23-36 0-36s23 36 0 36z">
          <text:p/>
        </draw:path>
        <draw:path draw:style-name="gr1" draw:text-style-name="P1" draw:layer="layout" svg:width="0.034cm" svg:height="0.035cm" svg:x="4.224cm" svg:y="3.746cm" svg:viewBox="0 0 35 36" svg:d="M17 36c-23 0-23-36 0-36s23 36 0 36z">
          <text:p/>
        </draw:path>
        <draw:path draw:style-name="gr1" draw:text-style-name="P1" draw:layer="layout" svg:width="0.034cm" svg:height="0.036cm" svg:x="4.224cm" svg:y="4.248cm" svg:viewBox="0 0 35 37" svg:d="M17 37c-23 0-23-37 0-37s23 37 0 37z">
          <text:p/>
        </draw:path>
        <draw:path draw:style-name="gr1" draw:text-style-name="P1" draw:layer="layout" svg:width="0.034cm" svg:height="0.036cm" svg:x="4.224cm" svg:y="4.75cm" svg:viewBox="0 0 35 37" svg:d="M17 37c-23 0-23-37 0-37s23 37 0 37z">
          <text:p/>
        </draw:path>
        <draw:path draw:style-name="gr1" draw:text-style-name="P1" draw:layer="layout" svg:width="0.034cm" svg:height="0.035cm" svg:x="4.224cm" svg:y="5.253cm" svg:viewBox="0 0 35 36" svg:d="M17 36c-23 0-23-36 0-36s23 36 0 36z">
          <text:p/>
        </draw:path>
        <draw:path draw:style-name="gr1" draw:text-style-name="P1" draw:layer="layout" svg:width="0.034cm" svg:height="0.035cm" svg:x="4.224cm" svg:y="5.755cm" svg:viewBox="0 0 35 36" svg:d="M17 36c-23 0-23-36 0-36s23 36 0 36z">
          <text:p/>
        </draw:path>
        <draw:path draw:style-name="gr1" draw:text-style-name="P1" draw:layer="layout" svg:width="0.034cm" svg:height="0.035cm" svg:x="4.224cm" svg:y="6.257cm" svg:viewBox="0 0 35 36" svg:d="M17 36c-23 0-23-36 0-36s23 36 0 36z">
          <text:p/>
        </draw:path>
        <draw:path draw:style-name="gr1" draw:text-style-name="P1" draw:layer="layout" svg:width="0.034cm" svg:height="0.036cm" svg:x="4.224cm" svg:y="6.759cm" svg:viewBox="0 0 35 37" svg:d="M17 37c-23 0-23-37 0-37s23 37 0 37z">
          <text:p/>
        </draw:path>
        <draw:path draw:style-name="gr1" draw:text-style-name="P1" draw:layer="layout" svg:width="0.034cm" svg:height="0.035cm" svg:x="4.224cm" svg:y="7.262cm" svg:viewBox="0 0 35 36" svg:d="M17 36c-23 0-23-36 0-36s23 36 0 36z">
          <text:p/>
        </draw:path>
        <draw:path draw:style-name="gr1" draw:text-style-name="P1" draw:layer="layout" svg:width="0.034cm" svg:height="0.035cm" svg:x="4.224cm" svg:y="7.764cm" svg:viewBox="0 0 35 36" svg:d="M17 36c-23 0-23-36 0-36s23 36 0 36z">
          <text:p/>
        </draw:path>
        <draw:path draw:style-name="gr1" draw:text-style-name="P1" draw:layer="layout" svg:width="0.034cm" svg:height="0.035cm" svg:x="4.224cm" svg:y="8.266cm" svg:viewBox="0 0 35 36" svg:d="M17 36c-23 0-23-36 0-36s23 36 0 36z">
          <text:p/>
        </draw:path>
        <draw:path draw:style-name="gr1" draw:text-style-name="P1" draw:layer="layout" svg:width="0.034cm" svg:height="0.035cm" svg:x="4.224cm" svg:y="8.768cm" svg:viewBox="0 0 35 36" svg:d="M17 36c-23 0-23-36 0-36s23 36 0 36z">
          <text:p/>
        </draw:path>
        <draw:path draw:style-name="gr1" draw:text-style-name="P1" draw:layer="layout" svg:width="0.034cm" svg:height="0.036cm" svg:x="4.224cm" svg:y="9.27cm" svg:viewBox="0 0 35 37" svg:d="M17 37c-23 0-23-37 0-37s23 37 0 37z">
          <text:p/>
        </draw:path>
        <draw:path draw:style-name="gr1" draw:text-style-name="P1" draw:layer="layout" svg:width="0.034cm" svg:height="0.036cm" svg:x="4.224cm" svg:y="9.772cm" svg:viewBox="0 0 35 37" svg:d="M17 37c-23 0-23-37 0-37s23 37 0 37z">
          <text:p/>
        </draw:path>
        <draw:path draw:style-name="gr1" draw:text-style-name="P1" draw:layer="layout" svg:width="0.034cm" svg:height="0.035cm" svg:x="4.224cm" svg:y="10.275cm" svg:viewBox="0 0 35 36" svg:d="M17 36c-23 0-23-36 0-36s23 36 0 36z">
          <text:p/>
        </draw:path>
        <draw:path draw:style-name="gr1" draw:text-style-name="P1" draw:layer="layout" svg:width="0.034cm" svg:height="0.035cm" svg:x="4.224cm" svg:y="10.777cm" svg:viewBox="0 0 35 36" svg:d="M17 36c-23 0-23-36 0-36s23 36 0 36z">
          <text:p/>
        </draw:path>
        <draw:path draw:style-name="gr1" draw:text-style-name="P1" draw:layer="layout" svg:width="0.034cm" svg:height="0.035cm" svg:x="4.224cm" svg:y="11.279cm" svg:viewBox="0 0 35 36" svg:d="M17 36c-23 0-23-36 0-36s23 36 0 36z">
          <text:p/>
        </draw:path>
        <draw:path draw:style-name="gr1" draw:text-style-name="P1" draw:layer="layout" svg:width="0.034cm" svg:height="0.035cm" svg:x="4.224cm" svg:y="11.781cm" svg:viewBox="0 0 35 36" svg:d="M17 36c-23 0-23-36 0-36s23 36 0 36z">
          <text:p/>
        </draw:path>
        <draw:path draw:style-name="gr1" draw:text-style-name="P1" draw:layer="layout" svg:width="0.034cm" svg:height="0.036cm" svg:x="4.224cm" svg:y="12.283cm" svg:viewBox="0 0 35 37" svg:d="M17 37c-23 0-23-37 0-37s23 37 0 37z">
          <text:p/>
        </draw:path>
        <draw:path draw:style-name="gr1" draw:text-style-name="P1" draw:layer="layout" svg:width="0.034cm" svg:height="0.035cm" svg:x="4.224cm" svg:y="12.786cm" svg:viewBox="0 0 35 36" svg:d="M17 36c-23 0-23-36 0-36s23 36 0 36z">
          <text:p/>
        </draw:path>
        <draw:path draw:style-name="gr1" draw:text-style-name="P1" draw:layer="layout" svg:width="0.034cm" svg:height="0.035cm" svg:x="4.224cm" svg:y="13.288cm" svg:viewBox="0 0 35 36" svg:d="M17 36c-23 0-23-36 0-36s23 36 0 36z">
          <text:p/>
        </draw:path>
        <draw:path draw:style-name="gr1" draw:text-style-name="P1" draw:layer="layout" svg:width="0.034cm" svg:height="0.035cm" svg:x="4.224cm" svg:y="13.79cm" svg:viewBox="0 0 35 36" svg:d="M17 36c-23 0-23-36 0-36s23 36 0 36z">
          <text:p/>
        </draw:path>
        <draw:path draw:style-name="gr1" draw:text-style-name="P1" draw:layer="layout" svg:width="0.034cm" svg:height="0.035cm" svg:x="4.224cm" svg:y="14.292cm" svg:viewBox="0 0 35 36" svg:d="M17 36c-23 0-23-36 0-36s23 36 0 36z">
          <text:p/>
        </draw:path>
        <draw:path draw:style-name="gr1" draw:text-style-name="P1" draw:layer="layout" svg:width="0.034cm" svg:height="0.036cm" svg:x="4.224cm" svg:y="14.794cm" svg:viewBox="0 0 35 37" svg:d="M17 37c-23 0-23-37 0-37s23 37 0 37z">
          <text:p/>
        </draw:path>
        <draw:path draw:style-name="gr1" draw:text-style-name="P1" draw:layer="layout" svg:width="0.034cm" svg:height="0.035cm" svg:x="4.224cm" svg:y="15.297cm" svg:viewBox="0 0 35 36" svg:d="M17 36c-23 0-23-36 0-36s23 36 0 36z">
          <text:p/>
        </draw:path>
        <draw:path draw:style-name="gr1" draw:text-style-name="P1" draw:layer="layout" svg:width="0.034cm" svg:height="0.035cm" svg:x="4.224cm" svg:y="15.799cm" svg:viewBox="0 0 35 36" svg:d="M17 36c-23 0-23-36 0-36s23 36 0 36z">
          <text:p/>
        </draw:path>
        <draw:path draw:style-name="gr1" draw:text-style-name="P1" draw:layer="layout" svg:width="0.034cm" svg:height="0.035cm" svg:x="4.224cm" svg:y="16.301cm" svg:viewBox="0 0 35 36" svg:d="M17 36c-23 0-23-36 0-36s23 36 0 36z">
          <text:p/>
        </draw:path>
        <draw:path draw:style-name="gr1" draw:text-style-name="P1" draw:layer="layout" svg:width="0.034cm" svg:height="0.035cm" svg:x="4.224cm" svg:y="16.803cm" svg:viewBox="0 0 35 36" svg:d="M17 36c-23 0-23-36 0-36s23 36 0 36z">
          <text:p/>
        </draw:path>
        <draw:path draw:style-name="gr1" draw:text-style-name="P1" draw:layer="layout" svg:width="0.034cm" svg:height="0.036cm" svg:x="4.224cm" svg:y="17.305cm" svg:viewBox="0 0 35 37" svg:d="M17 37c-23 0-23-37 0-37s23 37 0 37z">
          <text:p/>
        </draw:path>
        <draw:path draw:style-name="gr1" draw:text-style-name="P1" draw:layer="layout" svg:width="0.034cm" svg:height="0.035cm" svg:x="4.224cm" svg:y="17.808cm" svg:viewBox="0 0 35 36" svg:d="M17 36c-23 0-23-36 0-36s23 36 0 36z">
          <text:p/>
        </draw:path>
        <draw:path draw:style-name="gr1" draw:text-style-name="P1" draw:layer="layout" svg:width="0.034cm" svg:height="0.035cm" svg:x="4.224cm" svg:y="18.31cm" svg:viewBox="0 0 35 36" svg:d="M17 36c-23 0-23-36 0-36s23 36 0 36z">
          <text:p/>
        </draw:path>
        <draw:path draw:style-name="gr1" draw:text-style-name="P1" draw:layer="layout" svg:width="0.034cm" svg:height="0.035cm" svg:x="4.224cm" svg:y="18.812cm" svg:viewBox="0 0 35 36" svg:d="M17 36c-23 0-23-36 0-36s23 36 0 36z">
          <text:p/>
        </draw:path>
        <draw:path draw:style-name="gr1" draw:text-style-name="P1" draw:layer="layout" svg:width="0.034cm" svg:height="0.035cm" svg:x="4.224cm" svg:y="19.314cm" svg:viewBox="0 0 35 36" svg:d="M17 36c-23 0-23-36 0-36s23 36 0 36z">
          <text:p/>
        </draw:path>
        <draw:path draw:style-name="gr1" draw:text-style-name="P1" draw:layer="layout" svg:width="0.034cm" svg:height="0.036cm" svg:x="4.224cm" svg:y="19.816cm" svg:viewBox="0 0 35 37" svg:d="M17 37c-23 0-23-37 0-37s23 37 0 37z">
          <text:p/>
        </draw:path>
        <draw:path draw:style-name="gr1" draw:text-style-name="P1" draw:layer="layout" svg:width="0.034cm" svg:height="0.035cm" svg:x="4.224cm" svg:y="20.319cm" svg:viewBox="0 0 35 36" svg:d="M17 36c-23 0-23-36 0-36s23 36 0 36z">
          <text:p/>
        </draw:path>
        <draw:path draw:style-name="gr1" draw:text-style-name="P1" draw:layer="layout" svg:width="0.034cm" svg:height="0.035cm" svg:x="4.224cm" svg:y="20.821cm" svg:viewBox="0 0 35 36" svg:d="M17 36c-23 0-23-36 0-36s23 36 0 36z">
          <text:p/>
        </draw:path>
        <draw:path draw:style-name="gr1" draw:text-style-name="P1" draw:layer="layout" svg:width="0.035cm" svg:height="0.035cm" svg:x="3.725cm" svg:y="1.235cm" svg:viewBox="0 0 36 36" svg:d="M18 36c-23 0-24-36 0-36s24 36 0 36z">
          <text:p/>
        </draw:path>
        <draw:path draw:style-name="gr1" draw:text-style-name="P1" draw:layer="layout" svg:width="0.035cm" svg:height="0.036cm" svg:x="3.725cm" svg:y="1.737cm" svg:viewBox="0 0 36 37" svg:d="M18 37c-23 0-24-37 0-37s24 37 0 37z">
          <text:p/>
        </draw:path>
        <draw:path draw:style-name="gr1" draw:text-style-name="P1" draw:layer="layout" svg:width="0.035cm" svg:height="0.036cm" svg:x="3.725cm" svg:y="2.239cm" svg:viewBox="0 0 36 37" svg:d="M18 37c-23 0-24-37 0-37s24 37 0 37z">
          <text:p/>
        </draw:path>
        <draw:path draw:style-name="gr1" draw:text-style-name="P1" draw:layer="layout" svg:width="0.035cm" svg:height="0.035cm" svg:x="3.725cm" svg:y="2.742cm" svg:viewBox="0 0 36 36" svg:d="M18 36c-23 0-24-36 0-36s24 36 0 36z">
          <text:p/>
        </draw:path>
        <draw:path draw:style-name="gr1" draw:text-style-name="P1" draw:layer="layout" svg:width="0.035cm" svg:height="0.035cm" svg:x="3.725cm" svg:y="3.244cm" svg:viewBox="0 0 36 36" svg:d="M18 36c-23 0-24-36 0-36s24 36 0 36z">
          <text:p/>
        </draw:path>
        <draw:path draw:style-name="gr1" draw:text-style-name="P1" draw:layer="layout" svg:width="0.035cm" svg:height="0.035cm" svg:x="3.725cm" svg:y="3.746cm" svg:viewBox="0 0 36 36" svg:d="M18 36c-23 0-24-36 0-36s24 36 0 36z">
          <text:p/>
        </draw:path>
        <draw:path draw:style-name="gr1" draw:text-style-name="P1" draw:layer="layout" svg:width="0.035cm" svg:height="0.036cm" svg:x="3.725cm" svg:y="4.248cm" svg:viewBox="0 0 36 37" svg:d="M18 37c-23 0-24-37 0-37s24 37 0 37z">
          <text:p/>
        </draw:path>
        <draw:path draw:style-name="gr1" draw:text-style-name="P1" draw:layer="layout" svg:width="0.035cm" svg:height="0.036cm" svg:x="3.725cm" svg:y="4.75cm" svg:viewBox="0 0 36 37" svg:d="M18 37c-23 0-24-37 0-37s24 37 0 37z">
          <text:p/>
        </draw:path>
        <draw:path draw:style-name="gr1" draw:text-style-name="P1" draw:layer="layout" svg:width="0.035cm" svg:height="0.035cm" svg:x="3.725cm" svg:y="5.253cm" svg:viewBox="0 0 36 36" svg:d="M18 36c-23 0-24-36 0-36s24 36 0 36z">
          <text:p/>
        </draw:path>
        <draw:path draw:style-name="gr1" draw:text-style-name="P1" draw:layer="layout" svg:width="0.035cm" svg:height="0.035cm" svg:x="3.725cm" svg:y="5.755cm" svg:viewBox="0 0 36 36" svg:d="M18 36c-23 0-24-36 0-36s24 36 0 36z">
          <text:p/>
        </draw:path>
        <draw:path draw:style-name="gr1" draw:text-style-name="P1" draw:layer="layout" svg:width="0.035cm" svg:height="0.035cm" svg:x="3.725cm" svg:y="6.257cm" svg:viewBox="0 0 36 36" svg:d="M18 36c-23 0-24-36 0-36s24 36 0 36z">
          <text:p/>
        </draw:path>
        <draw:path draw:style-name="gr1" draw:text-style-name="P1" draw:layer="layout" svg:width="0.035cm" svg:height="0.036cm" svg:x="3.725cm" svg:y="6.759cm" svg:viewBox="0 0 36 37" svg:d="M18 37c-23 0-24-37 0-37s24 37 0 37z">
          <text:p/>
        </draw:path>
        <draw:path draw:style-name="gr1" draw:text-style-name="P1" draw:layer="layout" svg:width="0.035cm" svg:height="0.035cm" svg:x="3.725cm" svg:y="7.262cm" svg:viewBox="0 0 36 36" svg:d="M18 36c-23 0-24-36 0-36s24 36 0 36z">
          <text:p/>
        </draw:path>
        <draw:path draw:style-name="gr1" draw:text-style-name="P1" draw:layer="layout" svg:width="0.035cm" svg:height="0.035cm" svg:x="3.725cm" svg:y="7.764cm" svg:viewBox="0 0 36 36" svg:d="M18 36c-23 0-24-36 0-36s24 36 0 36z">
          <text:p/>
        </draw:path>
        <draw:path draw:style-name="gr1" draw:text-style-name="P1" draw:layer="layout" svg:width="0.035cm" svg:height="0.035cm" svg:x="3.725cm" svg:y="8.266cm" svg:viewBox="0 0 36 36" svg:d="M18 36c-23 0-24-36 0-36s24 36 0 36z">
          <text:p/>
        </draw:path>
        <draw:path draw:style-name="gr1" draw:text-style-name="P1" draw:layer="layout" svg:width="0.035cm" svg:height="0.035cm" svg:x="3.725cm" svg:y="8.768cm" svg:viewBox="0 0 36 36" svg:d="M18 36c-23 0-24-36 0-36s24 36 0 36z">
          <text:p/>
        </draw:path>
        <draw:path draw:style-name="gr1" draw:text-style-name="P1" draw:layer="layout" svg:width="0.035cm" svg:height="0.036cm" svg:x="3.725cm" svg:y="9.27cm" svg:viewBox="0 0 36 37" svg:d="M18 37c-23 0-24-37 0-37s24 37 0 37z">
          <text:p/>
        </draw:path>
        <draw:path draw:style-name="gr1" draw:text-style-name="P1" draw:layer="layout" svg:width="0.035cm" svg:height="0.036cm" svg:x="3.725cm" svg:y="9.772cm" svg:viewBox="0 0 36 37" svg:d="M18 37c-23 0-24-37 0-37s24 37 0 37z">
          <text:p/>
        </draw:path>
        <draw:path draw:style-name="gr1" draw:text-style-name="P1" draw:layer="layout" svg:width="0.035cm" svg:height="0.035cm" svg:x="3.725cm" svg:y="10.275cm" svg:viewBox="0 0 36 36" svg:d="M18 36c-23 0-24-36 0-36s24 36 0 36z">
          <text:p/>
        </draw:path>
        <draw:path draw:style-name="gr1" draw:text-style-name="P1" draw:layer="layout" svg:width="0.035cm" svg:height="0.035cm" svg:x="3.725cm" svg:y="10.777cm" svg:viewBox="0 0 36 36" svg:d="M18 36c-23 0-24-36 0-36s24 36 0 36z">
          <text:p/>
        </draw:path>
        <draw:path draw:style-name="gr1" draw:text-style-name="P1" draw:layer="layout" svg:width="0.035cm" svg:height="0.035cm" svg:x="3.725cm" svg:y="11.279cm" svg:viewBox="0 0 36 36" svg:d="M18 36c-23 0-24-36 0-36s24 36 0 36z">
          <text:p/>
        </draw:path>
        <draw:path draw:style-name="gr1" draw:text-style-name="P1" draw:layer="layout" svg:width="0.035cm" svg:height="0.035cm" svg:x="3.725cm" svg:y="11.781cm" svg:viewBox="0 0 36 36" svg:d="M18 36c-23 0-24-36 0-36s24 36 0 36z">
          <text:p/>
        </draw:path>
        <draw:path draw:style-name="gr1" draw:text-style-name="P1" draw:layer="layout" svg:width="0.035cm" svg:height="0.036cm" svg:x="3.725cm" svg:y="12.283cm" svg:viewBox="0 0 36 37" svg:d="M18 37c-23 0-24-37 0-37s24 37 0 37z">
          <text:p/>
        </draw:path>
        <draw:path draw:style-name="gr1" draw:text-style-name="P1" draw:layer="layout" svg:width="0.035cm" svg:height="0.035cm" svg:x="3.725cm" svg:y="12.786cm" svg:viewBox="0 0 36 36" svg:d="M18 36c-23 0-24-36 0-36s24 36 0 36z">
          <text:p/>
        </draw:path>
        <draw:path draw:style-name="gr1" draw:text-style-name="P1" draw:layer="layout" svg:width="0.035cm" svg:height="0.035cm" svg:x="3.725cm" svg:y="13.288cm" svg:viewBox="0 0 36 36" svg:d="M18 36c-23 0-24-36 0-36s24 36 0 36z">
          <text:p/>
        </draw:path>
        <draw:path draw:style-name="gr1" draw:text-style-name="P1" draw:layer="layout" svg:width="0.035cm" svg:height="0.035cm" svg:x="3.725cm" svg:y="13.79cm" svg:viewBox="0 0 36 36" svg:d="M18 36c-23 0-24-36 0-36s24 36 0 36z">
          <text:p/>
        </draw:path>
        <draw:path draw:style-name="gr1" draw:text-style-name="P1" draw:layer="layout" svg:width="0.035cm" svg:height="0.035cm" svg:x="3.725cm" svg:y="14.292cm" svg:viewBox="0 0 36 36" svg:d="M18 36c-23 0-24-36 0-36s24 36 0 36z">
          <text:p/>
        </draw:path>
        <draw:path draw:style-name="gr1" draw:text-style-name="P1" draw:layer="layout" svg:width="0.035cm" svg:height="0.036cm" svg:x="3.725cm" svg:y="14.794cm" svg:viewBox="0 0 36 37" svg:d="M18 37c-23 0-24-37 0-37s24 37 0 37z">
          <text:p/>
        </draw:path>
        <draw:path draw:style-name="gr1" draw:text-style-name="P1" draw:layer="layout" svg:width="0.035cm" svg:height="0.035cm" svg:x="3.725cm" svg:y="15.297cm" svg:viewBox="0 0 36 36" svg:d="M18 36c-23 0-24-36 0-36s24 36 0 36z">
          <text:p/>
        </draw:path>
        <draw:path draw:style-name="gr1" draw:text-style-name="P1" draw:layer="layout" svg:width="0.035cm" svg:height="0.035cm" svg:x="3.725cm" svg:y="15.799cm" svg:viewBox="0 0 36 36" svg:d="M18 36c-23 0-24-36 0-36s24 36 0 36z">
          <text:p/>
        </draw:path>
        <draw:path draw:style-name="gr1" draw:text-style-name="P1" draw:layer="layout" svg:width="0.035cm" svg:height="0.035cm" svg:x="3.725cm" svg:y="16.301cm" svg:viewBox="0 0 36 36" svg:d="M18 36c-23 0-24-36 0-36s24 36 0 36z">
          <text:p/>
        </draw:path>
        <draw:path draw:style-name="gr1" draw:text-style-name="P1" draw:layer="layout" svg:width="0.035cm" svg:height="0.035cm" svg:x="3.725cm" svg:y="16.803cm" svg:viewBox="0 0 36 36" svg:d="M18 36c-23 0-24-36 0-36s24 36 0 36z">
          <text:p/>
        </draw:path>
        <draw:path draw:style-name="gr1" draw:text-style-name="P1" draw:layer="layout" svg:width="0.035cm" svg:height="0.036cm" svg:x="3.725cm" svg:y="17.305cm" svg:viewBox="0 0 36 37" svg:d="M18 37c-23 0-24-37 0-37s24 37 0 37z">
          <text:p/>
        </draw:path>
        <draw:path draw:style-name="gr1" draw:text-style-name="P1" draw:layer="layout" svg:width="0.035cm" svg:height="0.035cm" svg:x="3.725cm" svg:y="17.808cm" svg:viewBox="0 0 36 36" svg:d="M18 36c-23 0-24-36 0-36s24 36 0 36z">
          <text:p/>
        </draw:path>
        <draw:path draw:style-name="gr1" draw:text-style-name="P1" draw:layer="layout" svg:width="0.035cm" svg:height="0.035cm" svg:x="3.725cm" svg:y="18.31cm" svg:viewBox="0 0 36 36" svg:d="M18 36c-23 0-24-36 0-36s24 36 0 36z">
          <text:p/>
        </draw:path>
        <draw:path draw:style-name="gr1" draw:text-style-name="P1" draw:layer="layout" svg:width="0.035cm" svg:height="0.035cm" svg:x="3.725cm" svg:y="18.812cm" svg:viewBox="0 0 36 36" svg:d="M18 36c-23 0-24-36 0-36s24 36 0 36z">
          <text:p/>
        </draw:path>
        <draw:path draw:style-name="gr1" draw:text-style-name="P1" draw:layer="layout" svg:width="0.035cm" svg:height="0.035cm" svg:x="3.725cm" svg:y="19.314cm" svg:viewBox="0 0 36 36" svg:d="M18 36c-23 0-24-36 0-36s24 36 0 36z">
          <text:p/>
        </draw:path>
        <draw:path draw:style-name="gr1" draw:text-style-name="P1" draw:layer="layout" svg:width="0.035cm" svg:height="0.036cm" svg:x="3.725cm" svg:y="19.816cm" svg:viewBox="0 0 36 37" svg:d="M18 37c-23 0-24-37 0-37s24 37 0 37z">
          <text:p/>
        </draw:path>
        <draw:path draw:style-name="gr1" draw:text-style-name="P1" draw:layer="layout" svg:width="0.035cm" svg:height="0.035cm" svg:x="3.725cm" svg:y="20.319cm" svg:viewBox="0 0 36 36" svg:d="M18 36c-23 0-24-36 0-36s24 36 0 36z">
          <text:p/>
        </draw:path>
        <draw:path draw:style-name="gr1" draw:text-style-name="P1" draw:layer="layout" svg:width="0.035cm" svg:height="0.035cm" svg:x="3.725cm" svg:y="20.821cm" svg:viewBox="0 0 36 36" svg:d="M18 36c-23 0-24-36 0-36s24 36 0 36z">
          <text:p/>
        </draw:path>
        <draw:path draw:style-name="gr1" draw:text-style-name="P1" draw:layer="layout" svg:width="0.034cm" svg:height="0.035cm" svg:x="3.227cm" svg:y="1.235cm" svg:viewBox="0 0 35 36" svg:d="M17 36c-23 0-23-36 0-36 24 0 24 36 0 36z">
          <text:p/>
        </draw:path>
        <draw:path draw:style-name="gr1" draw:text-style-name="P1" draw:layer="layout" svg:width="0.034cm" svg:height="0.036cm" svg:x="3.227cm" svg:y="1.737cm" svg:viewBox="0 0 35 37" svg:d="M17 37c-23 0-23-37 0-37 24 0 24 37 0 37z">
          <text:p/>
        </draw:path>
        <draw:path draw:style-name="gr1" draw:text-style-name="P1" draw:layer="layout" svg:width="0.034cm" svg:height="0.036cm" svg:x="3.227cm" svg:y="2.239cm" svg:viewBox="0 0 35 37" svg:d="M17 37c-23 0-23-37 0-37 24 0 24 37 0 37z">
          <text:p/>
        </draw:path>
        <draw:path draw:style-name="gr1" draw:text-style-name="P1" draw:layer="layout" svg:width="0.034cm" svg:height="0.035cm" svg:x="3.227cm" svg:y="2.742cm" svg:viewBox="0 0 35 36" svg:d="M17 36c-23 0-23-36 0-36 24 0 24 36 0 36z">
          <text:p/>
        </draw:path>
        <draw:path draw:style-name="gr1" draw:text-style-name="P1" draw:layer="layout" svg:width="0.034cm" svg:height="0.035cm" svg:x="3.227cm" svg:y="3.244cm" svg:viewBox="0 0 35 36" svg:d="M17 36c-23 0-23-36 0-36 24 0 24 36 0 36z">
          <text:p/>
        </draw:path>
        <draw:path draw:style-name="gr1" draw:text-style-name="P1" draw:layer="layout" svg:width="0.034cm" svg:height="0.035cm" svg:x="3.227cm" svg:y="3.746cm" svg:viewBox="0 0 35 36" svg:d="M17 36c-23 0-23-36 0-36 24 0 24 36 0 36z">
          <text:p/>
        </draw:path>
        <draw:path draw:style-name="gr1" draw:text-style-name="P1" draw:layer="layout" svg:width="0.034cm" svg:height="0.036cm" svg:x="3.227cm" svg:y="4.248cm" svg:viewBox="0 0 35 37" svg:d="M17 37c-23 0-23-37 0-37 24 0 24 37 0 37z">
          <text:p/>
        </draw:path>
        <draw:path draw:style-name="gr1" draw:text-style-name="P1" draw:layer="layout" svg:width="0.034cm" svg:height="0.036cm" svg:x="3.227cm" svg:y="4.75cm" svg:viewBox="0 0 35 37" svg:d="M17 37c-23 0-23-37 0-37 24 0 24 37 0 37z">
          <text:p/>
        </draw:path>
        <draw:path draw:style-name="gr1" draw:text-style-name="P1" draw:layer="layout" svg:width="0.034cm" svg:height="0.035cm" svg:x="3.227cm" svg:y="5.253cm" svg:viewBox="0 0 35 36" svg:d="M17 36c-23 0-23-36 0-36 24 0 24 36 0 36z">
          <text:p/>
        </draw:path>
        <draw:path draw:style-name="gr1" draw:text-style-name="P1" draw:layer="layout" svg:width="0.034cm" svg:height="0.035cm" svg:x="3.227cm" svg:y="5.755cm" svg:viewBox="0 0 35 36" svg:d="M17 36c-23 0-23-36 0-36 24 0 24 36 0 36z">
          <text:p/>
        </draw:path>
        <draw:path draw:style-name="gr1" draw:text-style-name="P1" draw:layer="layout" svg:width="0.034cm" svg:height="0.035cm" svg:x="3.227cm" svg:y="6.257cm" svg:viewBox="0 0 35 36" svg:d="M17 36c-23 0-23-36 0-36 24 0 24 36 0 36z">
          <text:p/>
        </draw:path>
        <draw:path draw:style-name="gr1" draw:text-style-name="P1" draw:layer="layout" svg:width="0.034cm" svg:height="0.036cm" svg:x="3.227cm" svg:y="6.759cm" svg:viewBox="0 0 35 37" svg:d="M17 37c-23 0-23-37 0-37 24 0 24 37 0 37z">
          <text:p/>
        </draw:path>
        <draw:path draw:style-name="gr1" draw:text-style-name="P1" draw:layer="layout" svg:width="0.034cm" svg:height="0.035cm" svg:x="3.227cm" svg:y="7.262cm" svg:viewBox="0 0 35 36" svg:d="M17 36c-23 0-23-36 0-36 24 0 24 36 0 36z">
          <text:p/>
        </draw:path>
        <draw:path draw:style-name="gr1" draw:text-style-name="P1" draw:layer="layout" svg:width="0.034cm" svg:height="0.035cm" svg:x="3.227cm" svg:y="7.764cm" svg:viewBox="0 0 35 36" svg:d="M17 36c-23 0-23-36 0-36 24 0 24 36 0 36z">
          <text:p/>
        </draw:path>
        <draw:path draw:style-name="gr1" draw:text-style-name="P1" draw:layer="layout" svg:width="0.034cm" svg:height="0.035cm" svg:x="3.227cm" svg:y="8.266cm" svg:viewBox="0 0 35 36" svg:d="M17 36c-23 0-23-36 0-36 24 0 24 36 0 36z">
          <text:p/>
        </draw:path>
        <draw:path draw:style-name="gr1" draw:text-style-name="P1" draw:layer="layout" svg:width="0.034cm" svg:height="0.035cm" svg:x="3.227cm" svg:y="8.768cm" svg:viewBox="0 0 35 36" svg:d="M17 36c-23 0-23-36 0-36 24 0 24 36 0 36z">
          <text:p/>
        </draw:path>
        <draw:path draw:style-name="gr1" draw:text-style-name="P1" draw:layer="layout" svg:width="0.034cm" svg:height="0.036cm" svg:x="3.227cm" svg:y="9.27cm" svg:viewBox="0 0 35 37" svg:d="M17 37c-23 0-23-37 0-37 24 0 24 37 0 37z">
          <text:p/>
        </draw:path>
        <draw:path draw:style-name="gr1" draw:text-style-name="P1" draw:layer="layout" svg:width="0.034cm" svg:height="0.036cm" svg:x="3.227cm" svg:y="9.772cm" svg:viewBox="0 0 35 37" svg:d="M17 37c-23 0-23-37 0-37 24 0 24 37 0 37z">
          <text:p/>
        </draw:path>
        <draw:path draw:style-name="gr1" draw:text-style-name="P1" draw:layer="layout" svg:width="0.034cm" svg:height="0.035cm" svg:x="3.227cm" svg:y="10.275cm" svg:viewBox="0 0 35 36" svg:d="M17 36c-23 0-23-36 0-36 24 0 24 36 0 36z">
          <text:p/>
        </draw:path>
        <draw:path draw:style-name="gr1" draw:text-style-name="P1" draw:layer="layout" svg:width="0.034cm" svg:height="0.035cm" svg:x="3.227cm" svg:y="10.777cm" svg:viewBox="0 0 35 36" svg:d="M17 36c-23 0-23-36 0-36 24 0 24 36 0 36z">
          <text:p/>
        </draw:path>
        <draw:path draw:style-name="gr1" draw:text-style-name="P1" draw:layer="layout" svg:width="0.034cm" svg:height="0.035cm" svg:x="3.227cm" svg:y="11.279cm" svg:viewBox="0 0 35 36" svg:d="M17 36c-23 0-23-36 0-36 24 0 24 36 0 36z">
          <text:p/>
        </draw:path>
        <draw:path draw:style-name="gr1" draw:text-style-name="P1" draw:layer="layout" svg:width="0.034cm" svg:height="0.035cm" svg:x="3.227cm" svg:y="11.781cm" svg:viewBox="0 0 35 36" svg:d="M17 36c-23 0-23-36 0-36 24 0 24 36 0 36z">
          <text:p/>
        </draw:path>
        <draw:path draw:style-name="gr1" draw:text-style-name="P1" draw:layer="layout" svg:width="0.034cm" svg:height="0.036cm" svg:x="3.227cm" svg:y="12.283cm" svg:viewBox="0 0 35 37" svg:d="M17 37c-23 0-23-37 0-37 24 0 24 37 0 37z">
          <text:p/>
        </draw:path>
        <draw:path draw:style-name="gr1" draw:text-style-name="P1" draw:layer="layout" svg:width="0.034cm" svg:height="0.035cm" svg:x="3.227cm" svg:y="12.786cm" svg:viewBox="0 0 35 36" svg:d="M17 36c-23 0-23-36 0-36 24 0 24 36 0 36z">
          <text:p/>
        </draw:path>
        <draw:path draw:style-name="gr1" draw:text-style-name="P1" draw:layer="layout" svg:width="0.034cm" svg:height="0.035cm" svg:x="3.227cm" svg:y="13.288cm" svg:viewBox="0 0 35 36" svg:d="M17 36c-23 0-23-36 0-36 24 0 24 36 0 36z">
          <text:p/>
        </draw:path>
        <draw:path draw:style-name="gr1" draw:text-style-name="P1" draw:layer="layout" svg:width="0.034cm" svg:height="0.035cm" svg:x="3.227cm" svg:y="13.79cm" svg:viewBox="0 0 35 36" svg:d="M17 36c-23 0-23-36 0-36 24 0 24 36 0 36z">
          <text:p/>
        </draw:path>
        <draw:path draw:style-name="gr1" draw:text-style-name="P1" draw:layer="layout" svg:width="0.034cm" svg:height="0.035cm" svg:x="3.227cm" svg:y="14.292cm" svg:viewBox="0 0 35 36" svg:d="M17 36c-23 0-23-36 0-36 24 0 24 36 0 36z">
          <text:p/>
        </draw:path>
        <draw:path draw:style-name="gr1" draw:text-style-name="P1" draw:layer="layout" svg:width="0.034cm" svg:height="0.036cm" svg:x="3.227cm" svg:y="14.794cm" svg:viewBox="0 0 35 37" svg:d="M17 37c-23 0-23-37 0-37 24 0 24 37 0 37z">
          <text:p/>
        </draw:path>
        <draw:path draw:style-name="gr1" draw:text-style-name="P1" draw:layer="layout" svg:width="0.034cm" svg:height="0.035cm" svg:x="3.227cm" svg:y="15.297cm" svg:viewBox="0 0 35 36" svg:d="M17 36c-23 0-23-36 0-36 24 0 24 36 0 36z">
          <text:p/>
        </draw:path>
        <draw:path draw:style-name="gr1" draw:text-style-name="P1" draw:layer="layout" svg:width="0.034cm" svg:height="0.035cm" svg:x="3.227cm" svg:y="15.799cm" svg:viewBox="0 0 35 36" svg:d="M17 36c-23 0-23-36 0-36 24 0 24 36 0 36z">
          <text:p/>
        </draw:path>
        <draw:path draw:style-name="gr1" draw:text-style-name="P1" draw:layer="layout" svg:width="0.034cm" svg:height="0.035cm" svg:x="3.227cm" svg:y="16.301cm" svg:viewBox="0 0 35 36" svg:d="M17 36c-23 0-23-36 0-36 24 0 24 36 0 36z">
          <text:p/>
        </draw:path>
        <draw:path draw:style-name="gr1" draw:text-style-name="P1" draw:layer="layout" svg:width="0.034cm" svg:height="0.035cm" svg:x="3.227cm" svg:y="16.803cm" svg:viewBox="0 0 35 36" svg:d="M17 36c-23 0-23-36 0-36 24 0 24 36 0 36z">
          <text:p/>
        </draw:path>
        <draw:path draw:style-name="gr1" draw:text-style-name="P1" draw:layer="layout" svg:width="0.034cm" svg:height="0.036cm" svg:x="3.227cm" svg:y="17.305cm" svg:viewBox="0 0 35 37" svg:d="M17 37c-23 0-23-37 0-37 24 0 24 37 0 37z">
          <text:p/>
        </draw:path>
        <draw:path draw:style-name="gr1" draw:text-style-name="P1" draw:layer="layout" svg:width="0.034cm" svg:height="0.035cm" svg:x="3.227cm" svg:y="17.808cm" svg:viewBox="0 0 35 36" svg:d="M17 36c-23 0-23-36 0-36 24 0 24 36 0 36z">
          <text:p/>
        </draw:path>
        <draw:path draw:style-name="gr1" draw:text-style-name="P1" draw:layer="layout" svg:width="0.034cm" svg:height="0.035cm" svg:x="3.227cm" svg:y="18.31cm" svg:viewBox="0 0 35 36" svg:d="M17 36c-23 0-23-36 0-36 24 0 24 36 0 36z">
          <text:p/>
        </draw:path>
        <draw:path draw:style-name="gr1" draw:text-style-name="P1" draw:layer="layout" svg:width="0.034cm" svg:height="0.035cm" svg:x="3.227cm" svg:y="18.812cm" svg:viewBox="0 0 35 36" svg:d="M17 36c-23 0-23-36 0-36 24 0 24 36 0 36z">
          <text:p/>
        </draw:path>
        <draw:path draw:style-name="gr1" draw:text-style-name="P1" draw:layer="layout" svg:width="0.034cm" svg:height="0.035cm" svg:x="3.227cm" svg:y="19.314cm" svg:viewBox="0 0 35 36" svg:d="M17 36c-23 0-23-36 0-36 24 0 24 36 0 36z">
          <text:p/>
        </draw:path>
        <draw:path draw:style-name="gr1" draw:text-style-name="P1" draw:layer="layout" svg:width="0.034cm" svg:height="0.036cm" svg:x="3.227cm" svg:y="19.816cm" svg:viewBox="0 0 35 37" svg:d="M17 37c-23 0-23-37 0-37 24 0 24 37 0 37z">
          <text:p/>
        </draw:path>
        <draw:path draw:style-name="gr1" draw:text-style-name="P1" draw:layer="layout" svg:width="0.034cm" svg:height="0.035cm" svg:x="3.227cm" svg:y="20.319cm" svg:viewBox="0 0 35 36" svg:d="M17 36c-23 0-23-36 0-36 24 0 24 36 0 36z">
          <text:p/>
        </draw:path>
        <draw:path draw:style-name="gr1" draw:text-style-name="P1" draw:layer="layout" svg:width="0.034cm" svg:height="0.035cm" svg:x="3.227cm" svg:y="20.821cm" svg:viewBox="0 0 35 36" svg:d="M17 36c-23 0-23-36 0-36 24 0 24 36 0 36z">
          <text:p/>
        </draw:path>
        <draw:path draw:style-name="gr1" draw:text-style-name="P1" draw:layer="layout" svg:width="0.034cm" svg:height="0.035cm" svg:x="2.727cm" svg:y="1.235cm" svg:viewBox="0 0 35 36" svg:d="M18 36c-24 0-24-36 0-36 22 0 22 36 0 36z">
          <text:p/>
        </draw:path>
        <draw:path draw:style-name="gr1" draw:text-style-name="P1" draw:layer="layout" svg:width="0.034cm" svg:height="0.036cm" svg:x="2.727cm" svg:y="1.737cm" svg:viewBox="0 0 35 37" svg:d="M18 37c-24 0-24-37 0-37 22 0 22 37 0 37z">
          <text:p/>
        </draw:path>
        <draw:path draw:style-name="gr1" draw:text-style-name="P1" draw:layer="layout" svg:width="0.034cm" svg:height="0.036cm" svg:x="2.727cm" svg:y="2.239cm" svg:viewBox="0 0 35 37" svg:d="M18 37c-24 0-24-37 0-37 22 0 22 37 0 37z">
          <text:p/>
        </draw:path>
        <draw:path draw:style-name="gr1" draw:text-style-name="P1" draw:layer="layout" svg:width="0.034cm" svg:height="0.035cm" svg:x="2.727cm" svg:y="2.742cm" svg:viewBox="0 0 35 36" svg:d="M18 36c-24 0-24-36 0-36 22 0 22 36 0 36z">
          <text:p/>
        </draw:path>
        <draw:path draw:style-name="gr1" draw:text-style-name="P1" draw:layer="layout" svg:width="0.034cm" svg:height="0.035cm" svg:x="2.727cm" svg:y="3.244cm" svg:viewBox="0 0 35 36" svg:d="M18 36c-24 0-24-36 0-36 22 0 22 36 0 36z">
          <text:p/>
        </draw:path>
        <draw:path draw:style-name="gr1" draw:text-style-name="P1" draw:layer="layout" svg:width="0.034cm" svg:height="0.035cm" svg:x="2.727cm" svg:y="3.746cm" svg:viewBox="0 0 35 36" svg:d="M18 36c-24 0-24-36 0-36 22 0 22 36 0 36z">
          <text:p/>
        </draw:path>
        <draw:path draw:style-name="gr1" draw:text-style-name="P1" draw:layer="layout" svg:width="0.034cm" svg:height="0.036cm" svg:x="2.727cm" svg:y="4.248cm" svg:viewBox="0 0 35 37" svg:d="M18 37c-24 0-24-37 0-37 22 0 22 37 0 37z">
          <text:p/>
        </draw:path>
        <draw:path draw:style-name="gr1" draw:text-style-name="P1" draw:layer="layout" svg:width="0.034cm" svg:height="0.036cm" svg:x="2.727cm" svg:y="4.75cm" svg:viewBox="0 0 35 37" svg:d="M18 37c-24 0-24-37 0-37 22 0 22 37 0 37z">
          <text:p/>
        </draw:path>
        <draw:path draw:style-name="gr1" draw:text-style-name="P1" draw:layer="layout" svg:width="0.034cm" svg:height="0.035cm" svg:x="2.727cm" svg:y="5.253cm" svg:viewBox="0 0 35 36" svg:d="M18 36c-24 0-24-36 0-36 22 0 22 36 0 36z">
          <text:p/>
        </draw:path>
        <draw:path draw:style-name="gr1" draw:text-style-name="P1" draw:layer="layout" svg:width="0.034cm" svg:height="0.035cm" svg:x="2.727cm" svg:y="5.755cm" svg:viewBox="0 0 35 36" svg:d="M18 36c-24 0-24-36 0-36 22 0 22 36 0 36z">
          <text:p/>
        </draw:path>
        <draw:path draw:style-name="gr1" draw:text-style-name="P1" draw:layer="layout" svg:width="0.034cm" svg:height="0.035cm" svg:x="2.727cm" svg:y="6.257cm" svg:viewBox="0 0 35 36" svg:d="M18 36c-24 0-24-36 0-36 22 0 22 36 0 36z">
          <text:p/>
        </draw:path>
        <draw:path draw:style-name="gr1" draw:text-style-name="P1" draw:layer="layout" svg:width="0.034cm" svg:height="0.036cm" svg:x="2.727cm" svg:y="6.759cm" svg:viewBox="0 0 35 37" svg:d="M18 37c-24 0-24-37 0-37 22 0 22 37 0 37z">
          <text:p/>
        </draw:path>
        <draw:path draw:style-name="gr1" draw:text-style-name="P1" draw:layer="layout" svg:width="0.034cm" svg:height="0.035cm" svg:x="2.727cm" svg:y="7.262cm" svg:viewBox="0 0 35 36" svg:d="M18 36c-24 0-24-36 0-36 22 0 22 36 0 36z">
          <text:p/>
        </draw:path>
        <draw:path draw:style-name="gr1" draw:text-style-name="P1" draw:layer="layout" svg:width="0.034cm" svg:height="0.035cm" svg:x="2.727cm" svg:y="7.764cm" svg:viewBox="0 0 35 36" svg:d="M18 36c-24 0-24-36 0-36 22 0 22 36 0 36z">
          <text:p/>
        </draw:path>
        <draw:path draw:style-name="gr1" draw:text-style-name="P1" draw:layer="layout" svg:width="0.034cm" svg:height="0.035cm" svg:x="2.727cm" svg:y="8.266cm" svg:viewBox="0 0 35 36" svg:d="M18 36c-24 0-24-36 0-36 22 0 22 36 0 36z">
          <text:p/>
        </draw:path>
        <draw:path draw:style-name="gr1" draw:text-style-name="P1" draw:layer="layout" svg:width="0.034cm" svg:height="0.035cm" svg:x="2.727cm" svg:y="8.768cm" svg:viewBox="0 0 35 36" svg:d="M18 36c-24 0-24-36 0-36 22 0 22 36 0 36z">
          <text:p/>
        </draw:path>
        <draw:path draw:style-name="gr1" draw:text-style-name="P1" draw:layer="layout" svg:width="0.034cm" svg:height="0.036cm" svg:x="2.727cm" svg:y="9.27cm" svg:viewBox="0 0 35 37" svg:d="M18 37c-24 0-24-37 0-37 22 0 22 37 0 37z">
          <text:p/>
        </draw:path>
        <draw:path draw:style-name="gr1" draw:text-style-name="P1" draw:layer="layout" svg:width="0.034cm" svg:height="0.036cm" svg:x="2.727cm" svg:y="9.772cm" svg:viewBox="0 0 35 37" svg:d="M18 37c-24 0-24-37 0-37 22 0 22 37 0 37z">
          <text:p/>
        </draw:path>
        <draw:path draw:style-name="gr1" draw:text-style-name="P1" draw:layer="layout" svg:width="0.034cm" svg:height="0.035cm" svg:x="2.727cm" svg:y="10.275cm" svg:viewBox="0 0 35 36" svg:d="M18 36c-24 0-24-36 0-36 22 0 22 36 0 36z">
          <text:p/>
        </draw:path>
        <draw:path draw:style-name="gr1" draw:text-style-name="P1" draw:layer="layout" svg:width="0.034cm" svg:height="0.035cm" svg:x="2.727cm" svg:y="10.777cm" svg:viewBox="0 0 35 36" svg:d="M18 36c-24 0-24-36 0-36 22 0 22 36 0 36z">
          <text:p/>
        </draw:path>
        <draw:path draw:style-name="gr1" draw:text-style-name="P1" draw:layer="layout" svg:width="0.034cm" svg:height="0.035cm" svg:x="2.727cm" svg:y="11.279cm" svg:viewBox="0 0 35 36" svg:d="M18 36c-24 0-24-36 0-36 22 0 22 36 0 36z">
          <text:p/>
        </draw:path>
        <draw:path draw:style-name="gr1" draw:text-style-name="P1" draw:layer="layout" svg:width="0.034cm" svg:height="0.035cm" svg:x="2.727cm" svg:y="11.781cm" svg:viewBox="0 0 35 36" svg:d="M18 36c-24 0-24-36 0-36 22 0 22 36 0 36z">
          <text:p/>
        </draw:path>
        <draw:path draw:style-name="gr1" draw:text-style-name="P1" draw:layer="layout" svg:width="0.034cm" svg:height="0.036cm" svg:x="2.727cm" svg:y="12.283cm" svg:viewBox="0 0 35 37" svg:d="M18 37c-24 0-24-37 0-37 22 0 22 37 0 37z">
          <text:p/>
        </draw:path>
        <draw:path draw:style-name="gr1" draw:text-style-name="P1" draw:layer="layout" svg:width="0.034cm" svg:height="0.035cm" svg:x="2.727cm" svg:y="12.786cm" svg:viewBox="0 0 35 36" svg:d="M18 36c-24 0-24-36 0-36 22 0 22 36 0 36z">
          <text:p/>
        </draw:path>
        <draw:path draw:style-name="gr1" draw:text-style-name="P1" draw:layer="layout" svg:width="0.034cm" svg:height="0.035cm" svg:x="2.727cm" svg:y="13.288cm" svg:viewBox="0 0 35 36" svg:d="M18 36c-24 0-24-36 0-36 22 0 22 36 0 36z">
          <text:p/>
        </draw:path>
        <draw:path draw:style-name="gr1" draw:text-style-name="P1" draw:layer="layout" svg:width="0.034cm" svg:height="0.035cm" svg:x="2.727cm" svg:y="13.79cm" svg:viewBox="0 0 35 36" svg:d="M18 36c-24 0-24-36 0-36 22 0 22 36 0 36z">
          <text:p/>
        </draw:path>
        <draw:path draw:style-name="gr1" draw:text-style-name="P1" draw:layer="layout" svg:width="0.034cm" svg:height="0.035cm" svg:x="2.727cm" svg:y="14.292cm" svg:viewBox="0 0 35 36" svg:d="M18 36c-24 0-24-36 0-36 22 0 22 36 0 36z">
          <text:p/>
        </draw:path>
        <draw:path draw:style-name="gr1" draw:text-style-name="P1" draw:layer="layout" svg:width="0.034cm" svg:height="0.036cm" svg:x="2.727cm" svg:y="14.794cm" svg:viewBox="0 0 35 37" svg:d="M18 37c-24 0-24-37 0-37 22 0 22 37 0 37z">
          <text:p/>
        </draw:path>
        <draw:path draw:style-name="gr1" draw:text-style-name="P1" draw:layer="layout" svg:width="0.034cm" svg:height="0.035cm" svg:x="2.727cm" svg:y="15.297cm" svg:viewBox="0 0 35 36" svg:d="M18 36c-24 0-24-36 0-36 22 0 22 36 0 36z">
          <text:p/>
        </draw:path>
        <draw:path draw:style-name="gr1" draw:text-style-name="P1" draw:layer="layout" svg:width="0.034cm" svg:height="0.035cm" svg:x="2.727cm" svg:y="15.799cm" svg:viewBox="0 0 35 36" svg:d="M18 36c-24 0-24-36 0-36 22 0 22 36 0 36z">
          <text:p/>
        </draw:path>
        <draw:path draw:style-name="gr1" draw:text-style-name="P1" draw:layer="layout" svg:width="0.034cm" svg:height="0.035cm" svg:x="2.727cm" svg:y="16.301cm" svg:viewBox="0 0 35 36" svg:d="M18 36c-24 0-24-36 0-36 22 0 22 36 0 36z">
          <text:p/>
        </draw:path>
        <draw:path draw:style-name="gr1" draw:text-style-name="P1" draw:layer="layout" svg:width="0.034cm" svg:height="0.035cm" svg:x="2.727cm" svg:y="16.803cm" svg:viewBox="0 0 35 36" svg:d="M18 36c-24 0-24-36 0-36 22 0 22 36 0 36z">
          <text:p/>
        </draw:path>
        <draw:path draw:style-name="gr1" draw:text-style-name="P1" draw:layer="layout" svg:width="0.034cm" svg:height="0.036cm" svg:x="2.727cm" svg:y="17.305cm" svg:viewBox="0 0 35 37" svg:d="M18 37c-24 0-24-37 0-37 22 0 22 37 0 37z">
          <text:p/>
        </draw:path>
        <draw:path draw:style-name="gr1" draw:text-style-name="P1" draw:layer="layout" svg:width="0.034cm" svg:height="0.035cm" svg:x="2.727cm" svg:y="17.808cm" svg:viewBox="0 0 35 36" svg:d="M18 36c-24 0-24-36 0-36 22 0 22 36 0 36z">
          <text:p/>
        </draw:path>
        <draw:path draw:style-name="gr1" draw:text-style-name="P1" draw:layer="layout" svg:width="0.034cm" svg:height="0.035cm" svg:x="2.727cm" svg:y="18.31cm" svg:viewBox="0 0 35 36" svg:d="M18 36c-24 0-24-36 0-36 22 0 22 36 0 36z">
          <text:p/>
        </draw:path>
        <draw:path draw:style-name="gr1" draw:text-style-name="P1" draw:layer="layout" svg:width="0.034cm" svg:height="0.035cm" svg:x="2.727cm" svg:y="18.812cm" svg:viewBox="0 0 35 36" svg:d="M18 36c-24 0-24-36 0-36 22 0 22 36 0 36z">
          <text:p/>
        </draw:path>
        <draw:path draw:style-name="gr1" draw:text-style-name="P1" draw:layer="layout" svg:width="0.034cm" svg:height="0.035cm" svg:x="2.727cm" svg:y="19.314cm" svg:viewBox="0 0 35 36" svg:d="M18 36c-24 0-24-36 0-36 22 0 22 36 0 36z">
          <text:p/>
        </draw:path>
        <draw:path draw:style-name="gr1" draw:text-style-name="P1" draw:layer="layout" svg:width="0.034cm" svg:height="0.036cm" svg:x="2.727cm" svg:y="19.816cm" svg:viewBox="0 0 35 37" svg:d="M18 37c-24 0-24-37 0-37 22 0 22 37 0 37z">
          <text:p/>
        </draw:path>
        <draw:path draw:style-name="gr1" draw:text-style-name="P1" draw:layer="layout" svg:width="0.034cm" svg:height="0.035cm" svg:x="2.727cm" svg:y="20.319cm" svg:viewBox="0 0 35 36" svg:d="M18 36c-24 0-24-36 0-36 22 0 22 36 0 36z">
          <text:p/>
        </draw:path>
        <draw:path draw:style-name="gr1" draw:text-style-name="P1" draw:layer="layout" svg:width="0.034cm" svg:height="0.035cm" svg:x="2.727cm" svg:y="20.821cm" svg:viewBox="0 0 35 36" svg:d="M18 36c-24 0-24-36 0-36 22 0 22 36 0 36z">
          <text:p/>
        </draw:path>
        <draw:path draw:style-name="gr1" draw:text-style-name="P1" draw:layer="layout" svg:width="0.034cm" svg:height="0.035cm" svg:x="2.229cm" svg:y="1.235cm" svg:viewBox="0 0 35 36" svg:d="M18 36c-24 0-24-36 0-36 23 0 23 36 0 36z">
          <text:p/>
        </draw:path>
        <draw:path draw:style-name="gr1" draw:text-style-name="P1" draw:layer="layout" svg:width="0.034cm" svg:height="0.036cm" svg:x="2.229cm" svg:y="1.737cm" svg:viewBox="0 0 35 37" svg:d="M18 37c-24 0-24-37 0-37 23 0 23 37 0 37z">
          <text:p/>
        </draw:path>
        <draw:path draw:style-name="gr1" draw:text-style-name="P1" draw:layer="layout" svg:width="0.034cm" svg:height="0.036cm" svg:x="2.229cm" svg:y="2.239cm" svg:viewBox="0 0 35 37" svg:d="M18 37c-24 0-24-37 0-37 23 0 23 37 0 37z">
          <text:p/>
        </draw:path>
        <draw:path draw:style-name="gr1" draw:text-style-name="P1" draw:layer="layout" svg:width="0.034cm" svg:height="0.035cm" svg:x="2.229cm" svg:y="2.742cm" svg:viewBox="0 0 35 36" svg:d="M18 36c-24 0-24-36 0-36 23 0 23 36 0 36z">
          <text:p/>
        </draw:path>
        <draw:path draw:style-name="gr1" draw:text-style-name="P1" draw:layer="layout" svg:width="0.034cm" svg:height="0.035cm" svg:x="2.229cm" svg:y="3.244cm" svg:viewBox="0 0 35 36" svg:d="M18 36c-24 0-24-36 0-36 23 0 23 36 0 36z">
          <text:p/>
        </draw:path>
        <draw:path draw:style-name="gr1" draw:text-style-name="P1" draw:layer="layout" svg:width="0.034cm" svg:height="0.035cm" svg:x="2.229cm" svg:y="3.746cm" svg:viewBox="0 0 35 36" svg:d="M18 36c-24 0-24-36 0-36 23 0 23 36 0 36z">
          <text:p/>
        </draw:path>
        <draw:path draw:style-name="gr1" draw:text-style-name="P1" draw:layer="layout" svg:width="0.034cm" svg:height="0.036cm" svg:x="2.229cm" svg:y="4.248cm" svg:viewBox="0 0 35 37" svg:d="M18 37c-24 0-24-37 0-37 23 0 23 37 0 37z">
          <text:p/>
        </draw:path>
        <draw:path draw:style-name="gr1" draw:text-style-name="P1" draw:layer="layout" svg:width="0.034cm" svg:height="0.036cm" svg:x="2.229cm" svg:y="4.75cm" svg:viewBox="0 0 35 37" svg:d="M18 37c-24 0-24-37 0-37 23 0 23 37 0 37z">
          <text:p/>
        </draw:path>
        <draw:path draw:style-name="gr1" draw:text-style-name="P1" draw:layer="layout" svg:width="0.034cm" svg:height="0.035cm" svg:x="2.229cm" svg:y="5.253cm" svg:viewBox="0 0 35 36" svg:d="M18 36c-24 0-24-36 0-36 23 0 23 36 0 36z">
          <text:p/>
        </draw:path>
        <draw:path draw:style-name="gr1" draw:text-style-name="P1" draw:layer="layout" svg:width="0.034cm" svg:height="0.035cm" svg:x="2.229cm" svg:y="5.755cm" svg:viewBox="0 0 35 36" svg:d="M18 36c-24 0-24-36 0-36 23 0 23 36 0 36z">
          <text:p/>
        </draw:path>
        <draw:path draw:style-name="gr1" draw:text-style-name="P1" draw:layer="layout" svg:width="0.034cm" svg:height="0.035cm" svg:x="2.229cm" svg:y="6.257cm" svg:viewBox="0 0 35 36" svg:d="M18 36c-24 0-24-36 0-36 23 0 23 36 0 36z">
          <text:p/>
        </draw:path>
        <draw:path draw:style-name="gr1" draw:text-style-name="P1" draw:layer="layout" svg:width="0.034cm" svg:height="0.036cm" svg:x="2.229cm" svg:y="6.759cm" svg:viewBox="0 0 35 37" svg:d="M18 37c-24 0-24-37 0-37 23 0 23 37 0 37z">
          <text:p/>
        </draw:path>
        <draw:path draw:style-name="gr1" draw:text-style-name="P1" draw:layer="layout" svg:width="0.034cm" svg:height="0.035cm" svg:x="2.229cm" svg:y="7.262cm" svg:viewBox="0 0 35 36" svg:d="M18 36c-24 0-24-36 0-36 23 0 23 36 0 36z">
          <text:p/>
        </draw:path>
        <draw:path draw:style-name="gr1" draw:text-style-name="P1" draw:layer="layout" svg:width="0.034cm" svg:height="0.035cm" svg:x="2.229cm" svg:y="7.764cm" svg:viewBox="0 0 35 36" svg:d="M18 36c-24 0-24-36 0-36 23 0 23 36 0 36z">
          <text:p/>
        </draw:path>
        <draw:path draw:style-name="gr1" draw:text-style-name="P1" draw:layer="layout" svg:width="0.034cm" svg:height="0.035cm" svg:x="2.229cm" svg:y="8.266cm" svg:viewBox="0 0 35 36" svg:d="M18 36c-24 0-24-36 0-36 23 0 23 36 0 36z">
          <text:p/>
        </draw:path>
        <draw:path draw:style-name="gr1" draw:text-style-name="P1" draw:layer="layout" svg:width="0.034cm" svg:height="0.035cm" svg:x="2.229cm" svg:y="8.768cm" svg:viewBox="0 0 35 36" svg:d="M18 36c-24 0-24-36 0-36 23 0 23 36 0 36z">
          <text:p/>
        </draw:path>
        <draw:path draw:style-name="gr1" draw:text-style-name="P1" draw:layer="layout" svg:width="0.034cm" svg:height="0.036cm" svg:x="2.229cm" svg:y="9.27cm" svg:viewBox="0 0 35 37" svg:d="M18 37c-24 0-24-37 0-37 23 0 23 37 0 37z">
          <text:p/>
        </draw:path>
        <draw:path draw:style-name="gr1" draw:text-style-name="P1" draw:layer="layout" svg:width="0.034cm" svg:height="0.036cm" svg:x="2.229cm" svg:y="9.772cm" svg:viewBox="0 0 35 37" svg:d="M18 37c-24 0-24-37 0-37 23 0 23 37 0 37z">
          <text:p/>
        </draw:path>
        <draw:path draw:style-name="gr1" draw:text-style-name="P1" draw:layer="layout" svg:width="0.034cm" svg:height="0.035cm" svg:x="2.229cm" svg:y="10.275cm" svg:viewBox="0 0 35 36" svg:d="M18 36c-24 0-24-36 0-36 23 0 23 36 0 36z">
          <text:p/>
        </draw:path>
        <draw:path draw:style-name="gr1" draw:text-style-name="P1" draw:layer="layout" svg:width="0.034cm" svg:height="0.035cm" svg:x="2.229cm" svg:y="10.777cm" svg:viewBox="0 0 35 36" svg:d="M18 36c-24 0-24-36 0-36 23 0 23 36 0 36z">
          <text:p/>
        </draw:path>
        <draw:path draw:style-name="gr1" draw:text-style-name="P1" draw:layer="layout" svg:width="0.034cm" svg:height="0.035cm" svg:x="2.229cm" svg:y="11.279cm" svg:viewBox="0 0 35 36" svg:d="M18 36c-24 0-24-36 0-36 23 0 23 36 0 36z">
          <text:p/>
        </draw:path>
        <draw:path draw:style-name="gr1" draw:text-style-name="P1" draw:layer="layout" svg:width="0.034cm" svg:height="0.035cm" svg:x="2.229cm" svg:y="11.781cm" svg:viewBox="0 0 35 36" svg:d="M18 36c-24 0-24-36 0-36 23 0 23 36 0 36z">
          <text:p/>
        </draw:path>
        <draw:path draw:style-name="gr1" draw:text-style-name="P1" draw:layer="layout" svg:width="0.034cm" svg:height="0.036cm" svg:x="2.229cm" svg:y="12.283cm" svg:viewBox="0 0 35 37" svg:d="M18 37c-24 0-24-37 0-37 23 0 23 37 0 37z">
          <text:p/>
        </draw:path>
        <draw:path draw:style-name="gr1" draw:text-style-name="P1" draw:layer="layout" svg:width="0.034cm" svg:height="0.035cm" svg:x="2.229cm" svg:y="12.786cm" svg:viewBox="0 0 35 36" svg:d="M18 36c-24 0-24-36 0-36 23 0 23 36 0 36z">
          <text:p/>
        </draw:path>
        <draw:path draw:style-name="gr1" draw:text-style-name="P1" draw:layer="layout" svg:width="0.034cm" svg:height="0.035cm" svg:x="2.229cm" svg:y="13.288cm" svg:viewBox="0 0 35 36" svg:d="M18 36c-24 0-24-36 0-36 23 0 23 36 0 36z">
          <text:p/>
        </draw:path>
        <draw:path draw:style-name="gr1" draw:text-style-name="P1" draw:layer="layout" svg:width="0.034cm" svg:height="0.035cm" svg:x="2.229cm" svg:y="13.79cm" svg:viewBox="0 0 35 36" svg:d="M18 36c-24 0-24-36 0-36 23 0 23 36 0 36z">
          <text:p/>
        </draw:path>
        <draw:path draw:style-name="gr1" draw:text-style-name="P1" draw:layer="layout" svg:width="0.034cm" svg:height="0.035cm" svg:x="2.229cm" svg:y="14.292cm" svg:viewBox="0 0 35 36" svg:d="M18 36c-24 0-24-36 0-36 23 0 23 36 0 36z">
          <text:p/>
        </draw:path>
        <draw:path draw:style-name="gr1" draw:text-style-name="P1" draw:layer="layout" svg:width="0.034cm" svg:height="0.036cm" svg:x="2.229cm" svg:y="14.794cm" svg:viewBox="0 0 35 37" svg:d="M18 37c-24 0-24-37 0-37 23 0 23 37 0 37z">
          <text:p/>
        </draw:path>
        <draw:path draw:style-name="gr1" draw:text-style-name="P1" draw:layer="layout" svg:width="0.034cm" svg:height="0.035cm" svg:x="2.229cm" svg:y="15.297cm" svg:viewBox="0 0 35 36" svg:d="M18 36c-24 0-24-36 0-36 23 0 23 36 0 36z">
          <text:p/>
        </draw:path>
        <draw:path draw:style-name="gr1" draw:text-style-name="P1" draw:layer="layout" svg:width="0.034cm" svg:height="0.035cm" svg:x="2.229cm" svg:y="15.799cm" svg:viewBox="0 0 35 36" svg:d="M18 36c-24 0-24-36 0-36 23 0 23 36 0 36z">
          <text:p/>
        </draw:path>
        <draw:path draw:style-name="gr1" draw:text-style-name="P1" draw:layer="layout" svg:width="0.034cm" svg:height="0.035cm" svg:x="2.229cm" svg:y="16.301cm" svg:viewBox="0 0 35 36" svg:d="M18 36c-24 0-24-36 0-36 23 0 23 36 0 36z">
          <text:p/>
        </draw:path>
        <draw:path draw:style-name="gr1" draw:text-style-name="P1" draw:layer="layout" svg:width="0.034cm" svg:height="0.035cm" svg:x="2.229cm" svg:y="16.803cm" svg:viewBox="0 0 35 36" svg:d="M18 36c-24 0-24-36 0-36 23 0 23 36 0 36z">
          <text:p/>
        </draw:path>
        <draw:path draw:style-name="gr1" draw:text-style-name="P1" draw:layer="layout" svg:width="0.034cm" svg:height="0.036cm" svg:x="2.229cm" svg:y="17.305cm" svg:viewBox="0 0 35 37" svg:d="M18 37c-24 0-24-37 0-37 23 0 23 37 0 37z">
          <text:p/>
        </draw:path>
        <draw:path draw:style-name="gr1" draw:text-style-name="P1" draw:layer="layout" svg:width="0.034cm" svg:height="0.035cm" svg:x="2.229cm" svg:y="17.808cm" svg:viewBox="0 0 35 36" svg:d="M18 36c-24 0-24-36 0-36 23 0 23 36 0 36z">
          <text:p/>
        </draw:path>
        <draw:path draw:style-name="gr1" draw:text-style-name="P1" draw:layer="layout" svg:width="0.034cm" svg:height="0.035cm" svg:x="2.229cm" svg:y="18.31cm" svg:viewBox="0 0 35 36" svg:d="M18 36c-24 0-24-36 0-36 23 0 23 36 0 36z">
          <text:p/>
        </draw:path>
        <draw:path draw:style-name="gr1" draw:text-style-name="P1" draw:layer="layout" svg:width="0.034cm" svg:height="0.035cm" svg:x="2.229cm" svg:y="18.812cm" svg:viewBox="0 0 35 36" svg:d="M18 36c-24 0-24-36 0-36 23 0 23 36 0 36z">
          <text:p/>
        </draw:path>
        <draw:path draw:style-name="gr1" draw:text-style-name="P1" draw:layer="layout" svg:width="0.034cm" svg:height="0.035cm" svg:x="2.229cm" svg:y="19.314cm" svg:viewBox="0 0 35 36" svg:d="M18 36c-24 0-24-36 0-36 23 0 23 36 0 36z">
          <text:p/>
        </draw:path>
        <draw:path draw:style-name="gr1" draw:text-style-name="P1" draw:layer="layout" svg:width="0.034cm" svg:height="0.036cm" svg:x="2.229cm" svg:y="19.816cm" svg:viewBox="0 0 35 37" svg:d="M18 37c-24 0-24-37 0-37 23 0 23 37 0 37z">
          <text:p/>
        </draw:path>
        <draw:path draw:style-name="gr1" draw:text-style-name="P1" draw:layer="layout" svg:width="0.034cm" svg:height="0.035cm" svg:x="2.229cm" svg:y="20.319cm" svg:viewBox="0 0 35 36" svg:d="M18 36c-24 0-24-36 0-36 23 0 23 36 0 36z">
          <text:p/>
        </draw:path>
        <draw:path draw:style-name="gr1" draw:text-style-name="P1" draw:layer="layout" svg:width="0.034cm" svg:height="0.035cm" svg:x="2.229cm" svg:y="20.821cm" svg:viewBox="0 0 35 36" svg:d="M18 36c-24 0-24-36 0-36 23 0 23 36 0 36z">
          <text:p/>
        </draw:path>
        <draw:path draw:style-name="gr1" draw:text-style-name="P1" draw:layer="layout" svg:width="0.034cm" svg:height="0.035cm" svg:x="1.73cm" svg:y="1.235cm" svg:viewBox="0 0 35 36" svg:d="M17 36c-23 0-23-36 0-36s23 36 0 36z">
          <text:p/>
        </draw:path>
        <draw:path draw:style-name="gr1" draw:text-style-name="P1" draw:layer="layout" svg:width="0.034cm" svg:height="0.036cm" svg:x="1.73cm" svg:y="1.737cm" svg:viewBox="0 0 35 37" svg:d="M17 37c-23 0-23-37 0-37s23 37 0 37z">
          <text:p/>
        </draw:path>
        <draw:path draw:style-name="gr1" draw:text-style-name="P1" draw:layer="layout" svg:width="0.034cm" svg:height="0.036cm" svg:x="1.73cm" svg:y="2.239cm" svg:viewBox="0 0 35 37" svg:d="M17 37c-23 0-23-37 0-37s23 37 0 37z">
          <text:p/>
        </draw:path>
        <draw:path draw:style-name="gr1" draw:text-style-name="P1" draw:layer="layout" svg:width="0.034cm" svg:height="0.035cm" svg:x="1.73cm" svg:y="2.742cm" svg:viewBox="0 0 35 36" svg:d="M17 36c-23 0-23-36 0-36s23 36 0 36z">
          <text:p/>
        </draw:path>
        <draw:path draw:style-name="gr1" draw:text-style-name="P1" draw:layer="layout" svg:width="0.034cm" svg:height="0.035cm" svg:x="1.73cm" svg:y="3.244cm" svg:viewBox="0 0 35 36" svg:d="M17 36c-23 0-23-36 0-36s23 36 0 36z">
          <text:p/>
        </draw:path>
        <draw:path draw:style-name="gr1" draw:text-style-name="P1" draw:layer="layout" svg:width="0.034cm" svg:height="0.035cm" svg:x="1.73cm" svg:y="3.746cm" svg:viewBox="0 0 35 36" svg:d="M17 36c-23 0-23-36 0-36s23 36 0 36z">
          <text:p/>
        </draw:path>
        <draw:path draw:style-name="gr1" draw:text-style-name="P1" draw:layer="layout" svg:width="0.034cm" svg:height="0.036cm" svg:x="1.73cm" svg:y="4.248cm" svg:viewBox="0 0 35 37" svg:d="M17 37c-23 0-23-37 0-37s23 37 0 37z">
          <text:p/>
        </draw:path>
        <draw:path draw:style-name="gr1" draw:text-style-name="P1" draw:layer="layout" svg:width="0.034cm" svg:height="0.036cm" svg:x="1.73cm" svg:y="4.75cm" svg:viewBox="0 0 35 37" svg:d="M17 37c-23 0-23-37 0-37s23 37 0 37z">
          <text:p/>
        </draw:path>
        <draw:path draw:style-name="gr1" draw:text-style-name="P1" draw:layer="layout" svg:width="0.034cm" svg:height="0.035cm" svg:x="1.73cm" svg:y="5.253cm" svg:viewBox="0 0 35 36" svg:d="M17 36c-23 0-23-36 0-36s23 36 0 36z">
          <text:p/>
        </draw:path>
        <draw:path draw:style-name="gr1" draw:text-style-name="P1" draw:layer="layout" svg:width="0.034cm" svg:height="0.035cm" svg:x="1.73cm" svg:y="5.755cm" svg:viewBox="0 0 35 36" svg:d="M17 36c-23 0-23-36 0-36s23 36 0 36z">
          <text:p/>
        </draw:path>
        <draw:path draw:style-name="gr1" draw:text-style-name="P1" draw:layer="layout" svg:width="0.034cm" svg:height="0.035cm" svg:x="1.73cm" svg:y="6.257cm" svg:viewBox="0 0 35 36" svg:d="M17 36c-23 0-23-36 0-36s23 36 0 36z">
          <text:p/>
        </draw:path>
        <draw:path draw:style-name="gr1" draw:text-style-name="P1" draw:layer="layout" svg:width="0.034cm" svg:height="0.036cm" svg:x="1.73cm" svg:y="6.759cm" svg:viewBox="0 0 35 37" svg:d="M17 37c-23 0-23-37 0-37s23 37 0 37z">
          <text:p/>
        </draw:path>
        <draw:path draw:style-name="gr1" draw:text-style-name="P1" draw:layer="layout" svg:width="0.034cm" svg:height="0.035cm" svg:x="1.73cm" svg:y="7.262cm" svg:viewBox="0 0 35 36" svg:d="M17 36c-23 0-23-36 0-36s23 36 0 36z">
          <text:p/>
        </draw:path>
        <draw:path draw:style-name="gr1" draw:text-style-name="P1" draw:layer="layout" svg:width="0.034cm" svg:height="0.035cm" svg:x="1.73cm" svg:y="7.764cm" svg:viewBox="0 0 35 36" svg:d="M17 36c-23 0-23-36 0-36s23 36 0 36z">
          <text:p/>
        </draw:path>
        <draw:path draw:style-name="gr1" draw:text-style-name="P1" draw:layer="layout" svg:width="0.034cm" svg:height="0.035cm" svg:x="1.73cm" svg:y="8.266cm" svg:viewBox="0 0 35 36" svg:d="M17 36c-23 0-23-36 0-36s23 36 0 36z">
          <text:p/>
        </draw:path>
        <draw:path draw:style-name="gr1" draw:text-style-name="P1" draw:layer="layout" svg:width="0.034cm" svg:height="0.035cm" svg:x="1.73cm" svg:y="8.768cm" svg:viewBox="0 0 35 36" svg:d="M17 36c-23 0-23-36 0-36s23 36 0 36z">
          <text:p/>
        </draw:path>
        <draw:path draw:style-name="gr1" draw:text-style-name="P1" draw:layer="layout" svg:width="0.034cm" svg:height="0.036cm" svg:x="1.73cm" svg:y="9.27cm" svg:viewBox="0 0 35 37" svg:d="M17 37c-23 0-23-37 0-37s23 37 0 37z">
          <text:p/>
        </draw:path>
        <draw:path draw:style-name="gr1" draw:text-style-name="P1" draw:layer="layout" svg:width="0.034cm" svg:height="0.036cm" svg:x="1.73cm" svg:y="9.772cm" svg:viewBox="0 0 35 37" svg:d="M17 37c-23 0-23-37 0-37s23 37 0 37z">
          <text:p/>
        </draw:path>
        <draw:path draw:style-name="gr1" draw:text-style-name="P1" draw:layer="layout" svg:width="0.034cm" svg:height="0.035cm" svg:x="1.73cm" svg:y="10.275cm" svg:viewBox="0 0 35 36" svg:d="M17 36c-23 0-23-36 0-36s23 36 0 36z">
          <text:p/>
        </draw:path>
        <draw:path draw:style-name="gr1" draw:text-style-name="P1" draw:layer="layout" svg:width="0.034cm" svg:height="0.035cm" svg:x="1.73cm" svg:y="10.777cm" svg:viewBox="0 0 35 36" svg:d="M17 36c-23 0-23-36 0-36s23 36 0 36z">
          <text:p/>
        </draw:path>
        <draw:path draw:style-name="gr1" draw:text-style-name="P1" draw:layer="layout" svg:width="0.034cm" svg:height="0.035cm" svg:x="1.73cm" svg:y="11.279cm" svg:viewBox="0 0 35 36" svg:d="M17 36c-23 0-23-36 0-36s23 36 0 36z">
          <text:p/>
        </draw:path>
        <draw:path draw:style-name="gr1" draw:text-style-name="P1" draw:layer="layout" svg:width="0.034cm" svg:height="0.035cm" svg:x="1.73cm" svg:y="11.781cm" svg:viewBox="0 0 35 36" svg:d="M17 36c-23 0-23-36 0-36s23 36 0 36z">
          <text:p/>
        </draw:path>
        <draw:path draw:style-name="gr1" draw:text-style-name="P1" draw:layer="layout" svg:width="0.034cm" svg:height="0.036cm" svg:x="1.73cm" svg:y="12.283cm" svg:viewBox="0 0 35 37" svg:d="M17 37c-23 0-23-37 0-37s23 37 0 37z">
          <text:p/>
        </draw:path>
        <draw:path draw:style-name="gr1" draw:text-style-name="P1" draw:layer="layout" svg:width="0.034cm" svg:height="0.035cm" svg:x="1.73cm" svg:y="12.786cm" svg:viewBox="0 0 35 36" svg:d="M17 36c-23 0-23-36 0-36s23 36 0 36z">
          <text:p/>
        </draw:path>
        <draw:path draw:style-name="gr1" draw:text-style-name="P1" draw:layer="layout" svg:width="0.034cm" svg:height="0.035cm" svg:x="1.73cm" svg:y="13.288cm" svg:viewBox="0 0 35 36" svg:d="M17 36c-23 0-23-36 0-36s23 36 0 36z">
          <text:p/>
        </draw:path>
        <draw:path draw:style-name="gr1" draw:text-style-name="P1" draw:layer="layout" svg:width="0.034cm" svg:height="0.035cm" svg:x="1.73cm" svg:y="13.79cm" svg:viewBox="0 0 35 36" svg:d="M17 36c-23 0-23-36 0-36s23 36 0 36z">
          <text:p/>
        </draw:path>
        <draw:path draw:style-name="gr1" draw:text-style-name="P1" draw:layer="layout" svg:width="0.034cm" svg:height="0.035cm" svg:x="1.73cm" svg:y="14.292cm" svg:viewBox="0 0 35 36" svg:d="M17 36c-23 0-23-36 0-36s23 36 0 36z">
          <text:p/>
        </draw:path>
        <draw:path draw:style-name="gr1" draw:text-style-name="P1" draw:layer="layout" svg:width="0.034cm" svg:height="0.036cm" svg:x="1.73cm" svg:y="14.794cm" svg:viewBox="0 0 35 37" svg:d="M17 37c-23 0-23-37 0-37s23 37 0 37z">
          <text:p/>
        </draw:path>
        <draw:path draw:style-name="gr1" draw:text-style-name="P1" draw:layer="layout" svg:width="0.034cm" svg:height="0.035cm" svg:x="1.73cm" svg:y="15.297cm" svg:viewBox="0 0 35 36" svg:d="M17 36c-23 0-23-36 0-36s23 36 0 36z">
          <text:p/>
        </draw:path>
        <draw:path draw:style-name="gr1" draw:text-style-name="P1" draw:layer="layout" svg:width="0.034cm" svg:height="0.035cm" svg:x="1.73cm" svg:y="15.799cm" svg:viewBox="0 0 35 36" svg:d="M17 36c-23 0-23-36 0-36s23 36 0 36z">
          <text:p/>
        </draw:path>
        <draw:path draw:style-name="gr1" draw:text-style-name="P1" draw:layer="layout" svg:width="0.034cm" svg:height="0.035cm" svg:x="1.73cm" svg:y="16.301cm" svg:viewBox="0 0 35 36" svg:d="M17 36c-23 0-23-36 0-36s23 36 0 36z">
          <text:p/>
        </draw:path>
        <draw:path draw:style-name="gr1" draw:text-style-name="P1" draw:layer="layout" svg:width="0.034cm" svg:height="0.035cm" svg:x="1.73cm" svg:y="16.803cm" svg:viewBox="0 0 35 36" svg:d="M17 36c-23 0-23-36 0-36s23 36 0 36z">
          <text:p/>
        </draw:path>
        <draw:path draw:style-name="gr1" draw:text-style-name="P1" draw:layer="layout" svg:width="0.034cm" svg:height="0.036cm" svg:x="1.73cm" svg:y="17.305cm" svg:viewBox="0 0 35 37" svg:d="M17 37c-23 0-23-37 0-37s23 37 0 37z">
          <text:p/>
        </draw:path>
        <draw:path draw:style-name="gr1" draw:text-style-name="P1" draw:layer="layout" svg:width="0.034cm" svg:height="0.035cm" svg:x="1.73cm" svg:y="17.808cm" svg:viewBox="0 0 35 36" svg:d="M17 36c-23 0-23-36 0-36s23 36 0 36z">
          <text:p/>
        </draw:path>
        <draw:path draw:style-name="gr1" draw:text-style-name="P1" draw:layer="layout" svg:width="0.034cm" svg:height="0.035cm" svg:x="1.73cm" svg:y="18.31cm" svg:viewBox="0 0 35 36" svg:d="M17 36c-23 0-23-36 0-36s23 36 0 36z">
          <text:p/>
        </draw:path>
        <draw:path draw:style-name="gr1" draw:text-style-name="P1" draw:layer="layout" svg:width="0.034cm" svg:height="0.035cm" svg:x="1.73cm" svg:y="18.812cm" svg:viewBox="0 0 35 36" svg:d="M17 36c-23 0-23-36 0-36s23 36 0 36z">
          <text:p/>
        </draw:path>
        <draw:path draw:style-name="gr1" draw:text-style-name="P1" draw:layer="layout" svg:width="0.034cm" svg:height="0.035cm" svg:x="1.73cm" svg:y="19.314cm" svg:viewBox="0 0 35 36" svg:d="M17 36c-23 0-23-36 0-36s23 36 0 36z">
          <text:p/>
        </draw:path>
        <draw:path draw:style-name="gr1" draw:text-style-name="P1" draw:layer="layout" svg:width="0.034cm" svg:height="0.036cm" svg:x="1.73cm" svg:y="19.816cm" svg:viewBox="0 0 35 37" svg:d="M17 37c-23 0-23-37 0-37s23 37 0 37z">
          <text:p/>
        </draw:path>
        <draw:path draw:style-name="gr1" draw:text-style-name="P1" draw:layer="layout" svg:width="0.034cm" svg:height="0.035cm" svg:x="1.73cm" svg:y="20.319cm" svg:viewBox="0 0 35 36" svg:d="M17 36c-23 0-23-36 0-36s23 36 0 36z">
          <text:p/>
        </draw:path>
        <draw:path draw:style-name="gr1" draw:text-style-name="P1" draw:layer="layout" svg:width="0.034cm" svg:height="0.035cm" svg:x="1.73cm" svg:y="20.821cm" svg:viewBox="0 0 35 36" svg:d="M17 36c-23 0-23-36 0-36s23 36 0 36z">
          <text:p/>
        </draw:path>
        <draw:path draw:style-name="gr1" draw:text-style-name="P1" draw:layer="layout" svg:width="0.034cm" svg:height="0.035cm" svg:x="1.231cm" svg:y="1.235cm" svg:viewBox="0 0 35 36" svg:d="M18 36c-24 0-24-36 0-36 23 0 23 36 0 36z">
          <text:p/>
        </draw:path>
        <draw:path draw:style-name="gr1" draw:text-style-name="P1" draw:layer="layout" svg:width="0.034cm" svg:height="0.036cm" svg:x="1.231cm" svg:y="1.737cm" svg:viewBox="0 0 35 37" svg:d="M18 37c-24 0-24-37 0-37 23 0 23 37 0 37z">
          <text:p/>
        </draw:path>
        <draw:path draw:style-name="gr1" draw:text-style-name="P1" draw:layer="layout" svg:width="0.034cm" svg:height="0.036cm" svg:x="1.231cm" svg:y="2.239cm" svg:viewBox="0 0 35 37" svg:d="M18 37c-24 0-24-37 0-37 23 0 23 37 0 37z">
          <text:p/>
        </draw:path>
        <draw:path draw:style-name="gr1" draw:text-style-name="P1" draw:layer="layout" svg:width="0.034cm" svg:height="0.035cm" svg:x="1.231cm" svg:y="2.742cm" svg:viewBox="0 0 35 36" svg:d="M18 36c-24 0-24-36 0-36 23 0 23 36 0 36z">
          <text:p/>
        </draw:path>
        <draw:path draw:style-name="gr1" draw:text-style-name="P1" draw:layer="layout" svg:width="0.034cm" svg:height="0.035cm" svg:x="1.231cm" svg:y="3.244cm" svg:viewBox="0 0 35 36" svg:d="M18 36c-24 0-24-36 0-36 23 0 23 36 0 36z">
          <text:p/>
        </draw:path>
        <draw:path draw:style-name="gr1" draw:text-style-name="P1" draw:layer="layout" svg:width="0.034cm" svg:height="0.035cm" svg:x="1.231cm" svg:y="3.746cm" svg:viewBox="0 0 35 36" svg:d="M18 36c-24 0-24-36 0-36 23 0 23 36 0 36z">
          <text:p/>
        </draw:path>
        <draw:path draw:style-name="gr1" draw:text-style-name="P1" draw:layer="layout" svg:width="0.034cm" svg:height="0.036cm" svg:x="1.231cm" svg:y="4.248cm" svg:viewBox="0 0 35 37" svg:d="M18 37c-24 0-24-37 0-37 23 0 23 37 0 37z">
          <text:p/>
        </draw:path>
        <draw:path draw:style-name="gr1" draw:text-style-name="P1" draw:layer="layout" svg:width="0.034cm" svg:height="0.036cm" svg:x="1.231cm" svg:y="4.75cm" svg:viewBox="0 0 35 37" svg:d="M18 37c-24 0-24-37 0-37 23 0 23 37 0 37z">
          <text:p/>
        </draw:path>
        <draw:path draw:style-name="gr1" draw:text-style-name="P1" draw:layer="layout" svg:width="0.034cm" svg:height="0.035cm" svg:x="1.231cm" svg:y="5.253cm" svg:viewBox="0 0 35 36" svg:d="M18 36c-24 0-24-36 0-36 23 0 23 36 0 36z">
          <text:p/>
        </draw:path>
        <draw:path draw:style-name="gr1" draw:text-style-name="P1" draw:layer="layout" svg:width="0.034cm" svg:height="0.035cm" svg:x="1.231cm" svg:y="5.755cm" svg:viewBox="0 0 35 36" svg:d="M18 36c-24 0-24-36 0-36 23 0 23 36 0 36z">
          <text:p/>
        </draw:path>
        <draw:path draw:style-name="gr1" draw:text-style-name="P1" draw:layer="layout" svg:width="0.034cm" svg:height="0.035cm" svg:x="1.231cm" svg:y="6.257cm" svg:viewBox="0 0 35 36" svg:d="M18 36c-24 0-24-36 0-36 23 0 23 36 0 36z">
          <text:p/>
        </draw:path>
        <draw:path draw:style-name="gr1" draw:text-style-name="P1" draw:layer="layout" svg:width="0.034cm" svg:height="0.036cm" svg:x="1.231cm" svg:y="6.759cm" svg:viewBox="0 0 35 37" svg:d="M18 37c-24 0-24-37 0-37 23 0 23 37 0 37z">
          <text:p/>
        </draw:path>
        <draw:path draw:style-name="gr1" draw:text-style-name="P1" draw:layer="layout" svg:width="0.034cm" svg:height="0.035cm" svg:x="1.231cm" svg:y="7.262cm" svg:viewBox="0 0 35 36" svg:d="M18 36c-24 0-24-36 0-36 23 0 23 36 0 36z">
          <text:p/>
        </draw:path>
        <draw:path draw:style-name="gr1" draw:text-style-name="P1" draw:layer="layout" svg:width="0.034cm" svg:height="0.035cm" svg:x="1.231cm" svg:y="7.764cm" svg:viewBox="0 0 35 36" svg:d="M18 36c-24 0-24-36 0-36 23 0 23 36 0 36z">
          <text:p/>
        </draw:path>
        <draw:path draw:style-name="gr1" draw:text-style-name="P1" draw:layer="layout" svg:width="0.034cm" svg:height="0.035cm" svg:x="1.231cm" svg:y="8.266cm" svg:viewBox="0 0 35 36" svg:d="M18 36c-24 0-24-36 0-36 23 0 23 36 0 36z">
          <text:p/>
        </draw:path>
        <draw:path draw:style-name="gr1" draw:text-style-name="P1" draw:layer="layout" svg:width="0.034cm" svg:height="0.035cm" svg:x="1.231cm" svg:y="8.768cm" svg:viewBox="0 0 35 36" svg:d="M18 36c-24 0-24-36 0-36 23 0 23 36 0 36z">
          <text:p/>
        </draw:path>
        <draw:path draw:style-name="gr1" draw:text-style-name="P1" draw:layer="layout" svg:width="0.034cm" svg:height="0.036cm" svg:x="1.231cm" svg:y="9.27cm" svg:viewBox="0 0 35 37" svg:d="M18 37c-24 0-24-37 0-37 23 0 23 37 0 37z">
          <text:p/>
        </draw:path>
        <draw:path draw:style-name="gr1" draw:text-style-name="P1" draw:layer="layout" svg:width="0.034cm" svg:height="0.036cm" svg:x="1.231cm" svg:y="9.772cm" svg:viewBox="0 0 35 37" svg:d="M18 37c-24 0-24-37 0-37 23 0 23 37 0 37z">
          <text:p/>
        </draw:path>
        <draw:path draw:style-name="gr1" draw:text-style-name="P1" draw:layer="layout" svg:width="0.034cm" svg:height="0.035cm" svg:x="1.231cm" svg:y="10.275cm" svg:viewBox="0 0 35 36" svg:d="M18 36c-24 0-24-36 0-36 23 0 23 36 0 36z">
          <text:p/>
        </draw:path>
        <draw:path draw:style-name="gr1" draw:text-style-name="P1" draw:layer="layout" svg:width="0.034cm" svg:height="0.035cm" svg:x="1.231cm" svg:y="10.777cm" svg:viewBox="0 0 35 36" svg:d="M18 36c-24 0-24-36 0-36 23 0 23 36 0 36z">
          <text:p/>
        </draw:path>
        <draw:path draw:style-name="gr1" draw:text-style-name="P1" draw:layer="layout" svg:width="0.034cm" svg:height="0.035cm" svg:x="1.231cm" svg:y="11.279cm" svg:viewBox="0 0 35 36" svg:d="M18 36c-24 0-24-36 0-36 23 0 23 36 0 36z">
          <text:p/>
        </draw:path>
        <draw:path draw:style-name="gr1" draw:text-style-name="P1" draw:layer="layout" svg:width="0.034cm" svg:height="0.035cm" svg:x="1.231cm" svg:y="11.781cm" svg:viewBox="0 0 35 36" svg:d="M18 36c-24 0-24-36 0-36 23 0 23 36 0 36z">
          <text:p/>
        </draw:path>
        <draw:path draw:style-name="gr1" draw:text-style-name="P1" draw:layer="layout" svg:width="0.034cm" svg:height="0.036cm" svg:x="1.231cm" svg:y="12.283cm" svg:viewBox="0 0 35 37" svg:d="M18 37c-24 0-24-37 0-37 23 0 23 37 0 37z">
          <text:p/>
        </draw:path>
        <draw:path draw:style-name="gr1" draw:text-style-name="P1" draw:layer="layout" svg:width="0.034cm" svg:height="0.035cm" svg:x="1.231cm" svg:y="12.786cm" svg:viewBox="0 0 35 36" svg:d="M18 36c-24 0-24-36 0-36 23 0 23 36 0 36z">
          <text:p/>
        </draw:path>
        <draw:path draw:style-name="gr1" draw:text-style-name="P1" draw:layer="layout" svg:width="0.034cm" svg:height="0.035cm" svg:x="1.231cm" svg:y="13.288cm" svg:viewBox="0 0 35 36" svg:d="M18 36c-24 0-24-36 0-36 23 0 23 36 0 36z">
          <text:p/>
        </draw:path>
        <draw:path draw:style-name="gr1" draw:text-style-name="P1" draw:layer="layout" svg:width="0.034cm" svg:height="0.035cm" svg:x="1.231cm" svg:y="13.79cm" svg:viewBox="0 0 35 36" svg:d="M18 36c-24 0-24-36 0-36 23 0 23 36 0 36z">
          <text:p/>
        </draw:path>
        <draw:path draw:style-name="gr1" draw:text-style-name="P1" draw:layer="layout" svg:width="0.034cm" svg:height="0.035cm" svg:x="1.231cm" svg:y="14.292cm" svg:viewBox="0 0 35 36" svg:d="M18 36c-24 0-24-36 0-36 23 0 23 36 0 36z">
          <text:p/>
        </draw:path>
        <draw:path draw:style-name="gr1" draw:text-style-name="P1" draw:layer="layout" svg:width="0.034cm" svg:height="0.036cm" svg:x="1.231cm" svg:y="14.794cm" svg:viewBox="0 0 35 37" svg:d="M18 37c-24 0-24-37 0-37 23 0 23 37 0 37z">
          <text:p/>
        </draw:path>
        <draw:path draw:style-name="gr1" draw:text-style-name="P1" draw:layer="layout" svg:width="0.034cm" svg:height="0.035cm" svg:x="1.231cm" svg:y="15.297cm" svg:viewBox="0 0 35 36" svg:d="M18 36c-24 0-24-36 0-36 23 0 23 36 0 36z">
          <text:p/>
        </draw:path>
        <draw:path draw:style-name="gr1" draw:text-style-name="P1" draw:layer="layout" svg:width="0.034cm" svg:height="0.035cm" svg:x="1.231cm" svg:y="15.799cm" svg:viewBox="0 0 35 36" svg:d="M18 36c-24 0-24-36 0-36 23 0 23 36 0 36z">
          <text:p/>
        </draw:path>
        <draw:path draw:style-name="gr1" draw:text-style-name="P1" draw:layer="layout" svg:width="0.034cm" svg:height="0.035cm" svg:x="1.231cm" svg:y="16.301cm" svg:viewBox="0 0 35 36" svg:d="M18 36c-24 0-24-36 0-36 23 0 23 36 0 36z">
          <text:p/>
        </draw:path>
        <draw:path draw:style-name="gr1" draw:text-style-name="P1" draw:layer="layout" svg:width="0.034cm" svg:height="0.035cm" svg:x="1.231cm" svg:y="16.803cm" svg:viewBox="0 0 35 36" svg:d="M18 36c-24 0-24-36 0-36 23 0 23 36 0 36z">
          <text:p/>
        </draw:path>
        <draw:path draw:style-name="gr1" draw:text-style-name="P1" draw:layer="layout" svg:width="0.034cm" svg:height="0.036cm" svg:x="1.231cm" svg:y="17.305cm" svg:viewBox="0 0 35 37" svg:d="M18 37c-24 0-24-37 0-37 23 0 23 37 0 37z">
          <text:p/>
        </draw:path>
        <draw:path draw:style-name="gr1" draw:text-style-name="P1" draw:layer="layout" svg:width="0.034cm" svg:height="0.035cm" svg:x="1.231cm" svg:y="17.808cm" svg:viewBox="0 0 35 36" svg:d="M18 36c-24 0-24-36 0-36 23 0 23 36 0 36z">
          <text:p/>
        </draw:path>
        <draw:path draw:style-name="gr1" draw:text-style-name="P1" draw:layer="layout" svg:width="0.034cm" svg:height="0.035cm" svg:x="1.231cm" svg:y="18.31cm" svg:viewBox="0 0 35 36" svg:d="M18 36c-24 0-24-36 0-36 23 0 23 36 0 36z">
          <text:p/>
        </draw:path>
        <draw:path draw:style-name="gr1" draw:text-style-name="P1" draw:layer="layout" svg:width="0.034cm" svg:height="0.035cm" svg:x="1.231cm" svg:y="18.812cm" svg:viewBox="0 0 35 36" svg:d="M18 36c-24 0-24-36 0-36 23 0 23 36 0 36z">
          <text:p/>
        </draw:path>
        <draw:path draw:style-name="gr1" draw:text-style-name="P1" draw:layer="layout" svg:width="0.034cm" svg:height="0.035cm" svg:x="1.231cm" svg:y="19.314cm" svg:viewBox="0 0 35 36" svg:d="M18 36c-24 0-24-36 0-36 23 0 23 36 0 36z">
          <text:p/>
        </draw:path>
        <draw:path draw:style-name="gr1" draw:text-style-name="P1" draw:layer="layout" svg:width="0.034cm" svg:height="0.036cm" svg:x="1.231cm" svg:y="19.816cm" svg:viewBox="0 0 35 37" svg:d="M18 37c-24 0-24-37 0-37 23 0 23 37 0 37z">
          <text:p/>
        </draw:path>
        <draw:path draw:style-name="gr1" draw:text-style-name="P1" draw:layer="layout" svg:width="0.034cm" svg:height="0.035cm" svg:x="1.231cm" svg:y="20.319cm" svg:viewBox="0 0 35 36" svg:d="M18 36c-24 0-24-36 0-36 23 0 23 36 0 36z">
          <text:p/>
        </draw:path>
        <draw:path draw:style-name="gr1" draw:text-style-name="P1" draw:layer="layout" svg:width="0.034cm" svg:height="0.035cm" svg:x="1.231cm" svg:y="20.821cm" svg:viewBox="0 0 35 36" svg:d="M18 36c-24 0-24-36 0-36 23 0 23 36 0 36z">
          <text:p/>
        </draw:path>
        <draw:path draw:style-name="gr1" draw:text-style-name="P1" draw:layer="layout" svg:width="0.034cm" svg:height="0.035cm" svg:x="1.231cm" svg:y="1.235cm" svg:viewBox="0 0 35 36" svg:d="M18 36c-24 0-24-36 0-36 23 0 23 36 0 36z">
          <text:p/>
        </draw:path>
        <draw:path draw:style-name="gr1" draw:text-style-name="P1" draw:layer="layout" svg:width="0.034cm" svg:height="0.036cm" svg:x="1.231cm" svg:y="1.737cm" svg:viewBox="0 0 35 37" svg:d="M18 37c-24 0-24-37 0-37 23 0 23 37 0 37z">
          <text:p/>
        </draw:path>
        <draw:path draw:style-name="gr1" draw:text-style-name="P1" draw:layer="layout" svg:width="0.034cm" svg:height="0.036cm" svg:x="1.231cm" svg:y="2.239cm" svg:viewBox="0 0 35 37" svg:d="M18 37c-24 0-24-37 0-37 23 0 23 37 0 37z">
          <text:p/>
        </draw:path>
        <draw:path draw:style-name="gr1" draw:text-style-name="P1" draw:layer="layout" svg:width="0.034cm" svg:height="0.035cm" svg:x="1.231cm" svg:y="2.742cm" svg:viewBox="0 0 35 36" svg:d="M18 36c-24 0-24-36 0-36 23 0 23 36 0 36z">
          <text:p/>
        </draw:path>
        <draw:path draw:style-name="gr1" draw:text-style-name="P1" draw:layer="layout" svg:width="0.034cm" svg:height="0.035cm" svg:x="1.231cm" svg:y="3.244cm" svg:viewBox="0 0 35 36" svg:d="M18 36c-24 0-24-36 0-36 23 0 23 36 0 36z">
          <text:p/>
        </draw:path>
        <draw:path draw:style-name="gr1" draw:text-style-name="P1" draw:layer="layout" svg:width="0.034cm" svg:height="0.035cm" svg:x="1.231cm" svg:y="3.746cm" svg:viewBox="0 0 35 36" svg:d="M18 36c-24 0-24-36 0-36 23 0 23 36 0 36z">
          <text:p/>
        </draw:path>
        <draw:path draw:style-name="gr1" draw:text-style-name="P1" draw:layer="layout" svg:width="0.034cm" svg:height="0.036cm" svg:x="1.231cm" svg:y="4.248cm" svg:viewBox="0 0 35 37" svg:d="M18 37c-24 0-24-37 0-37 23 0 23 37 0 37z">
          <text:p/>
        </draw:path>
        <draw:path draw:style-name="gr1" draw:text-style-name="P1" draw:layer="layout" svg:width="0.034cm" svg:height="0.036cm" svg:x="1.231cm" svg:y="4.75cm" svg:viewBox="0 0 35 37" svg:d="M18 37c-24 0-24-37 0-37 23 0 23 37 0 37z">
          <text:p/>
        </draw:path>
        <draw:path draw:style-name="gr1" draw:text-style-name="P1" draw:layer="layout" svg:width="0.034cm" svg:height="0.035cm" svg:x="1.231cm" svg:y="5.253cm" svg:viewBox="0 0 35 36" svg:d="M18 36c-24 0-24-36 0-36 23 0 23 36 0 36z">
          <text:p/>
        </draw:path>
        <draw:path draw:style-name="gr1" draw:text-style-name="P1" draw:layer="layout" svg:width="0.034cm" svg:height="0.035cm" svg:x="1.231cm" svg:y="5.755cm" svg:viewBox="0 0 35 36" svg:d="M18 36c-24 0-24-36 0-36 23 0 23 36 0 36z">
          <text:p/>
        </draw:path>
        <draw:path draw:style-name="gr1" draw:text-style-name="P1" draw:layer="layout" svg:width="0.034cm" svg:height="0.035cm" svg:x="1.231cm" svg:y="6.257cm" svg:viewBox="0 0 35 36" svg:d="M18 36c-24 0-24-36 0-36 23 0 23 36 0 36z">
          <text:p/>
        </draw:path>
        <draw:path draw:style-name="gr1" draw:text-style-name="P1" draw:layer="layout" svg:width="0.034cm" svg:height="0.036cm" svg:x="1.231cm" svg:y="6.759cm" svg:viewBox="0 0 35 37" svg:d="M18 37c-24 0-24-37 0-37 23 0 23 37 0 37z">
          <text:p/>
        </draw:path>
        <draw:path draw:style-name="gr1" draw:text-style-name="P1" draw:layer="layout" svg:width="0.034cm" svg:height="0.035cm" svg:x="1.231cm" svg:y="7.262cm" svg:viewBox="0 0 35 36" svg:d="M18 36c-24 0-24-36 0-36 23 0 23 36 0 36z">
          <text:p/>
        </draw:path>
        <draw:path draw:style-name="gr1" draw:text-style-name="P1" draw:layer="layout" svg:width="0.034cm" svg:height="0.035cm" svg:x="1.231cm" svg:y="7.764cm" svg:viewBox="0 0 35 36" svg:d="M18 36c-24 0-24-36 0-36 23 0 23 36 0 36z">
          <text:p/>
        </draw:path>
        <draw:path draw:style-name="gr1" draw:text-style-name="P1" draw:layer="layout" svg:width="0.034cm" svg:height="0.035cm" svg:x="1.231cm" svg:y="8.266cm" svg:viewBox="0 0 35 36" svg:d="M18 36c-24 0-24-36 0-36 23 0 23 36 0 36z">
          <text:p/>
        </draw:path>
        <draw:path draw:style-name="gr1" draw:text-style-name="P1" draw:layer="layout" svg:width="0.034cm" svg:height="0.035cm" svg:x="1.231cm" svg:y="8.768cm" svg:viewBox="0 0 35 36" svg:d="M18 36c-24 0-24-36 0-36 23 0 23 36 0 36z">
          <text:p/>
        </draw:path>
        <draw:path draw:style-name="gr1" draw:text-style-name="P1" draw:layer="layout" svg:width="0.034cm" svg:height="0.036cm" svg:x="1.231cm" svg:y="9.27cm" svg:viewBox="0 0 35 37" svg:d="M18 37c-24 0-24-37 0-37 23 0 23 37 0 37z">
          <text:p/>
        </draw:path>
        <draw:path draw:style-name="gr1" draw:text-style-name="P1" draw:layer="layout" svg:width="0.034cm" svg:height="0.036cm" svg:x="1.231cm" svg:y="9.772cm" svg:viewBox="0 0 35 37" svg:d="M18 37c-24 0-24-37 0-37 23 0 23 37 0 37z">
          <text:p/>
        </draw:path>
        <draw:path draw:style-name="gr1" draw:text-style-name="P1" draw:layer="layout" svg:width="0.034cm" svg:height="0.035cm" svg:x="1.231cm" svg:y="10.275cm" svg:viewBox="0 0 35 36" svg:d="M18 36c-24 0-24-36 0-36 23 0 23 36 0 36z">
          <text:p/>
        </draw:path>
        <draw:path draw:style-name="gr1" draw:text-style-name="P1" draw:layer="layout" svg:width="0.034cm" svg:height="0.035cm" svg:x="1.231cm" svg:y="10.777cm" svg:viewBox="0 0 35 36" svg:d="M18 36c-24 0-24-36 0-36 23 0 23 36 0 36z">
          <text:p/>
        </draw:path>
        <draw:path draw:style-name="gr1" draw:text-style-name="P1" draw:layer="layout" svg:width="0.034cm" svg:height="0.035cm" svg:x="1.231cm" svg:y="11.279cm" svg:viewBox="0 0 35 36" svg:d="M18 36c-24 0-24-36 0-36 23 0 23 36 0 36z">
          <text:p/>
        </draw:path>
        <draw:path draw:style-name="gr1" draw:text-style-name="P1" draw:layer="layout" svg:width="0.034cm" svg:height="0.035cm" svg:x="1.231cm" svg:y="11.781cm" svg:viewBox="0 0 35 36" svg:d="M18 36c-24 0-24-36 0-36 23 0 23 36 0 36z">
          <text:p/>
        </draw:path>
        <draw:path draw:style-name="gr1" draw:text-style-name="P1" draw:layer="layout" svg:width="0.034cm" svg:height="0.036cm" svg:x="1.231cm" svg:y="12.283cm" svg:viewBox="0 0 35 37" svg:d="M18 37c-24 0-24-37 0-37 23 0 23 37 0 37z">
          <text:p/>
        </draw:path>
        <draw:path draw:style-name="gr1" draw:text-style-name="P1" draw:layer="layout" svg:width="0.034cm" svg:height="0.035cm" svg:x="1.231cm" svg:y="12.786cm" svg:viewBox="0 0 35 36" svg:d="M18 36c-24 0-24-36 0-36 23 0 23 36 0 36z">
          <text:p/>
        </draw:path>
        <draw:path draw:style-name="gr1" draw:text-style-name="P1" draw:layer="layout" svg:width="0.034cm" svg:height="0.035cm" svg:x="1.231cm" svg:y="13.288cm" svg:viewBox="0 0 35 36" svg:d="M18 36c-24 0-24-36 0-36 23 0 23 36 0 36z">
          <text:p/>
        </draw:path>
        <draw:path draw:style-name="gr1" draw:text-style-name="P1" draw:layer="layout" svg:width="0.034cm" svg:height="0.035cm" svg:x="1.231cm" svg:y="13.79cm" svg:viewBox="0 0 35 36" svg:d="M18 36c-24 0-24-36 0-36 23 0 23 36 0 36z">
          <text:p/>
        </draw:path>
        <draw:path draw:style-name="gr1" draw:text-style-name="P1" draw:layer="layout" svg:width="0.034cm" svg:height="0.035cm" svg:x="1.231cm" svg:y="14.292cm" svg:viewBox="0 0 35 36" svg:d="M18 36c-24 0-24-36 0-36 23 0 23 36 0 36z">
          <text:p/>
        </draw:path>
        <draw:path draw:style-name="gr1" draw:text-style-name="P1" draw:layer="layout" svg:width="0.034cm" svg:height="0.036cm" svg:x="1.231cm" svg:y="14.794cm" svg:viewBox="0 0 35 37" svg:d="M18 37c-24 0-24-37 0-37 23 0 23 37 0 37z">
          <text:p/>
        </draw:path>
        <draw:path draw:style-name="gr1" draw:text-style-name="P1" draw:layer="layout" svg:width="0.034cm" svg:height="0.035cm" svg:x="1.231cm" svg:y="15.297cm" svg:viewBox="0 0 35 36" svg:d="M18 36c-24 0-24-36 0-36 23 0 23 36 0 36z">
          <text:p/>
        </draw:path>
        <draw:path draw:style-name="gr1" draw:text-style-name="P1" draw:layer="layout" svg:width="0.034cm" svg:height="0.035cm" svg:x="1.231cm" svg:y="15.799cm" svg:viewBox="0 0 35 36" svg:d="M18 36c-24 0-24-36 0-36 23 0 23 36 0 36z">
          <text:p/>
        </draw:path>
        <draw:path draw:style-name="gr1" draw:text-style-name="P1" draw:layer="layout" svg:width="0.034cm" svg:height="0.035cm" svg:x="1.231cm" svg:y="16.301cm" svg:viewBox="0 0 35 36" svg:d="M18 36c-24 0-24-36 0-36 23 0 23 36 0 36z">
          <text:p/>
        </draw:path>
        <draw:path draw:style-name="gr1" draw:text-style-name="P1" draw:layer="layout" svg:width="0.034cm" svg:height="0.035cm" svg:x="1.231cm" svg:y="16.803cm" svg:viewBox="0 0 35 36" svg:d="M18 36c-24 0-24-36 0-36 23 0 23 36 0 36z">
          <text:p/>
        </draw:path>
        <draw:path draw:style-name="gr1" draw:text-style-name="P1" draw:layer="layout" svg:width="0.034cm" svg:height="0.036cm" svg:x="1.231cm" svg:y="17.305cm" svg:viewBox="0 0 35 37" svg:d="M18 37c-24 0-24-37 0-37 23 0 23 37 0 37z">
          <text:p/>
        </draw:path>
        <draw:path draw:style-name="gr1" draw:text-style-name="P1" draw:layer="layout" svg:width="0.034cm" svg:height="0.035cm" svg:x="1.231cm" svg:y="17.808cm" svg:viewBox="0 0 35 36" svg:d="M18 36c-24 0-24-36 0-36 23 0 23 36 0 36z">
          <text:p/>
        </draw:path>
        <draw:path draw:style-name="gr1" draw:text-style-name="P1" draw:layer="layout" svg:width="0.034cm" svg:height="0.035cm" svg:x="1.231cm" svg:y="18.31cm" svg:viewBox="0 0 35 36" svg:d="M18 36c-24 0-24-36 0-36 23 0 23 36 0 36z">
          <text:p/>
        </draw:path>
        <draw:path draw:style-name="gr1" draw:text-style-name="P1" draw:layer="layout" svg:width="0.034cm" svg:height="0.035cm" svg:x="1.231cm" svg:y="18.812cm" svg:viewBox="0 0 35 36" svg:d="M18 36c-24 0-24-36 0-36 23 0 23 36 0 36z">
          <text:p/>
        </draw:path>
        <draw:path draw:style-name="gr1" draw:text-style-name="P1" draw:layer="layout" svg:width="0.034cm" svg:height="0.035cm" svg:x="1.231cm" svg:y="19.314cm" svg:viewBox="0 0 35 36" svg:d="M18 36c-24 0-24-36 0-36 23 0 23 36 0 36z">
          <text:p/>
        </draw:path>
        <draw:path draw:style-name="gr1" draw:text-style-name="P1" draw:layer="layout" svg:width="0.034cm" svg:height="0.036cm" svg:x="1.231cm" svg:y="19.816cm" svg:viewBox="0 0 35 37" svg:d="M18 37c-24 0-24-37 0-37 23 0 23 37 0 37z">
          <text:p/>
        </draw:path>
        <draw:path draw:style-name="gr1" draw:text-style-name="P1" draw:layer="layout" svg:width="0.034cm" svg:height="0.035cm" svg:x="1.231cm" svg:y="20.319cm" svg:viewBox="0 0 35 36" svg:d="M18 36c-24 0-24-36 0-36 23 0 23 36 0 36z">
          <text:p/>
        </draw:path>
        <draw:path draw:style-name="gr1" draw:text-style-name="P1" draw:layer="layout" svg:width="0.034cm" svg:height="0.035cm" svg:x="1.231cm" svg:y="20.821cm" svg:viewBox="0 0 35 36" svg:d="M18 36c-24 0-24-36 0-36 23 0 23 36 0 36z">
          <text:p/>
        </draw:path>
        <draw:path draw:style-name="gr1" draw:text-style-name="P1" draw:layer="layout" svg:width="0.034cm" svg:height="0.035cm" svg:x="0.732cm" svg:y="1.235cm" svg:viewBox="0 0 35 36" svg:d="M17 36c-23 0-23-36 0-36 24 0 24 36 0 36z">
          <text:p/>
        </draw:path>
        <draw:path draw:style-name="gr1" draw:text-style-name="P1" draw:layer="layout" svg:width="0.034cm" svg:height="0.036cm" svg:x="0.732cm" svg:y="1.737cm" svg:viewBox="0 0 35 37" svg:d="M17 37c-23 0-23-37 0-37 24 0 24 37 0 37z">
          <text:p/>
        </draw:path>
        <draw:path draw:style-name="gr1" draw:text-style-name="P1" draw:layer="layout" svg:width="0.034cm" svg:height="0.036cm" svg:x="0.732cm" svg:y="2.239cm" svg:viewBox="0 0 35 37" svg:d="M17 37c-23 0-23-37 0-37 24 0 24 37 0 37z">
          <text:p/>
        </draw:path>
        <draw:path draw:style-name="gr1" draw:text-style-name="P1" draw:layer="layout" svg:width="0.034cm" svg:height="0.035cm" svg:x="0.732cm" svg:y="2.742cm" svg:viewBox="0 0 35 36" svg:d="M17 36c-23 0-23-36 0-36 24 0 24 36 0 36z">
          <text:p/>
        </draw:path>
        <draw:path draw:style-name="gr1" draw:text-style-name="P1" draw:layer="layout" svg:width="0.034cm" svg:height="0.035cm" svg:x="0.732cm" svg:y="3.244cm" svg:viewBox="0 0 35 36" svg:d="M17 36c-23 0-23-36 0-36 24 0 24 36 0 36z">
          <text:p/>
        </draw:path>
        <draw:path draw:style-name="gr1" draw:text-style-name="P1" draw:layer="layout" svg:width="0.034cm" svg:height="0.035cm" svg:x="0.732cm" svg:y="3.746cm" svg:viewBox="0 0 35 36" svg:d="M17 36c-23 0-23-36 0-36 24 0 24 36 0 36z">
          <text:p/>
        </draw:path>
        <draw:path draw:style-name="gr1" draw:text-style-name="P1" draw:layer="layout" svg:width="0.034cm" svg:height="0.036cm" svg:x="0.732cm" svg:y="4.248cm" svg:viewBox="0 0 35 37" svg:d="M17 37c-23 0-23-37 0-37 24 0 24 37 0 37z">
          <text:p/>
        </draw:path>
        <draw:path draw:style-name="gr1" draw:text-style-name="P1" draw:layer="layout" svg:width="0.034cm" svg:height="0.036cm" svg:x="0.732cm" svg:y="4.75cm" svg:viewBox="0 0 35 37" svg:d="M17 37c-23 0-23-37 0-37 24 0 24 37 0 37z">
          <text:p/>
        </draw:path>
        <draw:path draw:style-name="gr1" draw:text-style-name="P1" draw:layer="layout" svg:width="0.034cm" svg:height="0.035cm" svg:x="0.732cm" svg:y="5.253cm" svg:viewBox="0 0 35 36" svg:d="M17 36c-23 0-23-36 0-36 24 0 24 36 0 36z">
          <text:p/>
        </draw:path>
        <draw:path draw:style-name="gr1" draw:text-style-name="P1" draw:layer="layout" svg:width="0.034cm" svg:height="0.035cm" svg:x="0.732cm" svg:y="5.755cm" svg:viewBox="0 0 35 36" svg:d="M17 36c-23 0-23-36 0-36 24 0 24 36 0 36z">
          <text:p/>
        </draw:path>
        <draw:path draw:style-name="gr1" draw:text-style-name="P1" draw:layer="layout" svg:width="0.034cm" svg:height="0.035cm" svg:x="0.732cm" svg:y="6.257cm" svg:viewBox="0 0 35 36" svg:d="M17 36c-23 0-23-36 0-36 24 0 24 36 0 36z">
          <text:p/>
        </draw:path>
        <draw:path draw:style-name="gr1" draw:text-style-name="P1" draw:layer="layout" svg:width="0.034cm" svg:height="0.036cm" svg:x="0.732cm" svg:y="6.759cm" svg:viewBox="0 0 35 37" svg:d="M17 37c-23 0-23-37 0-37 24 0 24 37 0 37z">
          <text:p/>
        </draw:path>
        <draw:path draw:style-name="gr1" draw:text-style-name="P1" draw:layer="layout" svg:width="0.034cm" svg:height="0.035cm" svg:x="0.732cm" svg:y="7.262cm" svg:viewBox="0 0 35 36" svg:d="M17 36c-23 0-23-36 0-36 24 0 24 36 0 36z">
          <text:p/>
        </draw:path>
        <draw:path draw:style-name="gr1" draw:text-style-name="P1" draw:layer="layout" svg:width="0.034cm" svg:height="0.035cm" svg:x="0.732cm" svg:y="7.764cm" svg:viewBox="0 0 35 36" svg:d="M17 36c-23 0-23-36 0-36 24 0 24 36 0 36z">
          <text:p/>
        </draw:path>
        <draw:path draw:style-name="gr1" draw:text-style-name="P1" draw:layer="layout" svg:width="0.034cm" svg:height="0.035cm" svg:x="0.732cm" svg:y="8.266cm" svg:viewBox="0 0 35 36" svg:d="M17 36c-23 0-23-36 0-36 24 0 24 36 0 36z">
          <text:p/>
        </draw:path>
        <draw:path draw:style-name="gr1" draw:text-style-name="P1" draw:layer="layout" svg:width="0.034cm" svg:height="0.035cm" svg:x="0.732cm" svg:y="8.768cm" svg:viewBox="0 0 35 36" svg:d="M17 36c-23 0-23-36 0-36 24 0 24 36 0 36z">
          <text:p/>
        </draw:path>
        <draw:path draw:style-name="gr1" draw:text-style-name="P1" draw:layer="layout" svg:width="0.034cm" svg:height="0.036cm" svg:x="0.732cm" svg:y="9.27cm" svg:viewBox="0 0 35 37" svg:d="M17 37c-23 0-23-37 0-37 24 0 24 37 0 37z">
          <text:p/>
        </draw:path>
        <draw:path draw:style-name="gr1" draw:text-style-name="P1" draw:layer="layout" svg:width="0.034cm" svg:height="0.036cm" svg:x="0.732cm" svg:y="9.772cm" svg:viewBox="0 0 35 37" svg:d="M17 37c-23 0-23-37 0-37 24 0 24 37 0 37z">
          <text:p/>
        </draw:path>
        <draw:path draw:style-name="gr1" draw:text-style-name="P1" draw:layer="layout" svg:width="0.034cm" svg:height="0.035cm" svg:x="0.732cm" svg:y="10.275cm" svg:viewBox="0 0 35 36" svg:d="M17 36c-23 0-23-36 0-36 24 0 24 36 0 36z">
          <text:p/>
        </draw:path>
        <draw:path draw:style-name="gr1" draw:text-style-name="P1" draw:layer="layout" svg:width="0.034cm" svg:height="0.035cm" svg:x="0.732cm" svg:y="11.279cm" svg:viewBox="0 0 35 36" svg:d="M17 36c-23 0-23-36 0-36 24 0 24 36 0 36z">
          <text:p/>
        </draw:path>
        <draw:path draw:style-name="gr1" draw:text-style-name="P1" draw:layer="layout" svg:width="0.034cm" svg:height="0.035cm" svg:x="0.732cm" svg:y="11.781cm" svg:viewBox="0 0 35 36" svg:d="M17 36c-23 0-23-36 0-36 24 0 24 36 0 36z">
          <text:p/>
        </draw:path>
        <draw:path draw:style-name="gr1" draw:text-style-name="P1" draw:layer="layout" svg:width="0.034cm" svg:height="0.036cm" svg:x="0.732cm" svg:y="12.283cm" svg:viewBox="0 0 35 37" svg:d="M17 37c-23 0-23-37 0-37 24 0 24 37 0 37z">
          <text:p/>
        </draw:path>
        <draw:path draw:style-name="gr1" draw:text-style-name="P1" draw:layer="layout" svg:width="0.034cm" svg:height="0.035cm" svg:x="0.732cm" svg:y="12.786cm" svg:viewBox="0 0 35 36" svg:d="M17 36c-23 0-23-36 0-36 24 0 24 36 0 36z">
          <text:p/>
        </draw:path>
        <draw:path draw:style-name="gr1" draw:text-style-name="P1" draw:layer="layout" svg:width="0.034cm" svg:height="0.035cm" svg:x="0.732cm" svg:y="13.288cm" svg:viewBox="0 0 35 36" svg:d="M17 36c-23 0-23-36 0-36 24 0 24 36 0 36z">
          <text:p/>
        </draw:path>
        <draw:path draw:style-name="gr1" draw:text-style-name="P1" draw:layer="layout" svg:width="0.034cm" svg:height="0.035cm" svg:x="0.732cm" svg:y="13.79cm" svg:viewBox="0 0 35 36" svg:d="M17 36c-23 0-23-36 0-36 24 0 24 36 0 36z">
          <text:p/>
        </draw:path>
        <draw:path draw:style-name="gr1" draw:text-style-name="P1" draw:layer="layout" svg:width="0.034cm" svg:height="0.035cm" svg:x="0.732cm" svg:y="14.292cm" svg:viewBox="0 0 35 36" svg:d="M17 36c-23 0-23-36 0-36 24 0 24 36 0 36z">
          <text:p/>
        </draw:path>
        <draw:path draw:style-name="gr1" draw:text-style-name="P1" draw:layer="layout" svg:width="0.034cm" svg:height="0.036cm" svg:x="0.732cm" svg:y="14.794cm" svg:viewBox="0 0 35 37" svg:d="M17 37c-23 0-23-37 0-37 24 0 24 37 0 37z">
          <text:p/>
        </draw:path>
        <draw:path draw:style-name="gr1" draw:text-style-name="P1" draw:layer="layout" svg:width="0.034cm" svg:height="0.035cm" svg:x="0.732cm" svg:y="15.297cm" svg:viewBox="0 0 35 36" svg:d="M17 36c-23 0-23-36 0-36 24 0 24 36 0 36z">
          <text:p/>
        </draw:path>
        <draw:path draw:style-name="gr1" draw:text-style-name="P1" draw:layer="layout" svg:width="0.034cm" svg:height="0.035cm" svg:x="0.732cm" svg:y="15.799cm" svg:viewBox="0 0 35 36" svg:d="M17 36c-23 0-23-36 0-36 24 0 24 36 0 36z">
          <text:p/>
        </draw:path>
        <draw:path draw:style-name="gr1" draw:text-style-name="P1" draw:layer="layout" svg:width="0.034cm" svg:height="0.035cm" svg:x="0.732cm" svg:y="16.301cm" svg:viewBox="0 0 35 36" svg:d="M17 36c-23 0-23-36 0-36 24 0 24 36 0 36z">
          <text:p/>
        </draw:path>
        <draw:path draw:style-name="gr1" draw:text-style-name="P1" draw:layer="layout" svg:width="0.034cm" svg:height="0.035cm" svg:x="0.732cm" svg:y="16.803cm" svg:viewBox="0 0 35 36" svg:d="M17 36c-23 0-23-36 0-36 24 0 24 36 0 36z">
          <text:p/>
        </draw:path>
        <draw:path draw:style-name="gr1" draw:text-style-name="P1" draw:layer="layout" svg:width="0.034cm" svg:height="0.036cm" svg:x="0.732cm" svg:y="17.305cm" svg:viewBox="0 0 35 37" svg:d="M17 37c-23 0-23-37 0-37 24 0 24 37 0 37z">
          <text:p/>
        </draw:path>
        <draw:path draw:style-name="gr1" draw:text-style-name="P1" draw:layer="layout" svg:width="0.034cm" svg:height="0.035cm" svg:x="0.732cm" svg:y="17.808cm" svg:viewBox="0 0 35 36" svg:d="M17 36c-23 0-23-36 0-36 24 0 24 36 0 36z">
          <text:p/>
        </draw:path>
        <draw:path draw:style-name="gr1" draw:text-style-name="P1" draw:layer="layout" svg:width="0.034cm" svg:height="0.035cm" svg:x="0.732cm" svg:y="18.31cm" svg:viewBox="0 0 35 36" svg:d="M17 36c-23 0-23-36 0-36 24 0 24 36 0 36z">
          <text:p/>
        </draw:path>
        <draw:path draw:style-name="gr1" draw:text-style-name="P1" draw:layer="layout" svg:width="0.034cm" svg:height="0.035cm" svg:x="0.732cm" svg:y="18.812cm" svg:viewBox="0 0 35 36" svg:d="M17 36c-23 0-23-36 0-36 24 0 24 36 0 36z">
          <text:p/>
        </draw:path>
        <draw:path draw:style-name="gr1" draw:text-style-name="P1" draw:layer="layout" svg:width="0.034cm" svg:height="0.035cm" svg:x="0.732cm" svg:y="19.314cm" svg:viewBox="0 0 35 36" svg:d="M17 36c-23 0-23-36 0-36 24 0 24 36 0 36z">
          <text:p/>
        </draw:path>
        <draw:path draw:style-name="gr1" draw:text-style-name="P1" draw:layer="layout" svg:width="0.034cm" svg:height="0.036cm" svg:x="0.732cm" svg:y="19.816cm" svg:viewBox="0 0 35 37" svg:d="M17 37c-23 0-23-37 0-37 24 0 24 37 0 37z">
          <text:p/>
        </draw:path>
        <draw:path draw:style-name="gr1" draw:text-style-name="P1" draw:layer="layout" svg:width="0.034cm" svg:height="0.035cm" svg:x="0.732cm" svg:y="20.319cm" svg:viewBox="0 0 35 36" svg:d="M17 36c-23 0-23-36 0-36 24 0 24 36 0 36z">
          <text:p/>
        </draw:path>
        <draw:path draw:style-name="gr1" draw:text-style-name="P1" draw:layer="layout" svg:width="0.034cm" svg:height="0.035cm" svg:x="0.732cm" svg:y="20.821cm" svg:viewBox="0 0 35 36" svg:d="M17 36c-23 0-23-36 0-36 24 0 24 36 0 36z">
          <text:p/>
        </draw:path>
        <draw:path draw:style-name="gr1" draw:text-style-name="P1" draw:layer="layout" svg:width="0.034cm" svg:height="0.036cm" svg:x="0.732cm" svg:y="2.239cm" svg:viewBox="0 0 35 37" svg:d="M17 37c-23 0-23-37 0-37 24 0 24 37 0 37z">
          <text:p/>
        </draw:path>
        <draw:path draw:style-name="gr1" draw:text-style-name="P1" draw:layer="layout" svg:width="0.034cm" svg:height="0.035cm" svg:x="0.732cm" svg:y="2.742cm" svg:viewBox="0 0 35 36" svg:d="M17 36c-23 0-23-36 0-36 24 0 24 36 0 36z">
          <text:p/>
        </draw:path>
        <draw:path draw:style-name="gr1" draw:text-style-name="P1" draw:layer="layout" svg:width="0.034cm" svg:height="0.035cm" svg:x="0.732cm" svg:y="3.244cm" svg:viewBox="0 0 35 36" svg:d="M17 36c-23 0-23-36 0-36 24 0 24 36 0 36z">
          <text:p/>
        </draw:path>
        <draw:path draw:style-name="gr1" draw:text-style-name="P1" draw:layer="layout" svg:width="0.034cm" svg:height="0.035cm" svg:x="0.732cm" svg:y="3.746cm" svg:viewBox="0 0 35 36" svg:d="M17 36c-23 0-23-36 0-36 24 0 24 36 0 36z">
          <text:p/>
        </draw:path>
        <draw:path draw:style-name="gr1" draw:text-style-name="P1" draw:layer="layout" svg:width="0.034cm" svg:height="0.036cm" svg:x="0.732cm" svg:y="4.248cm" svg:viewBox="0 0 35 37" svg:d="M17 37c-23 0-23-37 0-37 24 0 24 37 0 37z">
          <text:p/>
        </draw:path>
        <draw:path draw:style-name="gr1" draw:text-style-name="P1" draw:layer="layout" svg:width="0.034cm" svg:height="0.036cm" svg:x="0.732cm" svg:y="4.75cm" svg:viewBox="0 0 35 37" svg:d="M17 37c-23 0-23-37 0-37 24 0 24 37 0 37z">
          <text:p/>
        </draw:path>
        <draw:path draw:style-name="gr1" draw:text-style-name="P1" draw:layer="layout" svg:width="0.034cm" svg:height="0.035cm" svg:x="0.732cm" svg:y="5.253cm" svg:viewBox="0 0 35 36" svg:d="M17 36c-23 0-23-36 0-36 24 0 24 36 0 36z">
          <text:p/>
        </draw:path>
        <draw:path draw:style-name="gr1" draw:text-style-name="P1" draw:layer="layout" svg:width="0.034cm" svg:height="0.035cm" svg:x="0.732cm" svg:y="5.755cm" svg:viewBox="0 0 35 36" svg:d="M17 36c-23 0-23-36 0-36 24 0 24 36 0 36z">
          <text:p/>
        </draw:path>
        <draw:path draw:style-name="gr1" draw:text-style-name="P1" draw:layer="layout" svg:width="0.034cm" svg:height="0.035cm" svg:x="0.732cm" svg:y="6.257cm" svg:viewBox="0 0 35 36" svg:d="M17 36c-23 0-23-36 0-36 24 0 24 36 0 36z">
          <text:p/>
        </draw:path>
        <draw:path draw:style-name="gr1" draw:text-style-name="P1" draw:layer="layout" svg:width="0.034cm" svg:height="0.036cm" svg:x="0.732cm" svg:y="6.759cm" svg:viewBox="0 0 35 37" svg:d="M17 37c-23 0-23-37 0-37 24 0 24 37 0 37z">
          <text:p/>
        </draw:path>
        <draw:path draw:style-name="gr1" draw:text-style-name="P1" draw:layer="layout" svg:width="0.034cm" svg:height="0.035cm" svg:x="0.732cm" svg:y="7.262cm" svg:viewBox="0 0 35 36" svg:d="M17 36c-23 0-23-36 0-36 24 0 24 36 0 36z">
          <text:p/>
        </draw:path>
        <draw:path draw:style-name="gr1" draw:text-style-name="P1" draw:layer="layout" svg:width="0.034cm" svg:height="0.035cm" svg:x="0.732cm" svg:y="7.764cm" svg:viewBox="0 0 35 36" svg:d="M17 36c-23 0-23-36 0-36 24 0 24 36 0 36z">
          <text:p/>
        </draw:path>
        <draw:path draw:style-name="gr1" draw:text-style-name="P1" draw:layer="layout" svg:width="0.034cm" svg:height="0.035cm" svg:x="0.732cm" svg:y="8.266cm" svg:viewBox="0 0 35 36" svg:d="M17 36c-23 0-23-36 0-36 24 0 24 36 0 36z">
          <text:p/>
        </draw:path>
        <draw:path draw:style-name="gr1" draw:text-style-name="P1" draw:layer="layout" svg:width="0.034cm" svg:height="0.035cm" svg:x="0.732cm" svg:y="8.768cm" svg:viewBox="0 0 35 36" svg:d="M17 36c-23 0-23-36 0-36 24 0 24 36 0 36z">
          <text:p/>
        </draw:path>
        <draw:path draw:style-name="gr1" draw:text-style-name="P1" draw:layer="layout" svg:width="0.034cm" svg:height="0.036cm" svg:x="0.732cm" svg:y="9.27cm" svg:viewBox="0 0 35 37" svg:d="M17 37c-23 0-23-37 0-37 24 0 24 37 0 37z">
          <text:p/>
        </draw:path>
        <draw:path draw:style-name="gr1" draw:text-style-name="P1" draw:layer="layout" svg:width="0.034cm" svg:height="0.036cm" svg:x="0.732cm" svg:y="9.772cm" svg:viewBox="0 0 35 37" svg:d="M17 37c-23 0-23-37 0-37 24 0 24 37 0 37z">
          <text:p/>
        </draw:path>
        <draw:path draw:style-name="gr1" draw:text-style-name="P1" draw:layer="layout" svg:width="0.034cm" svg:height="0.035cm" svg:x="0.732cm" svg:y="10.275cm" svg:viewBox="0 0 35 36" svg:d="M17 36c-23 0-23-36 0-36 24 0 24 36 0 36z">
          <text:p/>
        </draw:path>
        <draw:path draw:style-name="gr1" draw:text-style-name="P1" draw:layer="layout" svg:width="0.034cm" svg:height="0.035cm" svg:x="0.732cm" svg:y="11.279cm" svg:viewBox="0 0 35 36" svg:d="M17 36c-23 0-23-36 0-36 24 0 24 36 0 36z">
          <text:p/>
        </draw:path>
        <draw:path draw:style-name="gr1" draw:text-style-name="P1" draw:layer="layout" svg:width="0.034cm" svg:height="0.035cm" svg:x="0.732cm" svg:y="11.781cm" svg:viewBox="0 0 35 36" svg:d="M17 36c-23 0-23-36 0-36 24 0 24 36 0 36z">
          <text:p/>
        </draw:path>
        <draw:path draw:style-name="gr1" draw:text-style-name="P1" draw:layer="layout" svg:width="0.034cm" svg:height="0.036cm" svg:x="0.732cm" svg:y="12.283cm" svg:viewBox="0 0 35 37" svg:d="M17 37c-23 0-23-37 0-37 24 0 24 37 0 37z">
          <text:p/>
        </draw:path>
        <draw:path draw:style-name="gr1" draw:text-style-name="P1" draw:layer="layout" svg:width="0.034cm" svg:height="0.035cm" svg:x="0.732cm" svg:y="12.786cm" svg:viewBox="0 0 35 36" svg:d="M17 36c-23 0-23-36 0-36 24 0 24 36 0 36z">
          <text:p/>
        </draw:path>
        <draw:path draw:style-name="gr1" draw:text-style-name="P1" draw:layer="layout" svg:width="0.034cm" svg:height="0.035cm" svg:x="0.732cm" svg:y="13.288cm" svg:viewBox="0 0 35 36" svg:d="M17 36c-23 0-23-36 0-36 24 0 24 36 0 36z">
          <text:p/>
        </draw:path>
        <draw:path draw:style-name="gr1" draw:text-style-name="P1" draw:layer="layout" svg:width="0.034cm" svg:height="0.035cm" svg:x="0.732cm" svg:y="13.79cm" svg:viewBox="0 0 35 36" svg:d="M17 36c-23 0-23-36 0-36 24 0 24 36 0 36z">
          <text:p/>
        </draw:path>
        <draw:path draw:style-name="gr1" draw:text-style-name="P1" draw:layer="layout" svg:width="0.034cm" svg:height="0.035cm" svg:x="0.732cm" svg:y="14.292cm" svg:viewBox="0 0 35 36" svg:d="M17 36c-23 0-23-36 0-36 24 0 24 36 0 36z">
          <text:p/>
        </draw:path>
        <draw:path draw:style-name="gr1" draw:text-style-name="P1" draw:layer="layout" svg:width="0.034cm" svg:height="0.036cm" svg:x="0.732cm" svg:y="14.794cm" svg:viewBox="0 0 35 37" svg:d="M17 37c-23 0-23-37 0-37 24 0 24 37 0 37z">
          <text:p/>
        </draw:path>
        <draw:path draw:style-name="gr1" draw:text-style-name="P1" draw:layer="layout" svg:width="0.034cm" svg:height="0.035cm" svg:x="0.732cm" svg:y="15.297cm" svg:viewBox="0 0 35 36" svg:d="M17 36c-23 0-23-36 0-36 24 0 24 36 0 36z">
          <text:p/>
        </draw:path>
        <draw:path draw:style-name="gr1" draw:text-style-name="P1" draw:layer="layout" svg:width="0.034cm" svg:height="0.035cm" svg:x="0.732cm" svg:y="15.799cm" svg:viewBox="0 0 35 36" svg:d="M17 36c-23 0-23-36 0-36 24 0 24 36 0 36z">
          <text:p/>
        </draw:path>
        <draw:path draw:style-name="gr1" draw:text-style-name="P1" draw:layer="layout" svg:width="0.034cm" svg:height="0.035cm" svg:x="0.732cm" svg:y="16.301cm" svg:viewBox="0 0 35 36" svg:d="M17 36c-23 0-23-36 0-36 24 0 24 36 0 36z">
          <text:p/>
        </draw:path>
        <draw:path draw:style-name="gr1" draw:text-style-name="P1" draw:layer="layout" svg:width="0.034cm" svg:height="0.035cm" svg:x="0.732cm" svg:y="16.803cm" svg:viewBox="0 0 35 36" svg:d="M17 36c-23 0-23-36 0-36 24 0 24 36 0 36z">
          <text:p/>
        </draw:path>
        <draw:path draw:style-name="gr1" draw:text-style-name="P1" draw:layer="layout" svg:width="0.034cm" svg:height="0.036cm" svg:x="0.732cm" svg:y="17.305cm" svg:viewBox="0 0 35 37" svg:d="M17 37c-23 0-23-37 0-37 24 0 24 37 0 37z">
          <text:p/>
        </draw:path>
        <draw:path draw:style-name="gr1" draw:text-style-name="P1" draw:layer="layout" svg:width="0.034cm" svg:height="0.035cm" svg:x="0.732cm" svg:y="17.808cm" svg:viewBox="0 0 35 36" svg:d="M17 36c-23 0-23-36 0-36 24 0 24 36 0 36z">
          <text:p/>
        </draw:path>
        <draw:path draw:style-name="gr1" draw:text-style-name="P1" draw:layer="layout" svg:width="0.034cm" svg:height="0.035cm" svg:x="0.732cm" svg:y="18.31cm" svg:viewBox="0 0 35 36" svg:d="M17 36c-23 0-23-36 0-36 24 0 24 36 0 36z">
          <text:p/>
        </draw:path>
        <draw:path draw:style-name="gr1" draw:text-style-name="P1" draw:layer="layout" svg:width="0.034cm" svg:height="0.035cm" svg:x="0.732cm" svg:y="18.812cm" svg:viewBox="0 0 35 36" svg:d="M17 36c-23 0-23-36 0-36 24 0 24 36 0 36z">
          <text:p/>
        </draw:path>
        <draw:path draw:style-name="gr1" draw:text-style-name="P1" draw:layer="layout" svg:width="0.034cm" svg:height="0.035cm" svg:x="0.732cm" svg:y="19.314cm" svg:viewBox="0 0 35 36" svg:d="M17 36c-23 0-23-36 0-36 24 0 24 36 0 36z">
          <text:p/>
        </draw:path>
        <draw:path draw:style-name="gr1" draw:text-style-name="P1" draw:layer="layout" svg:width="0.034cm" svg:height="0.036cm" svg:x="0.732cm" svg:y="19.816cm" svg:viewBox="0 0 35 37" svg:d="M17 37c-23 0-23-37 0-37 24 0 24 37 0 37z">
          <text:p/>
        </draw:path>
        <draw:path draw:style-name="gr1" draw:text-style-name="P1" draw:layer="layout" svg:width="0.034cm" svg:height="0.035cm" svg:x="0.732cm" svg:y="20.319cm" svg:viewBox="0 0 35 36" svg:d="M17 36c-23 0-23-36 0-36 24 0 24 36 0 36z">
          <text:p/>
        </draw:path>
        <draw:path draw:style-name="gr1" draw:text-style-name="P1" draw:layer="layout" svg:width="0.034cm" svg:height="0.035cm" svg:x="0.732cm" svg:y="20.821cm" svg:viewBox="0 0 35 36" svg:d="M17 36c-23 0-23-36 0-36 24 0 24 36 0 36z">
          <text:p/>
        </draw:path>
        <draw:path draw:style-name="gr1" draw:text-style-name="P1" draw:layer="layout" svg:width="0.034cm" svg:height="0.035cm" svg:x="13.705cm" svg:y="0.733cm" svg:viewBox="0 0 35 36" svg:d="M18 36c-24 0-24-36 0-36 23 0 23 36 0 36z">
          <text:p/>
        </draw:path>
        <draw:path draw:style-name="gr1" draw:text-style-name="P1" draw:layer="layout" svg:width="0.035cm" svg:height="0.035cm" svg:x="13.206cm" svg:y="0.733cm" svg:viewBox="0 0 36 36" svg:d="M18 36c-24 0-24-36 0-36s24 36 0 36z">
          <text:p/>
        </draw:path>
        <draw:path draw:style-name="gr1" draw:text-style-name="P1" draw:layer="layout" svg:width="0.034cm" svg:height="0.035cm" svg:x="12.706cm" svg:y="0.733cm" svg:viewBox="0 0 35 36" svg:d="M17 36c-23 0-23-36 0-36 24 0 24 36 0 36z">
          <text:p/>
        </draw:path>
        <draw:path draw:style-name="gr1" draw:text-style-name="P1" draw:layer="layout" svg:width="0.034cm" svg:height="0.035cm" svg:x="12.207cm" svg:y="0.733cm" svg:viewBox="0 0 35 36" svg:d="M18 36c-24 0-24-36 0-36 23 0 23 36 0 36z">
          <text:p/>
        </draw:path>
        <draw:path draw:style-name="gr1" draw:text-style-name="P1" draw:layer="layout" svg:width="0.035cm" svg:height="0.035cm" svg:x="11.708cm" svg:y="0.733cm" svg:viewBox="0 0 36 36" svg:d="M18 36c-24 0-24-36 0-36s24 36 0 36z">
          <text:p/>
        </draw:path>
        <draw:path draw:style-name="gr1" draw:text-style-name="P1" draw:layer="layout" svg:width="0.035cm" svg:height="0.035cm" svg:x="11.209cm" svg:y="0.733cm" svg:viewBox="0 0 36 36" svg:d="M18 36c-24 0-24-36 0-36s24 36 0 36z">
          <text:p/>
        </draw:path>
        <draw:path draw:style-name="gr1" draw:text-style-name="P1" draw:layer="layout" svg:width="0.034cm" svg:height="0.035cm" svg:x="10.71cm" svg:y="0.733cm" svg:viewBox="0 0 35 36" svg:d="M17 36c-23 0-23-36 0-36 24 0 24 36 0 36z">
          <text:p/>
        </draw:path>
        <draw:path draw:style-name="gr1" draw:text-style-name="P1" draw:layer="layout" svg:width="0.035cm" svg:height="0.035cm" svg:x="10.212cm" svg:y="0.733cm" svg:viewBox="0 0 36 36" svg:d="M18 36c-24 0-24-36 0-36s24 36 0 36z">
          <text:p/>
        </draw:path>
        <draw:path draw:style-name="gr1" draw:text-style-name="P1" draw:layer="layout" svg:width="0.035cm" svg:height="0.035cm" svg:x="9.712cm" svg:y="0.733cm" svg:viewBox="0 0 36 36" svg:d="M18 36c-24 0-24-36 0-36s24 36 0 36z">
          <text:p/>
        </draw:path>
        <draw:path draw:style-name="gr1" draw:text-style-name="P1" draw:layer="layout" svg:width="0.034cm" svg:height="0.035cm" svg:x="9.213cm" svg:y="0.733cm" svg:viewBox="0 0 35 36" svg:d="M17 36c-23 0-23-36 0-36s23 36 0 36z">
          <text:p/>
        </draw:path>
        <draw:path draw:style-name="gr1" draw:text-style-name="P1" draw:layer="layout" svg:width="0.034cm" svg:height="0.035cm" svg:x="8.715cm" svg:y="0.733cm" svg:viewBox="0 0 35 36" svg:d="M17 36c-23 0-23-36 0-36 24 0 24 36 0 36z">
          <text:p/>
        </draw:path>
        <draw:path draw:style-name="gr1" draw:text-style-name="P1" draw:layer="layout" svg:width="0.035cm" svg:height="0.035cm" svg:x="8.216cm" svg:y="0.733cm" svg:viewBox="0 0 36 36" svg:d="M18 36c-23 0-24-36 0-36s24 36 0 36z">
          <text:p/>
        </draw:path>
        <draw:path draw:style-name="gr1" draw:text-style-name="P1" draw:layer="layout" svg:width="0.034cm" svg:height="0.035cm" svg:x="7.716cm" svg:y="0.733cm" svg:viewBox="0 0 35 36" svg:d="M17 36c-23 0-23-36 0-36 24 0 24 36 0 36z">
          <text:p/>
        </draw:path>
        <draw:path draw:style-name="gr1" draw:text-style-name="P1" draw:layer="layout" svg:width="0.035cm" svg:height="0.035cm" svg:x="6.719cm" svg:y="0.733cm" svg:viewBox="0 0 36 36" svg:d="M18 36c-24 0-24-36 0-36s24 36 0 36z">
          <text:p/>
        </draw:path>
        <draw:path draw:style-name="gr1" draw:text-style-name="P1" draw:layer="layout" svg:width="0.034cm" svg:height="0.035cm" svg:x="6.22cm" svg:y="0.733cm" svg:viewBox="0 0 35 36" svg:d="M17 36c-23 0-23-36 0-36 24 0 24 36 0 36z">
          <text:p/>
        </draw:path>
        <draw:path draw:style-name="gr1" draw:text-style-name="P1" draw:layer="layout" svg:width="0.034cm" svg:height="0.035cm" svg:x="5.721cm" svg:y="0.733cm" svg:viewBox="0 0 35 36" svg:d="M17 36c-23 0-23-36 0-36s23 36 0 36z">
          <text:p/>
        </draw:path>
        <draw:path draw:style-name="gr1" draw:text-style-name="P1" draw:layer="layout" svg:width="0.035cm" svg:height="0.035cm" svg:x="5.222cm" svg:y="0.733cm" svg:viewBox="0 0 36 36" svg:d="M18 36c-24 0-24-36 0-36s24 36 0 36z">
          <text:p/>
        </draw:path>
        <draw:path draw:style-name="gr1" draw:text-style-name="P1" draw:layer="layout" svg:width="0.034cm" svg:height="0.035cm" svg:x="4.724cm" svg:y="0.733cm" svg:viewBox="0 0 35 36" svg:d="M17 36c-23 0-23-36 0-36s23 36 0 36z">
          <text:p/>
        </draw:path>
        <draw:path draw:style-name="gr1" draw:text-style-name="P1" draw:layer="layout" svg:width="0.034cm" svg:height="0.035cm" svg:x="4.224cm" svg:y="0.733cm" svg:viewBox="0 0 35 36" svg:d="M17 36c-23 0-23-36 0-36s23 36 0 36z">
          <text:p/>
        </draw:path>
        <draw:path draw:style-name="gr1" draw:text-style-name="P1" draw:layer="layout" svg:width="0.035cm" svg:height="0.035cm" svg:x="3.725cm" svg:y="0.733cm" svg:viewBox="0 0 36 36" svg:d="M18 36c-23 0-24-36 0-36s24 36 0 36z">
          <text:p/>
        </draw:path>
        <draw:path draw:style-name="gr1" draw:text-style-name="P1" draw:layer="layout" svg:width="0.034cm" svg:height="0.035cm" svg:x="3.227cm" svg:y="0.733cm" svg:viewBox="0 0 35 36" svg:d="M17 36c-23 0-23-36 0-36 24 0 24 36 0 36z">
          <text:p/>
        </draw:path>
        <draw:path draw:style-name="gr1" draw:text-style-name="P1" draw:layer="layout" svg:width="0.034cm" svg:height="0.035cm" svg:x="2.727cm" svg:y="0.733cm" svg:viewBox="0 0 35 36" svg:d="M18 36c-24 0-24-36 0-36 22 0 22 36 0 36z">
          <text:p/>
        </draw:path>
        <draw:path draw:style-name="gr1" draw:text-style-name="P1" draw:layer="layout" svg:width="0.034cm" svg:height="0.035cm" svg:x="2.229cm" svg:y="0.733cm" svg:viewBox="0 0 35 36" svg:d="M18 36c-24 0-24-36 0-36 23 0 23 36 0 36z">
          <text:p/>
        </draw:path>
        <draw:path draw:style-name="gr1" draw:text-style-name="P1" draw:layer="layout" svg:width="0.034cm" svg:height="0.035cm" svg:x="1.73cm" svg:y="0.733cm" svg:viewBox="0 0 35 36" svg:d="M17 36c-23 0-23-36 0-36s23 36 0 36z">
          <text:p/>
        </draw:path>
        <draw:path draw:style-name="gr1" draw:text-style-name="P1" draw:layer="layout" svg:width="0.034cm" svg:height="0.035cm" svg:x="1.231cm" svg:y="0.733cm" svg:viewBox="0 0 35 36" svg:d="M18 36c-24 0-24-36 0-36 23 0 23 36 0 36z">
          <text:p/>
        </draw:path>
        <draw:path draw:style-name="gr1" draw:text-style-name="P1" draw:layer="layout" svg:width="0.034cm" svg:height="0.035cm" svg:x="1.231cm" svg:y="1.235cm" svg:viewBox="0 0 35 36" svg:d="M18 36c-24 0-24-36 0-36 23 0 23 36 0 36z">
          <text:p/>
        </draw:path>
        <draw:path draw:style-name="gr1" draw:text-style-name="P1" draw:layer="layout" svg:width="0.034cm" svg:height="0.035cm" svg:x="1.231cm" svg:y="0.733cm" svg:viewBox="0 0 35 36" svg:d="M18 36c-24 0-24-36 0-36 23 0 23 36 0 36z">
          <text:p/>
        </draw:path>
        <draw:path draw:style-name="gr1" draw:text-style-name="P1" draw:layer="layout" svg:width="0.034cm" svg:height="0.035cm" svg:x="0.732cm" svg:y="0.733cm" svg:viewBox="0 0 35 36" svg:d="M17 36c-23 0-23-36 0-36 24 0 24 36 0 36z">
          <text:p/>
        </draw:path>
        <draw:polygon draw:style-name="gr1" draw:text-style-name="P1" draw:layer="layout" svg:width="0.106cm" svg:height="0.013cm" svg:x="13.633cm" svg:y="10.788cm" svg:viewBox="0 0 107 14" draw:points="0,0 107,0 107,14 0,14">
          <text:p/>
        </draw:polygon>
        <draw:polygon draw:style-name="gr1" draw:text-style-name="P1" draw:layer="layout" svg:width="0.106cm" svg:height="0.013cm" svg:x="0.732cm" svg:y="10.788cm" svg:viewBox="0 0 107 14" draw:points="0,0 107,0 107,14 0,14">
          <text:p/>
        </draw:polygon>
        <draw:polygon draw:style-name="gr1" draw:text-style-name="P1" draw:layer="layout" svg:width="0.013cm" svg:height="0.106cm" svg:x="7.229cm" svg:y="0.733cm" svg:viewBox="0 0 14 107" draw:points="0,0 14,0 14,107 0,107">
          <text:p/>
        </draw:polygon>
        <draw:polygon draw:style-name="gr1" draw:text-style-name="P1" draw:layer="layout" svg:width="0.013cm" svg:height="0.106cm" svg:x="7.229cm" svg:y="20.75cm" svg:viewBox="0 0 14 107" draw:points="0,0 14,0 14,107 0,107">
          <text:p/>
        </draw:polygon>
        <draw:polygon draw:style-name="gr1" draw:text-style-name="P1" draw:layer="layout" svg:width="0.084cm" svg:height="0.085cm" svg:x="7.193cm" svg:y="10.752cm" svg:viewBox="0 0 85 86" draw:points="0,10 76,86 85,76 10,0">
          <text:p/>
        </draw:polygon>
        <draw:polygon draw:style-name="gr1" draw:text-style-name="P1" draw:layer="layout" svg:width="0.084cm" svg:height="0.085cm" svg:x="7.193cm" svg:y="10.752cm" svg:viewBox="0 0 85 86" draw:points="76,0 0,76 10,86 85,10">
          <text:p/>
        </draw:polygon>
      </draw:page>
      <draw:page draw:name="page2" draw:style-name="dp1" draw:master-page-name="master-page26">
        <draw:path draw:style-name="gr1" draw:text-style-name="P1" draw:layer="layout" svg:width="0.034cm" svg:height="0.035cm" svg:x="27.174cm" svg:y="1.235cm" svg:viewBox="0 0 35 36" svg:d="M17 36c-23 0-23-36 0-36s23 36 0 36z">
          <text:p/>
        </draw:path>
        <draw:path draw:style-name="gr1" draw:text-style-name="P1" draw:layer="layout" svg:width="0.034cm" svg:height="0.036cm" svg:x="27.174cm" svg:y="1.737cm" svg:viewBox="0 0 35 37" svg:d="M17 37c-23 0-23-37 0-37s23 37 0 37z">
          <text:p/>
        </draw:path>
        <draw:path draw:style-name="gr1" draw:text-style-name="P1" draw:layer="layout" svg:width="0.034cm" svg:height="0.036cm" svg:x="27.174cm" svg:y="2.239cm" svg:viewBox="0 0 35 37" svg:d="M17 37c-23 0-23-37 0-37s23 37 0 37z">
          <text:p/>
        </draw:path>
        <draw:path draw:style-name="gr1" draw:text-style-name="P1" draw:layer="layout" svg:width="0.034cm" svg:height="0.035cm" svg:x="27.174cm" svg:y="2.742cm" svg:viewBox="0 0 35 36" svg:d="M17 36c-23 0-23-36 0-36s23 36 0 36z">
          <text:p/>
        </draw:path>
        <draw:path draw:style-name="gr1" draw:text-style-name="P1" draw:layer="layout" svg:width="0.034cm" svg:height="0.035cm" svg:x="27.174cm" svg:y="3.244cm" svg:viewBox="0 0 35 36" svg:d="M17 36c-23 0-23-36 0-36s23 36 0 36z">
          <text:p/>
        </draw:path>
        <draw:path draw:style-name="gr1" draw:text-style-name="P1" draw:layer="layout" svg:width="0.034cm" svg:height="0.035cm" svg:x="27.174cm" svg:y="3.746cm" svg:viewBox="0 0 35 36" svg:d="M17 36c-23 0-23-36 0-36s23 36 0 36z">
          <text:p/>
        </draw:path>
        <draw:path draw:style-name="gr1" draw:text-style-name="P1" draw:layer="layout" svg:width="0.034cm" svg:height="0.036cm" svg:x="27.174cm" svg:y="4.248cm" svg:viewBox="0 0 35 37" svg:d="M17 37c-23 0-23-37 0-37s23 37 0 37z">
          <text:p/>
        </draw:path>
        <draw:path draw:style-name="gr1" draw:text-style-name="P1" draw:layer="layout" svg:width="0.034cm" svg:height="0.035cm" svg:x="27.174cm" svg:y="4.751cm" svg:viewBox="0 0 35 36" svg:d="M17 36c-23 0-23-36 0-36s23 36 0 36z">
          <text:p/>
        </draw:path>
        <draw:path draw:style-name="gr1" draw:text-style-name="P1" draw:layer="layout" svg:width="0.034cm" svg:height="0.035cm" svg:x="27.174cm" svg:y="5.253cm" svg:viewBox="0 0 35 36" svg:d="M17 36c-23 0-23-36 0-36s23 36 0 36z">
          <text:p/>
        </draw:path>
        <draw:path draw:style-name="gr1" draw:text-style-name="P1" draw:layer="layout" svg:width="0.034cm" svg:height="0.035cm" svg:x="27.174cm" svg:y="5.755cm" svg:viewBox="0 0 35 36" svg:d="M17 36c-23 0-23-36 0-36s23 36 0 36z">
          <text:p/>
        </draw:path>
        <draw:path draw:style-name="gr1" draw:text-style-name="P1" draw:layer="layout" svg:width="0.034cm" svg:height="0.035cm" svg:x="27.174cm" svg:y="6.257cm" svg:viewBox="0 0 35 36" svg:d="M17 36c-23 0-23-36 0-36s23 36 0 36z">
          <text:p/>
        </draw:path>
        <draw:path draw:style-name="gr1" draw:text-style-name="P1" draw:layer="layout" svg:width="0.034cm" svg:height="0.036cm" svg:x="27.174cm" svg:y="6.759cm" svg:viewBox="0 0 35 37" svg:d="M17 37c-23 0-23-37 0-37s23 37 0 37z">
          <text:p/>
        </draw:path>
        <draw:path draw:style-name="gr1" draw:text-style-name="P1" draw:layer="layout" svg:width="0.034cm" svg:height="0.035cm" svg:x="27.174cm" svg:y="7.262cm" svg:viewBox="0 0 35 36" svg:d="M17 36c-23 0-23-36 0-36s23 36 0 36z">
          <text:p/>
        </draw:path>
        <draw:path draw:style-name="gr1" draw:text-style-name="P1" draw:layer="layout" svg:width="0.034cm" svg:height="0.035cm" svg:x="27.174cm" svg:y="7.764cm" svg:viewBox="0 0 35 36" svg:d="M17 36c-23 0-23-36 0-36s23 36 0 36z">
          <text:p/>
        </draw:path>
        <draw:path draw:style-name="gr1" draw:text-style-name="P1" draw:layer="layout" svg:width="0.034cm" svg:height="0.035cm" svg:x="27.174cm" svg:y="8.266cm" svg:viewBox="0 0 35 36" svg:d="M17 36c-23 0-23-36 0-36s23 36 0 36z">
          <text:p/>
        </draw:path>
        <draw:path draw:style-name="gr1" draw:text-style-name="P1" draw:layer="layout" svg:width="0.034cm" svg:height="0.035cm" svg:x="27.174cm" svg:y="8.768cm" svg:viewBox="0 0 35 36" svg:d="M17 36c-23 0-23-36 0-36s23 36 0 36z">
          <text:p/>
        </draw:path>
        <draw:path draw:style-name="gr1" draw:text-style-name="P1" draw:layer="layout" svg:width="0.034cm" svg:height="0.036cm" svg:x="27.174cm" svg:y="9.27cm" svg:viewBox="0 0 35 37" svg:d="M17 37c-23 0-23-37 0-37s23 37 0 37z">
          <text:p/>
        </draw:path>
        <draw:path draw:style-name="gr1" draw:text-style-name="P1" draw:layer="layout" svg:width="0.034cm" svg:height="0.035cm" svg:x="27.174cm" svg:y="9.773cm" svg:viewBox="0 0 35 36" svg:d="M17 36c-23 0-23-36 0-36s23 36 0 36z">
          <text:p/>
        </draw:path>
        <draw:path draw:style-name="gr1" draw:text-style-name="P1" draw:layer="layout" svg:width="0.034cm" svg:height="0.035cm" svg:x="27.174cm" svg:y="10.275cm" svg:viewBox="0 0 35 36" svg:d="M17 36c-23 0-23-36 0-36s23 36 0 36z">
          <text:p/>
        </draw:path>
        <draw:path draw:style-name="gr1" draw:text-style-name="P1" draw:layer="layout" svg:width="0.034cm" svg:height="0.035cm" svg:x="27.174cm" svg:y="11.279cm" svg:viewBox="0 0 35 36" svg:d="M17 36c-23 0-23-36 0-36s23 36 0 36z">
          <text:p/>
        </draw:path>
        <draw:path draw:style-name="gr1" draw:text-style-name="P1" draw:layer="layout" svg:width="0.034cm" svg:height="0.036cm" svg:x="27.174cm" svg:y="11.781cm" svg:viewBox="0 0 35 37" svg:d="M17 37c-23 0-23-37 0-37s23 37 0 37z">
          <text:p/>
        </draw:path>
        <draw:path draw:style-name="gr1" draw:text-style-name="P1" draw:layer="layout" svg:width="0.034cm" svg:height="0.036cm" svg:x="27.174cm" svg:y="12.283cm" svg:viewBox="0 0 35 37" svg:d="M17 37c-23 0-23-37 0-37s23 37 0 37z">
          <text:p/>
        </draw:path>
        <draw:path draw:style-name="gr1" draw:text-style-name="P1" draw:layer="layout" svg:width="0.034cm" svg:height="0.035cm" svg:x="27.174cm" svg:y="12.786cm" svg:viewBox="0 0 35 36" svg:d="M17 36c-23 0-23-36 0-36s23 36 0 36z">
          <text:p/>
        </draw:path>
        <draw:path draw:style-name="gr1" draw:text-style-name="P1" draw:layer="layout" svg:width="0.034cm" svg:height="0.035cm" svg:x="27.174cm" svg:y="13.288cm" svg:viewBox="0 0 35 36" svg:d="M17 36c-23 0-23-36 0-36s23 36 0 36z">
          <text:p/>
        </draw:path>
        <draw:path draw:style-name="gr1" draw:text-style-name="P1" draw:layer="layout" svg:width="0.034cm" svg:height="0.035cm" svg:x="27.174cm" svg:y="13.79cm" svg:viewBox="0 0 35 36" svg:d="M17 36c-23 0-23-36 0-36s23 36 0 36z">
          <text:p/>
        </draw:path>
        <draw:path draw:style-name="gr1" draw:text-style-name="P1" draw:layer="layout" svg:width="0.034cm" svg:height="0.035cm" svg:x="27.174cm" svg:y="14.292cm" svg:viewBox="0 0 35 36" svg:d="M17 36c-23 0-23-36 0-36s23 36 0 36z">
          <text:p/>
        </draw:path>
        <draw:path draw:style-name="gr1" draw:text-style-name="P1" draw:layer="layout" svg:width="0.034cm" svg:height="0.036cm" svg:x="27.174cm" svg:y="14.794cm" svg:viewBox="0 0 35 37" svg:d="M17 37c-23 0-23-37 0-37s23 37 0 37z">
          <text:p/>
        </draw:path>
        <draw:path draw:style-name="gr1" draw:text-style-name="P1" draw:layer="layout" svg:width="0.034cm" svg:height="0.035cm" svg:x="27.174cm" svg:y="15.297cm" svg:viewBox="0 0 35 36" svg:d="M17 36c-23 0-23-36 0-36s23 36 0 36z">
          <text:p/>
        </draw:path>
        <draw:path draw:style-name="gr1" draw:text-style-name="P1" draw:layer="layout" svg:width="0.034cm" svg:height="0.035cm" svg:x="27.174cm" svg:y="15.799cm" svg:viewBox="0 0 35 36" svg:d="M17 36c-23 0-23-36 0-36s23 36 0 36z">
          <text:p/>
        </draw:path>
        <draw:path draw:style-name="gr1" draw:text-style-name="P1" draw:layer="layout" svg:width="0.034cm" svg:height="0.035cm" svg:x="27.174cm" svg:y="16.301cm" svg:viewBox="0 0 35 36" svg:d="M17 36c-23 0-23-36 0-36s23 36 0 36z">
          <text:p/>
        </draw:path>
        <draw:path draw:style-name="gr1" draw:text-style-name="P1" draw:layer="layout" svg:width="0.034cm" svg:height="0.035cm" svg:x="27.174cm" svg:y="16.803cm" svg:viewBox="0 0 35 36" svg:d="M17 36c-23 0-23-36 0-36s23 36 0 36z">
          <text:p/>
        </draw:path>
        <draw:path draw:style-name="gr1" draw:text-style-name="P1" draw:layer="layout" svg:width="0.034cm" svg:height="0.036cm" svg:x="27.174cm" svg:y="17.305cm" svg:viewBox="0 0 35 37" svg:d="M17 37c-23 0-23-37 0-37s23 37 0 37z">
          <text:p/>
        </draw:path>
        <draw:path draw:style-name="gr1" draw:text-style-name="P1" draw:layer="layout" svg:width="0.034cm" svg:height="0.035cm" svg:x="27.174cm" svg:y="17.808cm" svg:viewBox="0 0 35 36" svg:d="M17 36c-23 0-23-36 0-36s23 36 0 36z">
          <text:p/>
        </draw:path>
        <draw:path draw:style-name="gr1" draw:text-style-name="P1" draw:layer="layout" svg:width="0.034cm" svg:height="0.035cm" svg:x="27.174cm" svg:y="18.31cm" svg:viewBox="0 0 35 36" svg:d="M17 36c-23 0-23-36 0-36s23 36 0 36z">
          <text:p/>
        </draw:path>
        <draw:path draw:style-name="gr1" draw:text-style-name="P1" draw:layer="layout" svg:width="0.034cm" svg:height="0.035cm" svg:x="27.174cm" svg:y="18.812cm" svg:viewBox="0 0 35 36" svg:d="M17 36c-23 0-23-36 0-36s23 36 0 36z">
          <text:p/>
        </draw:path>
        <draw:path draw:style-name="gr1" draw:text-style-name="P1" draw:layer="layout" svg:width="0.034cm" svg:height="0.036cm" svg:x="27.174cm" svg:y="19.314cm" svg:viewBox="0 0 35 37" svg:d="M17 37c-23 0-23-37 0-37s23 37 0 37z">
          <text:p/>
        </draw:path>
        <draw:path draw:style-name="gr1" draw:text-style-name="P1" draw:layer="layout" svg:width="0.034cm" svg:height="0.036cm" svg:x="27.174cm" svg:y="19.816cm" svg:viewBox="0 0 35 37" svg:d="M17 37c-23 0-23-37 0-37s23 37 0 37z">
          <text:p/>
        </draw:path>
        <draw:path draw:style-name="gr1" draw:text-style-name="P1" draw:layer="layout" svg:width="0.034cm" svg:height="0.035cm" svg:x="27.174cm" svg:y="20.319cm" svg:viewBox="0 0 35 36" svg:d="M17 36c-23 0-23-36 0-36s23 36 0 36z">
          <text:p/>
        </draw:path>
        <draw:path draw:style-name="gr1" draw:text-style-name="P1" draw:layer="layout" svg:width="0.034cm" svg:height="0.035cm" svg:x="27.174cm" svg:y="20.821cm" svg:viewBox="0 0 35 36" svg:d="M17 36c-23 0-23-36 0-36s23 36 0 36z">
          <text:p/>
        </draw:path>
        <draw:path draw:style-name="gr1" draw:text-style-name="P1" draw:layer="layout" svg:width="0.034cm" svg:height="0.035cm" svg:x="26.675cm" svg:y="1.235cm" svg:viewBox="0 0 35 36" svg:d="M18 36c-24 0-24-36 0-36 23 0 23 36 0 36z">
          <text:p/>
        </draw:path>
        <draw:path draw:style-name="gr1" draw:text-style-name="P1" draw:layer="layout" svg:width="0.034cm" svg:height="0.036cm" svg:x="26.675cm" svg:y="1.737cm" svg:viewBox="0 0 35 37" svg:d="M18 37c-24 0-24-37 0-37 23 0 23 37 0 37z">
          <text:p/>
        </draw:path>
        <draw:path draw:style-name="gr1" draw:text-style-name="P1" draw:layer="layout" svg:width="0.034cm" svg:height="0.036cm" svg:x="26.675cm" svg:y="2.239cm" svg:viewBox="0 0 35 37" svg:d="M18 37c-24 0-24-37 0-37 23 0 23 37 0 37z">
          <text:p/>
        </draw:path>
        <draw:path draw:style-name="gr1" draw:text-style-name="P1" draw:layer="layout" svg:width="0.034cm" svg:height="0.035cm" svg:x="26.675cm" svg:y="2.742cm" svg:viewBox="0 0 35 36" svg:d="M18 36c-24 0-24-36 0-36 23 0 23 36 0 36z">
          <text:p/>
        </draw:path>
        <draw:path draw:style-name="gr1" draw:text-style-name="P1" draw:layer="layout" svg:width="0.034cm" svg:height="0.035cm" svg:x="26.675cm" svg:y="3.244cm" svg:viewBox="0 0 35 36" svg:d="M18 36c-24 0-24-36 0-36 23 0 23 36 0 36z">
          <text:p/>
        </draw:path>
        <draw:path draw:style-name="gr1" draw:text-style-name="P1" draw:layer="layout" svg:width="0.034cm" svg:height="0.035cm" svg:x="26.675cm" svg:y="3.746cm" svg:viewBox="0 0 35 36" svg:d="M18 36c-24 0-24-36 0-36 23 0 23 36 0 36z">
          <text:p/>
        </draw:path>
        <draw:path draw:style-name="gr1" draw:text-style-name="P1" draw:layer="layout" svg:width="0.034cm" svg:height="0.036cm" svg:x="26.675cm" svg:y="4.248cm" svg:viewBox="0 0 35 37" svg:d="M18 37c-24 0-24-37 0-37 23 0 23 37 0 37z">
          <text:p/>
        </draw:path>
        <draw:path draw:style-name="gr1" draw:text-style-name="P1" draw:layer="layout" svg:width="0.034cm" svg:height="0.035cm" svg:x="26.675cm" svg:y="4.751cm" svg:viewBox="0 0 35 36" svg:d="M18 36c-24 0-24-36 0-36 23 0 23 36 0 36z">
          <text:p/>
        </draw:path>
        <draw:path draw:style-name="gr1" draw:text-style-name="P1" draw:layer="layout" svg:width="0.034cm" svg:height="0.035cm" svg:x="26.675cm" svg:y="5.253cm" svg:viewBox="0 0 35 36" svg:d="M18 36c-24 0-24-36 0-36 23 0 23 36 0 36z">
          <text:p/>
        </draw:path>
        <draw:path draw:style-name="gr1" draw:text-style-name="P1" draw:layer="layout" svg:width="0.034cm" svg:height="0.035cm" svg:x="26.675cm" svg:y="5.755cm" svg:viewBox="0 0 35 36" svg:d="M18 36c-24 0-24-36 0-36 23 0 23 36 0 36z">
          <text:p/>
        </draw:path>
        <draw:path draw:style-name="gr1" draw:text-style-name="P1" draw:layer="layout" svg:width="0.034cm" svg:height="0.035cm" svg:x="26.675cm" svg:y="6.257cm" svg:viewBox="0 0 35 36" svg:d="M18 36c-24 0-24-36 0-36 23 0 23 36 0 36z">
          <text:p/>
        </draw:path>
        <draw:path draw:style-name="gr1" draw:text-style-name="P1" draw:layer="layout" svg:width="0.034cm" svg:height="0.036cm" svg:x="26.675cm" svg:y="6.759cm" svg:viewBox="0 0 35 37" svg:d="M18 37c-24 0-24-37 0-37 23 0 23 37 0 37z">
          <text:p/>
        </draw:path>
        <draw:path draw:style-name="gr1" draw:text-style-name="P1" draw:layer="layout" svg:width="0.034cm" svg:height="0.035cm" svg:x="26.675cm" svg:y="7.262cm" svg:viewBox="0 0 35 36" svg:d="M18 36c-24 0-24-36 0-36 23 0 23 36 0 36z">
          <text:p/>
        </draw:path>
        <draw:path draw:style-name="gr1" draw:text-style-name="P1" draw:layer="layout" svg:width="0.034cm" svg:height="0.035cm" svg:x="26.675cm" svg:y="7.764cm" svg:viewBox="0 0 35 36" svg:d="M18 36c-24 0-24-36 0-36 23 0 23 36 0 36z">
          <text:p/>
        </draw:path>
        <draw:path draw:style-name="gr1" draw:text-style-name="P1" draw:layer="layout" svg:width="0.034cm" svg:height="0.035cm" svg:x="26.675cm" svg:y="8.266cm" svg:viewBox="0 0 35 36" svg:d="M18 36c-24 0-24-36 0-36 23 0 23 36 0 36z">
          <text:p/>
        </draw:path>
        <draw:path draw:style-name="gr1" draw:text-style-name="P1" draw:layer="layout" svg:width="0.034cm" svg:height="0.035cm" svg:x="26.675cm" svg:y="8.768cm" svg:viewBox="0 0 35 36" svg:d="M18 36c-24 0-24-36 0-36 23 0 23 36 0 36z">
          <text:p/>
        </draw:path>
        <draw:path draw:style-name="gr1" draw:text-style-name="P1" draw:layer="layout" svg:width="0.034cm" svg:height="0.036cm" svg:x="26.675cm" svg:y="9.27cm" svg:viewBox="0 0 35 37" svg:d="M18 37c-24 0-24-37 0-37 23 0 23 37 0 37z">
          <text:p/>
        </draw:path>
        <draw:path draw:style-name="gr1" draw:text-style-name="P1" draw:layer="layout" svg:width="0.034cm" svg:height="0.035cm" svg:x="26.675cm" svg:y="9.773cm" svg:viewBox="0 0 35 36" svg:d="M18 36c-24 0-24-36 0-36 23 0 23 36 0 36z">
          <text:p/>
        </draw:path>
        <draw:path draw:style-name="gr1" draw:text-style-name="P1" draw:layer="layout" svg:width="0.034cm" svg:height="0.035cm" svg:x="26.675cm" svg:y="10.275cm" svg:viewBox="0 0 35 36" svg:d="M18 36c-24 0-24-36 0-36 23 0 23 36 0 36z">
          <text:p/>
        </draw:path>
        <draw:path draw:style-name="gr1" draw:text-style-name="P1" draw:layer="layout" svg:width="0.034cm" svg:height="0.035cm" svg:x="26.675cm" svg:y="10.777cm" svg:viewBox="0 0 35 36" svg:d="M18 36c-24 0-24-36 0-36 23 0 23 36 0 36z">
          <text:p/>
        </draw:path>
        <draw:path draw:style-name="gr1" draw:text-style-name="P1" draw:layer="layout" svg:width="0.034cm" svg:height="0.035cm" svg:x="26.675cm" svg:y="11.279cm" svg:viewBox="0 0 35 36" svg:d="M18 36c-24 0-24-36 0-36 23 0 23 36 0 36z">
          <text:p/>
        </draw:path>
        <draw:path draw:style-name="gr1" draw:text-style-name="P1" draw:layer="layout" svg:width="0.034cm" svg:height="0.036cm" svg:x="26.675cm" svg:y="11.781cm" svg:viewBox="0 0 35 37" svg:d="M18 37c-24 0-24-37 0-37 23 0 23 37 0 37z">
          <text:p/>
        </draw:path>
        <draw:path draw:style-name="gr1" draw:text-style-name="P1" draw:layer="layout" svg:width="0.034cm" svg:height="0.036cm" svg:x="26.675cm" svg:y="12.283cm" svg:viewBox="0 0 35 37" svg:d="M18 37c-24 0-24-37 0-37 23 0 23 37 0 37z">
          <text:p/>
        </draw:path>
        <draw:path draw:style-name="gr1" draw:text-style-name="P1" draw:layer="layout" svg:width="0.034cm" svg:height="0.035cm" svg:x="26.675cm" svg:y="12.786cm" svg:viewBox="0 0 35 36" svg:d="M18 36c-24 0-24-36 0-36 23 0 23 36 0 36z">
          <text:p/>
        </draw:path>
        <draw:path draw:style-name="gr1" draw:text-style-name="P1" draw:layer="layout" svg:width="0.034cm" svg:height="0.035cm" svg:x="26.675cm" svg:y="13.288cm" svg:viewBox="0 0 35 36" svg:d="M18 36c-24 0-24-36 0-36 23 0 23 36 0 36z">
          <text:p/>
        </draw:path>
        <draw:path draw:style-name="gr1" draw:text-style-name="P1" draw:layer="layout" svg:width="0.034cm" svg:height="0.035cm" svg:x="26.675cm" svg:y="13.79cm" svg:viewBox="0 0 35 36" svg:d="M18 36c-24 0-24-36 0-36 23 0 23 36 0 36z">
          <text:p/>
        </draw:path>
        <draw:path draw:style-name="gr1" draw:text-style-name="P1" draw:layer="layout" svg:width="0.034cm" svg:height="0.035cm" svg:x="26.675cm" svg:y="14.292cm" svg:viewBox="0 0 35 36" svg:d="M18 36c-24 0-24-36 0-36 23 0 23 36 0 36z">
          <text:p/>
        </draw:path>
        <draw:path draw:style-name="gr1" draw:text-style-name="P1" draw:layer="layout" svg:width="0.034cm" svg:height="0.036cm" svg:x="26.675cm" svg:y="14.794cm" svg:viewBox="0 0 35 37" svg:d="M18 37c-24 0-24-37 0-37 23 0 23 37 0 37z">
          <text:p/>
        </draw:path>
        <draw:path draw:style-name="gr1" draw:text-style-name="P1" draw:layer="layout" svg:width="0.034cm" svg:height="0.035cm" svg:x="26.675cm" svg:y="15.297cm" svg:viewBox="0 0 35 36" svg:d="M18 36c-24 0-24-36 0-36 23 0 23 36 0 36z">
          <text:p/>
        </draw:path>
        <draw:path draw:style-name="gr1" draw:text-style-name="P1" draw:layer="layout" svg:width="0.034cm" svg:height="0.035cm" svg:x="26.675cm" svg:y="15.799cm" svg:viewBox="0 0 35 36" svg:d="M18 36c-24 0-24-36 0-36 23 0 23 36 0 36z">
          <text:p/>
        </draw:path>
        <draw:path draw:style-name="gr1" draw:text-style-name="P1" draw:layer="layout" svg:width="0.034cm" svg:height="0.035cm" svg:x="26.675cm" svg:y="16.301cm" svg:viewBox="0 0 35 36" svg:d="M18 36c-24 0-24-36 0-36 23 0 23 36 0 36z">
          <text:p/>
        </draw:path>
        <draw:path draw:style-name="gr1" draw:text-style-name="P1" draw:layer="layout" svg:width="0.034cm" svg:height="0.035cm" svg:x="26.675cm" svg:y="16.803cm" svg:viewBox="0 0 35 36" svg:d="M18 36c-24 0-24-36 0-36 23 0 23 36 0 36z">
          <text:p/>
        </draw:path>
        <draw:path draw:style-name="gr1" draw:text-style-name="P1" draw:layer="layout" svg:width="0.034cm" svg:height="0.036cm" svg:x="26.675cm" svg:y="17.305cm" svg:viewBox="0 0 35 37" svg:d="M18 37c-24 0-24-37 0-37 23 0 23 37 0 37z">
          <text:p/>
        </draw:path>
        <draw:path draw:style-name="gr1" draw:text-style-name="P1" draw:layer="layout" svg:width="0.034cm" svg:height="0.035cm" svg:x="26.675cm" svg:y="17.808cm" svg:viewBox="0 0 35 36" svg:d="M18 36c-24 0-24-36 0-36 23 0 23 36 0 36z">
          <text:p/>
        </draw:path>
        <draw:path draw:style-name="gr1" draw:text-style-name="P1" draw:layer="layout" svg:width="0.034cm" svg:height="0.035cm" svg:x="26.675cm" svg:y="18.31cm" svg:viewBox="0 0 35 36" svg:d="M18 36c-24 0-24-36 0-36 23 0 23 36 0 36z">
          <text:p/>
        </draw:path>
        <draw:path draw:style-name="gr1" draw:text-style-name="P1" draw:layer="layout" svg:width="0.034cm" svg:height="0.035cm" svg:x="26.675cm" svg:y="18.812cm" svg:viewBox="0 0 35 36" svg:d="M18 36c-24 0-24-36 0-36 23 0 23 36 0 36z">
          <text:p/>
        </draw:path>
        <draw:path draw:style-name="gr1" draw:text-style-name="P1" draw:layer="layout" svg:width="0.034cm" svg:height="0.036cm" svg:x="26.675cm" svg:y="19.314cm" svg:viewBox="0 0 35 37" svg:d="M18 37c-24 0-24-37 0-37 23 0 23 37 0 37z">
          <text:p/>
        </draw:path>
        <draw:path draw:style-name="gr1" draw:text-style-name="P1" draw:layer="layout" svg:width="0.034cm" svg:height="0.036cm" svg:x="26.675cm" svg:y="19.816cm" svg:viewBox="0 0 35 37" svg:d="M18 37c-24 0-24-37 0-37 23 0 23 37 0 37z">
          <text:p/>
        </draw:path>
        <draw:path draw:style-name="gr1" draw:text-style-name="P1" draw:layer="layout" svg:width="0.034cm" svg:height="0.035cm" svg:x="26.675cm" svg:y="20.319cm" svg:viewBox="0 0 35 36" svg:d="M18 36c-24 0-24-36 0-36 23 0 23 36 0 36z">
          <text:p/>
        </draw:path>
        <draw:path draw:style-name="gr1" draw:text-style-name="P1" draw:layer="layout" svg:width="0.034cm" svg:height="0.035cm" svg:x="26.675cm" svg:y="20.821cm" svg:viewBox="0 0 35 36" svg:d="M18 36c-24 0-24-36 0-36 23 0 23 36 0 36z">
          <text:p/>
        </draw:path>
        <draw:path draw:style-name="gr1" draw:text-style-name="P1" draw:layer="layout" svg:width="0.034cm" svg:height="0.035cm" svg:x="26.175cm" svg:y="1.235cm" svg:viewBox="0 0 35 36" svg:d="M17 36c-23 0-23-36 0-36 24 0 24 36 0 36z">
          <text:p/>
        </draw:path>
        <draw:path draw:style-name="gr1" draw:text-style-name="P1" draw:layer="layout" svg:width="0.034cm" svg:height="0.036cm" svg:x="26.175cm" svg:y="1.737cm" svg:viewBox="0 0 35 37" svg:d="M17 37c-23 0-23-37 0-37 24 0 24 37 0 37z">
          <text:p/>
        </draw:path>
        <draw:path draw:style-name="gr1" draw:text-style-name="P1" draw:layer="layout" svg:width="0.034cm" svg:height="0.036cm" svg:x="26.175cm" svg:y="2.239cm" svg:viewBox="0 0 35 37" svg:d="M17 37c-23 0-23-37 0-37 24 0 24 37 0 37z">
          <text:p/>
        </draw:path>
        <draw:path draw:style-name="gr1" draw:text-style-name="P1" draw:layer="layout" svg:width="0.034cm" svg:height="0.035cm" svg:x="26.175cm" svg:y="2.742cm" svg:viewBox="0 0 35 36" svg:d="M17 36c-23 0-23-36 0-36 24 0 24 36 0 36z">
          <text:p/>
        </draw:path>
        <draw:path draw:style-name="gr1" draw:text-style-name="P1" draw:layer="layout" svg:width="0.034cm" svg:height="0.035cm" svg:x="26.175cm" svg:y="3.244cm" svg:viewBox="0 0 35 36" svg:d="M17 36c-23 0-23-36 0-36 24 0 24 36 0 36z">
          <text:p/>
        </draw:path>
        <draw:path draw:style-name="gr1" draw:text-style-name="P1" draw:layer="layout" svg:width="0.034cm" svg:height="0.035cm" svg:x="26.175cm" svg:y="3.746cm" svg:viewBox="0 0 35 36" svg:d="M17 36c-23 0-23-36 0-36 24 0 24 36 0 36z">
          <text:p/>
        </draw:path>
        <draw:path draw:style-name="gr1" draw:text-style-name="P1" draw:layer="layout" svg:width="0.034cm" svg:height="0.036cm" svg:x="26.175cm" svg:y="4.248cm" svg:viewBox="0 0 35 37" svg:d="M17 37c-23 0-23-37 0-37 24 0 24 37 0 37z">
          <text:p/>
        </draw:path>
        <draw:path draw:style-name="gr1" draw:text-style-name="P1" draw:layer="layout" svg:width="0.034cm" svg:height="0.035cm" svg:x="26.175cm" svg:y="4.751cm" svg:viewBox="0 0 35 36" svg:d="M17 36c-23 0-23-36 0-36 24 0 24 36 0 36z">
          <text:p/>
        </draw:path>
        <draw:path draw:style-name="gr1" draw:text-style-name="P1" draw:layer="layout" svg:width="0.034cm" svg:height="0.035cm" svg:x="26.175cm" svg:y="5.253cm" svg:viewBox="0 0 35 36" svg:d="M17 36c-23 0-23-36 0-36 24 0 24 36 0 36z">
          <text:p/>
        </draw:path>
        <draw:path draw:style-name="gr1" draw:text-style-name="P1" draw:layer="layout" svg:width="0.034cm" svg:height="0.035cm" svg:x="26.175cm" svg:y="5.755cm" svg:viewBox="0 0 35 36" svg:d="M17 36c-23 0-23-36 0-36 24 0 24 36 0 36z">
          <text:p/>
        </draw:path>
        <draw:path draw:style-name="gr1" draw:text-style-name="P1" draw:layer="layout" svg:width="0.034cm" svg:height="0.035cm" svg:x="26.175cm" svg:y="6.257cm" svg:viewBox="0 0 35 36" svg:d="M17 36c-23 0-23-36 0-36 24 0 24 36 0 36z">
          <text:p/>
        </draw:path>
        <draw:path draw:style-name="gr1" draw:text-style-name="P1" draw:layer="layout" svg:width="0.034cm" svg:height="0.036cm" svg:x="26.175cm" svg:y="6.759cm" svg:viewBox="0 0 35 37" svg:d="M17 37c-23 0-23-37 0-37 24 0 24 37 0 37z">
          <text:p/>
        </draw:path>
        <draw:path draw:style-name="gr1" draw:text-style-name="P1" draw:layer="layout" svg:width="0.034cm" svg:height="0.035cm" svg:x="26.175cm" svg:y="7.262cm" svg:viewBox="0 0 35 36" svg:d="M17 36c-23 0-23-36 0-36 24 0 24 36 0 36z">
          <text:p/>
        </draw:path>
        <draw:path draw:style-name="gr1" draw:text-style-name="P1" draw:layer="layout" svg:width="0.034cm" svg:height="0.035cm" svg:x="26.175cm" svg:y="7.764cm" svg:viewBox="0 0 35 36" svg:d="M17 36c-23 0-23-36 0-36 24 0 24 36 0 36z">
          <text:p/>
        </draw:path>
        <draw:path draw:style-name="gr1" draw:text-style-name="P1" draw:layer="layout" svg:width="0.034cm" svg:height="0.035cm" svg:x="26.175cm" svg:y="8.266cm" svg:viewBox="0 0 35 36" svg:d="M17 36c-23 0-23-36 0-36 24 0 24 36 0 36z">
          <text:p/>
        </draw:path>
        <draw:path draw:style-name="gr1" draw:text-style-name="P1" draw:layer="layout" svg:width="0.034cm" svg:height="0.035cm" svg:x="26.175cm" svg:y="8.768cm" svg:viewBox="0 0 35 36" svg:d="M17 36c-23 0-23-36 0-36 24 0 24 36 0 36z">
          <text:p/>
        </draw:path>
        <draw:path draw:style-name="gr1" draw:text-style-name="P1" draw:layer="layout" svg:width="0.034cm" svg:height="0.036cm" svg:x="26.175cm" svg:y="9.27cm" svg:viewBox="0 0 35 37" svg:d="M17 37c-23 0-23-37 0-37 24 0 24 37 0 37z">
          <text:p/>
        </draw:path>
        <draw:path draw:style-name="gr1" draw:text-style-name="P1" draw:layer="layout" svg:width="0.034cm" svg:height="0.035cm" svg:x="26.175cm" svg:y="9.773cm" svg:viewBox="0 0 35 36" svg:d="M17 36c-23 0-23-36 0-36 24 0 24 36 0 36z">
          <text:p/>
        </draw:path>
        <draw:path draw:style-name="gr1" draw:text-style-name="P1" draw:layer="layout" svg:width="0.034cm" svg:height="0.035cm" svg:x="26.175cm" svg:y="10.275cm" svg:viewBox="0 0 35 36" svg:d="M17 36c-23 0-23-36 0-36 24 0 24 36 0 36z">
          <text:p/>
        </draw:path>
        <draw:path draw:style-name="gr1" draw:text-style-name="P1" draw:layer="layout" svg:width="0.034cm" svg:height="0.035cm" svg:x="26.175cm" svg:y="10.777cm" svg:viewBox="0 0 35 36" svg:d="M17 36c-23 0-23-36 0-36 24 0 24 36 0 36z">
          <text:p/>
        </draw:path>
        <draw:path draw:style-name="gr1" draw:text-style-name="P1" draw:layer="layout" svg:width="0.034cm" svg:height="0.035cm" svg:x="26.175cm" svg:y="11.279cm" svg:viewBox="0 0 35 36" svg:d="M17 36c-23 0-23-36 0-36 24 0 24 36 0 36z">
          <text:p/>
        </draw:path>
        <draw:path draw:style-name="gr1" draw:text-style-name="P1" draw:layer="layout" svg:width="0.034cm" svg:height="0.036cm" svg:x="26.175cm" svg:y="11.781cm" svg:viewBox="0 0 35 37" svg:d="M17 37c-23 0-23-37 0-37 24 0 24 37 0 37z">
          <text:p/>
        </draw:path>
        <draw:path draw:style-name="gr1" draw:text-style-name="P1" draw:layer="layout" svg:width="0.034cm" svg:height="0.036cm" svg:x="26.175cm" svg:y="12.283cm" svg:viewBox="0 0 35 37" svg:d="M17 37c-23 0-23-37 0-37 24 0 24 37 0 37z">
          <text:p/>
        </draw:path>
        <draw:path draw:style-name="gr1" draw:text-style-name="P1" draw:layer="layout" svg:width="0.034cm" svg:height="0.035cm" svg:x="26.175cm" svg:y="12.786cm" svg:viewBox="0 0 35 36" svg:d="M17 36c-23 0-23-36 0-36 24 0 24 36 0 36z">
          <text:p/>
        </draw:path>
        <draw:path draw:style-name="gr1" draw:text-style-name="P1" draw:layer="layout" svg:width="0.034cm" svg:height="0.035cm" svg:x="26.175cm" svg:y="13.288cm" svg:viewBox="0 0 35 36" svg:d="M17 36c-23 0-23-36 0-36 24 0 24 36 0 36z">
          <text:p/>
        </draw:path>
        <draw:path draw:style-name="gr1" draw:text-style-name="P1" draw:layer="layout" svg:width="0.034cm" svg:height="0.035cm" svg:x="26.175cm" svg:y="13.79cm" svg:viewBox="0 0 35 36" svg:d="M17 36c-23 0-23-36 0-36 24 0 24 36 0 36z">
          <text:p/>
        </draw:path>
        <draw:path draw:style-name="gr1" draw:text-style-name="P1" draw:layer="layout" svg:width="0.034cm" svg:height="0.035cm" svg:x="26.175cm" svg:y="14.292cm" svg:viewBox="0 0 35 36" svg:d="M17 36c-23 0-23-36 0-36 24 0 24 36 0 36z">
          <text:p/>
        </draw:path>
        <draw:path draw:style-name="gr1" draw:text-style-name="P1" draw:layer="layout" svg:width="0.034cm" svg:height="0.036cm" svg:x="26.175cm" svg:y="14.794cm" svg:viewBox="0 0 35 37" svg:d="M17 37c-23 0-23-37 0-37 24 0 24 37 0 37z">
          <text:p/>
        </draw:path>
        <draw:path draw:style-name="gr1" draw:text-style-name="P1" draw:layer="layout" svg:width="0.034cm" svg:height="0.035cm" svg:x="26.175cm" svg:y="15.297cm" svg:viewBox="0 0 35 36" svg:d="M17 36c-23 0-23-36 0-36 24 0 24 36 0 36z">
          <text:p/>
        </draw:path>
        <draw:path draw:style-name="gr1" draw:text-style-name="P1" draw:layer="layout" svg:width="0.034cm" svg:height="0.035cm" svg:x="26.175cm" svg:y="15.799cm" svg:viewBox="0 0 35 36" svg:d="M17 36c-23 0-23-36 0-36 24 0 24 36 0 36z">
          <text:p/>
        </draw:path>
        <draw:path draw:style-name="gr1" draw:text-style-name="P1" draw:layer="layout" svg:width="0.034cm" svg:height="0.035cm" svg:x="26.175cm" svg:y="16.301cm" svg:viewBox="0 0 35 36" svg:d="M17 36c-23 0-23-36 0-36 24 0 24 36 0 36z">
          <text:p/>
        </draw:path>
        <draw:path draw:style-name="gr1" draw:text-style-name="P1" draw:layer="layout" svg:width="0.034cm" svg:height="0.035cm" svg:x="26.175cm" svg:y="16.803cm" svg:viewBox="0 0 35 36" svg:d="M17 36c-23 0-23-36 0-36 24 0 24 36 0 36z">
          <text:p/>
        </draw:path>
        <draw:path draw:style-name="gr1" draw:text-style-name="P1" draw:layer="layout" svg:width="0.034cm" svg:height="0.036cm" svg:x="26.175cm" svg:y="17.305cm" svg:viewBox="0 0 35 37" svg:d="M17 37c-23 0-23-37 0-37 24 0 24 37 0 37z">
          <text:p/>
        </draw:path>
        <draw:path draw:style-name="gr1" draw:text-style-name="P1" draw:layer="layout" svg:width="0.034cm" svg:height="0.035cm" svg:x="26.175cm" svg:y="17.808cm" svg:viewBox="0 0 35 36" svg:d="M17 36c-23 0-23-36 0-36 24 0 24 36 0 36z">
          <text:p/>
        </draw:path>
        <draw:path draw:style-name="gr1" draw:text-style-name="P1" draw:layer="layout" svg:width="0.034cm" svg:height="0.035cm" svg:x="26.175cm" svg:y="18.31cm" svg:viewBox="0 0 35 36" svg:d="M17 36c-23 0-23-36 0-36 24 0 24 36 0 36z">
          <text:p/>
        </draw:path>
        <draw:path draw:style-name="gr1" draw:text-style-name="P1" draw:layer="layout" svg:width="0.034cm" svg:height="0.035cm" svg:x="26.175cm" svg:y="18.812cm" svg:viewBox="0 0 35 36" svg:d="M17 36c-23 0-23-36 0-36 24 0 24 36 0 36z">
          <text:p/>
        </draw:path>
        <draw:path draw:style-name="gr1" draw:text-style-name="P1" draw:layer="layout" svg:width="0.034cm" svg:height="0.036cm" svg:x="26.175cm" svg:y="19.314cm" svg:viewBox="0 0 35 37" svg:d="M17 37c-23 0-23-37 0-37 24 0 24 37 0 37z">
          <text:p/>
        </draw:path>
        <draw:path draw:style-name="gr1" draw:text-style-name="P1" draw:layer="layout" svg:width="0.034cm" svg:height="0.036cm" svg:x="26.175cm" svg:y="19.816cm" svg:viewBox="0 0 35 37" svg:d="M17 37c-23 0-23-37 0-37 24 0 24 37 0 37z">
          <text:p/>
        </draw:path>
        <draw:path draw:style-name="gr1" draw:text-style-name="P1" draw:layer="layout" svg:width="0.034cm" svg:height="0.035cm" svg:x="26.175cm" svg:y="20.319cm" svg:viewBox="0 0 35 36" svg:d="M17 36c-23 0-23-36 0-36 24 0 24 36 0 36z">
          <text:p/>
        </draw:path>
        <draw:path draw:style-name="gr1" draw:text-style-name="P1" draw:layer="layout" svg:width="0.034cm" svg:height="0.035cm" svg:x="26.175cm" svg:y="20.821cm" svg:viewBox="0 0 35 36" svg:d="M17 36c-23 0-23-36 0-36 24 0 24 36 0 36z">
          <text:p/>
        </draw:path>
        <draw:path draw:style-name="gr1" draw:text-style-name="P1" draw:layer="layout" svg:width="0.034cm" svg:height="0.035cm" svg:x="25.676cm" svg:y="1.235cm" svg:viewBox="0 0 35 36" svg:d="M17 36c-23 0-23-36 0-36s23 36 0 36z">
          <text:p/>
        </draw:path>
        <draw:path draw:style-name="gr1" draw:text-style-name="P1" draw:layer="layout" svg:width="0.034cm" svg:height="0.036cm" svg:x="25.676cm" svg:y="1.737cm" svg:viewBox="0 0 35 37" svg:d="M17 37c-23 0-23-37 0-37s23 37 0 37z">
          <text:p/>
        </draw:path>
        <draw:path draw:style-name="gr1" draw:text-style-name="P1" draw:layer="layout" svg:width="0.034cm" svg:height="0.036cm" svg:x="25.676cm" svg:y="2.239cm" svg:viewBox="0 0 35 37" svg:d="M17 37c-23 0-23-37 0-37s23 37 0 37z">
          <text:p/>
        </draw:path>
        <draw:path draw:style-name="gr1" draw:text-style-name="P1" draw:layer="layout" svg:width="0.034cm" svg:height="0.035cm" svg:x="25.676cm" svg:y="2.742cm" svg:viewBox="0 0 35 36" svg:d="M17 36c-23 0-23-36 0-36s23 36 0 36z">
          <text:p/>
        </draw:path>
        <draw:path draw:style-name="gr1" draw:text-style-name="P1" draw:layer="layout" svg:width="0.034cm" svg:height="0.035cm" svg:x="25.676cm" svg:y="3.244cm" svg:viewBox="0 0 35 36" svg:d="M17 36c-23 0-23-36 0-36s23 36 0 36z">
          <text:p/>
        </draw:path>
        <draw:path draw:style-name="gr1" draw:text-style-name="P1" draw:layer="layout" svg:width="0.034cm" svg:height="0.035cm" svg:x="25.676cm" svg:y="3.746cm" svg:viewBox="0 0 35 36" svg:d="M17 36c-23 0-23-36 0-36s23 36 0 36z">
          <text:p/>
        </draw:path>
        <draw:path draw:style-name="gr1" draw:text-style-name="P1" draw:layer="layout" svg:width="0.034cm" svg:height="0.036cm" svg:x="25.676cm" svg:y="4.248cm" svg:viewBox="0 0 35 37" svg:d="M17 37c-23 0-23-37 0-37s23 37 0 37z">
          <text:p/>
        </draw:path>
        <draw:path draw:style-name="gr1" draw:text-style-name="P1" draw:layer="layout" svg:width="0.034cm" svg:height="0.035cm" svg:x="25.676cm" svg:y="4.751cm" svg:viewBox="0 0 35 36" svg:d="M17 36c-23 0-23-36 0-36s23 36 0 36z">
          <text:p/>
        </draw:path>
        <draw:path draw:style-name="gr1" draw:text-style-name="P1" draw:layer="layout" svg:width="0.034cm" svg:height="0.035cm" svg:x="25.676cm" svg:y="5.253cm" svg:viewBox="0 0 35 36" svg:d="M17 36c-23 0-23-36 0-36s23 36 0 36z">
          <text:p/>
        </draw:path>
        <draw:path draw:style-name="gr1" draw:text-style-name="P1" draw:layer="layout" svg:width="0.034cm" svg:height="0.035cm" svg:x="25.676cm" svg:y="5.755cm" svg:viewBox="0 0 35 36" svg:d="M17 36c-23 0-23-36 0-36s23 36 0 36z">
          <text:p/>
        </draw:path>
        <draw:path draw:style-name="gr1" draw:text-style-name="P1" draw:layer="layout" svg:width="0.034cm" svg:height="0.035cm" svg:x="25.676cm" svg:y="6.257cm" svg:viewBox="0 0 35 36" svg:d="M17 36c-23 0-23-36 0-36s23 36 0 36z">
          <text:p/>
        </draw:path>
        <draw:path draw:style-name="gr1" draw:text-style-name="P1" draw:layer="layout" svg:width="0.034cm" svg:height="0.036cm" svg:x="25.676cm" svg:y="6.759cm" svg:viewBox="0 0 35 37" svg:d="M17 37c-23 0-23-37 0-37s23 37 0 37z">
          <text:p/>
        </draw:path>
        <draw:path draw:style-name="gr1" draw:text-style-name="P1" draw:layer="layout" svg:width="0.034cm" svg:height="0.035cm" svg:x="25.676cm" svg:y="7.262cm" svg:viewBox="0 0 35 36" svg:d="M17 36c-23 0-23-36 0-36s23 36 0 36z">
          <text:p/>
        </draw:path>
        <draw:path draw:style-name="gr1" draw:text-style-name="P1" draw:layer="layout" svg:width="0.034cm" svg:height="0.035cm" svg:x="25.676cm" svg:y="7.764cm" svg:viewBox="0 0 35 36" svg:d="M17 36c-23 0-23-36 0-36s23 36 0 36z">
          <text:p/>
        </draw:path>
        <draw:path draw:style-name="gr1" draw:text-style-name="P1" draw:layer="layout" svg:width="0.034cm" svg:height="0.035cm" svg:x="25.676cm" svg:y="8.266cm" svg:viewBox="0 0 35 36" svg:d="M17 36c-23 0-23-36 0-36s23 36 0 36z">
          <text:p/>
        </draw:path>
        <draw:path draw:style-name="gr1" draw:text-style-name="P1" draw:layer="layout" svg:width="0.034cm" svg:height="0.035cm" svg:x="25.676cm" svg:y="8.768cm" svg:viewBox="0 0 35 36" svg:d="M17 36c-23 0-23-36 0-36s23 36 0 36z">
          <text:p/>
        </draw:path>
        <draw:path draw:style-name="gr1" draw:text-style-name="P1" draw:layer="layout" svg:width="0.034cm" svg:height="0.036cm" svg:x="25.676cm" svg:y="9.27cm" svg:viewBox="0 0 35 37" svg:d="M17 37c-23 0-23-37 0-37s23 37 0 37z">
          <text:p/>
        </draw:path>
        <draw:path draw:style-name="gr1" draw:text-style-name="P1" draw:layer="layout" svg:width="0.034cm" svg:height="0.035cm" svg:x="25.676cm" svg:y="9.773cm" svg:viewBox="0 0 35 36" svg:d="M17 36c-23 0-23-36 0-36s23 36 0 36z">
          <text:p/>
        </draw:path>
        <draw:path draw:style-name="gr1" draw:text-style-name="P1" draw:layer="layout" svg:width="0.034cm" svg:height="0.035cm" svg:x="25.676cm" svg:y="10.275cm" svg:viewBox="0 0 35 36" svg:d="M17 36c-23 0-23-36 0-36s23 36 0 36z">
          <text:p/>
        </draw:path>
        <draw:path draw:style-name="gr1" draw:text-style-name="P1" draw:layer="layout" svg:width="0.034cm" svg:height="0.035cm" svg:x="25.676cm" svg:y="10.777cm" svg:viewBox="0 0 35 36" svg:d="M17 36c-23 0-23-36 0-36s23 36 0 36z">
          <text:p/>
        </draw:path>
        <draw:path draw:style-name="gr1" draw:text-style-name="P1" draw:layer="layout" svg:width="0.034cm" svg:height="0.035cm" svg:x="25.676cm" svg:y="11.279cm" svg:viewBox="0 0 35 36" svg:d="M17 36c-23 0-23-36 0-36s23 36 0 36z">
          <text:p/>
        </draw:path>
        <draw:path draw:style-name="gr1" draw:text-style-name="P1" draw:layer="layout" svg:width="0.034cm" svg:height="0.036cm" svg:x="25.676cm" svg:y="11.781cm" svg:viewBox="0 0 35 37" svg:d="M17 37c-23 0-23-37 0-37s23 37 0 37z">
          <text:p/>
        </draw:path>
        <draw:path draw:style-name="gr1" draw:text-style-name="P1" draw:layer="layout" svg:width="0.034cm" svg:height="0.036cm" svg:x="25.676cm" svg:y="12.283cm" svg:viewBox="0 0 35 37" svg:d="M17 37c-23 0-23-37 0-37s23 37 0 37z">
          <text:p/>
        </draw:path>
        <draw:path draw:style-name="gr1" draw:text-style-name="P1" draw:layer="layout" svg:width="0.034cm" svg:height="0.035cm" svg:x="25.676cm" svg:y="12.786cm" svg:viewBox="0 0 35 36" svg:d="M17 36c-23 0-23-36 0-36s23 36 0 36z">
          <text:p/>
        </draw:path>
        <draw:path draw:style-name="gr1" draw:text-style-name="P1" draw:layer="layout" svg:width="0.034cm" svg:height="0.035cm" svg:x="25.676cm" svg:y="13.288cm" svg:viewBox="0 0 35 36" svg:d="M17 36c-23 0-23-36 0-36s23 36 0 36z">
          <text:p/>
        </draw:path>
        <draw:path draw:style-name="gr1" draw:text-style-name="P1" draw:layer="layout" svg:width="0.034cm" svg:height="0.035cm" svg:x="25.676cm" svg:y="13.79cm" svg:viewBox="0 0 35 36" svg:d="M17 36c-23 0-23-36 0-36s23 36 0 36z">
          <text:p/>
        </draw:path>
        <draw:path draw:style-name="gr1" draw:text-style-name="P1" draw:layer="layout" svg:width="0.034cm" svg:height="0.035cm" svg:x="25.676cm" svg:y="14.292cm" svg:viewBox="0 0 35 36" svg:d="M17 36c-23 0-23-36 0-36s23 36 0 36z">
          <text:p/>
        </draw:path>
        <draw:path draw:style-name="gr1" draw:text-style-name="P1" draw:layer="layout" svg:width="0.034cm" svg:height="0.036cm" svg:x="25.676cm" svg:y="14.794cm" svg:viewBox="0 0 35 37" svg:d="M17 37c-23 0-23-37 0-37s23 37 0 37z">
          <text:p/>
        </draw:path>
        <draw:path draw:style-name="gr1" draw:text-style-name="P1" draw:layer="layout" svg:width="0.034cm" svg:height="0.035cm" svg:x="25.676cm" svg:y="15.297cm" svg:viewBox="0 0 35 36" svg:d="M17 36c-23 0-23-36 0-36s23 36 0 36z">
          <text:p/>
        </draw:path>
        <draw:path draw:style-name="gr1" draw:text-style-name="P1" draw:layer="layout" svg:width="0.034cm" svg:height="0.035cm" svg:x="25.676cm" svg:y="15.799cm" svg:viewBox="0 0 35 36" svg:d="M17 36c-23 0-23-36 0-36s23 36 0 36z">
          <text:p/>
        </draw:path>
        <draw:path draw:style-name="gr1" draw:text-style-name="P1" draw:layer="layout" svg:width="0.034cm" svg:height="0.035cm" svg:x="25.676cm" svg:y="16.301cm" svg:viewBox="0 0 35 36" svg:d="M17 36c-23 0-23-36 0-36s23 36 0 36z">
          <text:p/>
        </draw:path>
        <draw:path draw:style-name="gr1" draw:text-style-name="P1" draw:layer="layout" svg:width="0.034cm" svg:height="0.035cm" svg:x="25.676cm" svg:y="16.803cm" svg:viewBox="0 0 35 36" svg:d="M17 36c-23 0-23-36 0-36s23 36 0 36z">
          <text:p/>
        </draw:path>
        <draw:path draw:style-name="gr1" draw:text-style-name="P1" draw:layer="layout" svg:width="0.034cm" svg:height="0.036cm" svg:x="25.676cm" svg:y="17.305cm" svg:viewBox="0 0 35 37" svg:d="M17 37c-23 0-23-37 0-37s23 37 0 37z">
          <text:p/>
        </draw:path>
        <draw:path draw:style-name="gr1" draw:text-style-name="P1" draw:layer="layout" svg:width="0.034cm" svg:height="0.035cm" svg:x="25.676cm" svg:y="17.808cm" svg:viewBox="0 0 35 36" svg:d="M17 36c-23 0-23-36 0-36s23 36 0 36z">
          <text:p/>
        </draw:path>
        <draw:path draw:style-name="gr1" draw:text-style-name="P1" draw:layer="layout" svg:width="0.034cm" svg:height="0.035cm" svg:x="25.676cm" svg:y="18.31cm" svg:viewBox="0 0 35 36" svg:d="M17 36c-23 0-23-36 0-36s23 36 0 36z">
          <text:p/>
        </draw:path>
        <draw:path draw:style-name="gr1" draw:text-style-name="P1" draw:layer="layout" svg:width="0.034cm" svg:height="0.035cm" svg:x="25.676cm" svg:y="18.812cm" svg:viewBox="0 0 35 36" svg:d="M17 36c-23 0-23-36 0-36s23 36 0 36z">
          <text:p/>
        </draw:path>
        <draw:path draw:style-name="gr1" draw:text-style-name="P1" draw:layer="layout" svg:width="0.034cm" svg:height="0.036cm" svg:x="25.676cm" svg:y="19.314cm" svg:viewBox="0 0 35 37" svg:d="M17 37c-23 0-23-37 0-37s23 37 0 37z">
          <text:p/>
        </draw:path>
        <draw:path draw:style-name="gr1" draw:text-style-name="P1" draw:layer="layout" svg:width="0.034cm" svg:height="0.036cm" svg:x="25.676cm" svg:y="19.816cm" svg:viewBox="0 0 35 37" svg:d="M17 37c-23 0-23-37 0-37s23 37 0 37z">
          <text:p/>
        </draw:path>
        <draw:path draw:style-name="gr1" draw:text-style-name="P1" draw:layer="layout" svg:width="0.034cm" svg:height="0.035cm" svg:x="25.676cm" svg:y="20.319cm" svg:viewBox="0 0 35 36" svg:d="M17 36c-23 0-23-36 0-36s23 36 0 36z">
          <text:p/>
        </draw:path>
        <draw:path draw:style-name="gr1" draw:text-style-name="P1" draw:layer="layout" svg:width="0.034cm" svg:height="0.035cm" svg:x="25.676cm" svg:y="20.821cm" svg:viewBox="0 0 35 36" svg:d="M17 36c-23 0-23-36 0-36s23 36 0 36z">
          <text:p/>
        </draw:path>
        <draw:path draw:style-name="gr1" draw:text-style-name="P1" draw:layer="layout" svg:width="0.034cm" svg:height="0.035cm" svg:x="25.177cm" svg:y="1.235cm" svg:viewBox="0 0 35 36" svg:d="M17 36c-23 0-23-36 0-36 24 0 24 36 0 36z">
          <text:p/>
        </draw:path>
        <draw:path draw:style-name="gr1" draw:text-style-name="P1" draw:layer="layout" svg:width="0.034cm" svg:height="0.036cm" svg:x="25.177cm" svg:y="1.737cm" svg:viewBox="0 0 35 37" svg:d="M17 37c-23 0-23-37 0-37 24 0 24 37 0 37z">
          <text:p/>
        </draw:path>
        <draw:path draw:style-name="gr1" draw:text-style-name="P1" draw:layer="layout" svg:width="0.034cm" svg:height="0.036cm" svg:x="25.177cm" svg:y="2.239cm" svg:viewBox="0 0 35 37" svg:d="M17 37c-23 0-23-37 0-37 24 0 24 37 0 37z">
          <text:p/>
        </draw:path>
        <draw:path draw:style-name="gr1" draw:text-style-name="P1" draw:layer="layout" svg:width="0.034cm" svg:height="0.035cm" svg:x="25.177cm" svg:y="2.742cm" svg:viewBox="0 0 35 36" svg:d="M17 36c-23 0-23-36 0-36 24 0 24 36 0 36z">
          <text:p/>
        </draw:path>
        <draw:path draw:style-name="gr1" draw:text-style-name="P1" draw:layer="layout" svg:width="0.034cm" svg:height="0.035cm" svg:x="25.177cm" svg:y="3.244cm" svg:viewBox="0 0 35 36" svg:d="M17 36c-23 0-23-36 0-36 24 0 24 36 0 36z">
          <text:p/>
        </draw:path>
        <draw:path draw:style-name="gr1" draw:text-style-name="P1" draw:layer="layout" svg:width="0.034cm" svg:height="0.035cm" svg:x="25.177cm" svg:y="3.746cm" svg:viewBox="0 0 35 36" svg:d="M17 36c-23 0-23-36 0-36 24 0 24 36 0 36z">
          <text:p/>
        </draw:path>
        <draw:path draw:style-name="gr1" draw:text-style-name="P1" draw:layer="layout" svg:width="0.034cm" svg:height="0.036cm" svg:x="25.177cm" svg:y="4.248cm" svg:viewBox="0 0 35 37" svg:d="M17 37c-23 0-23-37 0-37 24 0 24 37 0 37z">
          <text:p/>
        </draw:path>
        <draw:path draw:style-name="gr1" draw:text-style-name="P1" draw:layer="layout" svg:width="0.034cm" svg:height="0.035cm" svg:x="25.177cm" svg:y="4.751cm" svg:viewBox="0 0 35 36" svg:d="M17 36c-23 0-23-36 0-36 24 0 24 36 0 36z">
          <text:p/>
        </draw:path>
        <draw:path draw:style-name="gr1" draw:text-style-name="P1" draw:layer="layout" svg:width="0.034cm" svg:height="0.035cm" svg:x="25.177cm" svg:y="5.253cm" svg:viewBox="0 0 35 36" svg:d="M17 36c-23 0-23-36 0-36 24 0 24 36 0 36z">
          <text:p/>
        </draw:path>
        <draw:path draw:style-name="gr1" draw:text-style-name="P1" draw:layer="layout" svg:width="0.034cm" svg:height="0.035cm" svg:x="25.177cm" svg:y="5.755cm" svg:viewBox="0 0 35 36" svg:d="M17 36c-23 0-23-36 0-36 24 0 24 36 0 36z">
          <text:p/>
        </draw:path>
        <draw:path draw:style-name="gr1" draw:text-style-name="P1" draw:layer="layout" svg:width="0.034cm" svg:height="0.035cm" svg:x="25.177cm" svg:y="6.257cm" svg:viewBox="0 0 35 36" svg:d="M17 36c-23 0-23-36 0-36 24 0 24 36 0 36z">
          <text:p/>
        </draw:path>
        <draw:path draw:style-name="gr1" draw:text-style-name="P1" draw:layer="layout" svg:width="0.034cm" svg:height="0.036cm" svg:x="25.177cm" svg:y="6.759cm" svg:viewBox="0 0 35 37" svg:d="M17 37c-23 0-23-37 0-37 24 0 24 37 0 37z">
          <text:p/>
        </draw:path>
        <draw:path draw:style-name="gr1" draw:text-style-name="P1" draw:layer="layout" svg:width="0.034cm" svg:height="0.035cm" svg:x="25.177cm" svg:y="7.262cm" svg:viewBox="0 0 35 36" svg:d="M17 36c-23 0-23-36 0-36 24 0 24 36 0 36z">
          <text:p/>
        </draw:path>
        <draw:path draw:style-name="gr1" draw:text-style-name="P1" draw:layer="layout" svg:width="0.034cm" svg:height="0.035cm" svg:x="25.177cm" svg:y="7.764cm" svg:viewBox="0 0 35 36" svg:d="M17 36c-23 0-23-36 0-36 24 0 24 36 0 36z">
          <text:p/>
        </draw:path>
        <draw:path draw:style-name="gr1" draw:text-style-name="P1" draw:layer="layout" svg:width="0.034cm" svg:height="0.035cm" svg:x="25.177cm" svg:y="8.266cm" svg:viewBox="0 0 35 36" svg:d="M17 36c-23 0-23-36 0-36 24 0 24 36 0 36z">
          <text:p/>
        </draw:path>
        <draw:path draw:style-name="gr1" draw:text-style-name="P1" draw:layer="layout" svg:width="0.034cm" svg:height="0.035cm" svg:x="25.177cm" svg:y="8.768cm" svg:viewBox="0 0 35 36" svg:d="M17 36c-23 0-23-36 0-36 24 0 24 36 0 36z">
          <text:p/>
        </draw:path>
        <draw:path draw:style-name="gr1" draw:text-style-name="P1" draw:layer="layout" svg:width="0.034cm" svg:height="0.036cm" svg:x="25.177cm" svg:y="9.27cm" svg:viewBox="0 0 35 37" svg:d="M17 37c-23 0-23-37 0-37 24 0 24 37 0 37z">
          <text:p/>
        </draw:path>
        <draw:path draw:style-name="gr1" draw:text-style-name="P1" draw:layer="layout" svg:width="0.034cm" svg:height="0.035cm" svg:x="25.177cm" svg:y="9.773cm" svg:viewBox="0 0 35 36" svg:d="M17 36c-23 0-23-36 0-36 24 0 24 36 0 36z">
          <text:p/>
        </draw:path>
        <draw:path draw:style-name="gr1" draw:text-style-name="P1" draw:layer="layout" svg:width="0.034cm" svg:height="0.035cm" svg:x="25.177cm" svg:y="10.275cm" svg:viewBox="0 0 35 36" svg:d="M17 36c-23 0-23-36 0-36 24 0 24 36 0 36z">
          <text:p/>
        </draw:path>
        <draw:path draw:style-name="gr1" draw:text-style-name="P1" draw:layer="layout" svg:width="0.034cm" svg:height="0.035cm" svg:x="25.177cm" svg:y="10.777cm" svg:viewBox="0 0 35 36" svg:d="M17 36c-23 0-23-36 0-36 24 0 24 36 0 36z">
          <text:p/>
        </draw:path>
        <draw:path draw:style-name="gr1" draw:text-style-name="P1" draw:layer="layout" svg:width="0.034cm" svg:height="0.035cm" svg:x="25.177cm" svg:y="11.279cm" svg:viewBox="0 0 35 36" svg:d="M17 36c-23 0-23-36 0-36 24 0 24 36 0 36z">
          <text:p/>
        </draw:path>
        <draw:path draw:style-name="gr1" draw:text-style-name="P1" draw:layer="layout" svg:width="0.034cm" svg:height="0.036cm" svg:x="25.177cm" svg:y="11.781cm" svg:viewBox="0 0 35 37" svg:d="M17 37c-23 0-23-37 0-37 24 0 24 37 0 37z">
          <text:p/>
        </draw:path>
        <draw:path draw:style-name="gr1" draw:text-style-name="P1" draw:layer="layout" svg:width="0.034cm" svg:height="0.036cm" svg:x="25.177cm" svg:y="12.283cm" svg:viewBox="0 0 35 37" svg:d="M17 37c-23 0-23-37 0-37 24 0 24 37 0 37z">
          <text:p/>
        </draw:path>
        <draw:path draw:style-name="gr1" draw:text-style-name="P1" draw:layer="layout" svg:width="0.034cm" svg:height="0.035cm" svg:x="25.177cm" svg:y="12.786cm" svg:viewBox="0 0 35 36" svg:d="M17 36c-23 0-23-36 0-36 24 0 24 36 0 36z">
          <text:p/>
        </draw:path>
        <draw:path draw:style-name="gr1" draw:text-style-name="P1" draw:layer="layout" svg:width="0.034cm" svg:height="0.035cm" svg:x="25.177cm" svg:y="13.288cm" svg:viewBox="0 0 35 36" svg:d="M17 36c-23 0-23-36 0-36 24 0 24 36 0 36z">
          <text:p/>
        </draw:path>
        <draw:path draw:style-name="gr1" draw:text-style-name="P1" draw:layer="layout" svg:width="0.034cm" svg:height="0.035cm" svg:x="25.177cm" svg:y="13.79cm" svg:viewBox="0 0 35 36" svg:d="M17 36c-23 0-23-36 0-36 24 0 24 36 0 36z">
          <text:p/>
        </draw:path>
        <draw:path draw:style-name="gr1" draw:text-style-name="P1" draw:layer="layout" svg:width="0.034cm" svg:height="0.035cm" svg:x="25.177cm" svg:y="14.292cm" svg:viewBox="0 0 35 36" svg:d="M17 36c-23 0-23-36 0-36 24 0 24 36 0 36z">
          <text:p/>
        </draw:path>
        <draw:path draw:style-name="gr1" draw:text-style-name="P1" draw:layer="layout" svg:width="0.034cm" svg:height="0.036cm" svg:x="25.177cm" svg:y="14.794cm" svg:viewBox="0 0 35 37" svg:d="M17 37c-23 0-23-37 0-37 24 0 24 37 0 37z">
          <text:p/>
        </draw:path>
        <draw:path draw:style-name="gr1" draw:text-style-name="P1" draw:layer="layout" svg:width="0.034cm" svg:height="0.035cm" svg:x="25.177cm" svg:y="15.297cm" svg:viewBox="0 0 35 36" svg:d="M17 36c-23 0-23-36 0-36 24 0 24 36 0 36z">
          <text:p/>
        </draw:path>
        <draw:path draw:style-name="gr1" draw:text-style-name="P1" draw:layer="layout" svg:width="0.034cm" svg:height="0.035cm" svg:x="25.177cm" svg:y="15.799cm" svg:viewBox="0 0 35 36" svg:d="M17 36c-23 0-23-36 0-36 24 0 24 36 0 36z">
          <text:p/>
        </draw:path>
        <draw:path draw:style-name="gr1" draw:text-style-name="P1" draw:layer="layout" svg:width="0.034cm" svg:height="0.035cm" svg:x="25.177cm" svg:y="16.301cm" svg:viewBox="0 0 35 36" svg:d="M17 36c-23 0-23-36 0-36 24 0 24 36 0 36z">
          <text:p/>
        </draw:path>
        <draw:path draw:style-name="gr1" draw:text-style-name="P1" draw:layer="layout" svg:width="0.034cm" svg:height="0.035cm" svg:x="25.177cm" svg:y="16.803cm" svg:viewBox="0 0 35 36" svg:d="M17 36c-23 0-23-36 0-36 24 0 24 36 0 36z">
          <text:p/>
        </draw:path>
        <draw:path draw:style-name="gr1" draw:text-style-name="P1" draw:layer="layout" svg:width="0.034cm" svg:height="0.036cm" svg:x="25.177cm" svg:y="17.305cm" svg:viewBox="0 0 35 37" svg:d="M17 37c-23 0-23-37 0-37 24 0 24 37 0 37z">
          <text:p/>
        </draw:path>
        <draw:path draw:style-name="gr1" draw:text-style-name="P1" draw:layer="layout" svg:width="0.034cm" svg:height="0.035cm" svg:x="25.177cm" svg:y="17.808cm" svg:viewBox="0 0 35 36" svg:d="M17 36c-23 0-23-36 0-36 24 0 24 36 0 36z">
          <text:p/>
        </draw:path>
        <draw:path draw:style-name="gr1" draw:text-style-name="P1" draw:layer="layout" svg:width="0.034cm" svg:height="0.035cm" svg:x="25.177cm" svg:y="18.31cm" svg:viewBox="0 0 35 36" svg:d="M17 36c-23 0-23-36 0-36 24 0 24 36 0 36z">
          <text:p/>
        </draw:path>
        <draw:path draw:style-name="gr1" draw:text-style-name="P1" draw:layer="layout" svg:width="0.034cm" svg:height="0.035cm" svg:x="25.177cm" svg:y="18.812cm" svg:viewBox="0 0 35 36" svg:d="M17 36c-23 0-23-36 0-36 24 0 24 36 0 36z">
          <text:p/>
        </draw:path>
        <draw:path draw:style-name="gr1" draw:text-style-name="P1" draw:layer="layout" svg:width="0.034cm" svg:height="0.036cm" svg:x="25.177cm" svg:y="19.314cm" svg:viewBox="0 0 35 37" svg:d="M17 37c-23 0-23-37 0-37 24 0 24 37 0 37z">
          <text:p/>
        </draw:path>
        <draw:path draw:style-name="gr1" draw:text-style-name="P1" draw:layer="layout" svg:width="0.034cm" svg:height="0.036cm" svg:x="25.177cm" svg:y="19.816cm" svg:viewBox="0 0 35 37" svg:d="M17 37c-23 0-23-37 0-37 24 0 24 37 0 37z">
          <text:p/>
        </draw:path>
        <draw:path draw:style-name="gr1" draw:text-style-name="P1" draw:layer="layout" svg:width="0.034cm" svg:height="0.035cm" svg:x="25.177cm" svg:y="20.319cm" svg:viewBox="0 0 35 36" svg:d="M17 36c-23 0-23-36 0-36 24 0 24 36 0 36z">
          <text:p/>
        </draw:path>
        <draw:path draw:style-name="gr1" draw:text-style-name="P1" draw:layer="layout" svg:width="0.034cm" svg:height="0.035cm" svg:x="25.177cm" svg:y="20.821cm" svg:viewBox="0 0 35 36" svg:d="M17 36c-23 0-23-36 0-36 24 0 24 36 0 36z">
          <text:p/>
        </draw:path>
        <draw:path draw:style-name="gr1" draw:text-style-name="P1" draw:layer="layout" svg:width="0.034cm" svg:height="0.035cm" svg:x="24.678cm" svg:y="1.235cm" svg:viewBox="0 0 35 36" svg:d="M17 36c-23 0-23-36 0-36 24 0 24 36 0 36z">
          <text:p/>
        </draw:path>
        <draw:path draw:style-name="gr1" draw:text-style-name="P1" draw:layer="layout" svg:width="0.034cm" svg:height="0.036cm" svg:x="24.678cm" svg:y="1.737cm" svg:viewBox="0 0 35 37" svg:d="M17 37c-23 0-23-37 0-37 24 0 24 37 0 37z">
          <text:p/>
        </draw:path>
        <draw:path draw:style-name="gr1" draw:text-style-name="P1" draw:layer="layout" svg:width="0.034cm" svg:height="0.036cm" svg:x="24.678cm" svg:y="2.239cm" svg:viewBox="0 0 35 37" svg:d="M17 37c-23 0-23-37 0-37 24 0 24 37 0 37z">
          <text:p/>
        </draw:path>
        <draw:path draw:style-name="gr1" draw:text-style-name="P1" draw:layer="layout" svg:width="0.034cm" svg:height="0.035cm" svg:x="24.678cm" svg:y="2.742cm" svg:viewBox="0 0 35 36" svg:d="M17 36c-23 0-23-36 0-36 24 0 24 36 0 36z">
          <text:p/>
        </draw:path>
        <draw:path draw:style-name="gr1" draw:text-style-name="P1" draw:layer="layout" svg:width="0.034cm" svg:height="0.035cm" svg:x="24.678cm" svg:y="3.244cm" svg:viewBox="0 0 35 36" svg:d="M17 36c-23 0-23-36 0-36 24 0 24 36 0 36z">
          <text:p/>
        </draw:path>
        <draw:path draw:style-name="gr1" draw:text-style-name="P1" draw:layer="layout" svg:width="0.034cm" svg:height="0.035cm" svg:x="24.678cm" svg:y="3.746cm" svg:viewBox="0 0 35 36" svg:d="M17 36c-23 0-23-36 0-36 24 0 24 36 0 36z">
          <text:p/>
        </draw:path>
        <draw:path draw:style-name="gr1" draw:text-style-name="P1" draw:layer="layout" svg:width="0.034cm" svg:height="0.036cm" svg:x="24.678cm" svg:y="4.248cm" svg:viewBox="0 0 35 37" svg:d="M17 37c-23 0-23-37 0-37 24 0 24 37 0 37z">
          <text:p/>
        </draw:path>
        <draw:path draw:style-name="gr1" draw:text-style-name="P1" draw:layer="layout" svg:width="0.034cm" svg:height="0.035cm" svg:x="24.678cm" svg:y="4.751cm" svg:viewBox="0 0 35 36" svg:d="M17 36c-23 0-23-36 0-36 24 0 24 36 0 36z">
          <text:p/>
        </draw:path>
        <draw:path draw:style-name="gr1" draw:text-style-name="P1" draw:layer="layout" svg:width="0.034cm" svg:height="0.035cm" svg:x="24.678cm" svg:y="5.253cm" svg:viewBox="0 0 35 36" svg:d="M17 36c-23 0-23-36 0-36 24 0 24 36 0 36z">
          <text:p/>
        </draw:path>
        <draw:path draw:style-name="gr1" draw:text-style-name="P1" draw:layer="layout" svg:width="0.034cm" svg:height="0.035cm" svg:x="24.678cm" svg:y="5.755cm" svg:viewBox="0 0 35 36" svg:d="M17 36c-23 0-23-36 0-36 24 0 24 36 0 36z">
          <text:p/>
        </draw:path>
        <draw:path draw:style-name="gr1" draw:text-style-name="P1" draw:layer="layout" svg:width="0.034cm" svg:height="0.035cm" svg:x="24.678cm" svg:y="6.257cm" svg:viewBox="0 0 35 36" svg:d="M17 36c-23 0-23-36 0-36 24 0 24 36 0 36z">
          <text:p/>
        </draw:path>
        <draw:path draw:style-name="gr1" draw:text-style-name="P1" draw:layer="layout" svg:width="0.034cm" svg:height="0.036cm" svg:x="24.678cm" svg:y="6.759cm" svg:viewBox="0 0 35 37" svg:d="M17 37c-23 0-23-37 0-37 24 0 24 37 0 37z">
          <text:p/>
        </draw:path>
        <draw:path draw:style-name="gr1" draw:text-style-name="P1" draw:layer="layout" svg:width="0.034cm" svg:height="0.035cm" svg:x="24.678cm" svg:y="7.262cm" svg:viewBox="0 0 35 36" svg:d="M17 36c-23 0-23-36 0-36 24 0 24 36 0 36z">
          <text:p/>
        </draw:path>
        <draw:path draw:style-name="gr1" draw:text-style-name="P1" draw:layer="layout" svg:width="0.034cm" svg:height="0.035cm" svg:x="24.678cm" svg:y="7.764cm" svg:viewBox="0 0 35 36" svg:d="M17 36c-23 0-23-36 0-36 24 0 24 36 0 36z">
          <text:p/>
        </draw:path>
        <draw:path draw:style-name="gr1" draw:text-style-name="P1" draw:layer="layout" svg:width="0.034cm" svg:height="0.035cm" svg:x="24.678cm" svg:y="8.266cm" svg:viewBox="0 0 35 36" svg:d="M17 36c-23 0-23-36 0-36 24 0 24 36 0 36z">
          <text:p/>
        </draw:path>
        <draw:path draw:style-name="gr1" draw:text-style-name="P1" draw:layer="layout" svg:width="0.034cm" svg:height="0.035cm" svg:x="24.678cm" svg:y="8.768cm" svg:viewBox="0 0 35 36" svg:d="M17 36c-23 0-23-36 0-36 24 0 24 36 0 36z">
          <text:p/>
        </draw:path>
        <draw:path draw:style-name="gr1" draw:text-style-name="P1" draw:layer="layout" svg:width="0.034cm" svg:height="0.036cm" svg:x="24.678cm" svg:y="9.27cm" svg:viewBox="0 0 35 37" svg:d="M17 37c-23 0-23-37 0-37 24 0 24 37 0 37z">
          <text:p/>
        </draw:path>
        <draw:path draw:style-name="gr1" draw:text-style-name="P1" draw:layer="layout" svg:width="0.034cm" svg:height="0.035cm" svg:x="24.678cm" svg:y="9.773cm" svg:viewBox="0 0 35 36" svg:d="M17 36c-23 0-23-36 0-36 24 0 24 36 0 36z">
          <text:p/>
        </draw:path>
        <draw:path draw:style-name="gr1" draw:text-style-name="P1" draw:layer="layout" svg:width="0.034cm" svg:height="0.035cm" svg:x="24.678cm" svg:y="10.275cm" svg:viewBox="0 0 35 36" svg:d="M17 36c-23 0-23-36 0-36 24 0 24 36 0 36z">
          <text:p/>
        </draw:path>
        <draw:path draw:style-name="gr1" draw:text-style-name="P1" draw:layer="layout" svg:width="0.034cm" svg:height="0.035cm" svg:x="24.678cm" svg:y="10.777cm" svg:viewBox="0 0 35 36" svg:d="M17 36c-23 0-23-36 0-36 24 0 24 36 0 36z">
          <text:p/>
        </draw:path>
        <draw:path draw:style-name="gr1" draw:text-style-name="P1" draw:layer="layout" svg:width="0.034cm" svg:height="0.035cm" svg:x="24.678cm" svg:y="11.279cm" svg:viewBox="0 0 35 36" svg:d="M17 36c-23 0-23-36 0-36 24 0 24 36 0 36z">
          <text:p/>
        </draw:path>
        <draw:path draw:style-name="gr1" draw:text-style-name="P1" draw:layer="layout" svg:width="0.034cm" svg:height="0.036cm" svg:x="24.678cm" svg:y="11.781cm" svg:viewBox="0 0 35 37" svg:d="M17 37c-23 0-23-37 0-37 24 0 24 37 0 37z">
          <text:p/>
        </draw:path>
        <draw:path draw:style-name="gr1" draw:text-style-name="P1" draw:layer="layout" svg:width="0.034cm" svg:height="0.036cm" svg:x="24.678cm" svg:y="12.283cm" svg:viewBox="0 0 35 37" svg:d="M17 37c-23 0-23-37 0-37 24 0 24 37 0 37z">
          <text:p/>
        </draw:path>
        <draw:path draw:style-name="gr1" draw:text-style-name="P1" draw:layer="layout" svg:width="0.034cm" svg:height="0.035cm" svg:x="24.678cm" svg:y="12.786cm" svg:viewBox="0 0 35 36" svg:d="M17 36c-23 0-23-36 0-36 24 0 24 36 0 36z">
          <text:p/>
        </draw:path>
        <draw:path draw:style-name="gr1" draw:text-style-name="P1" draw:layer="layout" svg:width="0.034cm" svg:height="0.035cm" svg:x="24.678cm" svg:y="13.288cm" svg:viewBox="0 0 35 36" svg:d="M17 36c-23 0-23-36 0-36 24 0 24 36 0 36z">
          <text:p/>
        </draw:path>
        <draw:path draw:style-name="gr1" draw:text-style-name="P1" draw:layer="layout" svg:width="0.034cm" svg:height="0.035cm" svg:x="24.678cm" svg:y="13.79cm" svg:viewBox="0 0 35 36" svg:d="M17 36c-23 0-23-36 0-36 24 0 24 36 0 36z">
          <text:p/>
        </draw:path>
        <draw:path draw:style-name="gr1" draw:text-style-name="P1" draw:layer="layout" svg:width="0.034cm" svg:height="0.035cm" svg:x="24.678cm" svg:y="14.292cm" svg:viewBox="0 0 35 36" svg:d="M17 36c-23 0-23-36 0-36 24 0 24 36 0 36z">
          <text:p/>
        </draw:path>
        <draw:path draw:style-name="gr1" draw:text-style-name="P1" draw:layer="layout" svg:width="0.034cm" svg:height="0.036cm" svg:x="24.678cm" svg:y="14.794cm" svg:viewBox="0 0 35 37" svg:d="M17 37c-23 0-23-37 0-37 24 0 24 37 0 37z">
          <text:p/>
        </draw:path>
        <draw:path draw:style-name="gr1" draw:text-style-name="P1" draw:layer="layout" svg:width="0.034cm" svg:height="0.035cm" svg:x="24.678cm" svg:y="15.297cm" svg:viewBox="0 0 35 36" svg:d="M17 36c-23 0-23-36 0-36 24 0 24 36 0 36z">
          <text:p/>
        </draw:path>
        <draw:path draw:style-name="gr1" draw:text-style-name="P1" draw:layer="layout" svg:width="0.034cm" svg:height="0.035cm" svg:x="24.678cm" svg:y="15.799cm" svg:viewBox="0 0 35 36" svg:d="M17 36c-23 0-23-36 0-36 24 0 24 36 0 36z">
          <text:p/>
        </draw:path>
        <draw:path draw:style-name="gr1" draw:text-style-name="P1" draw:layer="layout" svg:width="0.034cm" svg:height="0.035cm" svg:x="24.678cm" svg:y="16.301cm" svg:viewBox="0 0 35 36" svg:d="M17 36c-23 0-23-36 0-36 24 0 24 36 0 36z">
          <text:p/>
        </draw:path>
        <draw:path draw:style-name="gr1" draw:text-style-name="P1" draw:layer="layout" svg:width="0.034cm" svg:height="0.035cm" svg:x="24.678cm" svg:y="16.803cm" svg:viewBox="0 0 35 36" svg:d="M17 36c-23 0-23-36 0-36 24 0 24 36 0 36z">
          <text:p/>
        </draw:path>
        <draw:path draw:style-name="gr1" draw:text-style-name="P1" draw:layer="layout" svg:width="0.034cm" svg:height="0.036cm" svg:x="24.678cm" svg:y="17.305cm" svg:viewBox="0 0 35 37" svg:d="M17 37c-23 0-23-37 0-37 24 0 24 37 0 37z">
          <text:p/>
        </draw:path>
        <draw:path draw:style-name="gr1" draw:text-style-name="P1" draw:layer="layout" svg:width="0.034cm" svg:height="0.035cm" svg:x="24.678cm" svg:y="17.808cm" svg:viewBox="0 0 35 36" svg:d="M17 36c-23 0-23-36 0-36 24 0 24 36 0 36z">
          <text:p/>
        </draw:path>
        <draw:path draw:style-name="gr1" draw:text-style-name="P1" draw:layer="layout" svg:width="0.034cm" svg:height="0.035cm" svg:x="24.678cm" svg:y="18.31cm" svg:viewBox="0 0 35 36" svg:d="M17 36c-23 0-23-36 0-36 24 0 24 36 0 36z">
          <text:p/>
        </draw:path>
        <draw:path draw:style-name="gr1" draw:text-style-name="P1" draw:layer="layout" svg:width="0.034cm" svg:height="0.035cm" svg:x="24.678cm" svg:y="18.812cm" svg:viewBox="0 0 35 36" svg:d="M17 36c-23 0-23-36 0-36 24 0 24 36 0 36z">
          <text:p/>
        </draw:path>
        <draw:path draw:style-name="gr1" draw:text-style-name="P1" draw:layer="layout" svg:width="0.034cm" svg:height="0.036cm" svg:x="24.678cm" svg:y="19.314cm" svg:viewBox="0 0 35 37" svg:d="M17 37c-23 0-23-37 0-37 24 0 24 37 0 37z">
          <text:p/>
        </draw:path>
        <draw:path draw:style-name="gr1" draw:text-style-name="P1" draw:layer="layout" svg:width="0.034cm" svg:height="0.036cm" svg:x="24.678cm" svg:y="19.816cm" svg:viewBox="0 0 35 37" svg:d="M17 37c-23 0-23-37 0-37 24 0 24 37 0 37z">
          <text:p/>
        </draw:path>
        <draw:path draw:style-name="gr1" draw:text-style-name="P1" draw:layer="layout" svg:width="0.034cm" svg:height="0.035cm" svg:x="24.678cm" svg:y="20.319cm" svg:viewBox="0 0 35 36" svg:d="M17 36c-23 0-23-36 0-36 24 0 24 36 0 36z">
          <text:p/>
        </draw:path>
        <draw:path draw:style-name="gr1" draw:text-style-name="P1" draw:layer="layout" svg:width="0.034cm" svg:height="0.035cm" svg:x="24.678cm" svg:y="20.821cm" svg:viewBox="0 0 35 36" svg:d="M17 36c-23 0-23-36 0-36 24 0 24 36 0 36z">
          <text:p/>
        </draw:path>
        <draw:path draw:style-name="gr1" draw:text-style-name="P1" draw:layer="layout" svg:width="0.034cm" svg:height="0.035cm" svg:x="24.18cm" svg:y="1.235cm" svg:viewBox="0 0 35 36" svg:d="M18 36c-24 0-24-36 0-36 22 0 22 36 0 36z">
          <text:p/>
        </draw:path>
        <draw:path draw:style-name="gr1" draw:text-style-name="P1" draw:layer="layout" svg:width="0.034cm" svg:height="0.036cm" svg:x="24.18cm" svg:y="1.737cm" svg:viewBox="0 0 35 37" svg:d="M18 37c-24 0-24-37 0-37 22 0 22 37 0 37z">
          <text:p/>
        </draw:path>
        <draw:path draw:style-name="gr1" draw:text-style-name="P1" draw:layer="layout" svg:width="0.034cm" svg:height="0.036cm" svg:x="24.18cm" svg:y="2.239cm" svg:viewBox="0 0 35 37" svg:d="M18 37c-24 0-24-37 0-37 22 0 22 37 0 37z">
          <text:p/>
        </draw:path>
        <draw:path draw:style-name="gr1" draw:text-style-name="P1" draw:layer="layout" svg:width="0.034cm" svg:height="0.035cm" svg:x="24.18cm" svg:y="2.742cm" svg:viewBox="0 0 35 36" svg:d="M18 36c-24 0-24-36 0-36 22 0 22 36 0 36z">
          <text:p/>
        </draw:path>
        <draw:path draw:style-name="gr1" draw:text-style-name="P1" draw:layer="layout" svg:width="0.034cm" svg:height="0.035cm" svg:x="24.18cm" svg:y="3.244cm" svg:viewBox="0 0 35 36" svg:d="M18 36c-24 0-24-36 0-36 22 0 22 36 0 36z">
          <text:p/>
        </draw:path>
        <draw:path draw:style-name="gr1" draw:text-style-name="P1" draw:layer="layout" svg:width="0.034cm" svg:height="0.035cm" svg:x="24.18cm" svg:y="3.746cm" svg:viewBox="0 0 35 36" svg:d="M18 36c-24 0-24-36 0-36 22 0 22 36 0 36z">
          <text:p/>
        </draw:path>
        <draw:path draw:style-name="gr1" draw:text-style-name="P1" draw:layer="layout" svg:width="0.034cm" svg:height="0.036cm" svg:x="24.18cm" svg:y="4.248cm" svg:viewBox="0 0 35 37" svg:d="M18 37c-24 0-24-37 0-37 22 0 22 37 0 37z">
          <text:p/>
        </draw:path>
        <draw:path draw:style-name="gr1" draw:text-style-name="P1" draw:layer="layout" svg:width="0.034cm" svg:height="0.035cm" svg:x="24.18cm" svg:y="4.751cm" svg:viewBox="0 0 35 36" svg:d="M18 36c-24 0-24-36 0-36 22 0 22 36 0 36z">
          <text:p/>
        </draw:path>
        <draw:path draw:style-name="gr1" draw:text-style-name="P1" draw:layer="layout" svg:width="0.034cm" svg:height="0.035cm" svg:x="24.18cm" svg:y="5.253cm" svg:viewBox="0 0 35 36" svg:d="M18 36c-24 0-24-36 0-36 22 0 22 36 0 36z">
          <text:p/>
        </draw:path>
        <draw:path draw:style-name="gr1" draw:text-style-name="P1" draw:layer="layout" svg:width="0.034cm" svg:height="0.035cm" svg:x="24.18cm" svg:y="5.755cm" svg:viewBox="0 0 35 36" svg:d="M18 36c-24 0-24-36 0-36 22 0 22 36 0 36z">
          <text:p/>
        </draw:path>
        <draw:path draw:style-name="gr1" draw:text-style-name="P1" draw:layer="layout" svg:width="0.034cm" svg:height="0.035cm" svg:x="24.18cm" svg:y="6.257cm" svg:viewBox="0 0 35 36" svg:d="M18 36c-24 0-24-36 0-36 22 0 22 36 0 36z">
          <text:p/>
        </draw:path>
        <draw:path draw:style-name="gr1" draw:text-style-name="P1" draw:layer="layout" svg:width="0.034cm" svg:height="0.036cm" svg:x="24.18cm" svg:y="6.759cm" svg:viewBox="0 0 35 37" svg:d="M18 37c-24 0-24-37 0-37 22 0 22 37 0 37z">
          <text:p/>
        </draw:path>
        <draw:path draw:style-name="gr1" draw:text-style-name="P1" draw:layer="layout" svg:width="0.034cm" svg:height="0.035cm" svg:x="24.18cm" svg:y="7.262cm" svg:viewBox="0 0 35 36" svg:d="M18 36c-24 0-24-36 0-36 22 0 22 36 0 36z">
          <text:p/>
        </draw:path>
        <draw:path draw:style-name="gr1" draw:text-style-name="P1" draw:layer="layout" svg:width="0.034cm" svg:height="0.035cm" svg:x="24.18cm" svg:y="7.764cm" svg:viewBox="0 0 35 36" svg:d="M18 36c-24 0-24-36 0-36 22 0 22 36 0 36z">
          <text:p/>
        </draw:path>
        <draw:path draw:style-name="gr1" draw:text-style-name="P1" draw:layer="layout" svg:width="0.034cm" svg:height="0.035cm" svg:x="24.18cm" svg:y="8.266cm" svg:viewBox="0 0 35 36" svg:d="M18 36c-24 0-24-36 0-36 22 0 22 36 0 36z">
          <text:p/>
        </draw:path>
        <draw:path draw:style-name="gr1" draw:text-style-name="P1" draw:layer="layout" svg:width="0.034cm" svg:height="0.035cm" svg:x="24.18cm" svg:y="8.768cm" svg:viewBox="0 0 35 36" svg:d="M18 36c-24 0-24-36 0-36 22 0 22 36 0 36z">
          <text:p/>
        </draw:path>
        <draw:path draw:style-name="gr1" draw:text-style-name="P1" draw:layer="layout" svg:width="0.034cm" svg:height="0.036cm" svg:x="24.18cm" svg:y="9.27cm" svg:viewBox="0 0 35 37" svg:d="M18 37c-24 0-24-37 0-37 22 0 22 37 0 37z">
          <text:p/>
        </draw:path>
        <draw:path draw:style-name="gr1" draw:text-style-name="P1" draw:layer="layout" svg:width="0.034cm" svg:height="0.035cm" svg:x="24.18cm" svg:y="9.773cm" svg:viewBox="0 0 35 36" svg:d="M18 36c-24 0-24-36 0-36 22 0 22 36 0 36z">
          <text:p/>
        </draw:path>
        <draw:path draw:style-name="gr1" draw:text-style-name="P1" draw:layer="layout" svg:width="0.034cm" svg:height="0.035cm" svg:x="24.18cm" svg:y="10.275cm" svg:viewBox="0 0 35 36" svg:d="M18 36c-24 0-24-36 0-36 22 0 22 36 0 36z">
          <text:p/>
        </draw:path>
        <draw:path draw:style-name="gr1" draw:text-style-name="P1" draw:layer="layout" svg:width="0.034cm" svg:height="0.035cm" svg:x="24.18cm" svg:y="10.777cm" svg:viewBox="0 0 35 36" svg:d="M18 36c-24 0-24-36 0-36 22 0 22 36 0 36z">
          <text:p/>
        </draw:path>
        <draw:path draw:style-name="gr1" draw:text-style-name="P1" draw:layer="layout" svg:width="0.034cm" svg:height="0.035cm" svg:x="24.18cm" svg:y="11.279cm" svg:viewBox="0 0 35 36" svg:d="M18 36c-24 0-24-36 0-36 22 0 22 36 0 36z">
          <text:p/>
        </draw:path>
        <draw:path draw:style-name="gr1" draw:text-style-name="P1" draw:layer="layout" svg:width="0.034cm" svg:height="0.036cm" svg:x="24.18cm" svg:y="11.781cm" svg:viewBox="0 0 35 37" svg:d="M18 37c-24 0-24-37 0-37 22 0 22 37 0 37z">
          <text:p/>
        </draw:path>
        <draw:path draw:style-name="gr1" draw:text-style-name="P1" draw:layer="layout" svg:width="0.034cm" svg:height="0.036cm" svg:x="24.18cm" svg:y="12.283cm" svg:viewBox="0 0 35 37" svg:d="M18 37c-24 0-24-37 0-37 22 0 22 37 0 37z">
          <text:p/>
        </draw:path>
        <draw:path draw:style-name="gr1" draw:text-style-name="P1" draw:layer="layout" svg:width="0.034cm" svg:height="0.035cm" svg:x="24.18cm" svg:y="12.786cm" svg:viewBox="0 0 35 36" svg:d="M18 36c-24 0-24-36 0-36 22 0 22 36 0 36z">
          <text:p/>
        </draw:path>
        <draw:path draw:style-name="gr1" draw:text-style-name="P1" draw:layer="layout" svg:width="0.034cm" svg:height="0.035cm" svg:x="24.18cm" svg:y="13.288cm" svg:viewBox="0 0 35 36" svg:d="M18 36c-24 0-24-36 0-36 22 0 22 36 0 36z">
          <text:p/>
        </draw:path>
        <draw:path draw:style-name="gr1" draw:text-style-name="P1" draw:layer="layout" svg:width="0.034cm" svg:height="0.035cm" svg:x="24.18cm" svg:y="13.79cm" svg:viewBox="0 0 35 36" svg:d="M18 36c-24 0-24-36 0-36 22 0 22 36 0 36z">
          <text:p/>
        </draw:path>
        <draw:path draw:style-name="gr1" draw:text-style-name="P1" draw:layer="layout" svg:width="0.034cm" svg:height="0.035cm" svg:x="24.18cm" svg:y="14.292cm" svg:viewBox="0 0 35 36" svg:d="M18 36c-24 0-24-36 0-36 22 0 22 36 0 36z">
          <text:p/>
        </draw:path>
        <draw:path draw:style-name="gr1" draw:text-style-name="P1" draw:layer="layout" svg:width="0.034cm" svg:height="0.036cm" svg:x="24.18cm" svg:y="14.794cm" svg:viewBox="0 0 35 37" svg:d="M18 37c-24 0-24-37 0-37 22 0 22 37 0 37z">
          <text:p/>
        </draw:path>
        <draw:path draw:style-name="gr1" draw:text-style-name="P1" draw:layer="layout" svg:width="0.034cm" svg:height="0.035cm" svg:x="24.18cm" svg:y="15.297cm" svg:viewBox="0 0 35 36" svg:d="M18 36c-24 0-24-36 0-36 22 0 22 36 0 36z">
          <text:p/>
        </draw:path>
        <draw:path draw:style-name="gr1" draw:text-style-name="P1" draw:layer="layout" svg:width="0.034cm" svg:height="0.035cm" svg:x="24.18cm" svg:y="15.799cm" svg:viewBox="0 0 35 36" svg:d="M18 36c-24 0-24-36 0-36 22 0 22 36 0 36z">
          <text:p/>
        </draw:path>
        <draw:path draw:style-name="gr1" draw:text-style-name="P1" draw:layer="layout" svg:width="0.034cm" svg:height="0.035cm" svg:x="24.18cm" svg:y="16.301cm" svg:viewBox="0 0 35 36" svg:d="M18 36c-24 0-24-36 0-36 22 0 22 36 0 36z">
          <text:p/>
        </draw:path>
        <draw:path draw:style-name="gr1" draw:text-style-name="P1" draw:layer="layout" svg:width="0.034cm" svg:height="0.035cm" svg:x="24.18cm" svg:y="16.803cm" svg:viewBox="0 0 35 36" svg:d="M18 36c-24 0-24-36 0-36 22 0 22 36 0 36z">
          <text:p/>
        </draw:path>
        <draw:path draw:style-name="gr1" draw:text-style-name="P1" draw:layer="layout" svg:width="0.034cm" svg:height="0.036cm" svg:x="24.18cm" svg:y="17.305cm" svg:viewBox="0 0 35 37" svg:d="M18 37c-24 0-24-37 0-37 22 0 22 37 0 37z">
          <text:p/>
        </draw:path>
        <draw:path draw:style-name="gr1" draw:text-style-name="P1" draw:layer="layout" svg:width="0.034cm" svg:height="0.035cm" svg:x="24.18cm" svg:y="17.808cm" svg:viewBox="0 0 35 36" svg:d="M18 36c-24 0-24-36 0-36 22 0 22 36 0 36z">
          <text:p/>
        </draw:path>
        <draw:path draw:style-name="gr1" draw:text-style-name="P1" draw:layer="layout" svg:width="0.034cm" svg:height="0.035cm" svg:x="24.18cm" svg:y="18.31cm" svg:viewBox="0 0 35 36" svg:d="M18 36c-24 0-24-36 0-36 22 0 22 36 0 36z">
          <text:p/>
        </draw:path>
        <draw:path draw:style-name="gr1" draw:text-style-name="P1" draw:layer="layout" svg:width="0.034cm" svg:height="0.035cm" svg:x="24.18cm" svg:y="18.812cm" svg:viewBox="0 0 35 36" svg:d="M18 36c-24 0-24-36 0-36 22 0 22 36 0 36z">
          <text:p/>
        </draw:path>
        <draw:path draw:style-name="gr1" draw:text-style-name="P1" draw:layer="layout" svg:width="0.034cm" svg:height="0.036cm" svg:x="24.18cm" svg:y="19.314cm" svg:viewBox="0 0 35 37" svg:d="M18 37c-24 0-24-37 0-37 22 0 22 37 0 37z">
          <text:p/>
        </draw:path>
        <draw:path draw:style-name="gr1" draw:text-style-name="P1" draw:layer="layout" svg:width="0.034cm" svg:height="0.036cm" svg:x="24.18cm" svg:y="19.816cm" svg:viewBox="0 0 35 37" svg:d="M18 37c-24 0-24-37 0-37 22 0 22 37 0 37z">
          <text:p/>
        </draw:path>
        <draw:path draw:style-name="gr1" draw:text-style-name="P1" draw:layer="layout" svg:width="0.034cm" svg:height="0.035cm" svg:x="24.18cm" svg:y="20.319cm" svg:viewBox="0 0 35 36" svg:d="M18 36c-24 0-24-36 0-36 22 0 22 36 0 36z">
          <text:p/>
        </draw:path>
        <draw:path draw:style-name="gr1" draw:text-style-name="P1" draw:layer="layout" svg:width="0.034cm" svg:height="0.035cm" svg:x="24.18cm" svg:y="20.821cm" svg:viewBox="0 0 35 36" svg:d="M18 36c-24 0-24-36 0-36 22 0 22 36 0 36z">
          <text:p/>
        </draw:path>
        <draw:path draw:style-name="gr1" draw:text-style-name="P1" draw:layer="layout" svg:width="0.034cm" svg:height="0.035cm" svg:x="23.681cm" svg:y="1.235cm" svg:viewBox="0 0 35 36" svg:d="M17 36c-23 0-23-36 0-36 24 0 24 36 0 36z">
          <text:p/>
        </draw:path>
        <draw:path draw:style-name="gr1" draw:text-style-name="P1" draw:layer="layout" svg:width="0.034cm" svg:height="0.036cm" svg:x="23.681cm" svg:y="1.737cm" svg:viewBox="0 0 35 37" svg:d="M17 37c-23 0-23-37 0-37 24 0 24 37 0 37z">
          <text:p/>
        </draw:path>
        <draw:path draw:style-name="gr1" draw:text-style-name="P1" draw:layer="layout" svg:width="0.034cm" svg:height="0.036cm" svg:x="23.681cm" svg:y="2.239cm" svg:viewBox="0 0 35 37" svg:d="M17 37c-23 0-23-37 0-37 24 0 24 37 0 37z">
          <text:p/>
        </draw:path>
        <draw:path draw:style-name="gr1" draw:text-style-name="P1" draw:layer="layout" svg:width="0.034cm" svg:height="0.035cm" svg:x="23.681cm" svg:y="2.742cm" svg:viewBox="0 0 35 36" svg:d="M17 36c-23 0-23-36 0-36 24 0 24 36 0 36z">
          <text:p/>
        </draw:path>
        <draw:path draw:style-name="gr1" draw:text-style-name="P1" draw:layer="layout" svg:width="0.034cm" svg:height="0.035cm" svg:x="23.681cm" svg:y="3.244cm" svg:viewBox="0 0 35 36" svg:d="M17 36c-23 0-23-36 0-36 24 0 24 36 0 36z">
          <text:p/>
        </draw:path>
        <draw:path draw:style-name="gr1" draw:text-style-name="P1" draw:layer="layout" svg:width="0.034cm" svg:height="0.035cm" svg:x="23.681cm" svg:y="3.746cm" svg:viewBox="0 0 35 36" svg:d="M17 36c-23 0-23-36 0-36 24 0 24 36 0 36z">
          <text:p/>
        </draw:path>
        <draw:path draw:style-name="gr1" draw:text-style-name="P1" draw:layer="layout" svg:width="0.034cm" svg:height="0.036cm" svg:x="23.681cm" svg:y="4.248cm" svg:viewBox="0 0 35 37" svg:d="M17 37c-23 0-23-37 0-37 24 0 24 37 0 37z">
          <text:p/>
        </draw:path>
        <draw:path draw:style-name="gr1" draw:text-style-name="P1" draw:layer="layout" svg:width="0.034cm" svg:height="0.035cm" svg:x="23.681cm" svg:y="4.751cm" svg:viewBox="0 0 35 36" svg:d="M17 36c-23 0-23-36 0-36 24 0 24 36 0 36z">
          <text:p/>
        </draw:path>
        <draw:path draw:style-name="gr1" draw:text-style-name="P1" draw:layer="layout" svg:width="0.034cm" svg:height="0.035cm" svg:x="23.681cm" svg:y="5.253cm" svg:viewBox="0 0 35 36" svg:d="M17 36c-23 0-23-36 0-36 24 0 24 36 0 36z">
          <text:p/>
        </draw:path>
        <draw:path draw:style-name="gr1" draw:text-style-name="P1" draw:layer="layout" svg:width="0.034cm" svg:height="0.035cm" svg:x="23.681cm" svg:y="5.755cm" svg:viewBox="0 0 35 36" svg:d="M17 36c-23 0-23-36 0-36 24 0 24 36 0 36z">
          <text:p/>
        </draw:path>
        <draw:path draw:style-name="gr1" draw:text-style-name="P1" draw:layer="layout" svg:width="0.034cm" svg:height="0.035cm" svg:x="23.681cm" svg:y="6.257cm" svg:viewBox="0 0 35 36" svg:d="M17 36c-23 0-23-36 0-36 24 0 24 36 0 36z">
          <text:p/>
        </draw:path>
        <draw:path draw:style-name="gr1" draw:text-style-name="P1" draw:layer="layout" svg:width="0.034cm" svg:height="0.036cm" svg:x="23.681cm" svg:y="6.759cm" svg:viewBox="0 0 35 37" svg:d="M17 37c-23 0-23-37 0-37 24 0 24 37 0 37z">
          <text:p/>
        </draw:path>
        <draw:path draw:style-name="gr1" draw:text-style-name="P1" draw:layer="layout" svg:width="0.034cm" svg:height="0.035cm" svg:x="23.681cm" svg:y="7.262cm" svg:viewBox="0 0 35 36" svg:d="M17 36c-23 0-23-36 0-36 24 0 24 36 0 36z">
          <text:p/>
        </draw:path>
        <draw:path draw:style-name="gr1" draw:text-style-name="P1" draw:layer="layout" svg:width="0.034cm" svg:height="0.035cm" svg:x="23.681cm" svg:y="7.764cm" svg:viewBox="0 0 35 36" svg:d="M17 36c-23 0-23-36 0-36 24 0 24 36 0 36z">
          <text:p/>
        </draw:path>
        <draw:path draw:style-name="gr1" draw:text-style-name="P1" draw:layer="layout" svg:width="0.034cm" svg:height="0.035cm" svg:x="23.681cm" svg:y="8.266cm" svg:viewBox="0 0 35 36" svg:d="M17 36c-23 0-23-36 0-36 24 0 24 36 0 36z">
          <text:p/>
        </draw:path>
        <draw:path draw:style-name="gr1" draw:text-style-name="P1" draw:layer="layout" svg:width="0.034cm" svg:height="0.035cm" svg:x="23.681cm" svg:y="8.768cm" svg:viewBox="0 0 35 36" svg:d="M17 36c-23 0-23-36 0-36 24 0 24 36 0 36z">
          <text:p/>
        </draw:path>
        <draw:path draw:style-name="gr1" draw:text-style-name="P1" draw:layer="layout" svg:width="0.034cm" svg:height="0.036cm" svg:x="23.681cm" svg:y="9.27cm" svg:viewBox="0 0 35 37" svg:d="M17 37c-23 0-23-37 0-37 24 0 24 37 0 37z">
          <text:p/>
        </draw:path>
        <draw:path draw:style-name="gr1" draw:text-style-name="P1" draw:layer="layout" svg:width="0.034cm" svg:height="0.035cm" svg:x="23.681cm" svg:y="9.773cm" svg:viewBox="0 0 35 36" svg:d="M17 36c-23 0-23-36 0-36 24 0 24 36 0 36z">
          <text:p/>
        </draw:path>
        <draw:path draw:style-name="gr1" draw:text-style-name="P1" draw:layer="layout" svg:width="0.034cm" svg:height="0.035cm" svg:x="23.681cm" svg:y="10.275cm" svg:viewBox="0 0 35 36" svg:d="M17 36c-23 0-23-36 0-36 24 0 24 36 0 36z">
          <text:p/>
        </draw:path>
        <draw:path draw:style-name="gr1" draw:text-style-name="P1" draw:layer="layout" svg:width="0.034cm" svg:height="0.035cm" svg:x="23.681cm" svg:y="10.777cm" svg:viewBox="0 0 35 36" svg:d="M17 36c-23 0-23-36 0-36 24 0 24 36 0 36z">
          <text:p/>
        </draw:path>
        <draw:path draw:style-name="gr1" draw:text-style-name="P1" draw:layer="layout" svg:width="0.034cm" svg:height="0.035cm" svg:x="23.681cm" svg:y="11.279cm" svg:viewBox="0 0 35 36" svg:d="M17 36c-23 0-23-36 0-36 24 0 24 36 0 36z">
          <text:p/>
        </draw:path>
        <draw:path draw:style-name="gr1" draw:text-style-name="P1" draw:layer="layout" svg:width="0.034cm" svg:height="0.036cm" svg:x="23.681cm" svg:y="11.781cm" svg:viewBox="0 0 35 37" svg:d="M17 37c-23 0-23-37 0-37 24 0 24 37 0 37z">
          <text:p/>
        </draw:path>
        <draw:path draw:style-name="gr1" draw:text-style-name="P1" draw:layer="layout" svg:width="0.034cm" svg:height="0.036cm" svg:x="23.681cm" svg:y="12.283cm" svg:viewBox="0 0 35 37" svg:d="M17 37c-23 0-23-37 0-37 24 0 24 37 0 37z">
          <text:p/>
        </draw:path>
        <draw:path draw:style-name="gr1" draw:text-style-name="P1" draw:layer="layout" svg:width="0.034cm" svg:height="0.035cm" svg:x="23.681cm" svg:y="12.786cm" svg:viewBox="0 0 35 36" svg:d="M17 36c-23 0-23-36 0-36 24 0 24 36 0 36z">
          <text:p/>
        </draw:path>
        <draw:path draw:style-name="gr1" draw:text-style-name="P1" draw:layer="layout" svg:width="0.034cm" svg:height="0.035cm" svg:x="23.681cm" svg:y="13.288cm" svg:viewBox="0 0 35 36" svg:d="M17 36c-23 0-23-36 0-36 24 0 24 36 0 36z">
          <text:p/>
        </draw:path>
        <draw:path draw:style-name="gr1" draw:text-style-name="P1" draw:layer="layout" svg:width="0.034cm" svg:height="0.035cm" svg:x="23.681cm" svg:y="13.79cm" svg:viewBox="0 0 35 36" svg:d="M17 36c-23 0-23-36 0-36 24 0 24 36 0 36z">
          <text:p/>
        </draw:path>
        <draw:path draw:style-name="gr1" draw:text-style-name="P1" draw:layer="layout" svg:width="0.034cm" svg:height="0.035cm" svg:x="23.681cm" svg:y="14.292cm" svg:viewBox="0 0 35 36" svg:d="M17 36c-23 0-23-36 0-36 24 0 24 36 0 36z">
          <text:p/>
        </draw:path>
        <draw:path draw:style-name="gr1" draw:text-style-name="P1" draw:layer="layout" svg:width="0.034cm" svg:height="0.036cm" svg:x="23.681cm" svg:y="14.794cm" svg:viewBox="0 0 35 37" svg:d="M17 37c-23 0-23-37 0-37 24 0 24 37 0 37z">
          <text:p/>
        </draw:path>
        <draw:path draw:style-name="gr1" draw:text-style-name="P1" draw:layer="layout" svg:width="0.034cm" svg:height="0.035cm" svg:x="23.681cm" svg:y="15.297cm" svg:viewBox="0 0 35 36" svg:d="M17 36c-23 0-23-36 0-36 24 0 24 36 0 36z">
          <text:p/>
        </draw:path>
        <draw:path draw:style-name="gr1" draw:text-style-name="P1" draw:layer="layout" svg:width="0.034cm" svg:height="0.035cm" svg:x="23.681cm" svg:y="15.799cm" svg:viewBox="0 0 35 36" svg:d="M17 36c-23 0-23-36 0-36 24 0 24 36 0 36z">
          <text:p/>
        </draw:path>
        <draw:path draw:style-name="gr1" draw:text-style-name="P1" draw:layer="layout" svg:width="0.034cm" svg:height="0.035cm" svg:x="23.681cm" svg:y="16.301cm" svg:viewBox="0 0 35 36" svg:d="M17 36c-23 0-23-36 0-36 24 0 24 36 0 36z">
          <text:p/>
        </draw:path>
        <draw:path draw:style-name="gr1" draw:text-style-name="P1" draw:layer="layout" svg:width="0.034cm" svg:height="0.035cm" svg:x="23.681cm" svg:y="16.803cm" svg:viewBox="0 0 35 36" svg:d="M17 36c-23 0-23-36 0-36 24 0 24 36 0 36z">
          <text:p/>
        </draw:path>
        <draw:path draw:style-name="gr1" draw:text-style-name="P1" draw:layer="layout" svg:width="0.034cm" svg:height="0.036cm" svg:x="23.681cm" svg:y="17.305cm" svg:viewBox="0 0 35 37" svg:d="M17 37c-23 0-23-37 0-37 24 0 24 37 0 37z">
          <text:p/>
        </draw:path>
        <draw:path draw:style-name="gr1" draw:text-style-name="P1" draw:layer="layout" svg:width="0.034cm" svg:height="0.035cm" svg:x="23.681cm" svg:y="17.808cm" svg:viewBox="0 0 35 36" svg:d="M17 36c-23 0-23-36 0-36 24 0 24 36 0 36z">
          <text:p/>
        </draw:path>
        <draw:path draw:style-name="gr1" draw:text-style-name="P1" draw:layer="layout" svg:width="0.034cm" svg:height="0.035cm" svg:x="23.681cm" svg:y="18.31cm" svg:viewBox="0 0 35 36" svg:d="M17 36c-23 0-23-36 0-36 24 0 24 36 0 36z">
          <text:p/>
        </draw:path>
        <draw:path draw:style-name="gr1" draw:text-style-name="P1" draw:layer="layout" svg:width="0.034cm" svg:height="0.035cm" svg:x="23.681cm" svg:y="18.812cm" svg:viewBox="0 0 35 36" svg:d="M17 36c-23 0-23-36 0-36 24 0 24 36 0 36z">
          <text:p/>
        </draw:path>
        <draw:path draw:style-name="gr1" draw:text-style-name="P1" draw:layer="layout" svg:width="0.034cm" svg:height="0.036cm" svg:x="23.681cm" svg:y="19.314cm" svg:viewBox="0 0 35 37" svg:d="M17 37c-23 0-23-37 0-37 24 0 24 37 0 37z">
          <text:p/>
        </draw:path>
        <draw:path draw:style-name="gr1" draw:text-style-name="P1" draw:layer="layout" svg:width="0.034cm" svg:height="0.036cm" svg:x="23.681cm" svg:y="19.816cm" svg:viewBox="0 0 35 37" svg:d="M17 37c-23 0-23-37 0-37 24 0 24 37 0 37z">
          <text:p/>
        </draw:path>
        <draw:path draw:style-name="gr1" draw:text-style-name="P1" draw:layer="layout" svg:width="0.034cm" svg:height="0.035cm" svg:x="23.681cm" svg:y="20.319cm" svg:viewBox="0 0 35 36" svg:d="M17 36c-23 0-23-36 0-36 24 0 24 36 0 36z">
          <text:p/>
        </draw:path>
        <draw:path draw:style-name="gr1" draw:text-style-name="P1" draw:layer="layout" svg:width="0.034cm" svg:height="0.035cm" svg:x="23.681cm" svg:y="20.821cm" svg:viewBox="0 0 35 36" svg:d="M17 36c-23 0-23-36 0-36 24 0 24 36 0 36z">
          <text:p/>
        </draw:path>
        <draw:path draw:style-name="gr1" draw:text-style-name="P1" draw:layer="layout" svg:width="0.034cm" svg:height="0.035cm" svg:x="23.181cm" svg:y="1.235cm" svg:viewBox="0 0 35 36" svg:d="M17 36c-23 0-23-36 0-36 24 0 24 36 0 36z">
          <text:p/>
        </draw:path>
        <draw:path draw:style-name="gr1" draw:text-style-name="P1" draw:layer="layout" svg:width="0.034cm" svg:height="0.036cm" svg:x="23.181cm" svg:y="1.737cm" svg:viewBox="0 0 35 37" svg:d="M17 37c-23 0-23-37 0-37 24 0 24 37 0 37z">
          <text:p/>
        </draw:path>
        <draw:path draw:style-name="gr1" draw:text-style-name="P1" draw:layer="layout" svg:width="0.034cm" svg:height="0.036cm" svg:x="23.181cm" svg:y="2.239cm" svg:viewBox="0 0 35 37" svg:d="M17 37c-23 0-23-37 0-37 24 0 24 37 0 37z">
          <text:p/>
        </draw:path>
        <draw:path draw:style-name="gr1" draw:text-style-name="P1" draw:layer="layout" svg:width="0.034cm" svg:height="0.035cm" svg:x="23.181cm" svg:y="2.742cm" svg:viewBox="0 0 35 36" svg:d="M17 36c-23 0-23-36 0-36 24 0 24 36 0 36z">
          <text:p/>
        </draw:path>
        <draw:path draw:style-name="gr1" draw:text-style-name="P1" draw:layer="layout" svg:width="0.034cm" svg:height="0.035cm" svg:x="23.181cm" svg:y="3.244cm" svg:viewBox="0 0 35 36" svg:d="M17 36c-23 0-23-36 0-36 24 0 24 36 0 36z">
          <text:p/>
        </draw:path>
        <draw:path draw:style-name="gr1" draw:text-style-name="P1" draw:layer="layout" svg:width="0.034cm" svg:height="0.035cm" svg:x="23.181cm" svg:y="3.746cm" svg:viewBox="0 0 35 36" svg:d="M17 36c-23 0-23-36 0-36 24 0 24 36 0 36z">
          <text:p/>
        </draw:path>
        <draw:path draw:style-name="gr1" draw:text-style-name="P1" draw:layer="layout" svg:width="0.034cm" svg:height="0.036cm" svg:x="23.181cm" svg:y="4.248cm" svg:viewBox="0 0 35 37" svg:d="M17 37c-23 0-23-37 0-37 24 0 24 37 0 37z">
          <text:p/>
        </draw:path>
        <draw:path draw:style-name="gr1" draw:text-style-name="P1" draw:layer="layout" svg:width="0.034cm" svg:height="0.035cm" svg:x="23.181cm" svg:y="4.751cm" svg:viewBox="0 0 35 36" svg:d="M17 36c-23 0-23-36 0-36 24 0 24 36 0 36z">
          <text:p/>
        </draw:path>
        <draw:path draw:style-name="gr1" draw:text-style-name="P1" draw:layer="layout" svg:width="0.034cm" svg:height="0.035cm" svg:x="23.181cm" svg:y="5.253cm" svg:viewBox="0 0 35 36" svg:d="M17 36c-23 0-23-36 0-36 24 0 24 36 0 36z">
          <text:p/>
        </draw:path>
        <draw:path draw:style-name="gr1" draw:text-style-name="P1" draw:layer="layout" svg:width="0.034cm" svg:height="0.035cm" svg:x="23.181cm" svg:y="5.755cm" svg:viewBox="0 0 35 36" svg:d="M17 36c-23 0-23-36 0-36 24 0 24 36 0 36z">
          <text:p/>
        </draw:path>
        <draw:path draw:style-name="gr1" draw:text-style-name="P1" draw:layer="layout" svg:width="0.034cm" svg:height="0.035cm" svg:x="23.181cm" svg:y="6.257cm" svg:viewBox="0 0 35 36" svg:d="M17 36c-23 0-23-36 0-36 24 0 24 36 0 36z">
          <text:p/>
        </draw:path>
        <draw:path draw:style-name="gr1" draw:text-style-name="P1" draw:layer="layout" svg:width="0.034cm" svg:height="0.036cm" svg:x="23.181cm" svg:y="6.759cm" svg:viewBox="0 0 35 37" svg:d="M17 37c-23 0-23-37 0-37 24 0 24 37 0 37z">
          <text:p/>
        </draw:path>
        <draw:path draw:style-name="gr1" draw:text-style-name="P1" draw:layer="layout" svg:width="0.034cm" svg:height="0.035cm" svg:x="23.181cm" svg:y="7.262cm" svg:viewBox="0 0 35 36" svg:d="M17 36c-23 0-23-36 0-36 24 0 24 36 0 36z">
          <text:p/>
        </draw:path>
        <draw:path draw:style-name="gr1" draw:text-style-name="P1" draw:layer="layout" svg:width="0.034cm" svg:height="0.035cm" svg:x="23.181cm" svg:y="7.764cm" svg:viewBox="0 0 35 36" svg:d="M17 36c-23 0-23-36 0-36 24 0 24 36 0 36z">
          <text:p/>
        </draw:path>
        <draw:path draw:style-name="gr1" draw:text-style-name="P1" draw:layer="layout" svg:width="0.034cm" svg:height="0.035cm" svg:x="23.181cm" svg:y="8.266cm" svg:viewBox="0 0 35 36" svg:d="M17 36c-23 0-23-36 0-36 24 0 24 36 0 36z">
          <text:p/>
        </draw:path>
        <draw:path draw:style-name="gr1" draw:text-style-name="P1" draw:layer="layout" svg:width="0.034cm" svg:height="0.035cm" svg:x="23.181cm" svg:y="8.768cm" svg:viewBox="0 0 35 36" svg:d="M17 36c-23 0-23-36 0-36 24 0 24 36 0 36z">
          <text:p/>
        </draw:path>
        <draw:path draw:style-name="gr1" draw:text-style-name="P1" draw:layer="layout" svg:width="0.034cm" svg:height="0.036cm" svg:x="23.181cm" svg:y="9.27cm" svg:viewBox="0 0 35 37" svg:d="M17 37c-23 0-23-37 0-37 24 0 24 37 0 37z">
          <text:p/>
        </draw:path>
        <draw:path draw:style-name="gr1" draw:text-style-name="P1" draw:layer="layout" svg:width="0.034cm" svg:height="0.035cm" svg:x="23.181cm" svg:y="9.773cm" svg:viewBox="0 0 35 36" svg:d="M17 36c-23 0-23-36 0-36 24 0 24 36 0 36z">
          <text:p/>
        </draw:path>
        <draw:path draw:style-name="gr1" draw:text-style-name="P1" draw:layer="layout" svg:width="0.034cm" svg:height="0.035cm" svg:x="23.181cm" svg:y="10.275cm" svg:viewBox="0 0 35 36" svg:d="M17 36c-23 0-23-36 0-36 24 0 24 36 0 36z">
          <text:p/>
        </draw:path>
        <draw:path draw:style-name="gr1" draw:text-style-name="P1" draw:layer="layout" svg:width="0.034cm" svg:height="0.035cm" svg:x="23.181cm" svg:y="10.777cm" svg:viewBox="0 0 35 36" svg:d="M17 36c-23 0-23-36 0-36 24 0 24 36 0 36z">
          <text:p/>
        </draw:path>
        <draw:path draw:style-name="gr1" draw:text-style-name="P1" draw:layer="layout" svg:width="0.034cm" svg:height="0.035cm" svg:x="23.181cm" svg:y="11.279cm" svg:viewBox="0 0 35 36" svg:d="M17 36c-23 0-23-36 0-36 24 0 24 36 0 36z">
          <text:p/>
        </draw:path>
        <draw:path draw:style-name="gr1" draw:text-style-name="P1" draw:layer="layout" svg:width="0.034cm" svg:height="0.036cm" svg:x="23.181cm" svg:y="11.781cm" svg:viewBox="0 0 35 37" svg:d="M17 37c-23 0-23-37 0-37 24 0 24 37 0 37z">
          <text:p/>
        </draw:path>
        <draw:path draw:style-name="gr1" draw:text-style-name="P1" draw:layer="layout" svg:width="0.034cm" svg:height="0.036cm" svg:x="23.181cm" svg:y="12.283cm" svg:viewBox="0 0 35 37" svg:d="M17 37c-23 0-23-37 0-37 24 0 24 37 0 37z">
          <text:p/>
        </draw:path>
        <draw:path draw:style-name="gr1" draw:text-style-name="P1" draw:layer="layout" svg:width="0.034cm" svg:height="0.035cm" svg:x="23.181cm" svg:y="12.786cm" svg:viewBox="0 0 35 36" svg:d="M17 36c-23 0-23-36 0-36 24 0 24 36 0 36z">
          <text:p/>
        </draw:path>
        <draw:path draw:style-name="gr1" draw:text-style-name="P1" draw:layer="layout" svg:width="0.034cm" svg:height="0.035cm" svg:x="23.181cm" svg:y="13.288cm" svg:viewBox="0 0 35 36" svg:d="M17 36c-23 0-23-36 0-36 24 0 24 36 0 36z">
          <text:p/>
        </draw:path>
        <draw:path draw:style-name="gr1" draw:text-style-name="P1" draw:layer="layout" svg:width="0.034cm" svg:height="0.035cm" svg:x="23.181cm" svg:y="13.79cm" svg:viewBox="0 0 35 36" svg:d="M17 36c-23 0-23-36 0-36 24 0 24 36 0 36z">
          <text:p/>
        </draw:path>
        <draw:path draw:style-name="gr1" draw:text-style-name="P1" draw:layer="layout" svg:width="0.034cm" svg:height="0.035cm" svg:x="23.181cm" svg:y="14.292cm" svg:viewBox="0 0 35 36" svg:d="M17 36c-23 0-23-36 0-36 24 0 24 36 0 36z">
          <text:p/>
        </draw:path>
        <draw:path draw:style-name="gr1" draw:text-style-name="P1" draw:layer="layout" svg:width="0.034cm" svg:height="0.036cm" svg:x="23.181cm" svg:y="14.794cm" svg:viewBox="0 0 35 37" svg:d="M17 37c-23 0-23-37 0-37 24 0 24 37 0 37z">
          <text:p/>
        </draw:path>
        <draw:path draw:style-name="gr1" draw:text-style-name="P1" draw:layer="layout" svg:width="0.034cm" svg:height="0.035cm" svg:x="23.181cm" svg:y="15.297cm" svg:viewBox="0 0 35 36" svg:d="M17 36c-23 0-23-36 0-36 24 0 24 36 0 36z">
          <text:p/>
        </draw:path>
        <draw:path draw:style-name="gr1" draw:text-style-name="P1" draw:layer="layout" svg:width="0.034cm" svg:height="0.035cm" svg:x="23.181cm" svg:y="15.799cm" svg:viewBox="0 0 35 36" svg:d="M17 36c-23 0-23-36 0-36 24 0 24 36 0 36z">
          <text:p/>
        </draw:path>
        <draw:path draw:style-name="gr1" draw:text-style-name="P1" draw:layer="layout" svg:width="0.034cm" svg:height="0.035cm" svg:x="23.181cm" svg:y="16.301cm" svg:viewBox="0 0 35 36" svg:d="M17 36c-23 0-23-36 0-36 24 0 24 36 0 36z">
          <text:p/>
        </draw:path>
        <draw:path draw:style-name="gr1" draw:text-style-name="P1" draw:layer="layout" svg:width="0.034cm" svg:height="0.035cm" svg:x="23.181cm" svg:y="16.803cm" svg:viewBox="0 0 35 36" svg:d="M17 36c-23 0-23-36 0-36 24 0 24 36 0 36z">
          <text:p/>
        </draw:path>
        <draw:path draw:style-name="gr1" draw:text-style-name="P1" draw:layer="layout" svg:width="0.034cm" svg:height="0.036cm" svg:x="23.181cm" svg:y="17.305cm" svg:viewBox="0 0 35 37" svg:d="M17 37c-23 0-23-37 0-37 24 0 24 37 0 37z">
          <text:p/>
        </draw:path>
        <draw:path draw:style-name="gr1" draw:text-style-name="P1" draw:layer="layout" svg:width="0.034cm" svg:height="0.035cm" svg:x="23.181cm" svg:y="17.808cm" svg:viewBox="0 0 35 36" svg:d="M17 36c-23 0-23-36 0-36 24 0 24 36 0 36z">
          <text:p/>
        </draw:path>
        <draw:path draw:style-name="gr1" draw:text-style-name="P1" draw:layer="layout" svg:width="0.034cm" svg:height="0.035cm" svg:x="23.181cm" svg:y="18.31cm" svg:viewBox="0 0 35 36" svg:d="M17 36c-23 0-23-36 0-36 24 0 24 36 0 36z">
          <text:p/>
        </draw:path>
        <draw:path draw:style-name="gr1" draw:text-style-name="P1" draw:layer="layout" svg:width="0.034cm" svg:height="0.035cm" svg:x="23.181cm" svg:y="18.812cm" svg:viewBox="0 0 35 36" svg:d="M17 36c-23 0-23-36 0-36 24 0 24 36 0 36z">
          <text:p/>
        </draw:path>
        <draw:path draw:style-name="gr1" draw:text-style-name="P1" draw:layer="layout" svg:width="0.034cm" svg:height="0.036cm" svg:x="23.181cm" svg:y="19.314cm" svg:viewBox="0 0 35 37" svg:d="M17 37c-23 0-23-37 0-37 24 0 24 37 0 37z">
          <text:p/>
        </draw:path>
        <draw:path draw:style-name="gr1" draw:text-style-name="P1" draw:layer="layout" svg:width="0.034cm" svg:height="0.036cm" svg:x="23.181cm" svg:y="19.816cm" svg:viewBox="0 0 35 37" svg:d="M17 37c-23 0-23-37 0-37 24 0 24 37 0 37z">
          <text:p/>
        </draw:path>
        <draw:path draw:style-name="gr1" draw:text-style-name="P1" draw:layer="layout" svg:width="0.034cm" svg:height="0.035cm" svg:x="23.181cm" svg:y="20.319cm" svg:viewBox="0 0 35 36" svg:d="M17 36c-23 0-23-36 0-36 24 0 24 36 0 36z">
          <text:p/>
        </draw:path>
        <draw:path draw:style-name="gr1" draw:text-style-name="P1" draw:layer="layout" svg:width="0.034cm" svg:height="0.035cm" svg:x="23.181cm" svg:y="20.821cm" svg:viewBox="0 0 35 36" svg:d="M17 36c-23 0-23-36 0-36 24 0 24 36 0 36z">
          <text:p/>
        </draw:path>
        <draw:path draw:style-name="gr1" draw:text-style-name="P1" draw:layer="layout" svg:width="0.035cm" svg:height="0.035cm" svg:x="22.683cm" svg:y="1.235cm" svg:viewBox="0 0 36 36" svg:d="M18 36c-24 0-24-36 0-36s24 36 0 36z">
          <text:p/>
        </draw:path>
        <draw:path draw:style-name="gr1" draw:text-style-name="P1" draw:layer="layout" svg:width="0.035cm" svg:height="0.036cm" svg:x="22.683cm" svg:y="1.737cm" svg:viewBox="0 0 36 37" svg:d="M18 37c-24 0-24-37 0-37s24 37 0 37z">
          <text:p/>
        </draw:path>
        <draw:path draw:style-name="gr1" draw:text-style-name="P1" draw:layer="layout" svg:width="0.035cm" svg:height="0.036cm" svg:x="22.683cm" svg:y="2.239cm" svg:viewBox="0 0 36 37" svg:d="M18 37c-24 0-24-37 0-37s24 37 0 37z">
          <text:p/>
        </draw:path>
        <draw:path draw:style-name="gr1" draw:text-style-name="P1" draw:layer="layout" svg:width="0.035cm" svg:height="0.035cm" svg:x="22.683cm" svg:y="2.742cm" svg:viewBox="0 0 36 36" svg:d="M18 36c-24 0-24-36 0-36s24 36 0 36z">
          <text:p/>
        </draw:path>
        <draw:path draw:style-name="gr1" draw:text-style-name="P1" draw:layer="layout" svg:width="0.035cm" svg:height="0.035cm" svg:x="22.683cm" svg:y="3.244cm" svg:viewBox="0 0 36 36" svg:d="M18 36c-24 0-24-36 0-36s24 36 0 36z">
          <text:p/>
        </draw:path>
        <draw:path draw:style-name="gr1" draw:text-style-name="P1" draw:layer="layout" svg:width="0.035cm" svg:height="0.035cm" svg:x="22.683cm" svg:y="3.746cm" svg:viewBox="0 0 36 36" svg:d="M18 36c-24 0-24-36 0-36s24 36 0 36z">
          <text:p/>
        </draw:path>
        <draw:path draw:style-name="gr1" draw:text-style-name="P1" draw:layer="layout" svg:width="0.035cm" svg:height="0.036cm" svg:x="22.683cm" svg:y="4.248cm" svg:viewBox="0 0 36 37" svg:d="M18 37c-24 0-24-37 0-37s24 37 0 37z">
          <text:p/>
        </draw:path>
        <draw:path draw:style-name="gr1" draw:text-style-name="P1" draw:layer="layout" svg:width="0.035cm" svg:height="0.035cm" svg:x="22.683cm" svg:y="4.751cm" svg:viewBox="0 0 36 36" svg:d="M18 36c-24 0-24-36 0-36s24 36 0 36z">
          <text:p/>
        </draw:path>
        <draw:path draw:style-name="gr1" draw:text-style-name="P1" draw:layer="layout" svg:width="0.035cm" svg:height="0.035cm" svg:x="22.683cm" svg:y="5.253cm" svg:viewBox="0 0 36 36" svg:d="M18 36c-24 0-24-36 0-36s24 36 0 36z">
          <text:p/>
        </draw:path>
        <draw:path draw:style-name="gr1" draw:text-style-name="P1" draw:layer="layout" svg:width="0.035cm" svg:height="0.035cm" svg:x="22.683cm" svg:y="5.755cm" svg:viewBox="0 0 36 36" svg:d="M18 36c-24 0-24-36 0-36s24 36 0 36z">
          <text:p/>
        </draw:path>
        <draw:path draw:style-name="gr1" draw:text-style-name="P1" draw:layer="layout" svg:width="0.035cm" svg:height="0.035cm" svg:x="22.683cm" svg:y="6.257cm" svg:viewBox="0 0 36 36" svg:d="M18 36c-24 0-24-36 0-36s24 36 0 36z">
          <text:p/>
        </draw:path>
        <draw:path draw:style-name="gr1" draw:text-style-name="P1" draw:layer="layout" svg:width="0.035cm" svg:height="0.036cm" svg:x="22.683cm" svg:y="6.759cm" svg:viewBox="0 0 36 37" svg:d="M18 37c-24 0-24-37 0-37s24 37 0 37z">
          <text:p/>
        </draw:path>
        <draw:path draw:style-name="gr1" draw:text-style-name="P1" draw:layer="layout" svg:width="0.035cm" svg:height="0.035cm" svg:x="22.683cm" svg:y="7.262cm" svg:viewBox="0 0 36 36" svg:d="M18 36c-24 0-24-36 0-36s24 36 0 36z">
          <text:p/>
        </draw:path>
        <draw:path draw:style-name="gr1" draw:text-style-name="P1" draw:layer="layout" svg:width="0.035cm" svg:height="0.035cm" svg:x="22.683cm" svg:y="7.764cm" svg:viewBox="0 0 36 36" svg:d="M18 36c-24 0-24-36 0-36s24 36 0 36z">
          <text:p/>
        </draw:path>
        <draw:path draw:style-name="gr1" draw:text-style-name="P1" draw:layer="layout" svg:width="0.035cm" svg:height="0.035cm" svg:x="22.683cm" svg:y="8.266cm" svg:viewBox="0 0 36 36" svg:d="M18 36c-24 0-24-36 0-36s24 36 0 36z">
          <text:p/>
        </draw:path>
        <draw:path draw:style-name="gr1" draw:text-style-name="P1" draw:layer="layout" svg:width="0.035cm" svg:height="0.035cm" svg:x="22.683cm" svg:y="8.768cm" svg:viewBox="0 0 36 36" svg:d="M18 36c-24 0-24-36 0-36s24 36 0 36z">
          <text:p/>
        </draw:path>
        <draw:path draw:style-name="gr1" draw:text-style-name="P1" draw:layer="layout" svg:width="0.035cm" svg:height="0.036cm" svg:x="22.683cm" svg:y="9.27cm" svg:viewBox="0 0 36 37" svg:d="M18 37c-24 0-24-37 0-37s24 37 0 37z">
          <text:p/>
        </draw:path>
        <draw:path draw:style-name="gr1" draw:text-style-name="P1" draw:layer="layout" svg:width="0.035cm" svg:height="0.035cm" svg:x="22.683cm" svg:y="9.773cm" svg:viewBox="0 0 36 36" svg:d="M18 36c-24 0-24-36 0-36s24 36 0 36z">
          <text:p/>
        </draw:path>
        <draw:path draw:style-name="gr1" draw:text-style-name="P1" draw:layer="layout" svg:width="0.035cm" svg:height="0.035cm" svg:x="22.683cm" svg:y="10.275cm" svg:viewBox="0 0 36 36" svg:d="M18 36c-24 0-24-36 0-36s24 36 0 36z">
          <text:p/>
        </draw:path>
        <draw:path draw:style-name="gr1" draw:text-style-name="P1" draw:layer="layout" svg:width="0.035cm" svg:height="0.035cm" svg:x="22.683cm" svg:y="10.777cm" svg:viewBox="0 0 36 36" svg:d="M18 36c-24 0-24-36 0-36s24 36 0 36z">
          <text:p/>
        </draw:path>
        <draw:path draw:style-name="gr1" draw:text-style-name="P1" draw:layer="layout" svg:width="0.035cm" svg:height="0.035cm" svg:x="22.683cm" svg:y="11.279cm" svg:viewBox="0 0 36 36" svg:d="M18 36c-24 0-24-36 0-36s24 36 0 36z">
          <text:p/>
        </draw:path>
        <draw:path draw:style-name="gr1" draw:text-style-name="P1" draw:layer="layout" svg:width="0.035cm" svg:height="0.036cm" svg:x="22.683cm" svg:y="11.781cm" svg:viewBox="0 0 36 37" svg:d="M18 37c-24 0-24-37 0-37s24 37 0 37z">
          <text:p/>
        </draw:path>
        <draw:path draw:style-name="gr1" draw:text-style-name="P1" draw:layer="layout" svg:width="0.035cm" svg:height="0.036cm" svg:x="22.683cm" svg:y="12.283cm" svg:viewBox="0 0 36 37" svg:d="M18 37c-24 0-24-37 0-37s24 37 0 37z">
          <text:p/>
        </draw:path>
        <draw:path draw:style-name="gr1" draw:text-style-name="P1" draw:layer="layout" svg:width="0.035cm" svg:height="0.035cm" svg:x="22.683cm" svg:y="12.786cm" svg:viewBox="0 0 36 36" svg:d="M18 36c-24 0-24-36 0-36s24 36 0 36z">
          <text:p/>
        </draw:path>
        <draw:path draw:style-name="gr1" draw:text-style-name="P1" draw:layer="layout" svg:width="0.035cm" svg:height="0.035cm" svg:x="22.683cm" svg:y="13.288cm" svg:viewBox="0 0 36 36" svg:d="M18 36c-24 0-24-36 0-36s24 36 0 36z">
          <text:p/>
        </draw:path>
        <draw:path draw:style-name="gr1" draw:text-style-name="P1" draw:layer="layout" svg:width="0.035cm" svg:height="0.035cm" svg:x="22.683cm" svg:y="13.79cm" svg:viewBox="0 0 36 36" svg:d="M18 36c-24 0-24-36 0-36s24 36 0 36z">
          <text:p/>
        </draw:path>
        <draw:path draw:style-name="gr1" draw:text-style-name="P1" draw:layer="layout" svg:width="0.035cm" svg:height="0.035cm" svg:x="22.683cm" svg:y="14.292cm" svg:viewBox="0 0 36 36" svg:d="M18 36c-24 0-24-36 0-36s24 36 0 36z">
          <text:p/>
        </draw:path>
        <draw:path draw:style-name="gr1" draw:text-style-name="P1" draw:layer="layout" svg:width="0.035cm" svg:height="0.036cm" svg:x="22.683cm" svg:y="14.794cm" svg:viewBox="0 0 36 37" svg:d="M18 37c-24 0-24-37 0-37s24 37 0 37z">
          <text:p/>
        </draw:path>
        <draw:path draw:style-name="gr1" draw:text-style-name="P1" draw:layer="layout" svg:width="0.035cm" svg:height="0.035cm" svg:x="22.683cm" svg:y="15.297cm" svg:viewBox="0 0 36 36" svg:d="M18 36c-24 0-24-36 0-36s24 36 0 36z">
          <text:p/>
        </draw:path>
        <draw:path draw:style-name="gr1" draw:text-style-name="P1" draw:layer="layout" svg:width="0.035cm" svg:height="0.035cm" svg:x="22.683cm" svg:y="15.799cm" svg:viewBox="0 0 36 36" svg:d="M18 36c-24 0-24-36 0-36s24 36 0 36z">
          <text:p/>
        </draw:path>
        <draw:path draw:style-name="gr1" draw:text-style-name="P1" draw:layer="layout" svg:width="0.035cm" svg:height="0.035cm" svg:x="22.683cm" svg:y="16.301cm" svg:viewBox="0 0 36 36" svg:d="M18 36c-24 0-24-36 0-36s24 36 0 36z">
          <text:p/>
        </draw:path>
        <draw:path draw:style-name="gr1" draw:text-style-name="P1" draw:layer="layout" svg:width="0.035cm" svg:height="0.035cm" svg:x="22.683cm" svg:y="16.803cm" svg:viewBox="0 0 36 36" svg:d="M18 36c-24 0-24-36 0-36s24 36 0 36z">
          <text:p/>
        </draw:path>
        <draw:path draw:style-name="gr1" draw:text-style-name="P1" draw:layer="layout" svg:width="0.035cm" svg:height="0.036cm" svg:x="22.683cm" svg:y="17.305cm" svg:viewBox="0 0 36 37" svg:d="M18 37c-24 0-24-37 0-37s24 37 0 37z">
          <text:p/>
        </draw:path>
        <draw:path draw:style-name="gr1" draw:text-style-name="P1" draw:layer="layout" svg:width="0.035cm" svg:height="0.035cm" svg:x="22.683cm" svg:y="17.808cm" svg:viewBox="0 0 36 36" svg:d="M18 36c-24 0-24-36 0-36s24 36 0 36z">
          <text:p/>
        </draw:path>
        <draw:path draw:style-name="gr1" draw:text-style-name="P1" draw:layer="layout" svg:width="0.035cm" svg:height="0.035cm" svg:x="22.683cm" svg:y="18.31cm" svg:viewBox="0 0 36 36" svg:d="M18 36c-24 0-24-36 0-36s24 36 0 36z">
          <text:p/>
        </draw:path>
        <draw:path draw:style-name="gr1" draw:text-style-name="P1" draw:layer="layout" svg:width="0.035cm" svg:height="0.035cm" svg:x="22.683cm" svg:y="18.812cm" svg:viewBox="0 0 36 36" svg:d="M18 36c-24 0-24-36 0-36s24 36 0 36z">
          <text:p/>
        </draw:path>
        <draw:path draw:style-name="gr1" draw:text-style-name="P1" draw:layer="layout" svg:width="0.035cm" svg:height="0.036cm" svg:x="22.683cm" svg:y="19.314cm" svg:viewBox="0 0 36 37" svg:d="M18 37c-24 0-24-37 0-37s24 37 0 37z">
          <text:p/>
        </draw:path>
        <draw:path draw:style-name="gr1" draw:text-style-name="P1" draw:layer="layout" svg:width="0.035cm" svg:height="0.036cm" svg:x="22.683cm" svg:y="19.816cm" svg:viewBox="0 0 36 37" svg:d="M18 37c-24 0-24-37 0-37s24 37 0 37z">
          <text:p/>
        </draw:path>
        <draw:path draw:style-name="gr1" draw:text-style-name="P1" draw:layer="layout" svg:width="0.035cm" svg:height="0.035cm" svg:x="22.683cm" svg:y="20.319cm" svg:viewBox="0 0 36 36" svg:d="M18 36c-24 0-24-36 0-36s24 36 0 36z">
          <text:p/>
        </draw:path>
        <draw:path draw:style-name="gr1" draw:text-style-name="P1" draw:layer="layout" svg:width="0.035cm" svg:height="0.035cm" svg:x="22.683cm" svg:y="20.821cm" svg:viewBox="0 0 36 36" svg:d="M18 36c-24 0-24-36 0-36s24 36 0 36z">
          <text:p/>
        </draw:path>
        <draw:path draw:style-name="gr1" draw:text-style-name="P1" draw:layer="layout" svg:width="0.035cm" svg:height="0.035cm" svg:x="22.185cm" svg:y="1.235cm" svg:viewBox="0 0 36 36" svg:d="M18 36c-24 0-24-36 0-36 23 0 24 36 0 36z">
          <text:p/>
        </draw:path>
        <draw:path draw:style-name="gr1" draw:text-style-name="P1" draw:layer="layout" svg:width="0.035cm" svg:height="0.036cm" svg:x="22.185cm" svg:y="1.737cm" svg:viewBox="0 0 36 37" svg:d="M18 37c-24 0-24-37 0-37 23 0 24 37 0 37z">
          <text:p/>
        </draw:path>
        <draw:path draw:style-name="gr1" draw:text-style-name="P1" draw:layer="layout" svg:width="0.035cm" svg:height="0.036cm" svg:x="22.185cm" svg:y="2.239cm" svg:viewBox="0 0 36 37" svg:d="M18 37c-24 0-24-37 0-37 23 0 24 37 0 37z">
          <text:p/>
        </draw:path>
        <draw:path draw:style-name="gr1" draw:text-style-name="P1" draw:layer="layout" svg:width="0.035cm" svg:height="0.035cm" svg:x="22.185cm" svg:y="2.742cm" svg:viewBox="0 0 36 36" svg:d="M18 36c-24 0-24-36 0-36 23 0 24 36 0 36z">
          <text:p/>
        </draw:path>
        <draw:path draw:style-name="gr1" draw:text-style-name="P1" draw:layer="layout" svg:width="0.035cm" svg:height="0.035cm" svg:x="22.185cm" svg:y="3.244cm" svg:viewBox="0 0 36 36" svg:d="M18 36c-24 0-24-36 0-36 23 0 24 36 0 36z">
          <text:p/>
        </draw:path>
        <draw:path draw:style-name="gr1" draw:text-style-name="P1" draw:layer="layout" svg:width="0.035cm" svg:height="0.035cm" svg:x="22.185cm" svg:y="3.746cm" svg:viewBox="0 0 36 36" svg:d="M18 36c-24 0-24-36 0-36 23 0 24 36 0 36z">
          <text:p/>
        </draw:path>
        <draw:path draw:style-name="gr1" draw:text-style-name="P1" draw:layer="layout" svg:width="0.035cm" svg:height="0.036cm" svg:x="22.185cm" svg:y="4.248cm" svg:viewBox="0 0 36 37" svg:d="M18 37c-24 0-24-37 0-37 23 0 24 37 0 37z">
          <text:p/>
        </draw:path>
        <draw:path draw:style-name="gr1" draw:text-style-name="P1" draw:layer="layout" svg:width="0.035cm" svg:height="0.035cm" svg:x="22.185cm" svg:y="4.751cm" svg:viewBox="0 0 36 36" svg:d="M18 36c-24 0-24-36 0-36 23 0 24 36 0 36z">
          <text:p/>
        </draw:path>
        <draw:path draw:style-name="gr1" draw:text-style-name="P1" draw:layer="layout" svg:width="0.035cm" svg:height="0.035cm" svg:x="22.185cm" svg:y="5.253cm" svg:viewBox="0 0 36 36" svg:d="M18 36c-24 0-24-36 0-36 23 0 24 36 0 36z">
          <text:p/>
        </draw:path>
        <draw:path draw:style-name="gr1" draw:text-style-name="P1" draw:layer="layout" svg:width="0.035cm" svg:height="0.035cm" svg:x="22.185cm" svg:y="5.755cm" svg:viewBox="0 0 36 36" svg:d="M18 36c-24 0-24-36 0-36 23 0 24 36 0 36z">
          <text:p/>
        </draw:path>
        <draw:path draw:style-name="gr1" draw:text-style-name="P1" draw:layer="layout" svg:width="0.035cm" svg:height="0.035cm" svg:x="22.185cm" svg:y="6.257cm" svg:viewBox="0 0 36 36" svg:d="M18 36c-24 0-24-36 0-36 23 0 24 36 0 36z">
          <text:p/>
        </draw:path>
        <draw:path draw:style-name="gr1" draw:text-style-name="P1" draw:layer="layout" svg:width="0.035cm" svg:height="0.036cm" svg:x="22.185cm" svg:y="6.759cm" svg:viewBox="0 0 36 37" svg:d="M18 37c-24 0-24-37 0-37 23 0 24 37 0 37z">
          <text:p/>
        </draw:path>
        <draw:path draw:style-name="gr1" draw:text-style-name="P1" draw:layer="layout" svg:width="0.035cm" svg:height="0.035cm" svg:x="22.185cm" svg:y="7.262cm" svg:viewBox="0 0 36 36" svg:d="M18 36c-24 0-24-36 0-36 23 0 24 36 0 36z">
          <text:p/>
        </draw:path>
        <draw:path draw:style-name="gr1" draw:text-style-name="P1" draw:layer="layout" svg:width="0.035cm" svg:height="0.035cm" svg:x="22.185cm" svg:y="7.764cm" svg:viewBox="0 0 36 36" svg:d="M18 36c-24 0-24-36 0-36 23 0 24 36 0 36z">
          <text:p/>
        </draw:path>
        <draw:path draw:style-name="gr1" draw:text-style-name="P1" draw:layer="layout" svg:width="0.035cm" svg:height="0.035cm" svg:x="22.185cm" svg:y="8.266cm" svg:viewBox="0 0 36 36" svg:d="M18 36c-24 0-24-36 0-36 23 0 24 36 0 36z">
          <text:p/>
        </draw:path>
        <draw:path draw:style-name="gr1" draw:text-style-name="P1" draw:layer="layout" svg:width="0.035cm" svg:height="0.035cm" svg:x="22.185cm" svg:y="8.768cm" svg:viewBox="0 0 36 36" svg:d="M18 36c-24 0-24-36 0-36 23 0 24 36 0 36z">
          <text:p/>
        </draw:path>
        <draw:path draw:style-name="gr1" draw:text-style-name="P1" draw:layer="layout" svg:width="0.035cm" svg:height="0.036cm" svg:x="22.185cm" svg:y="9.27cm" svg:viewBox="0 0 36 37" svg:d="M18 37c-24 0-24-37 0-37 23 0 24 37 0 37z">
          <text:p/>
        </draw:path>
        <draw:path draw:style-name="gr1" draw:text-style-name="P1" draw:layer="layout" svg:width="0.035cm" svg:height="0.035cm" svg:x="22.185cm" svg:y="9.773cm" svg:viewBox="0 0 36 36" svg:d="M18 36c-24 0-24-36 0-36 23 0 24 36 0 36z">
          <text:p/>
        </draw:path>
        <draw:path draw:style-name="gr1" draw:text-style-name="P1" draw:layer="layout" svg:width="0.035cm" svg:height="0.035cm" svg:x="22.185cm" svg:y="10.275cm" svg:viewBox="0 0 36 36" svg:d="M18 36c-24 0-24-36 0-36 23 0 24 36 0 36z">
          <text:p/>
        </draw:path>
        <draw:path draw:style-name="gr1" draw:text-style-name="P1" draw:layer="layout" svg:width="0.035cm" svg:height="0.035cm" svg:x="22.185cm" svg:y="10.777cm" svg:viewBox="0 0 36 36" svg:d="M18 36c-24 0-24-36 0-36 23 0 24 36 0 36z">
          <text:p/>
        </draw:path>
        <draw:path draw:style-name="gr1" draw:text-style-name="P1" draw:layer="layout" svg:width="0.035cm" svg:height="0.035cm" svg:x="22.185cm" svg:y="11.279cm" svg:viewBox="0 0 36 36" svg:d="M18 36c-24 0-24-36 0-36 23 0 24 36 0 36z">
          <text:p/>
        </draw:path>
        <draw:path draw:style-name="gr1" draw:text-style-name="P1" draw:layer="layout" svg:width="0.035cm" svg:height="0.036cm" svg:x="22.185cm" svg:y="11.781cm" svg:viewBox="0 0 36 37" svg:d="M18 37c-24 0-24-37 0-37 23 0 24 37 0 37z">
          <text:p/>
        </draw:path>
        <draw:path draw:style-name="gr1" draw:text-style-name="P1" draw:layer="layout" svg:width="0.035cm" svg:height="0.036cm" svg:x="22.185cm" svg:y="12.283cm" svg:viewBox="0 0 36 37" svg:d="M18 37c-24 0-24-37 0-37 23 0 24 37 0 37z">
          <text:p/>
        </draw:path>
        <draw:path draw:style-name="gr1" draw:text-style-name="P1" draw:layer="layout" svg:width="0.035cm" svg:height="0.035cm" svg:x="22.185cm" svg:y="12.786cm" svg:viewBox="0 0 36 36" svg:d="M18 36c-24 0-24-36 0-36 23 0 24 36 0 36z">
          <text:p/>
        </draw:path>
        <draw:path draw:style-name="gr1" draw:text-style-name="P1" draw:layer="layout" svg:width="0.035cm" svg:height="0.035cm" svg:x="22.185cm" svg:y="13.288cm" svg:viewBox="0 0 36 36" svg:d="M18 36c-24 0-24-36 0-36 23 0 24 36 0 36z">
          <text:p/>
        </draw:path>
        <draw:path draw:style-name="gr1" draw:text-style-name="P1" draw:layer="layout" svg:width="0.035cm" svg:height="0.035cm" svg:x="22.185cm" svg:y="13.79cm" svg:viewBox="0 0 36 36" svg:d="M18 36c-24 0-24-36 0-36 23 0 24 36 0 36z">
          <text:p/>
        </draw:path>
        <draw:path draw:style-name="gr1" draw:text-style-name="P1" draw:layer="layout" svg:width="0.035cm" svg:height="0.035cm" svg:x="22.185cm" svg:y="14.292cm" svg:viewBox="0 0 36 36" svg:d="M18 36c-24 0-24-36 0-36 23 0 24 36 0 36z">
          <text:p/>
        </draw:path>
        <draw:path draw:style-name="gr1" draw:text-style-name="P1" draw:layer="layout" svg:width="0.035cm" svg:height="0.036cm" svg:x="22.185cm" svg:y="14.794cm" svg:viewBox="0 0 36 37" svg:d="M18 37c-24 0-24-37 0-37 23 0 24 37 0 37z">
          <text:p/>
        </draw:path>
        <draw:path draw:style-name="gr1" draw:text-style-name="P1" draw:layer="layout" svg:width="0.035cm" svg:height="0.035cm" svg:x="22.185cm" svg:y="15.297cm" svg:viewBox="0 0 36 36" svg:d="M18 36c-24 0-24-36 0-36 23 0 24 36 0 36z">
          <text:p/>
        </draw:path>
        <draw:path draw:style-name="gr1" draw:text-style-name="P1" draw:layer="layout" svg:width="0.035cm" svg:height="0.035cm" svg:x="22.185cm" svg:y="15.799cm" svg:viewBox="0 0 36 36" svg:d="M18 36c-24 0-24-36 0-36 23 0 24 36 0 36z">
          <text:p/>
        </draw:path>
        <draw:path draw:style-name="gr1" draw:text-style-name="P1" draw:layer="layout" svg:width="0.035cm" svg:height="0.035cm" svg:x="22.185cm" svg:y="16.301cm" svg:viewBox="0 0 36 36" svg:d="M18 36c-24 0-24-36 0-36 23 0 24 36 0 36z">
          <text:p/>
        </draw:path>
        <draw:path draw:style-name="gr1" draw:text-style-name="P1" draw:layer="layout" svg:width="0.035cm" svg:height="0.035cm" svg:x="22.185cm" svg:y="16.803cm" svg:viewBox="0 0 36 36" svg:d="M18 36c-24 0-24-36 0-36 23 0 24 36 0 36z">
          <text:p/>
        </draw:path>
        <draw:path draw:style-name="gr1" draw:text-style-name="P1" draw:layer="layout" svg:width="0.035cm" svg:height="0.036cm" svg:x="22.185cm" svg:y="17.305cm" svg:viewBox="0 0 36 37" svg:d="M18 37c-24 0-24-37 0-37 23 0 24 37 0 37z">
          <text:p/>
        </draw:path>
        <draw:path draw:style-name="gr1" draw:text-style-name="P1" draw:layer="layout" svg:width="0.035cm" svg:height="0.035cm" svg:x="22.185cm" svg:y="17.808cm" svg:viewBox="0 0 36 36" svg:d="M18 36c-24 0-24-36 0-36 23 0 24 36 0 36z">
          <text:p/>
        </draw:path>
        <draw:path draw:style-name="gr1" draw:text-style-name="P1" draw:layer="layout" svg:width="0.035cm" svg:height="0.035cm" svg:x="22.185cm" svg:y="18.31cm" svg:viewBox="0 0 36 36" svg:d="M18 36c-24 0-24-36 0-36 23 0 24 36 0 36z">
          <text:p/>
        </draw:path>
        <draw:path draw:style-name="gr1" draw:text-style-name="P1" draw:layer="layout" svg:width="0.035cm" svg:height="0.035cm" svg:x="22.185cm" svg:y="18.812cm" svg:viewBox="0 0 36 36" svg:d="M18 36c-24 0-24-36 0-36 23 0 24 36 0 36z">
          <text:p/>
        </draw:path>
        <draw:path draw:style-name="gr1" draw:text-style-name="P1" draw:layer="layout" svg:width="0.035cm" svg:height="0.036cm" svg:x="22.185cm" svg:y="19.314cm" svg:viewBox="0 0 36 37" svg:d="M18 37c-24 0-24-37 0-37 23 0 24 37 0 37z">
          <text:p/>
        </draw:path>
        <draw:path draw:style-name="gr1" draw:text-style-name="P1" draw:layer="layout" svg:width="0.035cm" svg:height="0.036cm" svg:x="22.185cm" svg:y="19.816cm" svg:viewBox="0 0 36 37" svg:d="M18 37c-24 0-24-37 0-37 23 0 24 37 0 37z">
          <text:p/>
        </draw:path>
        <draw:path draw:style-name="gr1" draw:text-style-name="P1" draw:layer="layout" svg:width="0.035cm" svg:height="0.035cm" svg:x="22.185cm" svg:y="20.319cm" svg:viewBox="0 0 36 36" svg:d="M18 36c-24 0-24-36 0-36 23 0 24 36 0 36z">
          <text:p/>
        </draw:path>
        <draw:path draw:style-name="gr1" draw:text-style-name="P1" draw:layer="layout" svg:width="0.035cm" svg:height="0.035cm" svg:x="22.185cm" svg:y="20.821cm" svg:viewBox="0 0 36 36" svg:d="M18 36c-24 0-24-36 0-36 23 0 24 36 0 36z">
          <text:p/>
        </draw:path>
        <draw:path draw:style-name="gr1" draw:text-style-name="P1" draw:layer="layout" svg:width="0.034cm" svg:height="0.035cm" svg:x="21.686cm" svg:y="1.235cm" svg:viewBox="0 0 35 36" svg:d="M17 36c-23 0-23-36 0-36s23 36 0 36z">
          <text:p/>
        </draw:path>
        <draw:path draw:style-name="gr1" draw:text-style-name="P1" draw:layer="layout" svg:width="0.034cm" svg:height="0.036cm" svg:x="21.686cm" svg:y="1.737cm" svg:viewBox="0 0 35 37" svg:d="M17 37c-23 0-23-37 0-37s23 37 0 37z">
          <text:p/>
        </draw:path>
        <draw:path draw:style-name="gr1" draw:text-style-name="P1" draw:layer="layout" svg:width="0.034cm" svg:height="0.036cm" svg:x="21.686cm" svg:y="2.239cm" svg:viewBox="0 0 35 37" svg:d="M17 37c-23 0-23-37 0-37s23 37 0 37z">
          <text:p/>
        </draw:path>
        <draw:path draw:style-name="gr1" draw:text-style-name="P1" draw:layer="layout" svg:width="0.034cm" svg:height="0.035cm" svg:x="21.686cm" svg:y="2.742cm" svg:viewBox="0 0 35 36" svg:d="M17 36c-23 0-23-36 0-36s23 36 0 36z">
          <text:p/>
        </draw:path>
        <draw:path draw:style-name="gr1" draw:text-style-name="P1" draw:layer="layout" svg:width="0.034cm" svg:height="0.035cm" svg:x="21.686cm" svg:y="3.244cm" svg:viewBox="0 0 35 36" svg:d="M17 36c-23 0-23-36 0-36s23 36 0 36z">
          <text:p/>
        </draw:path>
        <draw:path draw:style-name="gr1" draw:text-style-name="P1" draw:layer="layout" svg:width="0.034cm" svg:height="0.035cm" svg:x="21.686cm" svg:y="3.746cm" svg:viewBox="0 0 35 36" svg:d="M17 36c-23 0-23-36 0-36s23 36 0 36z">
          <text:p/>
        </draw:path>
        <draw:path draw:style-name="gr1" draw:text-style-name="P1" draw:layer="layout" svg:width="0.034cm" svg:height="0.036cm" svg:x="21.686cm" svg:y="4.248cm" svg:viewBox="0 0 35 37" svg:d="M17 37c-23 0-23-37 0-37s23 37 0 37z">
          <text:p/>
        </draw:path>
        <draw:path draw:style-name="gr1" draw:text-style-name="P1" draw:layer="layout" svg:width="0.034cm" svg:height="0.035cm" svg:x="21.686cm" svg:y="4.751cm" svg:viewBox="0 0 35 36" svg:d="M17 36c-23 0-23-36 0-36s23 36 0 36z">
          <text:p/>
        </draw:path>
        <draw:path draw:style-name="gr1" draw:text-style-name="P1" draw:layer="layout" svg:width="0.034cm" svg:height="0.035cm" svg:x="21.686cm" svg:y="5.253cm" svg:viewBox="0 0 35 36" svg:d="M17 36c-23 0-23-36 0-36s23 36 0 36z">
          <text:p/>
        </draw:path>
        <draw:path draw:style-name="gr1" draw:text-style-name="P1" draw:layer="layout" svg:width="0.034cm" svg:height="0.035cm" svg:x="21.686cm" svg:y="5.755cm" svg:viewBox="0 0 35 36" svg:d="M17 36c-23 0-23-36 0-36s23 36 0 36z">
          <text:p/>
        </draw:path>
        <draw:path draw:style-name="gr1" draw:text-style-name="P1" draw:layer="layout" svg:width="0.034cm" svg:height="0.035cm" svg:x="21.686cm" svg:y="6.257cm" svg:viewBox="0 0 35 36" svg:d="M17 36c-23 0-23-36 0-36s23 36 0 36z">
          <text:p/>
        </draw:path>
        <draw:path draw:style-name="gr1" draw:text-style-name="P1" draw:layer="layout" svg:width="0.034cm" svg:height="0.036cm" svg:x="21.686cm" svg:y="6.759cm" svg:viewBox="0 0 35 37" svg:d="M17 37c-23 0-23-37 0-37s23 37 0 37z">
          <text:p/>
        </draw:path>
        <draw:path draw:style-name="gr1" draw:text-style-name="P1" draw:layer="layout" svg:width="0.034cm" svg:height="0.035cm" svg:x="21.686cm" svg:y="7.262cm" svg:viewBox="0 0 35 36" svg:d="M17 36c-23 0-23-36 0-36s23 36 0 36z">
          <text:p/>
        </draw:path>
        <draw:path draw:style-name="gr1" draw:text-style-name="P1" draw:layer="layout" svg:width="0.034cm" svg:height="0.035cm" svg:x="21.686cm" svg:y="7.764cm" svg:viewBox="0 0 35 36" svg:d="M17 36c-23 0-23-36 0-36s23 36 0 36z">
          <text:p/>
        </draw:path>
        <draw:path draw:style-name="gr1" draw:text-style-name="P1" draw:layer="layout" svg:width="0.034cm" svg:height="0.035cm" svg:x="21.686cm" svg:y="8.266cm" svg:viewBox="0 0 35 36" svg:d="M17 36c-23 0-23-36 0-36s23 36 0 36z">
          <text:p/>
        </draw:path>
        <draw:path draw:style-name="gr1" draw:text-style-name="P1" draw:layer="layout" svg:width="0.034cm" svg:height="0.035cm" svg:x="21.686cm" svg:y="8.768cm" svg:viewBox="0 0 35 36" svg:d="M17 36c-23 0-23-36 0-36s23 36 0 36z">
          <text:p/>
        </draw:path>
        <draw:path draw:style-name="gr1" draw:text-style-name="P1" draw:layer="layout" svg:width="0.034cm" svg:height="0.036cm" svg:x="21.686cm" svg:y="9.27cm" svg:viewBox="0 0 35 37" svg:d="M17 37c-23 0-23-37 0-37s23 37 0 37z">
          <text:p/>
        </draw:path>
        <draw:path draw:style-name="gr1" draw:text-style-name="P1" draw:layer="layout" svg:width="0.034cm" svg:height="0.035cm" svg:x="21.686cm" svg:y="9.773cm" svg:viewBox="0 0 35 36" svg:d="M17 36c-23 0-23-36 0-36s23 36 0 36z">
          <text:p/>
        </draw:path>
        <draw:path draw:style-name="gr1" draw:text-style-name="P1" draw:layer="layout" svg:width="0.034cm" svg:height="0.035cm" svg:x="21.686cm" svg:y="10.275cm" svg:viewBox="0 0 35 36" svg:d="M17 36c-23 0-23-36 0-36s23 36 0 36z">
          <text:p/>
        </draw:path>
        <draw:path draw:style-name="gr1" draw:text-style-name="P1" draw:layer="layout" svg:width="0.034cm" svg:height="0.035cm" svg:x="21.686cm" svg:y="10.777cm" svg:viewBox="0 0 35 36" svg:d="M17 36c-23 0-23-36 0-36s23 36 0 36z">
          <text:p/>
        </draw:path>
        <draw:path draw:style-name="gr1" draw:text-style-name="P1" draw:layer="layout" svg:width="0.034cm" svg:height="0.035cm" svg:x="21.686cm" svg:y="11.279cm" svg:viewBox="0 0 35 36" svg:d="M17 36c-23 0-23-36 0-36s23 36 0 36z">
          <text:p/>
        </draw:path>
        <draw:path draw:style-name="gr1" draw:text-style-name="P1" draw:layer="layout" svg:width="0.034cm" svg:height="0.036cm" svg:x="21.686cm" svg:y="11.781cm" svg:viewBox="0 0 35 37" svg:d="M17 37c-23 0-23-37 0-37s23 37 0 37z">
          <text:p/>
        </draw:path>
        <draw:path draw:style-name="gr1" draw:text-style-name="P1" draw:layer="layout" svg:width="0.034cm" svg:height="0.036cm" svg:x="21.686cm" svg:y="12.283cm" svg:viewBox="0 0 35 37" svg:d="M17 37c-23 0-23-37 0-37s23 37 0 37z">
          <text:p/>
        </draw:path>
        <draw:path draw:style-name="gr1" draw:text-style-name="P1" draw:layer="layout" svg:width="0.034cm" svg:height="0.035cm" svg:x="21.686cm" svg:y="12.786cm" svg:viewBox="0 0 35 36" svg:d="M17 36c-23 0-23-36 0-36s23 36 0 36z">
          <text:p/>
        </draw:path>
        <draw:path draw:style-name="gr1" draw:text-style-name="P1" draw:layer="layout" svg:width="0.034cm" svg:height="0.035cm" svg:x="21.686cm" svg:y="13.288cm" svg:viewBox="0 0 35 36" svg:d="M17 36c-23 0-23-36 0-36s23 36 0 36z">
          <text:p/>
        </draw:path>
        <draw:path draw:style-name="gr1" draw:text-style-name="P1" draw:layer="layout" svg:width="0.034cm" svg:height="0.035cm" svg:x="21.686cm" svg:y="13.79cm" svg:viewBox="0 0 35 36" svg:d="M17 36c-23 0-23-36 0-36s23 36 0 36z">
          <text:p/>
        </draw:path>
        <draw:path draw:style-name="gr1" draw:text-style-name="P1" draw:layer="layout" svg:width="0.034cm" svg:height="0.035cm" svg:x="21.686cm" svg:y="14.292cm" svg:viewBox="0 0 35 36" svg:d="M17 36c-23 0-23-36 0-36s23 36 0 36z">
          <text:p/>
        </draw:path>
        <draw:path draw:style-name="gr1" draw:text-style-name="P1" draw:layer="layout" svg:width="0.034cm" svg:height="0.036cm" svg:x="21.686cm" svg:y="14.794cm" svg:viewBox="0 0 35 37" svg:d="M17 37c-23 0-23-37 0-37s23 37 0 37z">
          <text:p/>
        </draw:path>
        <draw:path draw:style-name="gr1" draw:text-style-name="P1" draw:layer="layout" svg:width="0.034cm" svg:height="0.035cm" svg:x="21.686cm" svg:y="15.297cm" svg:viewBox="0 0 35 36" svg:d="M17 36c-23 0-23-36 0-36s23 36 0 36z">
          <text:p/>
        </draw:path>
        <draw:path draw:style-name="gr1" draw:text-style-name="P1" draw:layer="layout" svg:width="0.034cm" svg:height="0.035cm" svg:x="21.686cm" svg:y="15.799cm" svg:viewBox="0 0 35 36" svg:d="M17 36c-23 0-23-36 0-36s23 36 0 36z">
          <text:p/>
        </draw:path>
        <draw:path draw:style-name="gr1" draw:text-style-name="P1" draw:layer="layout" svg:width="0.034cm" svg:height="0.035cm" svg:x="21.686cm" svg:y="16.301cm" svg:viewBox="0 0 35 36" svg:d="M17 36c-23 0-23-36 0-36s23 36 0 36z">
          <text:p/>
        </draw:path>
        <draw:path draw:style-name="gr1" draw:text-style-name="P1" draw:layer="layout" svg:width="0.034cm" svg:height="0.035cm" svg:x="21.686cm" svg:y="16.803cm" svg:viewBox="0 0 35 36" svg:d="M17 36c-23 0-23-36 0-36s23 36 0 36z">
          <text:p/>
        </draw:path>
        <draw:path draw:style-name="gr1" draw:text-style-name="P1" draw:layer="layout" svg:width="0.034cm" svg:height="0.036cm" svg:x="21.686cm" svg:y="17.305cm" svg:viewBox="0 0 35 37" svg:d="M17 37c-23 0-23-37 0-37s23 37 0 37z">
          <text:p/>
        </draw:path>
        <draw:path draw:style-name="gr1" draw:text-style-name="P1" draw:layer="layout" svg:width="0.034cm" svg:height="0.035cm" svg:x="21.686cm" svg:y="17.808cm" svg:viewBox="0 0 35 36" svg:d="M17 36c-23 0-23-36 0-36s23 36 0 36z">
          <text:p/>
        </draw:path>
        <draw:path draw:style-name="gr1" draw:text-style-name="P1" draw:layer="layout" svg:width="0.034cm" svg:height="0.035cm" svg:x="21.686cm" svg:y="18.31cm" svg:viewBox="0 0 35 36" svg:d="M17 36c-23 0-23-36 0-36s23 36 0 36z">
          <text:p/>
        </draw:path>
        <draw:path draw:style-name="gr1" draw:text-style-name="P1" draw:layer="layout" svg:width="0.034cm" svg:height="0.035cm" svg:x="21.686cm" svg:y="18.812cm" svg:viewBox="0 0 35 36" svg:d="M17 36c-23 0-23-36 0-36s23 36 0 36z">
          <text:p/>
        </draw:path>
        <draw:path draw:style-name="gr1" draw:text-style-name="P1" draw:layer="layout" svg:width="0.034cm" svg:height="0.036cm" svg:x="21.686cm" svg:y="19.314cm" svg:viewBox="0 0 35 37" svg:d="M17 37c-23 0-23-37 0-37s23 37 0 37z">
          <text:p/>
        </draw:path>
        <draw:path draw:style-name="gr1" draw:text-style-name="P1" draw:layer="layout" svg:width="0.034cm" svg:height="0.036cm" svg:x="21.686cm" svg:y="19.816cm" svg:viewBox="0 0 35 37" svg:d="M17 37c-23 0-23-37 0-37s23 37 0 37z">
          <text:p/>
        </draw:path>
        <draw:path draw:style-name="gr1" draw:text-style-name="P1" draw:layer="layout" svg:width="0.034cm" svg:height="0.035cm" svg:x="21.686cm" svg:y="20.319cm" svg:viewBox="0 0 35 36" svg:d="M17 36c-23 0-23-36 0-36s23 36 0 36z">
          <text:p/>
        </draw:path>
        <draw:path draw:style-name="gr1" draw:text-style-name="P1" draw:layer="layout" svg:width="0.034cm" svg:height="0.035cm" svg:x="21.686cm" svg:y="20.821cm" svg:viewBox="0 0 35 36" svg:d="M17 36c-23 0-23-36 0-36s23 36 0 36z">
          <text:p/>
        </draw:path>
        <draw:path draw:style-name="gr1" draw:text-style-name="P1" draw:layer="layout" svg:width="0.034cm" svg:height="0.035cm" svg:x="21.186cm" svg:y="1.235cm" svg:viewBox="0 0 35 36" svg:d="M18 36c-24 0-24-36 0-36 23 0 23 36 0 36z">
          <text:p/>
        </draw:path>
        <draw:path draw:style-name="gr1" draw:text-style-name="P1" draw:layer="layout" svg:width="0.034cm" svg:height="0.036cm" svg:x="21.186cm" svg:y="1.737cm" svg:viewBox="0 0 35 37" svg:d="M18 37c-24 0-24-37 0-37 23 0 23 37 0 37z">
          <text:p/>
        </draw:path>
        <draw:path draw:style-name="gr1" draw:text-style-name="P1" draw:layer="layout" svg:width="0.034cm" svg:height="0.036cm" svg:x="21.186cm" svg:y="2.239cm" svg:viewBox="0 0 35 37" svg:d="M18 37c-24 0-24-37 0-37 23 0 23 37 0 37z">
          <text:p/>
        </draw:path>
        <draw:path draw:style-name="gr1" draw:text-style-name="P1" draw:layer="layout" svg:width="0.034cm" svg:height="0.035cm" svg:x="21.186cm" svg:y="2.742cm" svg:viewBox="0 0 35 36" svg:d="M18 36c-24 0-24-36 0-36 23 0 23 36 0 36z">
          <text:p/>
        </draw:path>
        <draw:path draw:style-name="gr1" draw:text-style-name="P1" draw:layer="layout" svg:width="0.034cm" svg:height="0.035cm" svg:x="21.186cm" svg:y="3.244cm" svg:viewBox="0 0 35 36" svg:d="M18 36c-24 0-24-36 0-36 23 0 23 36 0 36z">
          <text:p/>
        </draw:path>
        <draw:path draw:style-name="gr1" draw:text-style-name="P1" draw:layer="layout" svg:width="0.034cm" svg:height="0.035cm" svg:x="21.186cm" svg:y="3.746cm" svg:viewBox="0 0 35 36" svg:d="M18 36c-24 0-24-36 0-36 23 0 23 36 0 36z">
          <text:p/>
        </draw:path>
        <draw:path draw:style-name="gr1" draw:text-style-name="P1" draw:layer="layout" svg:width="0.034cm" svg:height="0.036cm" svg:x="21.186cm" svg:y="4.248cm" svg:viewBox="0 0 35 37" svg:d="M18 37c-24 0-24-37 0-37 23 0 23 37 0 37z">
          <text:p/>
        </draw:path>
        <draw:path draw:style-name="gr1" draw:text-style-name="P1" draw:layer="layout" svg:width="0.034cm" svg:height="0.035cm" svg:x="21.186cm" svg:y="4.751cm" svg:viewBox="0 0 35 36" svg:d="M18 36c-24 0-24-36 0-36 23 0 23 36 0 36z">
          <text:p/>
        </draw:path>
        <draw:path draw:style-name="gr1" draw:text-style-name="P1" draw:layer="layout" svg:width="0.034cm" svg:height="0.035cm" svg:x="21.186cm" svg:y="5.253cm" svg:viewBox="0 0 35 36" svg:d="M18 36c-24 0-24-36 0-36 23 0 23 36 0 36z">
          <text:p/>
        </draw:path>
        <draw:path draw:style-name="gr1" draw:text-style-name="P1" draw:layer="layout" svg:width="0.034cm" svg:height="0.035cm" svg:x="21.186cm" svg:y="5.755cm" svg:viewBox="0 0 35 36" svg:d="M18 36c-24 0-24-36 0-36 23 0 23 36 0 36z">
          <text:p/>
        </draw:path>
        <draw:path draw:style-name="gr1" draw:text-style-name="P1" draw:layer="layout" svg:width="0.034cm" svg:height="0.035cm" svg:x="21.186cm" svg:y="6.257cm" svg:viewBox="0 0 35 36" svg:d="M18 36c-24 0-24-36 0-36 23 0 23 36 0 36z">
          <text:p/>
        </draw:path>
        <draw:path draw:style-name="gr1" draw:text-style-name="P1" draw:layer="layout" svg:width="0.034cm" svg:height="0.036cm" svg:x="21.186cm" svg:y="6.759cm" svg:viewBox="0 0 35 37" svg:d="M18 37c-24 0-24-37 0-37 23 0 23 37 0 37z">
          <text:p/>
        </draw:path>
        <draw:path draw:style-name="gr1" draw:text-style-name="P1" draw:layer="layout" svg:width="0.034cm" svg:height="0.035cm" svg:x="21.186cm" svg:y="7.262cm" svg:viewBox="0 0 35 36" svg:d="M18 36c-24 0-24-36 0-36 23 0 23 36 0 36z">
          <text:p/>
        </draw:path>
        <draw:path draw:style-name="gr1" draw:text-style-name="P1" draw:layer="layout" svg:width="0.034cm" svg:height="0.035cm" svg:x="21.186cm" svg:y="7.764cm" svg:viewBox="0 0 35 36" svg:d="M18 36c-24 0-24-36 0-36 23 0 23 36 0 36z">
          <text:p/>
        </draw:path>
        <draw:path draw:style-name="gr1" draw:text-style-name="P1" draw:layer="layout" svg:width="0.034cm" svg:height="0.035cm" svg:x="21.186cm" svg:y="8.266cm" svg:viewBox="0 0 35 36" svg:d="M18 36c-24 0-24-36 0-36 23 0 23 36 0 36z">
          <text:p/>
        </draw:path>
        <draw:path draw:style-name="gr1" draw:text-style-name="P1" draw:layer="layout" svg:width="0.034cm" svg:height="0.035cm" svg:x="21.186cm" svg:y="8.768cm" svg:viewBox="0 0 35 36" svg:d="M18 36c-24 0-24-36 0-36 23 0 23 36 0 36z">
          <text:p/>
        </draw:path>
        <draw:path draw:style-name="gr1" draw:text-style-name="P1" draw:layer="layout" svg:width="0.034cm" svg:height="0.036cm" svg:x="21.186cm" svg:y="9.27cm" svg:viewBox="0 0 35 37" svg:d="M18 37c-24 0-24-37 0-37 23 0 23 37 0 37z">
          <text:p/>
        </draw:path>
        <draw:path draw:style-name="gr1" draw:text-style-name="P1" draw:layer="layout" svg:width="0.034cm" svg:height="0.035cm" svg:x="21.186cm" svg:y="9.773cm" svg:viewBox="0 0 35 36" svg:d="M18 36c-24 0-24-36 0-36 23 0 23 36 0 36z">
          <text:p/>
        </draw:path>
        <draw:path draw:style-name="gr1" draw:text-style-name="P1" draw:layer="layout" svg:width="0.034cm" svg:height="0.035cm" svg:x="21.186cm" svg:y="10.275cm" svg:viewBox="0 0 35 36" svg:d="M18 36c-24 0-24-36 0-36 23 0 23 36 0 36z">
          <text:p/>
        </draw:path>
        <draw:path draw:style-name="gr1" draw:text-style-name="P1" draw:layer="layout" svg:width="0.034cm" svg:height="0.035cm" svg:x="21.186cm" svg:y="10.777cm" svg:viewBox="0 0 35 36" svg:d="M18 36c-24 0-24-36 0-36 23 0 23 36 0 36z">
          <text:p/>
        </draw:path>
        <draw:path draw:style-name="gr1" draw:text-style-name="P1" draw:layer="layout" svg:width="0.034cm" svg:height="0.035cm" svg:x="21.186cm" svg:y="11.279cm" svg:viewBox="0 0 35 36" svg:d="M18 36c-24 0-24-36 0-36 23 0 23 36 0 36z">
          <text:p/>
        </draw:path>
        <draw:path draw:style-name="gr1" draw:text-style-name="P1" draw:layer="layout" svg:width="0.034cm" svg:height="0.036cm" svg:x="21.186cm" svg:y="11.781cm" svg:viewBox="0 0 35 37" svg:d="M18 37c-24 0-24-37 0-37 23 0 23 37 0 37z">
          <text:p/>
        </draw:path>
        <draw:path draw:style-name="gr1" draw:text-style-name="P1" draw:layer="layout" svg:width="0.034cm" svg:height="0.036cm" svg:x="21.186cm" svg:y="12.283cm" svg:viewBox="0 0 35 37" svg:d="M18 37c-24 0-24-37 0-37 23 0 23 37 0 37z">
          <text:p/>
        </draw:path>
        <draw:path draw:style-name="gr1" draw:text-style-name="P1" draw:layer="layout" svg:width="0.034cm" svg:height="0.035cm" svg:x="21.186cm" svg:y="12.786cm" svg:viewBox="0 0 35 36" svg:d="M18 36c-24 0-24-36 0-36 23 0 23 36 0 36z">
          <text:p/>
        </draw:path>
        <draw:path draw:style-name="gr1" draw:text-style-name="P1" draw:layer="layout" svg:width="0.034cm" svg:height="0.035cm" svg:x="21.186cm" svg:y="13.288cm" svg:viewBox="0 0 35 36" svg:d="M18 36c-24 0-24-36 0-36 23 0 23 36 0 36z">
          <text:p/>
        </draw:path>
        <draw:path draw:style-name="gr1" draw:text-style-name="P1" draw:layer="layout" svg:width="0.034cm" svg:height="0.035cm" svg:x="21.186cm" svg:y="13.79cm" svg:viewBox="0 0 35 36" svg:d="M18 36c-24 0-24-36 0-36 23 0 23 36 0 36z">
          <text:p/>
        </draw:path>
        <draw:path draw:style-name="gr1" draw:text-style-name="P1" draw:layer="layout" svg:width="0.034cm" svg:height="0.035cm" svg:x="21.186cm" svg:y="14.292cm" svg:viewBox="0 0 35 36" svg:d="M18 36c-24 0-24-36 0-36 23 0 23 36 0 36z">
          <text:p/>
        </draw:path>
        <draw:path draw:style-name="gr1" draw:text-style-name="P1" draw:layer="layout" svg:width="0.034cm" svg:height="0.036cm" svg:x="21.186cm" svg:y="14.794cm" svg:viewBox="0 0 35 37" svg:d="M18 37c-24 0-24-37 0-37 23 0 23 37 0 37z">
          <text:p/>
        </draw:path>
        <draw:path draw:style-name="gr1" draw:text-style-name="P1" draw:layer="layout" svg:width="0.034cm" svg:height="0.035cm" svg:x="21.186cm" svg:y="15.297cm" svg:viewBox="0 0 35 36" svg:d="M18 36c-24 0-24-36 0-36 23 0 23 36 0 36z">
          <text:p/>
        </draw:path>
        <draw:path draw:style-name="gr1" draw:text-style-name="P1" draw:layer="layout" svg:width="0.034cm" svg:height="0.035cm" svg:x="21.186cm" svg:y="15.799cm" svg:viewBox="0 0 35 36" svg:d="M18 36c-24 0-24-36 0-36 23 0 23 36 0 36z">
          <text:p/>
        </draw:path>
        <draw:path draw:style-name="gr1" draw:text-style-name="P1" draw:layer="layout" svg:width="0.034cm" svg:height="0.035cm" svg:x="21.186cm" svg:y="16.301cm" svg:viewBox="0 0 35 36" svg:d="M18 36c-24 0-24-36 0-36 23 0 23 36 0 36z">
          <text:p/>
        </draw:path>
        <draw:path draw:style-name="gr1" draw:text-style-name="P1" draw:layer="layout" svg:width="0.034cm" svg:height="0.035cm" svg:x="21.186cm" svg:y="16.803cm" svg:viewBox="0 0 35 36" svg:d="M18 36c-24 0-24-36 0-36 23 0 23 36 0 36z">
          <text:p/>
        </draw:path>
        <draw:path draw:style-name="gr1" draw:text-style-name="P1" draw:layer="layout" svg:width="0.034cm" svg:height="0.036cm" svg:x="21.186cm" svg:y="17.305cm" svg:viewBox="0 0 35 37" svg:d="M18 37c-24 0-24-37 0-37 23 0 23 37 0 37z">
          <text:p/>
        </draw:path>
        <draw:path draw:style-name="gr1" draw:text-style-name="P1" draw:layer="layout" svg:width="0.034cm" svg:height="0.035cm" svg:x="21.186cm" svg:y="17.808cm" svg:viewBox="0 0 35 36" svg:d="M18 36c-24 0-24-36 0-36 23 0 23 36 0 36z">
          <text:p/>
        </draw:path>
        <draw:path draw:style-name="gr1" draw:text-style-name="P1" draw:layer="layout" svg:width="0.034cm" svg:height="0.035cm" svg:x="21.186cm" svg:y="18.31cm" svg:viewBox="0 0 35 36" svg:d="M18 36c-24 0-24-36 0-36 23 0 23 36 0 36z">
          <text:p/>
        </draw:path>
        <draw:path draw:style-name="gr1" draw:text-style-name="P1" draw:layer="layout" svg:width="0.034cm" svg:height="0.035cm" svg:x="21.186cm" svg:y="18.812cm" svg:viewBox="0 0 35 36" svg:d="M18 36c-24 0-24-36 0-36 23 0 23 36 0 36z">
          <text:p/>
        </draw:path>
        <draw:path draw:style-name="gr1" draw:text-style-name="P1" draw:layer="layout" svg:width="0.034cm" svg:height="0.036cm" svg:x="21.186cm" svg:y="19.314cm" svg:viewBox="0 0 35 37" svg:d="M18 37c-24 0-24-37 0-37 23 0 23 37 0 37z">
          <text:p/>
        </draw:path>
        <draw:path draw:style-name="gr1" draw:text-style-name="P1" draw:layer="layout" svg:width="0.034cm" svg:height="0.036cm" svg:x="21.186cm" svg:y="19.816cm" svg:viewBox="0 0 35 37" svg:d="M18 37c-24 0-24-37 0-37 23 0 23 37 0 37z">
          <text:p/>
        </draw:path>
        <draw:path draw:style-name="gr1" draw:text-style-name="P1" draw:layer="layout" svg:width="0.034cm" svg:height="0.035cm" svg:x="21.186cm" svg:y="20.319cm" svg:viewBox="0 0 35 36" svg:d="M18 36c-24 0-24-36 0-36 23 0 23 36 0 36z">
          <text:p/>
        </draw:path>
        <draw:path draw:style-name="gr1" draw:text-style-name="P1" draw:layer="layout" svg:width="0.034cm" svg:height="0.035cm" svg:x="21.186cm" svg:y="20.821cm" svg:viewBox="0 0 35 36" svg:d="M18 36c-24 0-24-36 0-36 23 0 23 36 0 36z">
          <text:p/>
        </draw:path>
        <draw:path draw:style-name="gr1" draw:text-style-name="P1" draw:layer="layout" svg:width="0.034cm" svg:height="0.035cm" svg:x="20.687cm" svg:y="1.235cm" svg:viewBox="0 0 35 36" svg:d="M17 36c-23 0-23-36 0-36 24 0 24 36 0 36z">
          <text:p/>
        </draw:path>
        <draw:path draw:style-name="gr1" draw:text-style-name="P1" draw:layer="layout" svg:width="0.034cm" svg:height="0.036cm" svg:x="20.687cm" svg:y="1.737cm" svg:viewBox="0 0 35 37" svg:d="M17 37c-23 0-23-37 0-37 24 0 24 37 0 37z">
          <text:p/>
        </draw:path>
        <draw:path draw:style-name="gr1" draw:text-style-name="P1" draw:layer="layout" svg:width="0.034cm" svg:height="0.036cm" svg:x="20.687cm" svg:y="2.239cm" svg:viewBox="0 0 35 37" svg:d="M17 37c-23 0-23-37 0-37 24 0 24 37 0 37z">
          <text:p/>
        </draw:path>
        <draw:path draw:style-name="gr1" draw:text-style-name="P1" draw:layer="layout" svg:width="0.034cm" svg:height="0.035cm" svg:x="20.687cm" svg:y="2.742cm" svg:viewBox="0 0 35 36" svg:d="M17 36c-23 0-23-36 0-36 24 0 24 36 0 36z">
          <text:p/>
        </draw:path>
        <draw:path draw:style-name="gr1" draw:text-style-name="P1" draw:layer="layout" svg:width="0.034cm" svg:height="0.035cm" svg:x="20.687cm" svg:y="3.244cm" svg:viewBox="0 0 35 36" svg:d="M17 36c-23 0-23-36 0-36 24 0 24 36 0 36z">
          <text:p/>
        </draw:path>
        <draw:path draw:style-name="gr1" draw:text-style-name="P1" draw:layer="layout" svg:width="0.034cm" svg:height="0.035cm" svg:x="20.687cm" svg:y="3.746cm" svg:viewBox="0 0 35 36" svg:d="M17 36c-23 0-23-36 0-36 24 0 24 36 0 36z">
          <text:p/>
        </draw:path>
        <draw:path draw:style-name="gr1" draw:text-style-name="P1" draw:layer="layout" svg:width="0.034cm" svg:height="0.036cm" svg:x="20.687cm" svg:y="4.248cm" svg:viewBox="0 0 35 37" svg:d="M17 37c-23 0-23-37 0-37 24 0 24 37 0 37z">
          <text:p/>
        </draw:path>
        <draw:path draw:style-name="gr1" draw:text-style-name="P1" draw:layer="layout" svg:width="0.034cm" svg:height="0.035cm" svg:x="20.687cm" svg:y="4.751cm" svg:viewBox="0 0 35 36" svg:d="M17 36c-23 0-23-36 0-36 24 0 24 36 0 36z">
          <text:p/>
        </draw:path>
        <draw:path draw:style-name="gr1" draw:text-style-name="P1" draw:layer="layout" svg:width="0.034cm" svg:height="0.035cm" svg:x="20.687cm" svg:y="5.253cm" svg:viewBox="0 0 35 36" svg:d="M17 36c-23 0-23-36 0-36 24 0 24 36 0 36z">
          <text:p/>
        </draw:path>
        <draw:path draw:style-name="gr1" draw:text-style-name="P1" draw:layer="layout" svg:width="0.034cm" svg:height="0.035cm" svg:x="20.687cm" svg:y="5.755cm" svg:viewBox="0 0 35 36" svg:d="M17 36c-23 0-23-36 0-36 24 0 24 36 0 36z">
          <text:p/>
        </draw:path>
        <draw:path draw:style-name="gr1" draw:text-style-name="P1" draw:layer="layout" svg:width="0.034cm" svg:height="0.035cm" svg:x="20.687cm" svg:y="6.257cm" svg:viewBox="0 0 35 36" svg:d="M17 36c-23 0-23-36 0-36 24 0 24 36 0 36z">
          <text:p/>
        </draw:path>
        <draw:path draw:style-name="gr1" draw:text-style-name="P1" draw:layer="layout" svg:width="0.034cm" svg:height="0.036cm" svg:x="20.687cm" svg:y="6.759cm" svg:viewBox="0 0 35 37" svg:d="M17 37c-23 0-23-37 0-37 24 0 24 37 0 37z">
          <text:p/>
        </draw:path>
        <draw:path draw:style-name="gr1" draw:text-style-name="P1" draw:layer="layout" svg:width="0.034cm" svg:height="0.035cm" svg:x="20.687cm" svg:y="7.262cm" svg:viewBox="0 0 35 36" svg:d="M17 36c-23 0-23-36 0-36 24 0 24 36 0 36z">
          <text:p/>
        </draw:path>
        <draw:path draw:style-name="gr1" draw:text-style-name="P1" draw:layer="layout" svg:width="0.034cm" svg:height="0.035cm" svg:x="20.687cm" svg:y="7.764cm" svg:viewBox="0 0 35 36" svg:d="M17 36c-23 0-23-36 0-36 24 0 24 36 0 36z">
          <text:p/>
        </draw:path>
        <draw:path draw:style-name="gr1" draw:text-style-name="P1" draw:layer="layout" svg:width="0.034cm" svg:height="0.035cm" svg:x="20.687cm" svg:y="8.266cm" svg:viewBox="0 0 35 36" svg:d="M17 36c-23 0-23-36 0-36 24 0 24 36 0 36z">
          <text:p/>
        </draw:path>
        <draw:path draw:style-name="gr1" draw:text-style-name="P1" draw:layer="layout" svg:width="0.034cm" svg:height="0.035cm" svg:x="20.687cm" svg:y="8.768cm" svg:viewBox="0 0 35 36" svg:d="M17 36c-23 0-23-36 0-36 24 0 24 36 0 36z">
          <text:p/>
        </draw:path>
        <draw:path draw:style-name="gr1" draw:text-style-name="P1" draw:layer="layout" svg:width="0.034cm" svg:height="0.036cm" svg:x="20.687cm" svg:y="9.27cm" svg:viewBox="0 0 35 37" svg:d="M17 37c-23 0-23-37 0-37 24 0 24 37 0 37z">
          <text:p/>
        </draw:path>
        <draw:path draw:style-name="gr1" draw:text-style-name="P1" draw:layer="layout" svg:width="0.034cm" svg:height="0.035cm" svg:x="20.687cm" svg:y="9.773cm" svg:viewBox="0 0 35 36" svg:d="M17 36c-23 0-23-36 0-36 24 0 24 36 0 36z">
          <text:p/>
        </draw:path>
        <draw:path draw:style-name="gr1" draw:text-style-name="P1" draw:layer="layout" svg:width="0.034cm" svg:height="0.035cm" svg:x="20.687cm" svg:y="10.275cm" svg:viewBox="0 0 35 36" svg:d="M17 36c-23 0-23-36 0-36 24 0 24 36 0 36z">
          <text:p/>
        </draw:path>
        <draw:path draw:style-name="gr1" draw:text-style-name="P1" draw:layer="layout" svg:width="0.034cm" svg:height="0.035cm" svg:x="20.687cm" svg:y="11.279cm" svg:viewBox="0 0 35 36" svg:d="M17 36c-23 0-23-36 0-36 24 0 24 36 0 36z">
          <text:p/>
        </draw:path>
        <draw:path draw:style-name="gr1" draw:text-style-name="P1" draw:layer="layout" svg:width="0.034cm" svg:height="0.036cm" svg:x="20.687cm" svg:y="11.781cm" svg:viewBox="0 0 35 37" svg:d="M17 37c-23 0-23-37 0-37 24 0 24 37 0 37z">
          <text:p/>
        </draw:path>
        <draw:path draw:style-name="gr1" draw:text-style-name="P1" draw:layer="layout" svg:width="0.034cm" svg:height="0.036cm" svg:x="20.687cm" svg:y="12.283cm" svg:viewBox="0 0 35 37" svg:d="M17 37c-23 0-23-37 0-37 24 0 24 37 0 37z">
          <text:p/>
        </draw:path>
        <draw:path draw:style-name="gr1" draw:text-style-name="P1" draw:layer="layout" svg:width="0.034cm" svg:height="0.035cm" svg:x="20.687cm" svg:y="12.786cm" svg:viewBox="0 0 35 36" svg:d="M17 36c-23 0-23-36 0-36 24 0 24 36 0 36z">
          <text:p/>
        </draw:path>
        <draw:path draw:style-name="gr1" draw:text-style-name="P1" draw:layer="layout" svg:width="0.034cm" svg:height="0.035cm" svg:x="20.687cm" svg:y="13.288cm" svg:viewBox="0 0 35 36" svg:d="M17 36c-23 0-23-36 0-36 24 0 24 36 0 36z">
          <text:p/>
        </draw:path>
        <draw:path draw:style-name="gr1" draw:text-style-name="P1" draw:layer="layout" svg:width="0.034cm" svg:height="0.035cm" svg:x="20.687cm" svg:y="13.79cm" svg:viewBox="0 0 35 36" svg:d="M17 36c-23 0-23-36 0-36 24 0 24 36 0 36z">
          <text:p/>
        </draw:path>
        <draw:path draw:style-name="gr1" draw:text-style-name="P1" draw:layer="layout" svg:width="0.034cm" svg:height="0.035cm" svg:x="20.687cm" svg:y="14.292cm" svg:viewBox="0 0 35 36" svg:d="M17 36c-23 0-23-36 0-36 24 0 24 36 0 36z">
          <text:p/>
        </draw:path>
        <draw:path draw:style-name="gr1" draw:text-style-name="P1" draw:layer="layout" svg:width="0.034cm" svg:height="0.036cm" svg:x="20.687cm" svg:y="14.794cm" svg:viewBox="0 0 35 37" svg:d="M17 37c-23 0-23-37 0-37 24 0 24 37 0 37z">
          <text:p/>
        </draw:path>
        <draw:path draw:style-name="gr1" draw:text-style-name="P1" draw:layer="layout" svg:width="0.034cm" svg:height="0.035cm" svg:x="20.687cm" svg:y="15.297cm" svg:viewBox="0 0 35 36" svg:d="M17 36c-23 0-23-36 0-36 24 0 24 36 0 36z">
          <text:p/>
        </draw:path>
        <draw:path draw:style-name="gr1" draw:text-style-name="P1" draw:layer="layout" svg:width="0.034cm" svg:height="0.035cm" svg:x="20.687cm" svg:y="15.799cm" svg:viewBox="0 0 35 36" svg:d="M17 36c-23 0-23-36 0-36 24 0 24 36 0 36z">
          <text:p/>
        </draw:path>
        <draw:path draw:style-name="gr1" draw:text-style-name="P1" draw:layer="layout" svg:width="0.034cm" svg:height="0.035cm" svg:x="20.687cm" svg:y="16.301cm" svg:viewBox="0 0 35 36" svg:d="M17 36c-23 0-23-36 0-36 24 0 24 36 0 36z">
          <text:p/>
        </draw:path>
        <draw:path draw:style-name="gr1" draw:text-style-name="P1" draw:layer="layout" svg:width="0.034cm" svg:height="0.035cm" svg:x="20.687cm" svg:y="16.803cm" svg:viewBox="0 0 35 36" svg:d="M17 36c-23 0-23-36 0-36 24 0 24 36 0 36z">
          <text:p/>
        </draw:path>
        <draw:path draw:style-name="gr1" draw:text-style-name="P1" draw:layer="layout" svg:width="0.034cm" svg:height="0.036cm" svg:x="20.687cm" svg:y="17.305cm" svg:viewBox="0 0 35 37" svg:d="M17 37c-23 0-23-37 0-37 24 0 24 37 0 37z">
          <text:p/>
        </draw:path>
        <draw:path draw:style-name="gr1" draw:text-style-name="P1" draw:layer="layout" svg:width="0.034cm" svg:height="0.035cm" svg:x="20.687cm" svg:y="17.808cm" svg:viewBox="0 0 35 36" svg:d="M17 36c-23 0-23-36 0-36 24 0 24 36 0 36z">
          <text:p/>
        </draw:path>
        <draw:path draw:style-name="gr1" draw:text-style-name="P1" draw:layer="layout" svg:width="0.034cm" svg:height="0.035cm" svg:x="20.687cm" svg:y="18.31cm" svg:viewBox="0 0 35 36" svg:d="M17 36c-23 0-23-36 0-36 24 0 24 36 0 36z">
          <text:p/>
        </draw:path>
        <draw:path draw:style-name="gr1" draw:text-style-name="P1" draw:layer="layout" svg:width="0.034cm" svg:height="0.035cm" svg:x="20.687cm" svg:y="18.812cm" svg:viewBox="0 0 35 36" svg:d="M17 36c-23 0-23-36 0-36 24 0 24 36 0 36z">
          <text:p/>
        </draw:path>
        <draw:path draw:style-name="gr1" draw:text-style-name="P1" draw:layer="layout" svg:width="0.034cm" svg:height="0.036cm" svg:x="20.687cm" svg:y="19.314cm" svg:viewBox="0 0 35 37" svg:d="M17 37c-23 0-23-37 0-37 24 0 24 37 0 37z">
          <text:p/>
        </draw:path>
        <draw:path draw:style-name="gr1" draw:text-style-name="P1" draw:layer="layout" svg:width="0.034cm" svg:height="0.036cm" svg:x="20.687cm" svg:y="19.816cm" svg:viewBox="0 0 35 37" svg:d="M17 37c-23 0-23-37 0-37 24 0 24 37 0 37z">
          <text:p/>
        </draw:path>
        <draw:path draw:style-name="gr1" draw:text-style-name="P1" draw:layer="layout" svg:width="0.034cm" svg:height="0.035cm" svg:x="20.687cm" svg:y="20.319cm" svg:viewBox="0 0 35 36" svg:d="M17 36c-23 0-23-36 0-36 24 0 24 36 0 36z">
          <text:p/>
        </draw:path>
        <draw:path draw:style-name="gr1" draw:text-style-name="P1" draw:layer="layout" svg:width="0.034cm" svg:height="0.035cm" svg:x="20.188cm" svg:y="1.235cm" svg:viewBox="0 0 35 36" svg:d="M17 36c-23 0-23-36 0-36s23 36 0 36z">
          <text:p/>
        </draw:path>
        <draw:path draw:style-name="gr1" draw:text-style-name="P1" draw:layer="layout" svg:width="0.034cm" svg:height="0.036cm" svg:x="20.188cm" svg:y="1.737cm" svg:viewBox="0 0 35 37" svg:d="M17 37c-23 0-23-37 0-37s23 37 0 37z">
          <text:p/>
        </draw:path>
        <draw:path draw:style-name="gr1" draw:text-style-name="P1" draw:layer="layout" svg:width="0.034cm" svg:height="0.036cm" svg:x="20.188cm" svg:y="2.239cm" svg:viewBox="0 0 35 37" svg:d="M17 37c-23 0-23-37 0-37s23 37 0 37z">
          <text:p/>
        </draw:path>
        <draw:path draw:style-name="gr1" draw:text-style-name="P1" draw:layer="layout" svg:width="0.034cm" svg:height="0.035cm" svg:x="20.188cm" svg:y="2.742cm" svg:viewBox="0 0 35 36" svg:d="M17 36c-23 0-23-36 0-36s23 36 0 36z">
          <text:p/>
        </draw:path>
        <draw:path draw:style-name="gr1" draw:text-style-name="P1" draw:layer="layout" svg:width="0.034cm" svg:height="0.035cm" svg:x="20.188cm" svg:y="3.244cm" svg:viewBox="0 0 35 36" svg:d="M17 36c-23 0-23-36 0-36s23 36 0 36z">
          <text:p/>
        </draw:path>
        <draw:path draw:style-name="gr1" draw:text-style-name="P1" draw:layer="layout" svg:width="0.034cm" svg:height="0.035cm" svg:x="20.188cm" svg:y="3.746cm" svg:viewBox="0 0 35 36" svg:d="M17 36c-23 0-23-36 0-36s23 36 0 36z">
          <text:p/>
        </draw:path>
        <draw:path draw:style-name="gr1" draw:text-style-name="P1" draw:layer="layout" svg:width="0.034cm" svg:height="0.036cm" svg:x="20.188cm" svg:y="4.248cm" svg:viewBox="0 0 35 37" svg:d="M17 37c-23 0-23-37 0-37s23 37 0 37z">
          <text:p/>
        </draw:path>
        <draw:path draw:style-name="gr1" draw:text-style-name="P1" draw:layer="layout" svg:width="0.034cm" svg:height="0.035cm" svg:x="20.188cm" svg:y="4.751cm" svg:viewBox="0 0 35 36" svg:d="M17 36c-23 0-23-36 0-36s23 36 0 36z">
          <text:p/>
        </draw:path>
        <draw:path draw:style-name="gr1" draw:text-style-name="P1" draw:layer="layout" svg:width="0.034cm" svg:height="0.035cm" svg:x="20.188cm" svg:y="5.253cm" svg:viewBox="0 0 35 36" svg:d="M17 36c-23 0-23-36 0-36s23 36 0 36z">
          <text:p/>
        </draw:path>
        <draw:path draw:style-name="gr1" draw:text-style-name="P1" draw:layer="layout" svg:width="0.034cm" svg:height="0.035cm" svg:x="20.188cm" svg:y="5.755cm" svg:viewBox="0 0 35 36" svg:d="M17 36c-23 0-23-36 0-36s23 36 0 36z">
          <text:p/>
        </draw:path>
        <draw:path draw:style-name="gr1" draw:text-style-name="P1" draw:layer="layout" svg:width="0.034cm" svg:height="0.035cm" svg:x="20.188cm" svg:y="6.257cm" svg:viewBox="0 0 35 36" svg:d="M17 36c-23 0-23-36 0-36s23 36 0 36z">
          <text:p/>
        </draw:path>
        <draw:path draw:style-name="gr1" draw:text-style-name="P1" draw:layer="layout" svg:width="0.034cm" svg:height="0.036cm" svg:x="20.188cm" svg:y="6.759cm" svg:viewBox="0 0 35 37" svg:d="M17 37c-23 0-23-37 0-37s23 37 0 37z">
          <text:p/>
        </draw:path>
        <draw:path draw:style-name="gr1" draw:text-style-name="P1" draw:layer="layout" svg:width="0.034cm" svg:height="0.035cm" svg:x="20.188cm" svg:y="7.262cm" svg:viewBox="0 0 35 36" svg:d="M17 36c-23 0-23-36 0-36s23 36 0 36z">
          <text:p/>
        </draw:path>
        <draw:path draw:style-name="gr1" draw:text-style-name="P1" draw:layer="layout" svg:width="0.034cm" svg:height="0.035cm" svg:x="20.188cm" svg:y="7.764cm" svg:viewBox="0 0 35 36" svg:d="M17 36c-23 0-23-36 0-36s23 36 0 36z">
          <text:p/>
        </draw:path>
        <draw:path draw:style-name="gr1" draw:text-style-name="P1" draw:layer="layout" svg:width="0.034cm" svg:height="0.035cm" svg:x="20.188cm" svg:y="8.266cm" svg:viewBox="0 0 35 36" svg:d="M17 36c-23 0-23-36 0-36s23 36 0 36z">
          <text:p/>
        </draw:path>
        <draw:path draw:style-name="gr1" draw:text-style-name="P1" draw:layer="layout" svg:width="0.034cm" svg:height="0.035cm" svg:x="20.188cm" svg:y="8.768cm" svg:viewBox="0 0 35 36" svg:d="M17 36c-23 0-23-36 0-36s23 36 0 36z">
          <text:p/>
        </draw:path>
        <draw:path draw:style-name="gr1" draw:text-style-name="P1" draw:layer="layout" svg:width="0.034cm" svg:height="0.036cm" svg:x="20.188cm" svg:y="9.27cm" svg:viewBox="0 0 35 37" svg:d="M17 37c-23 0-23-37 0-37s23 37 0 37z">
          <text:p/>
        </draw:path>
        <draw:path draw:style-name="gr1" draw:text-style-name="P1" draw:layer="layout" svg:width="0.034cm" svg:height="0.035cm" svg:x="20.188cm" svg:y="9.773cm" svg:viewBox="0 0 35 36" svg:d="M17 36c-23 0-23-36 0-36s23 36 0 36z">
          <text:p/>
        </draw:path>
        <draw:path draw:style-name="gr1" draw:text-style-name="P1" draw:layer="layout" svg:width="0.034cm" svg:height="0.035cm" svg:x="20.188cm" svg:y="10.275cm" svg:viewBox="0 0 35 36" svg:d="M17 36c-23 0-23-36 0-36s23 36 0 36z">
          <text:p/>
        </draw:path>
        <draw:path draw:style-name="gr1" draw:text-style-name="P1" draw:layer="layout" svg:width="0.034cm" svg:height="0.035cm" svg:x="20.188cm" svg:y="10.777cm" svg:viewBox="0 0 35 36" svg:d="M17 36c-23 0-23-36 0-36s23 36 0 36z">
          <text:p/>
        </draw:path>
        <draw:path draw:style-name="gr1" draw:text-style-name="P1" draw:layer="layout" svg:width="0.034cm" svg:height="0.035cm" svg:x="20.188cm" svg:y="11.279cm" svg:viewBox="0 0 35 36" svg:d="M17 36c-23 0-23-36 0-36s23 36 0 36z">
          <text:p/>
        </draw:path>
        <draw:path draw:style-name="gr1" draw:text-style-name="P1" draw:layer="layout" svg:width="0.034cm" svg:height="0.036cm" svg:x="20.188cm" svg:y="11.781cm" svg:viewBox="0 0 35 37" svg:d="M17 37c-23 0-23-37 0-37s23 37 0 37z">
          <text:p/>
        </draw:path>
        <draw:path draw:style-name="gr1" draw:text-style-name="P1" draw:layer="layout" svg:width="0.034cm" svg:height="0.036cm" svg:x="20.188cm" svg:y="12.283cm" svg:viewBox="0 0 35 37" svg:d="M17 37c-23 0-23-37 0-37s23 37 0 37z">
          <text:p/>
        </draw:path>
        <draw:path draw:style-name="gr1" draw:text-style-name="P1" draw:layer="layout" svg:width="0.034cm" svg:height="0.035cm" svg:x="20.188cm" svg:y="12.786cm" svg:viewBox="0 0 35 36" svg:d="M17 36c-23 0-23-36 0-36s23 36 0 36z">
          <text:p/>
        </draw:path>
        <draw:path draw:style-name="gr1" draw:text-style-name="P1" draw:layer="layout" svg:width="0.034cm" svg:height="0.035cm" svg:x="20.188cm" svg:y="13.288cm" svg:viewBox="0 0 35 36" svg:d="M17 36c-23 0-23-36 0-36s23 36 0 36z">
          <text:p/>
        </draw:path>
        <draw:path draw:style-name="gr1" draw:text-style-name="P1" draw:layer="layout" svg:width="0.034cm" svg:height="0.035cm" svg:x="20.188cm" svg:y="13.79cm" svg:viewBox="0 0 35 36" svg:d="M17 36c-23 0-23-36 0-36s23 36 0 36z">
          <text:p/>
        </draw:path>
        <draw:path draw:style-name="gr1" draw:text-style-name="P1" draw:layer="layout" svg:width="0.034cm" svg:height="0.035cm" svg:x="20.188cm" svg:y="14.292cm" svg:viewBox="0 0 35 36" svg:d="M17 36c-23 0-23-36 0-36s23 36 0 36z">
          <text:p/>
        </draw:path>
        <draw:path draw:style-name="gr1" draw:text-style-name="P1" draw:layer="layout" svg:width="0.034cm" svg:height="0.036cm" svg:x="20.188cm" svg:y="14.794cm" svg:viewBox="0 0 35 37" svg:d="M17 37c-23 0-23-37 0-37s23 37 0 37z">
          <text:p/>
        </draw:path>
        <draw:path draw:style-name="gr1" draw:text-style-name="P1" draw:layer="layout" svg:width="0.034cm" svg:height="0.035cm" svg:x="20.188cm" svg:y="15.297cm" svg:viewBox="0 0 35 36" svg:d="M17 36c-23 0-23-36 0-36s23 36 0 36z">
          <text:p/>
        </draw:path>
        <draw:path draw:style-name="gr1" draw:text-style-name="P1" draw:layer="layout" svg:width="0.034cm" svg:height="0.035cm" svg:x="20.188cm" svg:y="15.799cm" svg:viewBox="0 0 35 36" svg:d="M17 36c-23 0-23-36 0-36s23 36 0 36z">
          <text:p/>
        </draw:path>
        <draw:path draw:style-name="gr1" draw:text-style-name="P1" draw:layer="layout" svg:width="0.034cm" svg:height="0.035cm" svg:x="20.188cm" svg:y="16.301cm" svg:viewBox="0 0 35 36" svg:d="M17 36c-23 0-23-36 0-36s23 36 0 36z">
          <text:p/>
        </draw:path>
        <draw:path draw:style-name="gr1" draw:text-style-name="P1" draw:layer="layout" svg:width="0.034cm" svg:height="0.035cm" svg:x="20.188cm" svg:y="16.803cm" svg:viewBox="0 0 35 36" svg:d="M17 36c-23 0-23-36 0-36s23 36 0 36z">
          <text:p/>
        </draw:path>
        <draw:path draw:style-name="gr1" draw:text-style-name="P1" draw:layer="layout" svg:width="0.034cm" svg:height="0.036cm" svg:x="20.188cm" svg:y="17.305cm" svg:viewBox="0 0 35 37" svg:d="M17 37c-23 0-23-37 0-37s23 37 0 37z">
          <text:p/>
        </draw:path>
        <draw:path draw:style-name="gr1" draw:text-style-name="P1" draw:layer="layout" svg:width="0.034cm" svg:height="0.035cm" svg:x="20.188cm" svg:y="17.808cm" svg:viewBox="0 0 35 36" svg:d="M17 36c-23 0-23-36 0-36s23 36 0 36z">
          <text:p/>
        </draw:path>
        <draw:path draw:style-name="gr1" draw:text-style-name="P1" draw:layer="layout" svg:width="0.034cm" svg:height="0.035cm" svg:x="20.188cm" svg:y="18.31cm" svg:viewBox="0 0 35 36" svg:d="M17 36c-23 0-23-36 0-36s23 36 0 36z">
          <text:p/>
        </draw:path>
        <draw:path draw:style-name="gr1" draw:text-style-name="P1" draw:layer="layout" svg:width="0.034cm" svg:height="0.035cm" svg:x="20.188cm" svg:y="18.812cm" svg:viewBox="0 0 35 36" svg:d="M17 36c-23 0-23-36 0-36s23 36 0 36z">
          <text:p/>
        </draw:path>
        <draw:path draw:style-name="gr1" draw:text-style-name="P1" draw:layer="layout" svg:width="0.034cm" svg:height="0.036cm" svg:x="20.188cm" svg:y="19.314cm" svg:viewBox="0 0 35 37" svg:d="M17 37c-23 0-23-37 0-37s23 37 0 37z">
          <text:p/>
        </draw:path>
        <draw:path draw:style-name="gr1" draw:text-style-name="P1" draw:layer="layout" svg:width="0.034cm" svg:height="0.036cm" svg:x="20.188cm" svg:y="19.816cm" svg:viewBox="0 0 35 37" svg:d="M17 37c-23 0-23-37 0-37s23 37 0 37z">
          <text:p/>
        </draw:path>
        <draw:path draw:style-name="gr1" draw:text-style-name="P1" draw:layer="layout" svg:width="0.034cm" svg:height="0.035cm" svg:x="20.188cm" svg:y="20.319cm" svg:viewBox="0 0 35 36" svg:d="M17 36c-23 0-23-36 0-36s23 36 0 36z">
          <text:p/>
        </draw:path>
        <draw:path draw:style-name="gr1" draw:text-style-name="P1" draw:layer="layout" svg:width="0.034cm" svg:height="0.035cm" svg:x="20.188cm" svg:y="20.821cm" svg:viewBox="0 0 35 36" svg:d="M17 36c-23 0-23-36 0-36s23 36 0 36z">
          <text:p/>
        </draw:path>
        <draw:path draw:style-name="gr1" draw:text-style-name="P1" draw:layer="layout" svg:width="0.034cm" svg:height="0.035cm" svg:x="19.69cm" svg:y="1.235cm" svg:viewBox="0 0 35 36" svg:d="M18 36c-24 0-24-36 0-36 22 0 22 36 0 36z">
          <text:p/>
        </draw:path>
        <draw:path draw:style-name="gr1" draw:text-style-name="P1" draw:layer="layout" svg:width="0.034cm" svg:height="0.036cm" svg:x="19.69cm" svg:y="1.737cm" svg:viewBox="0 0 35 37" svg:d="M18 37c-24 0-24-37 0-37 22 0 22 37 0 37z">
          <text:p/>
        </draw:path>
        <draw:path draw:style-name="gr1" draw:text-style-name="P1" draw:layer="layout" svg:width="0.034cm" svg:height="0.036cm" svg:x="19.69cm" svg:y="2.239cm" svg:viewBox="0 0 35 37" svg:d="M18 37c-24 0-24-37 0-37 22 0 22 37 0 37z">
          <text:p/>
        </draw:path>
        <draw:path draw:style-name="gr1" draw:text-style-name="P1" draw:layer="layout" svg:width="0.034cm" svg:height="0.035cm" svg:x="19.69cm" svg:y="2.742cm" svg:viewBox="0 0 35 36" svg:d="M18 36c-24 0-24-36 0-36 22 0 22 36 0 36z">
          <text:p/>
        </draw:path>
        <draw:path draw:style-name="gr1" draw:text-style-name="P1" draw:layer="layout" svg:width="0.034cm" svg:height="0.035cm" svg:x="19.69cm" svg:y="3.244cm" svg:viewBox="0 0 35 36" svg:d="M18 36c-24 0-24-36 0-36 22 0 22 36 0 36z">
          <text:p/>
        </draw:path>
        <draw:path draw:style-name="gr1" draw:text-style-name="P1" draw:layer="layout" svg:width="0.034cm" svg:height="0.035cm" svg:x="19.69cm" svg:y="3.746cm" svg:viewBox="0 0 35 36" svg:d="M18 36c-24 0-24-36 0-36 22 0 22 36 0 36z">
          <text:p/>
        </draw:path>
        <draw:path draw:style-name="gr1" draw:text-style-name="P1" draw:layer="layout" svg:width="0.034cm" svg:height="0.036cm" svg:x="19.69cm" svg:y="4.248cm" svg:viewBox="0 0 35 37" svg:d="M18 37c-24 0-24-37 0-37 22 0 22 37 0 37z">
          <text:p/>
        </draw:path>
        <draw:path draw:style-name="gr1" draw:text-style-name="P1" draw:layer="layout" svg:width="0.034cm" svg:height="0.035cm" svg:x="19.69cm" svg:y="4.751cm" svg:viewBox="0 0 35 36" svg:d="M18 36c-24 0-24-36 0-36 22 0 22 36 0 36z">
          <text:p/>
        </draw:path>
        <draw:path draw:style-name="gr1" draw:text-style-name="P1" draw:layer="layout" svg:width="0.034cm" svg:height="0.035cm" svg:x="19.69cm" svg:y="5.253cm" svg:viewBox="0 0 35 36" svg:d="M18 36c-24 0-24-36 0-36 22 0 22 36 0 36z">
          <text:p/>
        </draw:path>
        <draw:path draw:style-name="gr1" draw:text-style-name="P1" draw:layer="layout" svg:width="0.034cm" svg:height="0.035cm" svg:x="19.69cm" svg:y="5.755cm" svg:viewBox="0 0 35 36" svg:d="M18 36c-24 0-24-36 0-36 22 0 22 36 0 36z">
          <text:p/>
        </draw:path>
        <draw:path draw:style-name="gr1" draw:text-style-name="P1" draw:layer="layout" svg:width="0.034cm" svg:height="0.035cm" svg:x="19.69cm" svg:y="6.257cm" svg:viewBox="0 0 35 36" svg:d="M18 36c-24 0-24-36 0-36 22 0 22 36 0 36z">
          <text:p/>
        </draw:path>
        <draw:path draw:style-name="gr1" draw:text-style-name="P1" draw:layer="layout" svg:width="0.034cm" svg:height="0.036cm" svg:x="19.69cm" svg:y="6.759cm" svg:viewBox="0 0 35 37" svg:d="M18 37c-24 0-24-37 0-37 22 0 22 37 0 37z">
          <text:p/>
        </draw:path>
        <draw:path draw:style-name="gr1" draw:text-style-name="P1" draw:layer="layout" svg:width="0.034cm" svg:height="0.035cm" svg:x="19.69cm" svg:y="7.262cm" svg:viewBox="0 0 35 36" svg:d="M18 36c-24 0-24-36 0-36 22 0 22 36 0 36z">
          <text:p/>
        </draw:path>
        <draw:path draw:style-name="gr1" draw:text-style-name="P1" draw:layer="layout" svg:width="0.034cm" svg:height="0.035cm" svg:x="19.69cm" svg:y="7.764cm" svg:viewBox="0 0 35 36" svg:d="M18 36c-24 0-24-36 0-36 22 0 22 36 0 36z">
          <text:p/>
        </draw:path>
        <draw:path draw:style-name="gr1" draw:text-style-name="P1" draw:layer="layout" svg:width="0.034cm" svg:height="0.035cm" svg:x="19.69cm" svg:y="8.266cm" svg:viewBox="0 0 35 36" svg:d="M18 36c-24 0-24-36 0-36 22 0 22 36 0 36z">
          <text:p/>
        </draw:path>
        <draw:path draw:style-name="gr1" draw:text-style-name="P1" draw:layer="layout" svg:width="0.034cm" svg:height="0.035cm" svg:x="19.69cm" svg:y="8.768cm" svg:viewBox="0 0 35 36" svg:d="M18 36c-24 0-24-36 0-36 22 0 22 36 0 36z">
          <text:p/>
        </draw:path>
        <draw:path draw:style-name="gr1" draw:text-style-name="P1" draw:layer="layout" svg:width="0.034cm" svg:height="0.036cm" svg:x="19.69cm" svg:y="9.27cm" svg:viewBox="0 0 35 37" svg:d="M18 37c-24 0-24-37 0-37 22 0 22 37 0 37z">
          <text:p/>
        </draw:path>
        <draw:path draw:style-name="gr1" draw:text-style-name="P1" draw:layer="layout" svg:width="0.034cm" svg:height="0.035cm" svg:x="19.69cm" svg:y="9.773cm" svg:viewBox="0 0 35 36" svg:d="M18 36c-24 0-24-36 0-36 22 0 22 36 0 36z">
          <text:p/>
        </draw:path>
        <draw:path draw:style-name="gr1" draw:text-style-name="P1" draw:layer="layout" svg:width="0.034cm" svg:height="0.035cm" svg:x="19.69cm" svg:y="10.275cm" svg:viewBox="0 0 35 36" svg:d="M18 36c-24 0-24-36 0-36 22 0 22 36 0 36z">
          <text:p/>
        </draw:path>
        <draw:path draw:style-name="gr1" draw:text-style-name="P1" draw:layer="layout" svg:width="0.034cm" svg:height="0.035cm" svg:x="19.69cm" svg:y="10.777cm" svg:viewBox="0 0 35 36" svg:d="M18 36c-24 0-24-36 0-36 22 0 22 36 0 36z">
          <text:p/>
        </draw:path>
        <draw:path draw:style-name="gr1" draw:text-style-name="P1" draw:layer="layout" svg:width="0.034cm" svg:height="0.035cm" svg:x="19.69cm" svg:y="11.279cm" svg:viewBox="0 0 35 36" svg:d="M18 36c-24 0-24-36 0-36 22 0 22 36 0 36z">
          <text:p/>
        </draw:path>
        <draw:path draw:style-name="gr1" draw:text-style-name="P1" draw:layer="layout" svg:width="0.034cm" svg:height="0.036cm" svg:x="19.69cm" svg:y="11.781cm" svg:viewBox="0 0 35 37" svg:d="M18 37c-24 0-24-37 0-37 22 0 22 37 0 37z">
          <text:p/>
        </draw:path>
        <draw:path draw:style-name="gr1" draw:text-style-name="P1" draw:layer="layout" svg:width="0.034cm" svg:height="0.036cm" svg:x="19.69cm" svg:y="12.283cm" svg:viewBox="0 0 35 37" svg:d="M18 37c-24 0-24-37 0-37 22 0 22 37 0 37z">
          <text:p/>
        </draw:path>
        <draw:path draw:style-name="gr1" draw:text-style-name="P1" draw:layer="layout" svg:width="0.034cm" svg:height="0.035cm" svg:x="19.69cm" svg:y="12.786cm" svg:viewBox="0 0 35 36" svg:d="M18 36c-24 0-24-36 0-36 22 0 22 36 0 36z">
          <text:p/>
        </draw:path>
        <draw:path draw:style-name="gr1" draw:text-style-name="P1" draw:layer="layout" svg:width="0.034cm" svg:height="0.035cm" svg:x="19.69cm" svg:y="13.288cm" svg:viewBox="0 0 35 36" svg:d="M18 36c-24 0-24-36 0-36 22 0 22 36 0 36z">
          <text:p/>
        </draw:path>
        <draw:path draw:style-name="gr1" draw:text-style-name="P1" draw:layer="layout" svg:width="0.034cm" svg:height="0.035cm" svg:x="19.69cm" svg:y="13.79cm" svg:viewBox="0 0 35 36" svg:d="M18 36c-24 0-24-36 0-36 22 0 22 36 0 36z">
          <text:p/>
        </draw:path>
        <draw:path draw:style-name="gr1" draw:text-style-name="P1" draw:layer="layout" svg:width="0.034cm" svg:height="0.035cm" svg:x="19.69cm" svg:y="14.292cm" svg:viewBox="0 0 35 36" svg:d="M18 36c-24 0-24-36 0-36 22 0 22 36 0 36z">
          <text:p/>
        </draw:path>
        <draw:path draw:style-name="gr1" draw:text-style-name="P1" draw:layer="layout" svg:width="0.034cm" svg:height="0.036cm" svg:x="19.69cm" svg:y="14.794cm" svg:viewBox="0 0 35 37" svg:d="M18 37c-24 0-24-37 0-37 22 0 22 37 0 37z">
          <text:p/>
        </draw:path>
        <draw:path draw:style-name="gr1" draw:text-style-name="P1" draw:layer="layout" svg:width="0.034cm" svg:height="0.035cm" svg:x="19.69cm" svg:y="15.297cm" svg:viewBox="0 0 35 36" svg:d="M18 36c-24 0-24-36 0-36 22 0 22 36 0 36z">
          <text:p/>
        </draw:path>
        <draw:path draw:style-name="gr1" draw:text-style-name="P1" draw:layer="layout" svg:width="0.034cm" svg:height="0.035cm" svg:x="19.69cm" svg:y="15.799cm" svg:viewBox="0 0 35 36" svg:d="M18 36c-24 0-24-36 0-36 22 0 22 36 0 36z">
          <text:p/>
        </draw:path>
        <draw:path draw:style-name="gr1" draw:text-style-name="P1" draw:layer="layout" svg:width="0.034cm" svg:height="0.035cm" svg:x="19.69cm" svg:y="16.301cm" svg:viewBox="0 0 35 36" svg:d="M18 36c-24 0-24-36 0-36 22 0 22 36 0 36z">
          <text:p/>
        </draw:path>
        <draw:path draw:style-name="gr1" draw:text-style-name="P1" draw:layer="layout" svg:width="0.034cm" svg:height="0.035cm" svg:x="19.69cm" svg:y="16.803cm" svg:viewBox="0 0 35 36" svg:d="M18 36c-24 0-24-36 0-36 22 0 22 36 0 36z">
          <text:p/>
        </draw:path>
        <draw:path draw:style-name="gr1" draw:text-style-name="P1" draw:layer="layout" svg:width="0.034cm" svg:height="0.036cm" svg:x="19.69cm" svg:y="17.305cm" svg:viewBox="0 0 35 37" svg:d="M18 37c-24 0-24-37 0-37 22 0 22 37 0 37z">
          <text:p/>
        </draw:path>
        <draw:path draw:style-name="gr1" draw:text-style-name="P1" draw:layer="layout" svg:width="0.034cm" svg:height="0.035cm" svg:x="19.69cm" svg:y="17.808cm" svg:viewBox="0 0 35 36" svg:d="M18 36c-24 0-24-36 0-36 22 0 22 36 0 36z">
          <text:p/>
        </draw:path>
        <draw:path draw:style-name="gr1" draw:text-style-name="P1" draw:layer="layout" svg:width="0.034cm" svg:height="0.035cm" svg:x="19.69cm" svg:y="18.31cm" svg:viewBox="0 0 35 36" svg:d="M18 36c-24 0-24-36 0-36 22 0 22 36 0 36z">
          <text:p/>
        </draw:path>
        <draw:path draw:style-name="gr1" draw:text-style-name="P1" draw:layer="layout" svg:width="0.034cm" svg:height="0.035cm" svg:x="19.69cm" svg:y="18.812cm" svg:viewBox="0 0 35 36" svg:d="M18 36c-24 0-24-36 0-36 22 0 22 36 0 36z">
          <text:p/>
        </draw:path>
        <draw:path draw:style-name="gr1" draw:text-style-name="P1" draw:layer="layout" svg:width="0.034cm" svg:height="0.036cm" svg:x="19.69cm" svg:y="19.314cm" svg:viewBox="0 0 35 37" svg:d="M18 37c-24 0-24-37 0-37 22 0 22 37 0 37z">
          <text:p/>
        </draw:path>
        <draw:path draw:style-name="gr1" draw:text-style-name="P1" draw:layer="layout" svg:width="0.034cm" svg:height="0.036cm" svg:x="19.69cm" svg:y="19.816cm" svg:viewBox="0 0 35 37" svg:d="M18 37c-24 0-24-37 0-37 22 0 22 37 0 37z">
          <text:p/>
        </draw:path>
        <draw:path draw:style-name="gr1" draw:text-style-name="P1" draw:layer="layout" svg:width="0.034cm" svg:height="0.035cm" svg:x="19.69cm" svg:y="20.319cm" svg:viewBox="0 0 35 36" svg:d="M18 36c-24 0-24-36 0-36 22 0 22 36 0 36z">
          <text:p/>
        </draw:path>
        <draw:path draw:style-name="gr1" draw:text-style-name="P1" draw:layer="layout" svg:width="0.034cm" svg:height="0.035cm" svg:x="19.69cm" svg:y="20.821cm" svg:viewBox="0 0 35 36" svg:d="M18 36c-24 0-24-36 0-36 22 0 22 36 0 36z">
          <text:p/>
        </draw:path>
        <draw:path draw:style-name="gr1" draw:text-style-name="P1" draw:layer="layout" svg:width="0.034cm" svg:height="0.035cm" svg:x="19.191cm" svg:y="1.235cm" svg:viewBox="0 0 35 36" svg:d="M18 36c-24 0-24-36 0-36 23 0 23 36 0 36z">
          <text:p/>
        </draw:path>
        <draw:path draw:style-name="gr1" draw:text-style-name="P1" draw:layer="layout" svg:width="0.034cm" svg:height="0.036cm" svg:x="19.191cm" svg:y="1.737cm" svg:viewBox="0 0 35 37" svg:d="M18 37c-24 0-24-37 0-37 23 0 23 37 0 37z">
          <text:p/>
        </draw:path>
        <draw:path draw:style-name="gr1" draw:text-style-name="P1" draw:layer="layout" svg:width="0.034cm" svg:height="0.036cm" svg:x="19.191cm" svg:y="2.239cm" svg:viewBox="0 0 35 37" svg:d="M18 37c-24 0-24-37 0-37 23 0 23 37 0 37z">
          <text:p/>
        </draw:path>
        <draw:path draw:style-name="gr1" draw:text-style-name="P1" draw:layer="layout" svg:width="0.034cm" svg:height="0.035cm" svg:x="19.191cm" svg:y="2.742cm" svg:viewBox="0 0 35 36" svg:d="M18 36c-24 0-24-36 0-36 23 0 23 36 0 36z">
          <text:p/>
        </draw:path>
        <draw:path draw:style-name="gr1" draw:text-style-name="P1" draw:layer="layout" svg:width="0.034cm" svg:height="0.035cm" svg:x="19.191cm" svg:y="3.244cm" svg:viewBox="0 0 35 36" svg:d="M18 36c-24 0-24-36 0-36 23 0 23 36 0 36z">
          <text:p/>
        </draw:path>
        <draw:path draw:style-name="gr1" draw:text-style-name="P1" draw:layer="layout" svg:width="0.034cm" svg:height="0.035cm" svg:x="19.191cm" svg:y="3.746cm" svg:viewBox="0 0 35 36" svg:d="M18 36c-24 0-24-36 0-36 23 0 23 36 0 36z">
          <text:p/>
        </draw:path>
        <draw:path draw:style-name="gr1" draw:text-style-name="P1" draw:layer="layout" svg:width="0.034cm" svg:height="0.036cm" svg:x="19.191cm" svg:y="4.248cm" svg:viewBox="0 0 35 37" svg:d="M18 37c-24 0-24-37 0-37 23 0 23 37 0 37z">
          <text:p/>
        </draw:path>
        <draw:path draw:style-name="gr1" draw:text-style-name="P1" draw:layer="layout" svg:width="0.034cm" svg:height="0.035cm" svg:x="19.191cm" svg:y="4.751cm" svg:viewBox="0 0 35 36" svg:d="M18 36c-24 0-24-36 0-36 23 0 23 36 0 36z">
          <text:p/>
        </draw:path>
        <draw:path draw:style-name="gr1" draw:text-style-name="P1" draw:layer="layout" svg:width="0.034cm" svg:height="0.035cm" svg:x="19.191cm" svg:y="5.253cm" svg:viewBox="0 0 35 36" svg:d="M18 36c-24 0-24-36 0-36 23 0 23 36 0 36z">
          <text:p/>
        </draw:path>
        <draw:path draw:style-name="gr1" draw:text-style-name="P1" draw:layer="layout" svg:width="0.034cm" svg:height="0.035cm" svg:x="19.191cm" svg:y="5.755cm" svg:viewBox="0 0 35 36" svg:d="M18 36c-24 0-24-36 0-36 23 0 23 36 0 36z">
          <text:p/>
        </draw:path>
        <draw:path draw:style-name="gr1" draw:text-style-name="P1" draw:layer="layout" svg:width="0.034cm" svg:height="0.035cm" svg:x="19.191cm" svg:y="6.257cm" svg:viewBox="0 0 35 36" svg:d="M18 36c-24 0-24-36 0-36 23 0 23 36 0 36z">
          <text:p/>
        </draw:path>
        <draw:path draw:style-name="gr1" draw:text-style-name="P1" draw:layer="layout" svg:width="0.034cm" svg:height="0.036cm" svg:x="19.191cm" svg:y="6.759cm" svg:viewBox="0 0 35 37" svg:d="M18 37c-24 0-24-37 0-37 23 0 23 37 0 37z">
          <text:p/>
        </draw:path>
        <draw:path draw:style-name="gr1" draw:text-style-name="P1" draw:layer="layout" svg:width="0.034cm" svg:height="0.035cm" svg:x="19.191cm" svg:y="7.262cm" svg:viewBox="0 0 35 36" svg:d="M18 36c-24 0-24-36 0-36 23 0 23 36 0 36z">
          <text:p/>
        </draw:path>
        <draw:path draw:style-name="gr1" draw:text-style-name="P1" draw:layer="layout" svg:width="0.034cm" svg:height="0.035cm" svg:x="19.191cm" svg:y="7.764cm" svg:viewBox="0 0 35 36" svg:d="M18 36c-24 0-24-36 0-36 23 0 23 36 0 36z">
          <text:p/>
        </draw:path>
        <draw:path draw:style-name="gr1" draw:text-style-name="P1" draw:layer="layout" svg:width="0.034cm" svg:height="0.035cm" svg:x="19.191cm" svg:y="8.266cm" svg:viewBox="0 0 35 36" svg:d="M18 36c-24 0-24-36 0-36 23 0 23 36 0 36z">
          <text:p/>
        </draw:path>
        <draw:path draw:style-name="gr1" draw:text-style-name="P1" draw:layer="layout" svg:width="0.034cm" svg:height="0.035cm" svg:x="19.191cm" svg:y="8.768cm" svg:viewBox="0 0 35 36" svg:d="M18 36c-24 0-24-36 0-36 23 0 23 36 0 36z">
          <text:p/>
        </draw:path>
        <draw:path draw:style-name="gr1" draw:text-style-name="P1" draw:layer="layout" svg:width="0.034cm" svg:height="0.036cm" svg:x="19.191cm" svg:y="9.27cm" svg:viewBox="0 0 35 37" svg:d="M18 37c-24 0-24-37 0-37 23 0 23 37 0 37z">
          <text:p/>
        </draw:path>
        <draw:path draw:style-name="gr1" draw:text-style-name="P1" draw:layer="layout" svg:width="0.034cm" svg:height="0.035cm" svg:x="19.191cm" svg:y="9.773cm" svg:viewBox="0 0 35 36" svg:d="M18 36c-24 0-24-36 0-36 23 0 23 36 0 36z">
          <text:p/>
        </draw:path>
        <draw:path draw:style-name="gr1" draw:text-style-name="P1" draw:layer="layout" svg:width="0.034cm" svg:height="0.035cm" svg:x="19.191cm" svg:y="10.275cm" svg:viewBox="0 0 35 36" svg:d="M18 36c-24 0-24-36 0-36 23 0 23 36 0 36z">
          <text:p/>
        </draw:path>
        <draw:path draw:style-name="gr1" draw:text-style-name="P1" draw:layer="layout" svg:width="0.034cm" svg:height="0.035cm" svg:x="19.191cm" svg:y="10.777cm" svg:viewBox="0 0 35 36" svg:d="M18 36c-24 0-24-36 0-36 23 0 23 36 0 36z">
          <text:p/>
        </draw:path>
        <draw:path draw:style-name="gr1" draw:text-style-name="P1" draw:layer="layout" svg:width="0.034cm" svg:height="0.035cm" svg:x="19.191cm" svg:y="11.279cm" svg:viewBox="0 0 35 36" svg:d="M18 36c-24 0-24-36 0-36 23 0 23 36 0 36z">
          <text:p/>
        </draw:path>
        <draw:path draw:style-name="gr1" draw:text-style-name="P1" draw:layer="layout" svg:width="0.034cm" svg:height="0.036cm" svg:x="19.191cm" svg:y="11.781cm" svg:viewBox="0 0 35 37" svg:d="M18 37c-24 0-24-37 0-37 23 0 23 37 0 37z">
          <text:p/>
        </draw:path>
        <draw:path draw:style-name="gr1" draw:text-style-name="P1" draw:layer="layout" svg:width="0.034cm" svg:height="0.036cm" svg:x="19.191cm" svg:y="12.283cm" svg:viewBox="0 0 35 37" svg:d="M18 37c-24 0-24-37 0-37 23 0 23 37 0 37z">
          <text:p/>
        </draw:path>
        <draw:path draw:style-name="gr1" draw:text-style-name="P1" draw:layer="layout" svg:width="0.034cm" svg:height="0.035cm" svg:x="19.191cm" svg:y="12.786cm" svg:viewBox="0 0 35 36" svg:d="M18 36c-24 0-24-36 0-36 23 0 23 36 0 36z">
          <text:p/>
        </draw:path>
        <draw:path draw:style-name="gr1" draw:text-style-name="P1" draw:layer="layout" svg:width="0.034cm" svg:height="0.035cm" svg:x="19.191cm" svg:y="13.288cm" svg:viewBox="0 0 35 36" svg:d="M18 36c-24 0-24-36 0-36 23 0 23 36 0 36z">
          <text:p/>
        </draw:path>
        <draw:path draw:style-name="gr1" draw:text-style-name="P1" draw:layer="layout" svg:width="0.034cm" svg:height="0.035cm" svg:x="19.191cm" svg:y="13.79cm" svg:viewBox="0 0 35 36" svg:d="M18 36c-24 0-24-36 0-36 23 0 23 36 0 36z">
          <text:p/>
        </draw:path>
        <draw:path draw:style-name="gr1" draw:text-style-name="P1" draw:layer="layout" svg:width="0.034cm" svg:height="0.035cm" svg:x="19.191cm" svg:y="14.292cm" svg:viewBox="0 0 35 36" svg:d="M18 36c-24 0-24-36 0-36 23 0 23 36 0 36z">
          <text:p/>
        </draw:path>
        <draw:path draw:style-name="gr1" draw:text-style-name="P1" draw:layer="layout" svg:width="0.034cm" svg:height="0.036cm" svg:x="19.191cm" svg:y="14.794cm" svg:viewBox="0 0 35 37" svg:d="M18 37c-24 0-24-37 0-37 23 0 23 37 0 37z">
          <text:p/>
        </draw:path>
        <draw:path draw:style-name="gr1" draw:text-style-name="P1" draw:layer="layout" svg:width="0.034cm" svg:height="0.035cm" svg:x="19.191cm" svg:y="15.297cm" svg:viewBox="0 0 35 36" svg:d="M18 36c-24 0-24-36 0-36 23 0 23 36 0 36z">
          <text:p/>
        </draw:path>
        <draw:path draw:style-name="gr1" draw:text-style-name="P1" draw:layer="layout" svg:width="0.034cm" svg:height="0.035cm" svg:x="19.191cm" svg:y="15.799cm" svg:viewBox="0 0 35 36" svg:d="M18 36c-24 0-24-36 0-36 23 0 23 36 0 36z">
          <text:p/>
        </draw:path>
        <draw:path draw:style-name="gr1" draw:text-style-name="P1" draw:layer="layout" svg:width="0.034cm" svg:height="0.035cm" svg:x="19.191cm" svg:y="16.301cm" svg:viewBox="0 0 35 36" svg:d="M18 36c-24 0-24-36 0-36 23 0 23 36 0 36z">
          <text:p/>
        </draw:path>
        <draw:path draw:style-name="gr1" draw:text-style-name="P1" draw:layer="layout" svg:width="0.034cm" svg:height="0.035cm" svg:x="19.191cm" svg:y="16.803cm" svg:viewBox="0 0 35 36" svg:d="M18 36c-24 0-24-36 0-36 23 0 23 36 0 36z">
          <text:p/>
        </draw:path>
        <draw:path draw:style-name="gr1" draw:text-style-name="P1" draw:layer="layout" svg:width="0.034cm" svg:height="0.036cm" svg:x="19.191cm" svg:y="17.305cm" svg:viewBox="0 0 35 37" svg:d="M18 37c-24 0-24-37 0-37 23 0 23 37 0 37z">
          <text:p/>
        </draw:path>
        <draw:path draw:style-name="gr1" draw:text-style-name="P1" draw:layer="layout" svg:width="0.034cm" svg:height="0.035cm" svg:x="19.191cm" svg:y="17.808cm" svg:viewBox="0 0 35 36" svg:d="M18 36c-24 0-24-36 0-36 23 0 23 36 0 36z">
          <text:p/>
        </draw:path>
        <draw:path draw:style-name="gr1" draw:text-style-name="P1" draw:layer="layout" svg:width="0.034cm" svg:height="0.035cm" svg:x="19.191cm" svg:y="18.31cm" svg:viewBox="0 0 35 36" svg:d="M18 36c-24 0-24-36 0-36 23 0 23 36 0 36z">
          <text:p/>
        </draw:path>
        <draw:path draw:style-name="gr1" draw:text-style-name="P1" draw:layer="layout" svg:width="0.034cm" svg:height="0.035cm" svg:x="19.191cm" svg:y="18.812cm" svg:viewBox="0 0 35 36" svg:d="M18 36c-24 0-24-36 0-36 23 0 23 36 0 36z">
          <text:p/>
        </draw:path>
        <draw:path draw:style-name="gr1" draw:text-style-name="P1" draw:layer="layout" svg:width="0.034cm" svg:height="0.036cm" svg:x="19.191cm" svg:y="19.314cm" svg:viewBox="0 0 35 37" svg:d="M18 37c-24 0-24-37 0-37 23 0 23 37 0 37z">
          <text:p/>
        </draw:path>
        <draw:path draw:style-name="gr1" draw:text-style-name="P1" draw:layer="layout" svg:width="0.034cm" svg:height="0.036cm" svg:x="19.191cm" svg:y="19.816cm" svg:viewBox="0 0 35 37" svg:d="M18 37c-24 0-24-37 0-37 23 0 23 37 0 37z">
          <text:p/>
        </draw:path>
        <draw:path draw:style-name="gr1" draw:text-style-name="P1" draw:layer="layout" svg:width="0.034cm" svg:height="0.035cm" svg:x="19.191cm" svg:y="20.319cm" svg:viewBox="0 0 35 36" svg:d="M18 36c-24 0-24-36 0-36 23 0 23 36 0 36z">
          <text:p/>
        </draw:path>
        <draw:path draw:style-name="gr1" draw:text-style-name="P1" draw:layer="layout" svg:width="0.034cm" svg:height="0.035cm" svg:x="19.191cm" svg:y="20.821cm" svg:viewBox="0 0 35 36" svg:d="M18 36c-24 0-24-36 0-36 23 0 23 36 0 36z">
          <text:p/>
        </draw:path>
        <draw:path draw:style-name="gr1" draw:text-style-name="P1" draw:layer="layout" svg:width="0.034cm" svg:height="0.035cm" svg:x="18.692cm" svg:y="1.235cm" svg:viewBox="0 0 35 36" svg:d="M17 36c-23 0-23-36 0-36s23 36 0 36z">
          <text:p/>
        </draw:path>
        <draw:path draw:style-name="gr1" draw:text-style-name="P1" draw:layer="layout" svg:width="0.034cm" svg:height="0.036cm" svg:x="18.692cm" svg:y="1.737cm" svg:viewBox="0 0 35 37" svg:d="M17 37c-23 0-23-37 0-37s23 37 0 37z">
          <text:p/>
        </draw:path>
        <draw:path draw:style-name="gr1" draw:text-style-name="P1" draw:layer="layout" svg:width="0.034cm" svg:height="0.036cm" svg:x="18.692cm" svg:y="2.239cm" svg:viewBox="0 0 35 37" svg:d="M17 37c-23 0-23-37 0-37s23 37 0 37z">
          <text:p/>
        </draw:path>
        <draw:path draw:style-name="gr1" draw:text-style-name="P1" draw:layer="layout" svg:width="0.034cm" svg:height="0.035cm" svg:x="18.692cm" svg:y="2.742cm" svg:viewBox="0 0 35 36" svg:d="M17 36c-23 0-23-36 0-36s23 36 0 36z">
          <text:p/>
        </draw:path>
        <draw:path draw:style-name="gr1" draw:text-style-name="P1" draw:layer="layout" svg:width="0.034cm" svg:height="0.035cm" svg:x="18.692cm" svg:y="3.244cm" svg:viewBox="0 0 35 36" svg:d="M17 36c-23 0-23-36 0-36s23 36 0 36z">
          <text:p/>
        </draw:path>
        <draw:path draw:style-name="gr1" draw:text-style-name="P1" draw:layer="layout" svg:width="0.034cm" svg:height="0.035cm" svg:x="18.692cm" svg:y="3.746cm" svg:viewBox="0 0 35 36" svg:d="M17 36c-23 0-23-36 0-36s23 36 0 36z">
          <text:p/>
        </draw:path>
        <draw:path draw:style-name="gr1" draw:text-style-name="P1" draw:layer="layout" svg:width="0.034cm" svg:height="0.036cm" svg:x="18.692cm" svg:y="4.248cm" svg:viewBox="0 0 35 37" svg:d="M17 37c-23 0-23-37 0-37s23 37 0 37z">
          <text:p/>
        </draw:path>
        <draw:path draw:style-name="gr1" draw:text-style-name="P1" draw:layer="layout" svg:width="0.034cm" svg:height="0.035cm" svg:x="18.692cm" svg:y="4.751cm" svg:viewBox="0 0 35 36" svg:d="M17 36c-23 0-23-36 0-36s23 36 0 36z">
          <text:p/>
        </draw:path>
        <draw:path draw:style-name="gr1" draw:text-style-name="P1" draw:layer="layout" svg:width="0.034cm" svg:height="0.035cm" svg:x="18.692cm" svg:y="5.253cm" svg:viewBox="0 0 35 36" svg:d="M17 36c-23 0-23-36 0-36s23 36 0 36z">
          <text:p/>
        </draw:path>
        <draw:path draw:style-name="gr1" draw:text-style-name="P1" draw:layer="layout" svg:width="0.034cm" svg:height="0.035cm" svg:x="18.692cm" svg:y="5.755cm" svg:viewBox="0 0 35 36" svg:d="M17 36c-23 0-23-36 0-36s23 36 0 36z">
          <text:p/>
        </draw:path>
        <draw:path draw:style-name="gr1" draw:text-style-name="P1" draw:layer="layout" svg:width="0.034cm" svg:height="0.035cm" svg:x="18.692cm" svg:y="6.257cm" svg:viewBox="0 0 35 36" svg:d="M17 36c-23 0-23-36 0-36s23 36 0 36z">
          <text:p/>
        </draw:path>
        <draw:path draw:style-name="gr1" draw:text-style-name="P1" draw:layer="layout" svg:width="0.034cm" svg:height="0.036cm" svg:x="18.692cm" svg:y="6.759cm" svg:viewBox="0 0 35 37" svg:d="M17 37c-23 0-23-37 0-37s23 37 0 37z">
          <text:p/>
        </draw:path>
        <draw:path draw:style-name="gr1" draw:text-style-name="P1" draw:layer="layout" svg:width="0.034cm" svg:height="0.035cm" svg:x="18.692cm" svg:y="7.262cm" svg:viewBox="0 0 35 36" svg:d="M17 36c-23 0-23-36 0-36s23 36 0 36z">
          <text:p/>
        </draw:path>
        <draw:path draw:style-name="gr1" draw:text-style-name="P1" draw:layer="layout" svg:width="0.034cm" svg:height="0.035cm" svg:x="18.692cm" svg:y="7.764cm" svg:viewBox="0 0 35 36" svg:d="M17 36c-23 0-23-36 0-36s23 36 0 36z">
          <text:p/>
        </draw:path>
        <draw:path draw:style-name="gr1" draw:text-style-name="P1" draw:layer="layout" svg:width="0.034cm" svg:height="0.035cm" svg:x="18.692cm" svg:y="8.266cm" svg:viewBox="0 0 35 36" svg:d="M17 36c-23 0-23-36 0-36s23 36 0 36z">
          <text:p/>
        </draw:path>
        <draw:path draw:style-name="gr1" draw:text-style-name="P1" draw:layer="layout" svg:width="0.034cm" svg:height="0.035cm" svg:x="18.692cm" svg:y="8.768cm" svg:viewBox="0 0 35 36" svg:d="M17 36c-23 0-23-36 0-36s23 36 0 36z">
          <text:p/>
        </draw:path>
        <draw:path draw:style-name="gr1" draw:text-style-name="P1" draw:layer="layout" svg:width="0.034cm" svg:height="0.036cm" svg:x="18.692cm" svg:y="9.27cm" svg:viewBox="0 0 35 37" svg:d="M17 37c-23 0-23-37 0-37s23 37 0 37z">
          <text:p/>
        </draw:path>
        <draw:path draw:style-name="gr1" draw:text-style-name="P1" draw:layer="layout" svg:width="0.034cm" svg:height="0.035cm" svg:x="18.692cm" svg:y="9.773cm" svg:viewBox="0 0 35 36" svg:d="M17 36c-23 0-23-36 0-36s23 36 0 36z">
          <text:p/>
        </draw:path>
        <draw:path draw:style-name="gr1" draw:text-style-name="P1" draw:layer="layout" svg:width="0.034cm" svg:height="0.035cm" svg:x="18.692cm" svg:y="10.275cm" svg:viewBox="0 0 35 36" svg:d="M17 36c-23 0-23-36 0-36s23 36 0 36z">
          <text:p/>
        </draw:path>
        <draw:path draw:style-name="gr1" draw:text-style-name="P1" draw:layer="layout" svg:width="0.034cm" svg:height="0.035cm" svg:x="18.692cm" svg:y="10.777cm" svg:viewBox="0 0 35 36" svg:d="M17 36c-23 0-23-36 0-36s23 36 0 36z">
          <text:p/>
        </draw:path>
        <draw:path draw:style-name="gr1" draw:text-style-name="P1" draw:layer="layout" svg:width="0.034cm" svg:height="0.035cm" svg:x="18.692cm" svg:y="11.279cm" svg:viewBox="0 0 35 36" svg:d="M17 36c-23 0-23-36 0-36s23 36 0 36z">
          <text:p/>
        </draw:path>
        <draw:path draw:style-name="gr1" draw:text-style-name="P1" draw:layer="layout" svg:width="0.034cm" svg:height="0.036cm" svg:x="18.692cm" svg:y="11.781cm" svg:viewBox="0 0 35 37" svg:d="M17 37c-23 0-23-37 0-37s23 37 0 37z">
          <text:p/>
        </draw:path>
        <draw:path draw:style-name="gr1" draw:text-style-name="P1" draw:layer="layout" svg:width="0.034cm" svg:height="0.036cm" svg:x="18.692cm" svg:y="12.283cm" svg:viewBox="0 0 35 37" svg:d="M17 37c-23 0-23-37 0-37s23 37 0 37z">
          <text:p/>
        </draw:path>
        <draw:path draw:style-name="gr1" draw:text-style-name="P1" draw:layer="layout" svg:width="0.034cm" svg:height="0.035cm" svg:x="18.692cm" svg:y="12.786cm" svg:viewBox="0 0 35 36" svg:d="M17 36c-23 0-23-36 0-36s23 36 0 36z">
          <text:p/>
        </draw:path>
        <draw:path draw:style-name="gr1" draw:text-style-name="P1" draw:layer="layout" svg:width="0.034cm" svg:height="0.035cm" svg:x="18.692cm" svg:y="13.288cm" svg:viewBox="0 0 35 36" svg:d="M17 36c-23 0-23-36 0-36s23 36 0 36z">
          <text:p/>
        </draw:path>
        <draw:path draw:style-name="gr1" draw:text-style-name="P1" draw:layer="layout" svg:width="0.034cm" svg:height="0.035cm" svg:x="18.692cm" svg:y="13.79cm" svg:viewBox="0 0 35 36" svg:d="M17 36c-23 0-23-36 0-36s23 36 0 36z">
          <text:p/>
        </draw:path>
        <draw:path draw:style-name="gr1" draw:text-style-name="P1" draw:layer="layout" svg:width="0.034cm" svg:height="0.035cm" svg:x="18.692cm" svg:y="14.292cm" svg:viewBox="0 0 35 36" svg:d="M17 36c-23 0-23-36 0-36s23 36 0 36z">
          <text:p/>
        </draw:path>
        <draw:path draw:style-name="gr1" draw:text-style-name="P1" draw:layer="layout" svg:width="0.034cm" svg:height="0.036cm" svg:x="18.692cm" svg:y="14.794cm" svg:viewBox="0 0 35 37" svg:d="M17 37c-23 0-23-37 0-37s23 37 0 37z">
          <text:p/>
        </draw:path>
        <draw:path draw:style-name="gr1" draw:text-style-name="P1" draw:layer="layout" svg:width="0.034cm" svg:height="0.035cm" svg:x="18.692cm" svg:y="15.297cm" svg:viewBox="0 0 35 36" svg:d="M17 36c-23 0-23-36 0-36s23 36 0 36z">
          <text:p/>
        </draw:path>
        <draw:path draw:style-name="gr1" draw:text-style-name="P1" draw:layer="layout" svg:width="0.034cm" svg:height="0.035cm" svg:x="18.692cm" svg:y="15.799cm" svg:viewBox="0 0 35 36" svg:d="M17 36c-23 0-23-36 0-36s23 36 0 36z">
          <text:p/>
        </draw:path>
        <draw:path draw:style-name="gr1" draw:text-style-name="P1" draw:layer="layout" svg:width="0.034cm" svg:height="0.035cm" svg:x="18.692cm" svg:y="16.301cm" svg:viewBox="0 0 35 36" svg:d="M17 36c-23 0-23-36 0-36s23 36 0 36z">
          <text:p/>
        </draw:path>
        <draw:path draw:style-name="gr1" draw:text-style-name="P1" draw:layer="layout" svg:width="0.034cm" svg:height="0.035cm" svg:x="18.692cm" svg:y="16.803cm" svg:viewBox="0 0 35 36" svg:d="M17 36c-23 0-23-36 0-36s23 36 0 36z">
          <text:p/>
        </draw:path>
        <draw:path draw:style-name="gr1" draw:text-style-name="P1" draw:layer="layout" svg:width="0.034cm" svg:height="0.036cm" svg:x="18.692cm" svg:y="17.305cm" svg:viewBox="0 0 35 37" svg:d="M17 37c-23 0-23-37 0-37s23 37 0 37z">
          <text:p/>
        </draw:path>
        <draw:path draw:style-name="gr1" draw:text-style-name="P1" draw:layer="layout" svg:width="0.034cm" svg:height="0.035cm" svg:x="18.692cm" svg:y="17.808cm" svg:viewBox="0 0 35 36" svg:d="M17 36c-23 0-23-36 0-36s23 36 0 36z">
          <text:p/>
        </draw:path>
        <draw:path draw:style-name="gr1" draw:text-style-name="P1" draw:layer="layout" svg:width="0.034cm" svg:height="0.035cm" svg:x="18.692cm" svg:y="18.31cm" svg:viewBox="0 0 35 36" svg:d="M17 36c-23 0-23-36 0-36s23 36 0 36z">
          <text:p/>
        </draw:path>
        <draw:path draw:style-name="gr1" draw:text-style-name="P1" draw:layer="layout" svg:width="0.034cm" svg:height="0.035cm" svg:x="18.692cm" svg:y="18.812cm" svg:viewBox="0 0 35 36" svg:d="M17 36c-23 0-23-36 0-36s23 36 0 36z">
          <text:p/>
        </draw:path>
        <draw:path draw:style-name="gr1" draw:text-style-name="P1" draw:layer="layout" svg:width="0.034cm" svg:height="0.036cm" svg:x="18.692cm" svg:y="19.314cm" svg:viewBox="0 0 35 37" svg:d="M17 37c-23 0-23-37 0-37s23 37 0 37z">
          <text:p/>
        </draw:path>
        <draw:path draw:style-name="gr1" draw:text-style-name="P1" draw:layer="layout" svg:width="0.034cm" svg:height="0.036cm" svg:x="18.692cm" svg:y="19.816cm" svg:viewBox="0 0 35 37" svg:d="M17 37c-23 0-23-37 0-37s23 37 0 37z">
          <text:p/>
        </draw:path>
        <draw:path draw:style-name="gr1" draw:text-style-name="P1" draw:layer="layout" svg:width="0.034cm" svg:height="0.035cm" svg:x="18.692cm" svg:y="20.319cm" svg:viewBox="0 0 35 36" svg:d="M17 36c-23 0-23-36 0-36s23 36 0 36z">
          <text:p/>
        </draw:path>
        <draw:path draw:style-name="gr1" draw:text-style-name="P1" draw:layer="layout" svg:width="0.034cm" svg:height="0.035cm" svg:x="18.692cm" svg:y="20.821cm" svg:viewBox="0 0 35 36" svg:d="M17 36c-23 0-23-36 0-36s23 36 0 36z">
          <text:p/>
        </draw:path>
        <draw:path draw:style-name="gr1" draw:text-style-name="P1" draw:layer="layout" svg:width="0.034cm" svg:height="0.035cm" svg:x="18.193cm" svg:y="1.235cm" svg:viewBox="0 0 35 36" svg:d="M18 36c-24 0-24-36 0-36 23 0 23 36 0 36z">
          <text:p/>
        </draw:path>
        <draw:path draw:style-name="gr1" draw:text-style-name="P1" draw:layer="layout" svg:width="0.034cm" svg:height="0.036cm" svg:x="18.193cm" svg:y="1.737cm" svg:viewBox="0 0 35 37" svg:d="M18 37c-24 0-24-37 0-37 23 0 23 37 0 37z">
          <text:p/>
        </draw:path>
        <draw:path draw:style-name="gr1" draw:text-style-name="P1" draw:layer="layout" svg:width="0.034cm" svg:height="0.036cm" svg:x="18.193cm" svg:y="2.239cm" svg:viewBox="0 0 35 37" svg:d="M18 37c-24 0-24-37 0-37 23 0 23 37 0 37z">
          <text:p/>
        </draw:path>
        <draw:path draw:style-name="gr1" draw:text-style-name="P1" draw:layer="layout" svg:width="0.034cm" svg:height="0.035cm" svg:x="18.193cm" svg:y="2.742cm" svg:viewBox="0 0 35 36" svg:d="M18 36c-24 0-24-36 0-36 23 0 23 36 0 36z">
          <text:p/>
        </draw:path>
        <draw:path draw:style-name="gr1" draw:text-style-name="P1" draw:layer="layout" svg:width="0.034cm" svg:height="0.035cm" svg:x="18.193cm" svg:y="3.244cm" svg:viewBox="0 0 35 36" svg:d="M18 36c-24 0-24-36 0-36 23 0 23 36 0 36z">
          <text:p/>
        </draw:path>
        <draw:path draw:style-name="gr1" draw:text-style-name="P1" draw:layer="layout" svg:width="0.034cm" svg:height="0.035cm" svg:x="18.193cm" svg:y="3.746cm" svg:viewBox="0 0 35 36" svg:d="M18 36c-24 0-24-36 0-36 23 0 23 36 0 36z">
          <text:p/>
        </draw:path>
        <draw:path draw:style-name="gr1" draw:text-style-name="P1" draw:layer="layout" svg:width="0.034cm" svg:height="0.036cm" svg:x="18.193cm" svg:y="4.248cm" svg:viewBox="0 0 35 37" svg:d="M18 37c-24 0-24-37 0-37 23 0 23 37 0 37z">
          <text:p/>
        </draw:path>
        <draw:path draw:style-name="gr1" draw:text-style-name="P1" draw:layer="layout" svg:width="0.034cm" svg:height="0.035cm" svg:x="18.193cm" svg:y="4.751cm" svg:viewBox="0 0 35 36" svg:d="M18 36c-24 0-24-36 0-36 23 0 23 36 0 36z">
          <text:p/>
        </draw:path>
        <draw:path draw:style-name="gr1" draw:text-style-name="P1" draw:layer="layout" svg:width="0.034cm" svg:height="0.035cm" svg:x="18.193cm" svg:y="5.253cm" svg:viewBox="0 0 35 36" svg:d="M18 36c-24 0-24-36 0-36 23 0 23 36 0 36z">
          <text:p/>
        </draw:path>
        <draw:path draw:style-name="gr1" draw:text-style-name="P1" draw:layer="layout" svg:width="0.034cm" svg:height="0.035cm" svg:x="18.193cm" svg:y="5.755cm" svg:viewBox="0 0 35 36" svg:d="M18 36c-24 0-24-36 0-36 23 0 23 36 0 36z">
          <text:p/>
        </draw:path>
        <draw:path draw:style-name="gr1" draw:text-style-name="P1" draw:layer="layout" svg:width="0.034cm" svg:height="0.035cm" svg:x="18.193cm" svg:y="6.257cm" svg:viewBox="0 0 35 36" svg:d="M18 36c-24 0-24-36 0-36 23 0 23 36 0 36z">
          <text:p/>
        </draw:path>
        <draw:path draw:style-name="gr1" draw:text-style-name="P1" draw:layer="layout" svg:width="0.034cm" svg:height="0.036cm" svg:x="18.193cm" svg:y="6.759cm" svg:viewBox="0 0 35 37" svg:d="M18 37c-24 0-24-37 0-37 23 0 23 37 0 37z">
          <text:p/>
        </draw:path>
        <draw:path draw:style-name="gr1" draw:text-style-name="P1" draw:layer="layout" svg:width="0.034cm" svg:height="0.035cm" svg:x="18.193cm" svg:y="7.262cm" svg:viewBox="0 0 35 36" svg:d="M18 36c-24 0-24-36 0-36 23 0 23 36 0 36z">
          <text:p/>
        </draw:path>
        <draw:path draw:style-name="gr1" draw:text-style-name="P1" draw:layer="layout" svg:width="0.034cm" svg:height="0.035cm" svg:x="18.193cm" svg:y="7.764cm" svg:viewBox="0 0 35 36" svg:d="M18 36c-24 0-24-36 0-36 23 0 23 36 0 36z">
          <text:p/>
        </draw:path>
        <draw:path draw:style-name="gr1" draw:text-style-name="P1" draw:layer="layout" svg:width="0.034cm" svg:height="0.035cm" svg:x="18.193cm" svg:y="8.266cm" svg:viewBox="0 0 35 36" svg:d="M18 36c-24 0-24-36 0-36 23 0 23 36 0 36z">
          <text:p/>
        </draw:path>
        <draw:path draw:style-name="gr1" draw:text-style-name="P1" draw:layer="layout" svg:width="0.034cm" svg:height="0.035cm" svg:x="18.193cm" svg:y="8.768cm" svg:viewBox="0 0 35 36" svg:d="M18 36c-24 0-24-36 0-36 23 0 23 36 0 36z">
          <text:p/>
        </draw:path>
        <draw:path draw:style-name="gr1" draw:text-style-name="P1" draw:layer="layout" svg:width="0.034cm" svg:height="0.036cm" svg:x="18.193cm" svg:y="9.27cm" svg:viewBox="0 0 35 37" svg:d="M18 37c-24 0-24-37 0-37 23 0 23 37 0 37z">
          <text:p/>
        </draw:path>
        <draw:path draw:style-name="gr1" draw:text-style-name="P1" draw:layer="layout" svg:width="0.034cm" svg:height="0.035cm" svg:x="18.193cm" svg:y="9.773cm" svg:viewBox="0 0 35 36" svg:d="M18 36c-24 0-24-36 0-36 23 0 23 36 0 36z">
          <text:p/>
        </draw:path>
        <draw:path draw:style-name="gr1" draw:text-style-name="P1" draw:layer="layout" svg:width="0.034cm" svg:height="0.035cm" svg:x="18.193cm" svg:y="10.275cm" svg:viewBox="0 0 35 36" svg:d="M18 36c-24 0-24-36 0-36 23 0 23 36 0 36z">
          <text:p/>
        </draw:path>
        <draw:path draw:style-name="gr1" draw:text-style-name="P1" draw:layer="layout" svg:width="0.034cm" svg:height="0.035cm" svg:x="18.193cm" svg:y="10.777cm" svg:viewBox="0 0 35 36" svg:d="M18 36c-24 0-24-36 0-36 23 0 23 36 0 36z">
          <text:p/>
        </draw:path>
        <draw:path draw:style-name="gr1" draw:text-style-name="P1" draw:layer="layout" svg:width="0.034cm" svg:height="0.035cm" svg:x="18.193cm" svg:y="11.279cm" svg:viewBox="0 0 35 36" svg:d="M18 36c-24 0-24-36 0-36 23 0 23 36 0 36z">
          <text:p/>
        </draw:path>
        <draw:path draw:style-name="gr1" draw:text-style-name="P1" draw:layer="layout" svg:width="0.034cm" svg:height="0.036cm" svg:x="18.193cm" svg:y="11.781cm" svg:viewBox="0 0 35 37" svg:d="M18 37c-24 0-24-37 0-37 23 0 23 37 0 37z">
          <text:p/>
        </draw:path>
        <draw:path draw:style-name="gr1" draw:text-style-name="P1" draw:layer="layout" svg:width="0.034cm" svg:height="0.036cm" svg:x="18.193cm" svg:y="12.283cm" svg:viewBox="0 0 35 37" svg:d="M18 37c-24 0-24-37 0-37 23 0 23 37 0 37z">
          <text:p/>
        </draw:path>
        <draw:path draw:style-name="gr1" draw:text-style-name="P1" draw:layer="layout" svg:width="0.034cm" svg:height="0.035cm" svg:x="18.193cm" svg:y="12.786cm" svg:viewBox="0 0 35 36" svg:d="M18 36c-24 0-24-36 0-36 23 0 23 36 0 36z">
          <text:p/>
        </draw:path>
        <draw:path draw:style-name="gr1" draw:text-style-name="P1" draw:layer="layout" svg:width="0.034cm" svg:height="0.035cm" svg:x="18.193cm" svg:y="13.288cm" svg:viewBox="0 0 35 36" svg:d="M18 36c-24 0-24-36 0-36 23 0 23 36 0 36z">
          <text:p/>
        </draw:path>
        <draw:path draw:style-name="gr1" draw:text-style-name="P1" draw:layer="layout" svg:width="0.034cm" svg:height="0.035cm" svg:x="18.193cm" svg:y="13.79cm" svg:viewBox="0 0 35 36" svg:d="M18 36c-24 0-24-36 0-36 23 0 23 36 0 36z">
          <text:p/>
        </draw:path>
        <draw:path draw:style-name="gr1" draw:text-style-name="P1" draw:layer="layout" svg:width="0.034cm" svg:height="0.035cm" svg:x="18.193cm" svg:y="14.292cm" svg:viewBox="0 0 35 36" svg:d="M18 36c-24 0-24-36 0-36 23 0 23 36 0 36z">
          <text:p/>
        </draw:path>
        <draw:path draw:style-name="gr1" draw:text-style-name="P1" draw:layer="layout" svg:width="0.034cm" svg:height="0.036cm" svg:x="18.193cm" svg:y="14.794cm" svg:viewBox="0 0 35 37" svg:d="M18 37c-24 0-24-37 0-37 23 0 23 37 0 37z">
          <text:p/>
        </draw:path>
        <draw:path draw:style-name="gr1" draw:text-style-name="P1" draw:layer="layout" svg:width="0.034cm" svg:height="0.035cm" svg:x="18.193cm" svg:y="15.297cm" svg:viewBox="0 0 35 36" svg:d="M18 36c-24 0-24-36 0-36 23 0 23 36 0 36z">
          <text:p/>
        </draw:path>
        <draw:path draw:style-name="gr1" draw:text-style-name="P1" draw:layer="layout" svg:width="0.034cm" svg:height="0.035cm" svg:x="18.193cm" svg:y="15.799cm" svg:viewBox="0 0 35 36" svg:d="M18 36c-24 0-24-36 0-36 23 0 23 36 0 36z">
          <text:p/>
        </draw:path>
        <draw:path draw:style-name="gr1" draw:text-style-name="P1" draw:layer="layout" svg:width="0.034cm" svg:height="0.035cm" svg:x="18.193cm" svg:y="16.301cm" svg:viewBox="0 0 35 36" svg:d="M18 36c-24 0-24-36 0-36 23 0 23 36 0 36z">
          <text:p/>
        </draw:path>
        <draw:path draw:style-name="gr1" draw:text-style-name="P1" draw:layer="layout" svg:width="0.034cm" svg:height="0.035cm" svg:x="18.193cm" svg:y="16.803cm" svg:viewBox="0 0 35 36" svg:d="M18 36c-24 0-24-36 0-36 23 0 23 36 0 36z">
          <text:p/>
        </draw:path>
        <draw:path draw:style-name="gr1" draw:text-style-name="P1" draw:layer="layout" svg:width="0.034cm" svg:height="0.036cm" svg:x="18.193cm" svg:y="17.305cm" svg:viewBox="0 0 35 37" svg:d="M18 37c-24 0-24-37 0-37 23 0 23 37 0 37z">
          <text:p/>
        </draw:path>
        <draw:path draw:style-name="gr1" draw:text-style-name="P1" draw:layer="layout" svg:width="0.034cm" svg:height="0.035cm" svg:x="18.193cm" svg:y="17.808cm" svg:viewBox="0 0 35 36" svg:d="M18 36c-24 0-24-36 0-36 23 0 23 36 0 36z">
          <text:p/>
        </draw:path>
        <draw:path draw:style-name="gr1" draw:text-style-name="P1" draw:layer="layout" svg:width="0.034cm" svg:height="0.035cm" svg:x="18.193cm" svg:y="18.31cm" svg:viewBox="0 0 35 36" svg:d="M18 36c-24 0-24-36 0-36 23 0 23 36 0 36z">
          <text:p/>
        </draw:path>
        <draw:path draw:style-name="gr1" draw:text-style-name="P1" draw:layer="layout" svg:width="0.034cm" svg:height="0.035cm" svg:x="18.193cm" svg:y="18.812cm" svg:viewBox="0 0 35 36" svg:d="M18 36c-24 0-24-36 0-36 23 0 23 36 0 36z">
          <text:p/>
        </draw:path>
        <draw:path draw:style-name="gr1" draw:text-style-name="P1" draw:layer="layout" svg:width="0.034cm" svg:height="0.036cm" svg:x="18.193cm" svg:y="19.314cm" svg:viewBox="0 0 35 37" svg:d="M18 37c-24 0-24-37 0-37 23 0 23 37 0 37z">
          <text:p/>
        </draw:path>
        <draw:path draw:style-name="gr1" draw:text-style-name="P1" draw:layer="layout" svg:width="0.034cm" svg:height="0.036cm" svg:x="18.193cm" svg:y="19.816cm" svg:viewBox="0 0 35 37" svg:d="M18 37c-24 0-24-37 0-37 23 0 23 37 0 37z">
          <text:p/>
        </draw:path>
        <draw:path draw:style-name="gr1" draw:text-style-name="P1" draw:layer="layout" svg:width="0.034cm" svg:height="0.035cm" svg:x="18.193cm" svg:y="20.319cm" svg:viewBox="0 0 35 36" svg:d="M18 36c-24 0-24-36 0-36 23 0 23 36 0 36z">
          <text:p/>
        </draw:path>
        <draw:path draw:style-name="gr1" draw:text-style-name="P1" draw:layer="layout" svg:width="0.034cm" svg:height="0.035cm" svg:x="18.193cm" svg:y="20.821cm" svg:viewBox="0 0 35 36" svg:d="M18 36c-24 0-24-36 0-36 23 0 23 36 0 36z">
          <text:p/>
        </draw:path>
        <draw:path draw:style-name="gr1" draw:text-style-name="P1" draw:layer="layout" svg:width="0.034cm" svg:height="0.035cm" svg:x="17.694cm" svg:y="1.235cm" svg:viewBox="0 0 35 36" svg:d="M18 36c-24 0-24-36 0-36 23 0 23 36 0 36z">
          <text:p/>
        </draw:path>
        <draw:path draw:style-name="gr1" draw:text-style-name="P1" draw:layer="layout" svg:width="0.034cm" svg:height="0.036cm" svg:x="17.694cm" svg:y="1.737cm" svg:viewBox="0 0 35 37" svg:d="M18 37c-24 0-24-37 0-37 23 0 23 37 0 37z">
          <text:p/>
        </draw:path>
        <draw:path draw:style-name="gr1" draw:text-style-name="P1" draw:layer="layout" svg:width="0.034cm" svg:height="0.036cm" svg:x="17.694cm" svg:y="2.239cm" svg:viewBox="0 0 35 37" svg:d="M18 37c-24 0-24-37 0-37 23 0 23 37 0 37z">
          <text:p/>
        </draw:path>
        <draw:path draw:style-name="gr1" draw:text-style-name="P1" draw:layer="layout" svg:width="0.034cm" svg:height="0.035cm" svg:x="17.694cm" svg:y="2.742cm" svg:viewBox="0 0 35 36" svg:d="M18 36c-24 0-24-36 0-36 23 0 23 36 0 36z">
          <text:p/>
        </draw:path>
        <draw:path draw:style-name="gr1" draw:text-style-name="P1" draw:layer="layout" svg:width="0.034cm" svg:height="0.035cm" svg:x="17.694cm" svg:y="3.244cm" svg:viewBox="0 0 35 36" svg:d="M18 36c-24 0-24-36 0-36 23 0 23 36 0 36z">
          <text:p/>
        </draw:path>
        <draw:path draw:style-name="gr1" draw:text-style-name="P1" draw:layer="layout" svg:width="0.034cm" svg:height="0.035cm" svg:x="17.694cm" svg:y="3.746cm" svg:viewBox="0 0 35 36" svg:d="M18 36c-24 0-24-36 0-36 23 0 23 36 0 36z">
          <text:p/>
        </draw:path>
        <draw:path draw:style-name="gr1" draw:text-style-name="P1" draw:layer="layout" svg:width="0.034cm" svg:height="0.036cm" svg:x="17.694cm" svg:y="4.248cm" svg:viewBox="0 0 35 37" svg:d="M18 37c-24 0-24-37 0-37 23 0 23 37 0 37z">
          <text:p/>
        </draw:path>
        <draw:path draw:style-name="gr1" draw:text-style-name="P1" draw:layer="layout" svg:width="0.034cm" svg:height="0.035cm" svg:x="17.694cm" svg:y="4.751cm" svg:viewBox="0 0 35 36" svg:d="M18 36c-24 0-24-36 0-36 23 0 23 36 0 36z">
          <text:p/>
        </draw:path>
        <draw:path draw:style-name="gr1" draw:text-style-name="P1" draw:layer="layout" svg:width="0.034cm" svg:height="0.035cm" svg:x="17.694cm" svg:y="5.253cm" svg:viewBox="0 0 35 36" svg:d="M18 36c-24 0-24-36 0-36 23 0 23 36 0 36z">
          <text:p/>
        </draw:path>
        <draw:path draw:style-name="gr1" draw:text-style-name="P1" draw:layer="layout" svg:width="0.034cm" svg:height="0.035cm" svg:x="17.694cm" svg:y="5.755cm" svg:viewBox="0 0 35 36" svg:d="M18 36c-24 0-24-36 0-36 23 0 23 36 0 36z">
          <text:p/>
        </draw:path>
        <draw:path draw:style-name="gr1" draw:text-style-name="P1" draw:layer="layout" svg:width="0.034cm" svg:height="0.035cm" svg:x="17.694cm" svg:y="6.257cm" svg:viewBox="0 0 35 36" svg:d="M18 36c-24 0-24-36 0-36 23 0 23 36 0 36z">
          <text:p/>
        </draw:path>
        <draw:path draw:style-name="gr1" draw:text-style-name="P1" draw:layer="layout" svg:width="0.034cm" svg:height="0.036cm" svg:x="17.694cm" svg:y="6.759cm" svg:viewBox="0 0 35 37" svg:d="M18 37c-24 0-24-37 0-37 23 0 23 37 0 37z">
          <text:p/>
        </draw:path>
        <draw:path draw:style-name="gr1" draw:text-style-name="P1" draw:layer="layout" svg:width="0.034cm" svg:height="0.035cm" svg:x="17.694cm" svg:y="7.262cm" svg:viewBox="0 0 35 36" svg:d="M18 36c-24 0-24-36 0-36 23 0 23 36 0 36z">
          <text:p/>
        </draw:path>
        <draw:path draw:style-name="gr1" draw:text-style-name="P1" draw:layer="layout" svg:width="0.034cm" svg:height="0.035cm" svg:x="17.694cm" svg:y="7.764cm" svg:viewBox="0 0 35 36" svg:d="M18 36c-24 0-24-36 0-36 23 0 23 36 0 36z">
          <text:p/>
        </draw:path>
        <draw:path draw:style-name="gr1" draw:text-style-name="P1" draw:layer="layout" svg:width="0.034cm" svg:height="0.035cm" svg:x="17.694cm" svg:y="8.266cm" svg:viewBox="0 0 35 36" svg:d="M18 36c-24 0-24-36 0-36 23 0 23 36 0 36z">
          <text:p/>
        </draw:path>
        <draw:path draw:style-name="gr1" draw:text-style-name="P1" draw:layer="layout" svg:width="0.034cm" svg:height="0.035cm" svg:x="17.694cm" svg:y="8.768cm" svg:viewBox="0 0 35 36" svg:d="M18 36c-24 0-24-36 0-36 23 0 23 36 0 36z">
          <text:p/>
        </draw:path>
        <draw:path draw:style-name="gr1" draw:text-style-name="P1" draw:layer="layout" svg:width="0.034cm" svg:height="0.036cm" svg:x="17.694cm" svg:y="9.27cm" svg:viewBox="0 0 35 37" svg:d="M18 37c-24 0-24-37 0-37 23 0 23 37 0 37z">
          <text:p/>
        </draw:path>
        <draw:path draw:style-name="gr1" draw:text-style-name="P1" draw:layer="layout" svg:width="0.034cm" svg:height="0.035cm" svg:x="17.694cm" svg:y="9.773cm" svg:viewBox="0 0 35 36" svg:d="M18 36c-24 0-24-36 0-36 23 0 23 36 0 36z">
          <text:p/>
        </draw:path>
        <draw:path draw:style-name="gr1" draw:text-style-name="P1" draw:layer="layout" svg:width="0.034cm" svg:height="0.035cm" svg:x="17.694cm" svg:y="10.275cm" svg:viewBox="0 0 35 36" svg:d="M18 36c-24 0-24-36 0-36 23 0 23 36 0 36z">
          <text:p/>
        </draw:path>
        <draw:path draw:style-name="gr1" draw:text-style-name="P1" draw:layer="layout" svg:width="0.034cm" svg:height="0.035cm" svg:x="17.694cm" svg:y="10.777cm" svg:viewBox="0 0 35 36" svg:d="M18 36c-24 0-24-36 0-36 23 0 23 36 0 36z">
          <text:p/>
        </draw:path>
        <draw:path draw:style-name="gr1" draw:text-style-name="P1" draw:layer="layout" svg:width="0.034cm" svg:height="0.035cm" svg:x="17.694cm" svg:y="11.279cm" svg:viewBox="0 0 35 36" svg:d="M18 36c-24 0-24-36 0-36 23 0 23 36 0 36z">
          <text:p/>
        </draw:path>
        <draw:path draw:style-name="gr1" draw:text-style-name="P1" draw:layer="layout" svg:width="0.034cm" svg:height="0.036cm" svg:x="17.694cm" svg:y="11.781cm" svg:viewBox="0 0 35 37" svg:d="M18 37c-24 0-24-37 0-37 23 0 23 37 0 37z">
          <text:p/>
        </draw:path>
        <draw:path draw:style-name="gr1" draw:text-style-name="P1" draw:layer="layout" svg:width="0.034cm" svg:height="0.036cm" svg:x="17.694cm" svg:y="12.283cm" svg:viewBox="0 0 35 37" svg:d="M18 37c-24 0-24-37 0-37 23 0 23 37 0 37z">
          <text:p/>
        </draw:path>
        <draw:path draw:style-name="gr1" draw:text-style-name="P1" draw:layer="layout" svg:width="0.034cm" svg:height="0.035cm" svg:x="17.694cm" svg:y="12.786cm" svg:viewBox="0 0 35 36" svg:d="M18 36c-24 0-24-36 0-36 23 0 23 36 0 36z">
          <text:p/>
        </draw:path>
        <draw:path draw:style-name="gr1" draw:text-style-name="P1" draw:layer="layout" svg:width="0.034cm" svg:height="0.035cm" svg:x="17.694cm" svg:y="13.288cm" svg:viewBox="0 0 35 36" svg:d="M18 36c-24 0-24-36 0-36 23 0 23 36 0 36z">
          <text:p/>
        </draw:path>
        <draw:path draw:style-name="gr1" draw:text-style-name="P1" draw:layer="layout" svg:width="0.034cm" svg:height="0.035cm" svg:x="17.694cm" svg:y="13.79cm" svg:viewBox="0 0 35 36" svg:d="M18 36c-24 0-24-36 0-36 23 0 23 36 0 36z">
          <text:p/>
        </draw:path>
        <draw:path draw:style-name="gr1" draw:text-style-name="P1" draw:layer="layout" svg:width="0.034cm" svg:height="0.035cm" svg:x="17.694cm" svg:y="14.292cm" svg:viewBox="0 0 35 36" svg:d="M18 36c-24 0-24-36 0-36 23 0 23 36 0 36z">
          <text:p/>
        </draw:path>
        <draw:path draw:style-name="gr1" draw:text-style-name="P1" draw:layer="layout" svg:width="0.034cm" svg:height="0.036cm" svg:x="17.694cm" svg:y="14.794cm" svg:viewBox="0 0 35 37" svg:d="M18 37c-24 0-24-37 0-37 23 0 23 37 0 37z">
          <text:p/>
        </draw:path>
        <draw:path draw:style-name="gr1" draw:text-style-name="P1" draw:layer="layout" svg:width="0.034cm" svg:height="0.035cm" svg:x="17.694cm" svg:y="15.297cm" svg:viewBox="0 0 35 36" svg:d="M18 36c-24 0-24-36 0-36 23 0 23 36 0 36z">
          <text:p/>
        </draw:path>
        <draw:path draw:style-name="gr1" draw:text-style-name="P1" draw:layer="layout" svg:width="0.034cm" svg:height="0.035cm" svg:x="17.694cm" svg:y="15.799cm" svg:viewBox="0 0 35 36" svg:d="M18 36c-24 0-24-36 0-36 23 0 23 36 0 36z">
          <text:p/>
        </draw:path>
        <draw:path draw:style-name="gr1" draw:text-style-name="P1" draw:layer="layout" svg:width="0.034cm" svg:height="0.035cm" svg:x="17.694cm" svg:y="16.301cm" svg:viewBox="0 0 35 36" svg:d="M18 36c-24 0-24-36 0-36 23 0 23 36 0 36z">
          <text:p/>
        </draw:path>
        <draw:path draw:style-name="gr1" draw:text-style-name="P1" draw:layer="layout" svg:width="0.034cm" svg:height="0.035cm" svg:x="17.694cm" svg:y="16.803cm" svg:viewBox="0 0 35 36" svg:d="M18 36c-24 0-24-36 0-36 23 0 23 36 0 36z">
          <text:p/>
        </draw:path>
        <draw:path draw:style-name="gr1" draw:text-style-name="P1" draw:layer="layout" svg:width="0.034cm" svg:height="0.036cm" svg:x="17.694cm" svg:y="17.305cm" svg:viewBox="0 0 35 37" svg:d="M18 37c-24 0-24-37 0-37 23 0 23 37 0 37z">
          <text:p/>
        </draw:path>
        <draw:path draw:style-name="gr1" draw:text-style-name="P1" draw:layer="layout" svg:width="0.034cm" svg:height="0.035cm" svg:x="17.694cm" svg:y="17.808cm" svg:viewBox="0 0 35 36" svg:d="M18 36c-24 0-24-36 0-36 23 0 23 36 0 36z">
          <text:p/>
        </draw:path>
        <draw:path draw:style-name="gr1" draw:text-style-name="P1" draw:layer="layout" svg:width="0.034cm" svg:height="0.035cm" svg:x="17.694cm" svg:y="18.31cm" svg:viewBox="0 0 35 36" svg:d="M18 36c-24 0-24-36 0-36 23 0 23 36 0 36z">
          <text:p/>
        </draw:path>
        <draw:path draw:style-name="gr1" draw:text-style-name="P1" draw:layer="layout" svg:width="0.034cm" svg:height="0.035cm" svg:x="17.694cm" svg:y="18.812cm" svg:viewBox="0 0 35 36" svg:d="M18 36c-24 0-24-36 0-36 23 0 23 36 0 36z">
          <text:p/>
        </draw:path>
        <draw:path draw:style-name="gr1" draw:text-style-name="P1" draw:layer="layout" svg:width="0.034cm" svg:height="0.036cm" svg:x="17.694cm" svg:y="19.314cm" svg:viewBox="0 0 35 37" svg:d="M18 37c-24 0-24-37 0-37 23 0 23 37 0 37z">
          <text:p/>
        </draw:path>
        <draw:path draw:style-name="gr1" draw:text-style-name="P1" draw:layer="layout" svg:width="0.034cm" svg:height="0.036cm" svg:x="17.694cm" svg:y="19.816cm" svg:viewBox="0 0 35 37" svg:d="M18 37c-24 0-24-37 0-37 23 0 23 37 0 37z">
          <text:p/>
        </draw:path>
        <draw:path draw:style-name="gr1" draw:text-style-name="P1" draw:layer="layout" svg:width="0.034cm" svg:height="0.035cm" svg:x="17.694cm" svg:y="20.319cm" svg:viewBox="0 0 35 36" svg:d="M18 36c-24 0-24-36 0-36 23 0 23 36 0 36z">
          <text:p/>
        </draw:path>
        <draw:path draw:style-name="gr1" draw:text-style-name="P1" draw:layer="layout" svg:width="0.034cm" svg:height="0.035cm" svg:x="17.694cm" svg:y="20.821cm" svg:viewBox="0 0 35 36" svg:d="M18 36c-24 0-24-36 0-36 23 0 23 36 0 36z">
          <text:p/>
        </draw:path>
        <draw:path draw:style-name="gr1" draw:text-style-name="P1" draw:layer="layout" svg:width="0.034cm" svg:height="0.035cm" svg:x="17.195cm" svg:y="1.235cm" svg:viewBox="0 0 35 36" svg:d="M17 36c-23 0-23-36 0-36s23 36 0 36z">
          <text:p/>
        </draw:path>
        <draw:path draw:style-name="gr1" draw:text-style-name="P1" draw:layer="layout" svg:width="0.034cm" svg:height="0.036cm" svg:x="17.195cm" svg:y="1.737cm" svg:viewBox="0 0 35 37" svg:d="M17 37c-23 0-23-37 0-37s23 37 0 37z">
          <text:p/>
        </draw:path>
        <draw:path draw:style-name="gr1" draw:text-style-name="P1" draw:layer="layout" svg:width="0.034cm" svg:height="0.036cm" svg:x="17.195cm" svg:y="2.239cm" svg:viewBox="0 0 35 37" svg:d="M17 37c-23 0-23-37 0-37s23 37 0 37z">
          <text:p/>
        </draw:path>
        <draw:path draw:style-name="gr1" draw:text-style-name="P1" draw:layer="layout" svg:width="0.034cm" svg:height="0.035cm" svg:x="17.195cm" svg:y="2.742cm" svg:viewBox="0 0 35 36" svg:d="M17 36c-23 0-23-36 0-36s23 36 0 36z">
          <text:p/>
        </draw:path>
        <draw:path draw:style-name="gr1" draw:text-style-name="P1" draw:layer="layout" svg:width="0.034cm" svg:height="0.035cm" svg:x="17.195cm" svg:y="3.244cm" svg:viewBox="0 0 35 36" svg:d="M17 36c-23 0-23-36 0-36s23 36 0 36z">
          <text:p/>
        </draw:path>
        <draw:path draw:style-name="gr1" draw:text-style-name="P1" draw:layer="layout" svg:width="0.034cm" svg:height="0.035cm" svg:x="17.195cm" svg:y="3.746cm" svg:viewBox="0 0 35 36" svg:d="M17 36c-23 0-23-36 0-36s23 36 0 36z">
          <text:p/>
        </draw:path>
        <draw:path draw:style-name="gr1" draw:text-style-name="P1" draw:layer="layout" svg:width="0.034cm" svg:height="0.036cm" svg:x="17.195cm" svg:y="4.248cm" svg:viewBox="0 0 35 37" svg:d="M17 37c-23 0-23-37 0-37s23 37 0 37z">
          <text:p/>
        </draw:path>
        <draw:path draw:style-name="gr1" draw:text-style-name="P1" draw:layer="layout" svg:width="0.034cm" svg:height="0.035cm" svg:x="17.195cm" svg:y="4.751cm" svg:viewBox="0 0 35 36" svg:d="M17 36c-23 0-23-36 0-36s23 36 0 36z">
          <text:p/>
        </draw:path>
        <draw:path draw:style-name="gr1" draw:text-style-name="P1" draw:layer="layout" svg:width="0.034cm" svg:height="0.035cm" svg:x="17.195cm" svg:y="5.253cm" svg:viewBox="0 0 35 36" svg:d="M17 36c-23 0-23-36 0-36s23 36 0 36z">
          <text:p/>
        </draw:path>
        <draw:path draw:style-name="gr1" draw:text-style-name="P1" draw:layer="layout" svg:width="0.034cm" svg:height="0.035cm" svg:x="17.195cm" svg:y="5.755cm" svg:viewBox="0 0 35 36" svg:d="M17 36c-23 0-23-36 0-36s23 36 0 36z">
          <text:p/>
        </draw:path>
        <draw:path draw:style-name="gr1" draw:text-style-name="P1" draw:layer="layout" svg:width="0.034cm" svg:height="0.035cm" svg:x="17.195cm" svg:y="6.257cm" svg:viewBox="0 0 35 36" svg:d="M17 36c-23 0-23-36 0-36s23 36 0 36z">
          <text:p/>
        </draw:path>
        <draw:path draw:style-name="gr1" draw:text-style-name="P1" draw:layer="layout" svg:width="0.034cm" svg:height="0.036cm" svg:x="17.195cm" svg:y="6.759cm" svg:viewBox="0 0 35 37" svg:d="M17 37c-23 0-23-37 0-37s23 37 0 37z">
          <text:p/>
        </draw:path>
        <draw:path draw:style-name="gr1" draw:text-style-name="P1" draw:layer="layout" svg:width="0.034cm" svg:height="0.035cm" svg:x="17.195cm" svg:y="7.262cm" svg:viewBox="0 0 35 36" svg:d="M17 36c-23 0-23-36 0-36s23 36 0 36z">
          <text:p/>
        </draw:path>
        <draw:path draw:style-name="gr1" draw:text-style-name="P1" draw:layer="layout" svg:width="0.034cm" svg:height="0.035cm" svg:x="17.195cm" svg:y="7.764cm" svg:viewBox="0 0 35 36" svg:d="M17 36c-23 0-23-36 0-36s23 36 0 36z">
          <text:p/>
        </draw:path>
        <draw:path draw:style-name="gr1" draw:text-style-name="P1" draw:layer="layout" svg:width="0.034cm" svg:height="0.035cm" svg:x="17.195cm" svg:y="8.266cm" svg:viewBox="0 0 35 36" svg:d="M17 36c-23 0-23-36 0-36s23 36 0 36z">
          <text:p/>
        </draw:path>
        <draw:path draw:style-name="gr1" draw:text-style-name="P1" draw:layer="layout" svg:width="0.034cm" svg:height="0.035cm" svg:x="17.195cm" svg:y="8.768cm" svg:viewBox="0 0 35 36" svg:d="M17 36c-23 0-23-36 0-36s23 36 0 36z">
          <text:p/>
        </draw:path>
        <draw:path draw:style-name="gr1" draw:text-style-name="P1" draw:layer="layout" svg:width="0.034cm" svg:height="0.036cm" svg:x="17.195cm" svg:y="9.27cm" svg:viewBox="0 0 35 37" svg:d="M17 37c-23 0-23-37 0-37s23 37 0 37z">
          <text:p/>
        </draw:path>
        <draw:path draw:style-name="gr1" draw:text-style-name="P1" draw:layer="layout" svg:width="0.034cm" svg:height="0.035cm" svg:x="17.195cm" svg:y="9.773cm" svg:viewBox="0 0 35 36" svg:d="M17 36c-23 0-23-36 0-36s23 36 0 36z">
          <text:p/>
        </draw:path>
        <draw:path draw:style-name="gr1" draw:text-style-name="P1" draw:layer="layout" svg:width="0.034cm" svg:height="0.035cm" svg:x="17.195cm" svg:y="10.275cm" svg:viewBox="0 0 35 36" svg:d="M17 36c-23 0-23-36 0-36s23 36 0 36z">
          <text:p/>
        </draw:path>
        <draw:path draw:style-name="gr1" draw:text-style-name="P1" draw:layer="layout" svg:width="0.034cm" svg:height="0.035cm" svg:x="17.195cm" svg:y="10.777cm" svg:viewBox="0 0 35 36" svg:d="M17 36c-23 0-23-36 0-36s23 36 0 36z">
          <text:p/>
        </draw:path>
        <draw:path draw:style-name="gr1" draw:text-style-name="P1" draw:layer="layout" svg:width="0.034cm" svg:height="0.035cm" svg:x="17.195cm" svg:y="11.279cm" svg:viewBox="0 0 35 36" svg:d="M17 36c-23 0-23-36 0-36s23 36 0 36z">
          <text:p/>
        </draw:path>
        <draw:path draw:style-name="gr1" draw:text-style-name="P1" draw:layer="layout" svg:width="0.034cm" svg:height="0.036cm" svg:x="17.195cm" svg:y="11.781cm" svg:viewBox="0 0 35 37" svg:d="M17 37c-23 0-23-37 0-37s23 37 0 37z">
          <text:p/>
        </draw:path>
        <draw:path draw:style-name="gr1" draw:text-style-name="P1" draw:layer="layout" svg:width="0.034cm" svg:height="0.036cm" svg:x="17.195cm" svg:y="12.283cm" svg:viewBox="0 0 35 37" svg:d="M17 37c-23 0-23-37 0-37s23 37 0 37z">
          <text:p/>
        </draw:path>
        <draw:path draw:style-name="gr1" draw:text-style-name="P1" draw:layer="layout" svg:width="0.034cm" svg:height="0.035cm" svg:x="17.195cm" svg:y="12.786cm" svg:viewBox="0 0 35 36" svg:d="M17 36c-23 0-23-36 0-36s23 36 0 36z">
          <text:p/>
        </draw:path>
        <draw:path draw:style-name="gr1" draw:text-style-name="P1" draw:layer="layout" svg:width="0.034cm" svg:height="0.035cm" svg:x="17.195cm" svg:y="13.288cm" svg:viewBox="0 0 35 36" svg:d="M17 36c-23 0-23-36 0-36s23 36 0 36z">
          <text:p/>
        </draw:path>
        <draw:path draw:style-name="gr1" draw:text-style-name="P1" draw:layer="layout" svg:width="0.034cm" svg:height="0.035cm" svg:x="17.195cm" svg:y="13.79cm" svg:viewBox="0 0 35 36" svg:d="M17 36c-23 0-23-36 0-36s23 36 0 36z">
          <text:p/>
        </draw:path>
        <draw:path draw:style-name="gr1" draw:text-style-name="P1" draw:layer="layout" svg:width="0.034cm" svg:height="0.035cm" svg:x="17.195cm" svg:y="14.292cm" svg:viewBox="0 0 35 36" svg:d="M17 36c-23 0-23-36 0-36s23 36 0 36z">
          <text:p/>
        </draw:path>
        <draw:path draw:style-name="gr1" draw:text-style-name="P1" draw:layer="layout" svg:width="0.034cm" svg:height="0.036cm" svg:x="17.195cm" svg:y="14.794cm" svg:viewBox="0 0 35 37" svg:d="M17 37c-23 0-23-37 0-37s23 37 0 37z">
          <text:p/>
        </draw:path>
        <draw:path draw:style-name="gr1" draw:text-style-name="P1" draw:layer="layout" svg:width="0.034cm" svg:height="0.035cm" svg:x="17.195cm" svg:y="15.297cm" svg:viewBox="0 0 35 36" svg:d="M17 36c-23 0-23-36 0-36s23 36 0 36z">
          <text:p/>
        </draw:path>
        <draw:path draw:style-name="gr1" draw:text-style-name="P1" draw:layer="layout" svg:width="0.034cm" svg:height="0.035cm" svg:x="17.195cm" svg:y="15.799cm" svg:viewBox="0 0 35 36" svg:d="M17 36c-23 0-23-36 0-36s23 36 0 36z">
          <text:p/>
        </draw:path>
        <draw:path draw:style-name="gr1" draw:text-style-name="P1" draw:layer="layout" svg:width="0.034cm" svg:height="0.035cm" svg:x="17.195cm" svg:y="16.301cm" svg:viewBox="0 0 35 36" svg:d="M17 36c-23 0-23-36 0-36s23 36 0 36z">
          <text:p/>
        </draw:path>
        <draw:path draw:style-name="gr1" draw:text-style-name="P1" draw:layer="layout" svg:width="0.034cm" svg:height="0.035cm" svg:x="17.195cm" svg:y="16.803cm" svg:viewBox="0 0 35 36" svg:d="M17 36c-23 0-23-36 0-36s23 36 0 36z">
          <text:p/>
        </draw:path>
        <draw:path draw:style-name="gr1" draw:text-style-name="P1" draw:layer="layout" svg:width="0.034cm" svg:height="0.036cm" svg:x="17.195cm" svg:y="17.305cm" svg:viewBox="0 0 35 37" svg:d="M17 37c-23 0-23-37 0-37s23 37 0 37z">
          <text:p/>
        </draw:path>
        <draw:path draw:style-name="gr1" draw:text-style-name="P1" draw:layer="layout" svg:width="0.034cm" svg:height="0.035cm" svg:x="17.195cm" svg:y="17.808cm" svg:viewBox="0 0 35 36" svg:d="M17 36c-23 0-23-36 0-36s23 36 0 36z">
          <text:p/>
        </draw:path>
        <draw:path draw:style-name="gr1" draw:text-style-name="P1" draw:layer="layout" svg:width="0.034cm" svg:height="0.035cm" svg:x="17.195cm" svg:y="18.31cm" svg:viewBox="0 0 35 36" svg:d="M17 36c-23 0-23-36 0-36s23 36 0 36z">
          <text:p/>
        </draw:path>
        <draw:path draw:style-name="gr1" draw:text-style-name="P1" draw:layer="layout" svg:width="0.034cm" svg:height="0.035cm" svg:x="17.195cm" svg:y="18.812cm" svg:viewBox="0 0 35 36" svg:d="M17 36c-23 0-23-36 0-36s23 36 0 36z">
          <text:p/>
        </draw:path>
        <draw:path draw:style-name="gr1" draw:text-style-name="P1" draw:layer="layout" svg:width="0.034cm" svg:height="0.036cm" svg:x="17.195cm" svg:y="19.314cm" svg:viewBox="0 0 35 37" svg:d="M17 37c-23 0-23-37 0-37s23 37 0 37z">
          <text:p/>
        </draw:path>
        <draw:path draw:style-name="gr1" draw:text-style-name="P1" draw:layer="layout" svg:width="0.034cm" svg:height="0.036cm" svg:x="17.195cm" svg:y="19.816cm" svg:viewBox="0 0 35 37" svg:d="M17 37c-23 0-23-37 0-37s23 37 0 37z">
          <text:p/>
        </draw:path>
        <draw:path draw:style-name="gr1" draw:text-style-name="P1" draw:layer="layout" svg:width="0.034cm" svg:height="0.035cm" svg:x="17.195cm" svg:y="20.319cm" svg:viewBox="0 0 35 36" svg:d="M17 36c-23 0-23-36 0-36s23 36 0 36z">
          <text:p/>
        </draw:path>
        <draw:path draw:style-name="gr1" draw:text-style-name="P1" draw:layer="layout" svg:width="0.034cm" svg:height="0.035cm" svg:x="17.195cm" svg:y="20.821cm" svg:viewBox="0 0 35 36" svg:d="M17 36c-23 0-23-36 0-36s23 36 0 36z">
          <text:p/>
        </draw:path>
        <draw:path draw:style-name="gr1" draw:text-style-name="P1" draw:layer="layout" svg:width="0.034cm" svg:height="0.035cm" svg:x="16.696cm" svg:y="1.235cm" svg:viewBox="0 0 35 36" svg:d="M17 36c-23 0-23-36 0-36 24 0 24 36 0 36z">
          <text:p/>
        </draw:path>
        <draw:path draw:style-name="gr1" draw:text-style-name="P1" draw:layer="layout" svg:width="0.034cm" svg:height="0.036cm" svg:x="16.696cm" svg:y="1.737cm" svg:viewBox="0 0 35 37" svg:d="M17 37c-23 0-23-37 0-37 24 0 24 37 0 37z">
          <text:p/>
        </draw:path>
        <draw:path draw:style-name="gr1" draw:text-style-name="P1" draw:layer="layout" svg:width="0.034cm" svg:height="0.036cm" svg:x="16.696cm" svg:y="2.239cm" svg:viewBox="0 0 35 37" svg:d="M17 37c-23 0-23-37 0-37 24 0 24 37 0 37z">
          <text:p/>
        </draw:path>
        <draw:path draw:style-name="gr1" draw:text-style-name="P1" draw:layer="layout" svg:width="0.034cm" svg:height="0.035cm" svg:x="16.696cm" svg:y="2.742cm" svg:viewBox="0 0 35 36" svg:d="M17 36c-23 0-23-36 0-36 24 0 24 36 0 36z">
          <text:p/>
        </draw:path>
        <draw:path draw:style-name="gr1" draw:text-style-name="P1" draw:layer="layout" svg:width="0.034cm" svg:height="0.035cm" svg:x="16.696cm" svg:y="3.244cm" svg:viewBox="0 0 35 36" svg:d="M17 36c-23 0-23-36 0-36 24 0 24 36 0 36z">
          <text:p/>
        </draw:path>
        <draw:path draw:style-name="gr1" draw:text-style-name="P1" draw:layer="layout" svg:width="0.034cm" svg:height="0.035cm" svg:x="16.696cm" svg:y="3.746cm" svg:viewBox="0 0 35 36" svg:d="M17 36c-23 0-23-36 0-36 24 0 24 36 0 36z">
          <text:p/>
        </draw:path>
        <draw:path draw:style-name="gr1" draw:text-style-name="P1" draw:layer="layout" svg:width="0.034cm" svg:height="0.036cm" svg:x="16.696cm" svg:y="4.248cm" svg:viewBox="0 0 35 37" svg:d="M17 37c-23 0-23-37 0-37 24 0 24 37 0 37z">
          <text:p/>
        </draw:path>
        <draw:path draw:style-name="gr1" draw:text-style-name="P1" draw:layer="layout" svg:width="0.034cm" svg:height="0.035cm" svg:x="16.696cm" svg:y="4.751cm" svg:viewBox="0 0 35 36" svg:d="M17 36c-23 0-23-36 0-36 24 0 24 36 0 36z">
          <text:p/>
        </draw:path>
        <draw:path draw:style-name="gr1" draw:text-style-name="P1" draw:layer="layout" svg:width="0.034cm" svg:height="0.035cm" svg:x="16.696cm" svg:y="5.253cm" svg:viewBox="0 0 35 36" svg:d="M17 36c-23 0-23-36 0-36 24 0 24 36 0 36z">
          <text:p/>
        </draw:path>
        <draw:path draw:style-name="gr1" draw:text-style-name="P1" draw:layer="layout" svg:width="0.034cm" svg:height="0.035cm" svg:x="16.696cm" svg:y="5.755cm" svg:viewBox="0 0 35 36" svg:d="M17 36c-23 0-23-36 0-36 24 0 24 36 0 36z">
          <text:p/>
        </draw:path>
        <draw:path draw:style-name="gr1" draw:text-style-name="P1" draw:layer="layout" svg:width="0.034cm" svg:height="0.035cm" svg:x="16.696cm" svg:y="6.257cm" svg:viewBox="0 0 35 36" svg:d="M17 36c-23 0-23-36 0-36 24 0 24 36 0 36z">
          <text:p/>
        </draw:path>
        <draw:path draw:style-name="gr1" draw:text-style-name="P1" draw:layer="layout" svg:width="0.034cm" svg:height="0.036cm" svg:x="16.696cm" svg:y="6.759cm" svg:viewBox="0 0 35 37" svg:d="M17 37c-23 0-23-37 0-37 24 0 24 37 0 37z">
          <text:p/>
        </draw:path>
        <draw:path draw:style-name="gr1" draw:text-style-name="P1" draw:layer="layout" svg:width="0.034cm" svg:height="0.035cm" svg:x="16.696cm" svg:y="7.262cm" svg:viewBox="0 0 35 36" svg:d="M17 36c-23 0-23-36 0-36 24 0 24 36 0 36z">
          <text:p/>
        </draw:path>
        <draw:path draw:style-name="gr1" draw:text-style-name="P1" draw:layer="layout" svg:width="0.034cm" svg:height="0.035cm" svg:x="16.696cm" svg:y="7.764cm" svg:viewBox="0 0 35 36" svg:d="M17 36c-23 0-23-36 0-36 24 0 24 36 0 36z">
          <text:p/>
        </draw:path>
        <draw:path draw:style-name="gr1" draw:text-style-name="P1" draw:layer="layout" svg:width="0.034cm" svg:height="0.035cm" svg:x="16.696cm" svg:y="8.266cm" svg:viewBox="0 0 35 36" svg:d="M17 36c-23 0-23-36 0-36 24 0 24 36 0 36z">
          <text:p/>
        </draw:path>
        <draw:path draw:style-name="gr1" draw:text-style-name="P1" draw:layer="layout" svg:width="0.034cm" svg:height="0.035cm" svg:x="16.696cm" svg:y="8.768cm" svg:viewBox="0 0 35 36" svg:d="M17 36c-23 0-23-36 0-36 24 0 24 36 0 36z">
          <text:p/>
        </draw:path>
        <draw:path draw:style-name="gr1" draw:text-style-name="P1" draw:layer="layout" svg:width="0.034cm" svg:height="0.036cm" svg:x="16.696cm" svg:y="9.27cm" svg:viewBox="0 0 35 37" svg:d="M17 37c-23 0-23-37 0-37 24 0 24 37 0 37z">
          <text:p/>
        </draw:path>
        <draw:path draw:style-name="gr1" draw:text-style-name="P1" draw:layer="layout" svg:width="0.034cm" svg:height="0.035cm" svg:x="16.696cm" svg:y="9.773cm" svg:viewBox="0 0 35 36" svg:d="M17 36c-23 0-23-36 0-36 24 0 24 36 0 36z">
          <text:p/>
        </draw:path>
        <draw:path draw:style-name="gr1" draw:text-style-name="P1" draw:layer="layout" svg:width="0.034cm" svg:height="0.035cm" svg:x="16.696cm" svg:y="10.275cm" svg:viewBox="0 0 35 36" svg:d="M17 36c-23 0-23-36 0-36 24 0 24 36 0 36z">
          <text:p/>
        </draw:path>
        <draw:path draw:style-name="gr1" draw:text-style-name="P1" draw:layer="layout" svg:width="0.034cm" svg:height="0.035cm" svg:x="16.696cm" svg:y="10.777cm" svg:viewBox="0 0 35 36" svg:d="M17 36c-23 0-23-36 0-36 24 0 24 36 0 36z">
          <text:p/>
        </draw:path>
        <draw:path draw:style-name="gr1" draw:text-style-name="P1" draw:layer="layout" svg:width="0.034cm" svg:height="0.035cm" svg:x="16.696cm" svg:y="11.279cm" svg:viewBox="0 0 35 36" svg:d="M17 36c-23 0-23-36 0-36 24 0 24 36 0 36z">
          <text:p/>
        </draw:path>
        <draw:path draw:style-name="gr1" draw:text-style-name="P1" draw:layer="layout" svg:width="0.034cm" svg:height="0.036cm" svg:x="16.696cm" svg:y="11.781cm" svg:viewBox="0 0 35 37" svg:d="M17 37c-23 0-23-37 0-37 24 0 24 37 0 37z">
          <text:p/>
        </draw:path>
        <draw:path draw:style-name="gr1" draw:text-style-name="P1" draw:layer="layout" svg:width="0.034cm" svg:height="0.036cm" svg:x="16.696cm" svg:y="12.283cm" svg:viewBox="0 0 35 37" svg:d="M17 37c-23 0-23-37 0-37 24 0 24 37 0 37z">
          <text:p/>
        </draw:path>
        <draw:path draw:style-name="gr1" draw:text-style-name="P1" draw:layer="layout" svg:width="0.034cm" svg:height="0.035cm" svg:x="16.696cm" svg:y="12.786cm" svg:viewBox="0 0 35 36" svg:d="M17 36c-23 0-23-36 0-36 24 0 24 36 0 36z">
          <text:p/>
        </draw:path>
        <draw:path draw:style-name="gr1" draw:text-style-name="P1" draw:layer="layout" svg:width="0.034cm" svg:height="0.035cm" svg:x="16.696cm" svg:y="13.288cm" svg:viewBox="0 0 35 36" svg:d="M17 36c-23 0-23-36 0-36 24 0 24 36 0 36z">
          <text:p/>
        </draw:path>
        <draw:path draw:style-name="gr1" draw:text-style-name="P1" draw:layer="layout" svg:width="0.034cm" svg:height="0.035cm" svg:x="16.696cm" svg:y="13.79cm" svg:viewBox="0 0 35 36" svg:d="M17 36c-23 0-23-36 0-36 24 0 24 36 0 36z">
          <text:p/>
        </draw:path>
        <draw:path draw:style-name="gr1" draw:text-style-name="P1" draw:layer="layout" svg:width="0.034cm" svg:height="0.035cm" svg:x="16.696cm" svg:y="14.292cm" svg:viewBox="0 0 35 36" svg:d="M17 36c-23 0-23-36 0-36 24 0 24 36 0 36z">
          <text:p/>
        </draw:path>
        <draw:path draw:style-name="gr1" draw:text-style-name="P1" draw:layer="layout" svg:width="0.034cm" svg:height="0.036cm" svg:x="16.696cm" svg:y="14.794cm" svg:viewBox="0 0 35 37" svg:d="M17 37c-23 0-23-37 0-37 24 0 24 37 0 37z">
          <text:p/>
        </draw:path>
        <draw:path draw:style-name="gr1" draw:text-style-name="P1" draw:layer="layout" svg:width="0.034cm" svg:height="0.035cm" svg:x="16.696cm" svg:y="15.297cm" svg:viewBox="0 0 35 36" svg:d="M17 36c-23 0-23-36 0-36 24 0 24 36 0 36z">
          <text:p/>
        </draw:path>
        <draw:path draw:style-name="gr1" draw:text-style-name="P1" draw:layer="layout" svg:width="0.034cm" svg:height="0.035cm" svg:x="16.696cm" svg:y="15.799cm" svg:viewBox="0 0 35 36" svg:d="M17 36c-23 0-23-36 0-36 24 0 24 36 0 36z">
          <text:p/>
        </draw:path>
        <draw:path draw:style-name="gr1" draw:text-style-name="P1" draw:layer="layout" svg:width="0.034cm" svg:height="0.035cm" svg:x="16.696cm" svg:y="16.301cm" svg:viewBox="0 0 35 36" svg:d="M17 36c-23 0-23-36 0-36 24 0 24 36 0 36z">
          <text:p/>
        </draw:path>
        <draw:path draw:style-name="gr1" draw:text-style-name="P1" draw:layer="layout" svg:width="0.034cm" svg:height="0.035cm" svg:x="16.696cm" svg:y="16.803cm" svg:viewBox="0 0 35 36" svg:d="M17 36c-23 0-23-36 0-36 24 0 24 36 0 36z">
          <text:p/>
        </draw:path>
        <draw:path draw:style-name="gr1" draw:text-style-name="P1" draw:layer="layout" svg:width="0.034cm" svg:height="0.036cm" svg:x="16.696cm" svg:y="17.305cm" svg:viewBox="0 0 35 37" svg:d="M17 37c-23 0-23-37 0-37 24 0 24 37 0 37z">
          <text:p/>
        </draw:path>
        <draw:path draw:style-name="gr1" draw:text-style-name="P1" draw:layer="layout" svg:width="0.034cm" svg:height="0.035cm" svg:x="16.696cm" svg:y="17.808cm" svg:viewBox="0 0 35 36" svg:d="M17 36c-23 0-23-36 0-36 24 0 24 36 0 36z">
          <text:p/>
        </draw:path>
        <draw:path draw:style-name="gr1" draw:text-style-name="P1" draw:layer="layout" svg:width="0.034cm" svg:height="0.035cm" svg:x="16.696cm" svg:y="18.31cm" svg:viewBox="0 0 35 36" svg:d="M17 36c-23 0-23-36 0-36 24 0 24 36 0 36z">
          <text:p/>
        </draw:path>
        <draw:path draw:style-name="gr1" draw:text-style-name="P1" draw:layer="layout" svg:width="0.034cm" svg:height="0.035cm" svg:x="16.696cm" svg:y="18.812cm" svg:viewBox="0 0 35 36" svg:d="M17 36c-23 0-23-36 0-36 24 0 24 36 0 36z">
          <text:p/>
        </draw:path>
        <draw:path draw:style-name="gr1" draw:text-style-name="P1" draw:layer="layout" svg:width="0.034cm" svg:height="0.036cm" svg:x="16.696cm" svg:y="19.314cm" svg:viewBox="0 0 35 37" svg:d="M17 37c-23 0-23-37 0-37 24 0 24 37 0 37z">
          <text:p/>
        </draw:path>
        <draw:path draw:style-name="gr1" draw:text-style-name="P1" draw:layer="layout" svg:width="0.034cm" svg:height="0.036cm" svg:x="16.696cm" svg:y="19.816cm" svg:viewBox="0 0 35 37" svg:d="M17 37c-23 0-23-37 0-37 24 0 24 37 0 37z">
          <text:p/>
        </draw:path>
        <draw:path draw:style-name="gr1" draw:text-style-name="P1" draw:layer="layout" svg:width="0.034cm" svg:height="0.035cm" svg:x="16.696cm" svg:y="20.319cm" svg:viewBox="0 0 35 36" svg:d="M17 36c-23 0-23-36 0-36 24 0 24 36 0 36z">
          <text:p/>
        </draw:path>
        <draw:path draw:style-name="gr1" draw:text-style-name="P1" draw:layer="layout" svg:width="0.034cm" svg:height="0.035cm" svg:x="16.696cm" svg:y="20.821cm" svg:viewBox="0 0 35 36" svg:d="M17 36c-23 0-23-36 0-36 24 0 24 36 0 36z">
          <text:p/>
        </draw:path>
        <draw:path draw:style-name="gr1" draw:text-style-name="P1" draw:layer="layout" svg:width="0.035cm" svg:height="0.035cm" svg:x="16.196cm" svg:y="1.235cm" svg:viewBox="0 0 36 36" svg:d="M18 36c-24 0-24-36 0-36s24 36 0 36z">
          <text:p/>
        </draw:path>
        <draw:path draw:style-name="gr1" draw:text-style-name="P1" draw:layer="layout" svg:width="0.035cm" svg:height="0.036cm" svg:x="16.196cm" svg:y="1.737cm" svg:viewBox="0 0 36 37" svg:d="M18 37c-24 0-24-37 0-37s24 37 0 37z">
          <text:p/>
        </draw:path>
        <draw:path draw:style-name="gr1" draw:text-style-name="P1" draw:layer="layout" svg:width="0.035cm" svg:height="0.036cm" svg:x="16.196cm" svg:y="2.239cm" svg:viewBox="0 0 36 37" svg:d="M18 37c-24 0-24-37 0-37s24 37 0 37z">
          <text:p/>
        </draw:path>
        <draw:path draw:style-name="gr1" draw:text-style-name="P1" draw:layer="layout" svg:width="0.035cm" svg:height="0.035cm" svg:x="16.196cm" svg:y="2.742cm" svg:viewBox="0 0 36 36" svg:d="M18 36c-24 0-24-36 0-36s24 36 0 36z">
          <text:p/>
        </draw:path>
        <draw:path draw:style-name="gr1" draw:text-style-name="P1" draw:layer="layout" svg:width="0.035cm" svg:height="0.035cm" svg:x="16.196cm" svg:y="3.244cm" svg:viewBox="0 0 36 36" svg:d="M18 36c-24 0-24-36 0-36s24 36 0 36z">
          <text:p/>
        </draw:path>
        <draw:path draw:style-name="gr1" draw:text-style-name="P1" draw:layer="layout" svg:width="0.035cm" svg:height="0.035cm" svg:x="16.196cm" svg:y="3.746cm" svg:viewBox="0 0 36 36" svg:d="M18 36c-24 0-24-36 0-36s24 36 0 36z">
          <text:p/>
        </draw:path>
        <draw:path draw:style-name="gr1" draw:text-style-name="P1" draw:layer="layout" svg:width="0.035cm" svg:height="0.036cm" svg:x="16.196cm" svg:y="4.248cm" svg:viewBox="0 0 36 37" svg:d="M18 37c-24 0-24-37 0-37s24 37 0 37z">
          <text:p/>
        </draw:path>
        <draw:path draw:style-name="gr1" draw:text-style-name="P1" draw:layer="layout" svg:width="0.035cm" svg:height="0.035cm" svg:x="16.196cm" svg:y="4.751cm" svg:viewBox="0 0 36 36" svg:d="M18 36c-24 0-24-36 0-36s24 36 0 36z">
          <text:p/>
        </draw:path>
        <draw:path draw:style-name="gr1" draw:text-style-name="P1" draw:layer="layout" svg:width="0.035cm" svg:height="0.035cm" svg:x="16.196cm" svg:y="5.253cm" svg:viewBox="0 0 36 36" svg:d="M18 36c-24 0-24-36 0-36s24 36 0 36z">
          <text:p/>
        </draw:path>
        <draw:path draw:style-name="gr1" draw:text-style-name="P1" draw:layer="layout" svg:width="0.035cm" svg:height="0.035cm" svg:x="16.196cm" svg:y="5.755cm" svg:viewBox="0 0 36 36" svg:d="M18 36c-24 0-24-36 0-36s24 36 0 36z">
          <text:p/>
        </draw:path>
        <draw:path draw:style-name="gr1" draw:text-style-name="P1" draw:layer="layout" svg:width="0.035cm" svg:height="0.035cm" svg:x="16.196cm" svg:y="6.257cm" svg:viewBox="0 0 36 36" svg:d="M18 36c-24 0-24-36 0-36s24 36 0 36z">
          <text:p/>
        </draw:path>
        <draw:path draw:style-name="gr1" draw:text-style-name="P1" draw:layer="layout" svg:width="0.035cm" svg:height="0.036cm" svg:x="16.196cm" svg:y="6.759cm" svg:viewBox="0 0 36 37" svg:d="M18 37c-24 0-24-37 0-37s24 37 0 37z">
          <text:p/>
        </draw:path>
        <draw:path draw:style-name="gr1" draw:text-style-name="P1" draw:layer="layout" svg:width="0.035cm" svg:height="0.035cm" svg:x="16.196cm" svg:y="7.262cm" svg:viewBox="0 0 36 36" svg:d="M18 36c-24 0-24-36 0-36s24 36 0 36z">
          <text:p/>
        </draw:path>
        <draw:path draw:style-name="gr1" draw:text-style-name="P1" draw:layer="layout" svg:width="0.035cm" svg:height="0.035cm" svg:x="16.196cm" svg:y="7.764cm" svg:viewBox="0 0 36 36" svg:d="M18 36c-24 0-24-36 0-36s24 36 0 36z">
          <text:p/>
        </draw:path>
        <draw:path draw:style-name="gr1" draw:text-style-name="P1" draw:layer="layout" svg:width="0.035cm" svg:height="0.035cm" svg:x="16.196cm" svg:y="8.266cm" svg:viewBox="0 0 36 36" svg:d="M18 36c-24 0-24-36 0-36s24 36 0 36z">
          <text:p/>
        </draw:path>
        <draw:path draw:style-name="gr1" draw:text-style-name="P1" draw:layer="layout" svg:width="0.035cm" svg:height="0.035cm" svg:x="16.196cm" svg:y="8.768cm" svg:viewBox="0 0 36 36" svg:d="M18 36c-24 0-24-36 0-36s24 36 0 36z">
          <text:p/>
        </draw:path>
        <draw:path draw:style-name="gr1" draw:text-style-name="P1" draw:layer="layout" svg:width="0.035cm" svg:height="0.036cm" svg:x="16.196cm" svg:y="9.27cm" svg:viewBox="0 0 36 37" svg:d="M18 37c-24 0-24-37 0-37s24 37 0 37z">
          <text:p/>
        </draw:path>
        <draw:path draw:style-name="gr1" draw:text-style-name="P1" draw:layer="layout" svg:width="0.035cm" svg:height="0.035cm" svg:x="16.196cm" svg:y="9.773cm" svg:viewBox="0 0 36 36" svg:d="M18 36c-24 0-24-36 0-36s24 36 0 36z">
          <text:p/>
        </draw:path>
        <draw:path draw:style-name="gr1" draw:text-style-name="P1" draw:layer="layout" svg:width="0.035cm" svg:height="0.035cm" svg:x="16.196cm" svg:y="10.275cm" svg:viewBox="0 0 36 36" svg:d="M18 36c-24 0-24-36 0-36s24 36 0 36z">
          <text:p/>
        </draw:path>
        <draw:path draw:style-name="gr1" draw:text-style-name="P1" draw:layer="layout" svg:width="0.035cm" svg:height="0.035cm" svg:x="16.196cm" svg:y="10.777cm" svg:viewBox="0 0 36 36" svg:d="M18 36c-24 0-24-36 0-36s24 36 0 36z">
          <text:p/>
        </draw:path>
        <draw:path draw:style-name="gr1" draw:text-style-name="P1" draw:layer="layout" svg:width="0.035cm" svg:height="0.035cm" svg:x="16.196cm" svg:y="11.279cm" svg:viewBox="0 0 36 36" svg:d="M18 36c-24 0-24-36 0-36s24 36 0 36z">
          <text:p/>
        </draw:path>
        <draw:path draw:style-name="gr1" draw:text-style-name="P1" draw:layer="layout" svg:width="0.035cm" svg:height="0.036cm" svg:x="16.196cm" svg:y="11.781cm" svg:viewBox="0 0 36 37" svg:d="M18 37c-24 0-24-37 0-37s24 37 0 37z">
          <text:p/>
        </draw:path>
        <draw:path draw:style-name="gr1" draw:text-style-name="P1" draw:layer="layout" svg:width="0.035cm" svg:height="0.036cm" svg:x="16.196cm" svg:y="12.283cm" svg:viewBox="0 0 36 37" svg:d="M18 37c-24 0-24-37 0-37s24 37 0 37z">
          <text:p/>
        </draw:path>
        <draw:path draw:style-name="gr1" draw:text-style-name="P1" draw:layer="layout" svg:width="0.035cm" svg:height="0.035cm" svg:x="16.196cm" svg:y="12.786cm" svg:viewBox="0 0 36 36" svg:d="M18 36c-24 0-24-36 0-36s24 36 0 36z">
          <text:p/>
        </draw:path>
        <draw:path draw:style-name="gr1" draw:text-style-name="P1" draw:layer="layout" svg:width="0.035cm" svg:height="0.035cm" svg:x="16.196cm" svg:y="13.288cm" svg:viewBox="0 0 36 36" svg:d="M18 36c-24 0-24-36 0-36s24 36 0 36z">
          <text:p/>
        </draw:path>
        <draw:path draw:style-name="gr1" draw:text-style-name="P1" draw:layer="layout" svg:width="0.035cm" svg:height="0.035cm" svg:x="16.196cm" svg:y="13.79cm" svg:viewBox="0 0 36 36" svg:d="M18 36c-24 0-24-36 0-36s24 36 0 36z">
          <text:p/>
        </draw:path>
        <draw:path draw:style-name="gr1" draw:text-style-name="P1" draw:layer="layout" svg:width="0.035cm" svg:height="0.035cm" svg:x="16.196cm" svg:y="14.292cm" svg:viewBox="0 0 36 36" svg:d="M18 36c-24 0-24-36 0-36s24 36 0 36z">
          <text:p/>
        </draw:path>
        <draw:path draw:style-name="gr1" draw:text-style-name="P1" draw:layer="layout" svg:width="0.035cm" svg:height="0.036cm" svg:x="16.196cm" svg:y="14.794cm" svg:viewBox="0 0 36 37" svg:d="M18 37c-24 0-24-37 0-37s24 37 0 37z">
          <text:p/>
        </draw:path>
        <draw:path draw:style-name="gr1" draw:text-style-name="P1" draw:layer="layout" svg:width="0.035cm" svg:height="0.035cm" svg:x="16.196cm" svg:y="15.297cm" svg:viewBox="0 0 36 36" svg:d="M18 36c-24 0-24-36 0-36s24 36 0 36z">
          <text:p/>
        </draw:path>
        <draw:path draw:style-name="gr1" draw:text-style-name="P1" draw:layer="layout" svg:width="0.035cm" svg:height="0.035cm" svg:x="16.196cm" svg:y="15.799cm" svg:viewBox="0 0 36 36" svg:d="M18 36c-24 0-24-36 0-36s24 36 0 36z">
          <text:p/>
        </draw:path>
        <draw:path draw:style-name="gr1" draw:text-style-name="P1" draw:layer="layout" svg:width="0.035cm" svg:height="0.035cm" svg:x="16.196cm" svg:y="16.301cm" svg:viewBox="0 0 36 36" svg:d="M18 36c-24 0-24-36 0-36s24 36 0 36z">
          <text:p/>
        </draw:path>
        <draw:path draw:style-name="gr1" draw:text-style-name="P1" draw:layer="layout" svg:width="0.035cm" svg:height="0.035cm" svg:x="16.196cm" svg:y="16.803cm" svg:viewBox="0 0 36 36" svg:d="M18 36c-24 0-24-36 0-36s24 36 0 36z">
          <text:p/>
        </draw:path>
        <draw:path draw:style-name="gr1" draw:text-style-name="P1" draw:layer="layout" svg:width="0.035cm" svg:height="0.036cm" svg:x="16.196cm" svg:y="17.305cm" svg:viewBox="0 0 36 37" svg:d="M18 37c-24 0-24-37 0-37s24 37 0 37z">
          <text:p/>
        </draw:path>
        <draw:path draw:style-name="gr1" draw:text-style-name="P1" draw:layer="layout" svg:width="0.035cm" svg:height="0.035cm" svg:x="16.196cm" svg:y="17.808cm" svg:viewBox="0 0 36 36" svg:d="M18 36c-24 0-24-36 0-36s24 36 0 36z">
          <text:p/>
        </draw:path>
        <draw:path draw:style-name="gr1" draw:text-style-name="P1" draw:layer="layout" svg:width="0.035cm" svg:height="0.035cm" svg:x="16.196cm" svg:y="18.31cm" svg:viewBox="0 0 36 36" svg:d="M18 36c-24 0-24-36 0-36s24 36 0 36z">
          <text:p/>
        </draw:path>
        <draw:path draw:style-name="gr1" draw:text-style-name="P1" draw:layer="layout" svg:width="0.035cm" svg:height="0.035cm" svg:x="16.196cm" svg:y="18.812cm" svg:viewBox="0 0 36 36" svg:d="M18 36c-24 0-24-36 0-36s24 36 0 36z">
          <text:p/>
        </draw:path>
        <draw:path draw:style-name="gr1" draw:text-style-name="P1" draw:layer="layout" svg:width="0.035cm" svg:height="0.036cm" svg:x="16.196cm" svg:y="19.314cm" svg:viewBox="0 0 36 37" svg:d="M18 37c-24 0-24-37 0-37s24 37 0 37z">
          <text:p/>
        </draw:path>
        <draw:path draw:style-name="gr1" draw:text-style-name="P1" draw:layer="layout" svg:width="0.035cm" svg:height="0.036cm" svg:x="16.196cm" svg:y="19.816cm" svg:viewBox="0 0 36 37" svg:d="M18 37c-24 0-24-37 0-37s24 37 0 37z">
          <text:p/>
        </draw:path>
        <draw:path draw:style-name="gr1" draw:text-style-name="P1" draw:layer="layout" svg:width="0.035cm" svg:height="0.035cm" svg:x="16.196cm" svg:y="20.319cm" svg:viewBox="0 0 36 36" svg:d="M18 36c-24 0-24-36 0-36s24 36 0 36z">
          <text:p/>
        </draw:path>
        <draw:path draw:style-name="gr1" draw:text-style-name="P1" draw:layer="layout" svg:width="0.035cm" svg:height="0.035cm" svg:x="16.196cm" svg:y="20.821cm" svg:viewBox="0 0 36 36" svg:d="M18 36c-24 0-24-36 0-36s24 36 0 36z">
          <text:p/>
        </draw:path>
        <draw:path draw:style-name="gr1" draw:text-style-name="P1" draw:layer="layout" svg:width="0.034cm" svg:height="0.035cm" svg:x="15.698cm" svg:y="1.235cm" svg:viewBox="0 0 35 36" svg:d="M17 36c-23 0-23-36 0-36 24 0 24 36 0 36z">
          <text:p/>
        </draw:path>
        <draw:path draw:style-name="gr1" draw:text-style-name="P1" draw:layer="layout" svg:width="0.034cm" svg:height="0.036cm" svg:x="15.698cm" svg:y="1.737cm" svg:viewBox="0 0 35 37" svg:d="M17 37c-23 0-23-37 0-37 24 0 24 37 0 37z">
          <text:p/>
        </draw:path>
        <draw:path draw:style-name="gr1" draw:text-style-name="P1" draw:layer="layout" svg:width="0.034cm" svg:height="0.036cm" svg:x="15.698cm" svg:y="2.239cm" svg:viewBox="0 0 35 37" svg:d="M17 37c-23 0-23-37 0-37 24 0 24 37 0 37z">
          <text:p/>
        </draw:path>
        <draw:path draw:style-name="gr1" draw:text-style-name="P1" draw:layer="layout" svg:width="0.034cm" svg:height="0.035cm" svg:x="15.698cm" svg:y="2.742cm" svg:viewBox="0 0 35 36" svg:d="M17 36c-23 0-23-36 0-36 24 0 24 36 0 36z">
          <text:p/>
        </draw:path>
        <draw:path draw:style-name="gr1" draw:text-style-name="P1" draw:layer="layout" svg:width="0.034cm" svg:height="0.035cm" svg:x="15.698cm" svg:y="3.244cm" svg:viewBox="0 0 35 36" svg:d="M17 36c-23 0-23-36 0-36 24 0 24 36 0 36z">
          <text:p/>
        </draw:path>
        <draw:path draw:style-name="gr1" draw:text-style-name="P1" draw:layer="layout" svg:width="0.034cm" svg:height="0.035cm" svg:x="15.698cm" svg:y="3.746cm" svg:viewBox="0 0 35 36" svg:d="M17 36c-23 0-23-36 0-36 24 0 24 36 0 36z">
          <text:p/>
        </draw:path>
        <draw:path draw:style-name="gr1" draw:text-style-name="P1" draw:layer="layout" svg:width="0.034cm" svg:height="0.036cm" svg:x="15.698cm" svg:y="4.248cm" svg:viewBox="0 0 35 37" svg:d="M17 37c-23 0-23-37 0-37 24 0 24 37 0 37z">
          <text:p/>
        </draw:path>
        <draw:path draw:style-name="gr1" draw:text-style-name="P1" draw:layer="layout" svg:width="0.034cm" svg:height="0.035cm" svg:x="15.698cm" svg:y="4.751cm" svg:viewBox="0 0 35 36" svg:d="M17 36c-23 0-23-36 0-36 24 0 24 36 0 36z">
          <text:p/>
        </draw:path>
        <draw:path draw:style-name="gr1" draw:text-style-name="P1" draw:layer="layout" svg:width="0.034cm" svg:height="0.035cm" svg:x="15.698cm" svg:y="5.253cm" svg:viewBox="0 0 35 36" svg:d="M17 36c-23 0-23-36 0-36 24 0 24 36 0 36z">
          <text:p/>
        </draw:path>
        <draw:path draw:style-name="gr1" draw:text-style-name="P1" draw:layer="layout" svg:width="0.034cm" svg:height="0.035cm" svg:x="15.698cm" svg:y="5.755cm" svg:viewBox="0 0 35 36" svg:d="M17 36c-23 0-23-36 0-36 24 0 24 36 0 36z">
          <text:p/>
        </draw:path>
        <draw:path draw:style-name="gr1" draw:text-style-name="P1" draw:layer="layout" svg:width="0.034cm" svg:height="0.035cm" svg:x="15.698cm" svg:y="6.257cm" svg:viewBox="0 0 35 36" svg:d="M17 36c-23 0-23-36 0-36 24 0 24 36 0 36z">
          <text:p/>
        </draw:path>
        <draw:path draw:style-name="gr1" draw:text-style-name="P1" draw:layer="layout" svg:width="0.034cm" svg:height="0.036cm" svg:x="15.698cm" svg:y="6.759cm" svg:viewBox="0 0 35 37" svg:d="M17 37c-23 0-23-37 0-37 24 0 24 37 0 37z">
          <text:p/>
        </draw:path>
        <draw:path draw:style-name="gr1" draw:text-style-name="P1" draw:layer="layout" svg:width="0.034cm" svg:height="0.035cm" svg:x="15.698cm" svg:y="7.262cm" svg:viewBox="0 0 35 36" svg:d="M17 36c-23 0-23-36 0-36 24 0 24 36 0 36z">
          <text:p/>
        </draw:path>
        <draw:path draw:style-name="gr1" draw:text-style-name="P1" draw:layer="layout" svg:width="0.034cm" svg:height="0.035cm" svg:x="15.698cm" svg:y="7.764cm" svg:viewBox="0 0 35 36" svg:d="M17 36c-23 0-23-36 0-36 24 0 24 36 0 36z">
          <text:p/>
        </draw:path>
        <draw:path draw:style-name="gr1" draw:text-style-name="P1" draw:layer="layout" svg:width="0.034cm" svg:height="0.035cm" svg:x="15.698cm" svg:y="8.266cm" svg:viewBox="0 0 35 36" svg:d="M17 36c-23 0-23-36 0-36 24 0 24 36 0 36z">
          <text:p/>
        </draw:path>
        <draw:path draw:style-name="gr1" draw:text-style-name="P1" draw:layer="layout" svg:width="0.034cm" svg:height="0.035cm" svg:x="15.698cm" svg:y="8.768cm" svg:viewBox="0 0 35 36" svg:d="M17 36c-23 0-23-36 0-36 24 0 24 36 0 36z">
          <text:p/>
        </draw:path>
        <draw:path draw:style-name="gr1" draw:text-style-name="P1" draw:layer="layout" svg:width="0.034cm" svg:height="0.036cm" svg:x="15.698cm" svg:y="9.27cm" svg:viewBox="0 0 35 37" svg:d="M17 37c-23 0-23-37 0-37 24 0 24 37 0 37z">
          <text:p/>
        </draw:path>
        <draw:path draw:style-name="gr1" draw:text-style-name="P1" draw:layer="layout" svg:width="0.034cm" svg:height="0.035cm" svg:x="15.698cm" svg:y="9.773cm" svg:viewBox="0 0 35 36" svg:d="M17 36c-23 0-23-36 0-36 24 0 24 36 0 36z">
          <text:p/>
        </draw:path>
        <draw:path draw:style-name="gr1" draw:text-style-name="P1" draw:layer="layout" svg:width="0.034cm" svg:height="0.035cm" svg:x="15.698cm" svg:y="10.275cm" svg:viewBox="0 0 35 36" svg:d="M17 36c-23 0-23-36 0-36 24 0 24 36 0 36z">
          <text:p/>
        </draw:path>
        <draw:path draw:style-name="gr1" draw:text-style-name="P1" draw:layer="layout" svg:width="0.034cm" svg:height="0.035cm" svg:x="15.698cm" svg:y="10.777cm" svg:viewBox="0 0 35 36" svg:d="M17 36c-23 0-23-36 0-36 24 0 24 36 0 36z">
          <text:p/>
        </draw:path>
        <draw:path draw:style-name="gr1" draw:text-style-name="P1" draw:layer="layout" svg:width="0.034cm" svg:height="0.035cm" svg:x="15.698cm" svg:y="11.279cm" svg:viewBox="0 0 35 36" svg:d="M17 36c-23 0-23-36 0-36 24 0 24 36 0 36z">
          <text:p/>
        </draw:path>
        <draw:path draw:style-name="gr1" draw:text-style-name="P1" draw:layer="layout" svg:width="0.034cm" svg:height="0.036cm" svg:x="15.698cm" svg:y="11.781cm" svg:viewBox="0 0 35 37" svg:d="M17 37c-23 0-23-37 0-37 24 0 24 37 0 37z">
          <text:p/>
        </draw:path>
        <draw:path draw:style-name="gr1" draw:text-style-name="P1" draw:layer="layout" svg:width="0.034cm" svg:height="0.036cm" svg:x="15.698cm" svg:y="12.283cm" svg:viewBox="0 0 35 37" svg:d="M17 37c-23 0-23-37 0-37 24 0 24 37 0 37z">
          <text:p/>
        </draw:path>
        <draw:path draw:style-name="gr1" draw:text-style-name="P1" draw:layer="layout" svg:width="0.034cm" svg:height="0.035cm" svg:x="15.698cm" svg:y="12.786cm" svg:viewBox="0 0 35 36" svg:d="M17 36c-23 0-23-36 0-36 24 0 24 36 0 36z">
          <text:p/>
        </draw:path>
        <draw:path draw:style-name="gr1" draw:text-style-name="P1" draw:layer="layout" svg:width="0.034cm" svg:height="0.035cm" svg:x="15.698cm" svg:y="13.288cm" svg:viewBox="0 0 35 36" svg:d="M17 36c-23 0-23-36 0-36 24 0 24 36 0 36z">
          <text:p/>
        </draw:path>
        <draw:path draw:style-name="gr1" draw:text-style-name="P1" draw:layer="layout" svg:width="0.034cm" svg:height="0.035cm" svg:x="15.698cm" svg:y="13.79cm" svg:viewBox="0 0 35 36" svg:d="M17 36c-23 0-23-36 0-36 24 0 24 36 0 36z">
          <text:p/>
        </draw:path>
        <draw:path draw:style-name="gr1" draw:text-style-name="P1" draw:layer="layout" svg:width="0.034cm" svg:height="0.035cm" svg:x="15.698cm" svg:y="14.292cm" svg:viewBox="0 0 35 36" svg:d="M17 36c-23 0-23-36 0-36 24 0 24 36 0 36z">
          <text:p/>
        </draw:path>
        <draw:path draw:style-name="gr1" draw:text-style-name="P1" draw:layer="layout" svg:width="0.034cm" svg:height="0.036cm" svg:x="15.698cm" svg:y="14.794cm" svg:viewBox="0 0 35 37" svg:d="M17 37c-23 0-23-37 0-37 24 0 24 37 0 37z">
          <text:p/>
        </draw:path>
        <draw:path draw:style-name="gr1" draw:text-style-name="P1" draw:layer="layout" svg:width="0.034cm" svg:height="0.035cm" svg:x="15.698cm" svg:y="15.297cm" svg:viewBox="0 0 35 36" svg:d="M17 36c-23 0-23-36 0-36 24 0 24 36 0 36z">
          <text:p/>
        </draw:path>
        <draw:path draw:style-name="gr1" draw:text-style-name="P1" draw:layer="layout" svg:width="0.034cm" svg:height="0.035cm" svg:x="15.698cm" svg:y="15.799cm" svg:viewBox="0 0 35 36" svg:d="M17 36c-23 0-23-36 0-36 24 0 24 36 0 36z">
          <text:p/>
        </draw:path>
        <draw:path draw:style-name="gr1" draw:text-style-name="P1" draw:layer="layout" svg:width="0.034cm" svg:height="0.035cm" svg:x="15.698cm" svg:y="16.301cm" svg:viewBox="0 0 35 36" svg:d="M17 36c-23 0-23-36 0-36 24 0 24 36 0 36z">
          <text:p/>
        </draw:path>
        <draw:path draw:style-name="gr1" draw:text-style-name="P1" draw:layer="layout" svg:width="0.034cm" svg:height="0.035cm" svg:x="15.698cm" svg:y="16.803cm" svg:viewBox="0 0 35 36" svg:d="M17 36c-23 0-23-36 0-36 24 0 24 36 0 36z">
          <text:p/>
        </draw:path>
        <draw:path draw:style-name="gr1" draw:text-style-name="P1" draw:layer="layout" svg:width="0.034cm" svg:height="0.036cm" svg:x="15.698cm" svg:y="17.305cm" svg:viewBox="0 0 35 37" svg:d="M17 37c-23 0-23-37 0-37 24 0 24 37 0 37z">
          <text:p/>
        </draw:path>
        <draw:path draw:style-name="gr1" draw:text-style-name="P1" draw:layer="layout" svg:width="0.034cm" svg:height="0.035cm" svg:x="15.698cm" svg:y="17.808cm" svg:viewBox="0 0 35 36" svg:d="M17 36c-23 0-23-36 0-36 24 0 24 36 0 36z">
          <text:p/>
        </draw:path>
        <draw:path draw:style-name="gr1" draw:text-style-name="P1" draw:layer="layout" svg:width="0.034cm" svg:height="0.035cm" svg:x="15.698cm" svg:y="18.31cm" svg:viewBox="0 0 35 36" svg:d="M17 36c-23 0-23-36 0-36 24 0 24 36 0 36z">
          <text:p/>
        </draw:path>
        <draw:path draw:style-name="gr1" draw:text-style-name="P1" draw:layer="layout" svg:width="0.034cm" svg:height="0.035cm" svg:x="15.698cm" svg:y="18.812cm" svg:viewBox="0 0 35 36" svg:d="M17 36c-23 0-23-36 0-36 24 0 24 36 0 36z">
          <text:p/>
        </draw:path>
        <draw:path draw:style-name="gr1" draw:text-style-name="P1" draw:layer="layout" svg:width="0.034cm" svg:height="0.036cm" svg:x="15.698cm" svg:y="19.314cm" svg:viewBox="0 0 35 37" svg:d="M17 37c-23 0-23-37 0-37 24 0 24 37 0 37z">
          <text:p/>
        </draw:path>
        <draw:path draw:style-name="gr1" draw:text-style-name="P1" draw:layer="layout" svg:width="0.034cm" svg:height="0.036cm" svg:x="15.698cm" svg:y="19.816cm" svg:viewBox="0 0 35 37" svg:d="M17 37c-23 0-23-37 0-37 24 0 24 37 0 37z">
          <text:p/>
        </draw:path>
        <draw:path draw:style-name="gr1" draw:text-style-name="P1" draw:layer="layout" svg:width="0.034cm" svg:height="0.035cm" svg:x="15.698cm" svg:y="20.319cm" svg:viewBox="0 0 35 36" svg:d="M17 36c-23 0-23-36 0-36 24 0 24 36 0 36z">
          <text:p/>
        </draw:path>
        <draw:path draw:style-name="gr1" draw:text-style-name="P1" draw:layer="layout" svg:width="0.034cm" svg:height="0.035cm" svg:x="15.698cm" svg:y="20.821cm" svg:viewBox="0 0 35 36" svg:d="M17 36c-23 0-23-36 0-36 24 0 24 36 0 36z">
          <text:p/>
        </draw:path>
        <draw:path draw:style-name="gr1" draw:text-style-name="P1" draw:layer="layout" svg:width="0.034cm" svg:height="0.035cm" svg:x="15.199cm" svg:y="1.235cm" svg:viewBox="0 0 35 36" svg:d="M18 36c-24 0-24-36 0-36 23 0 23 36 0 36z">
          <text:p/>
        </draw:path>
        <draw:path draw:style-name="gr1" draw:text-style-name="P1" draw:layer="layout" svg:width="0.034cm" svg:height="0.036cm" svg:x="15.199cm" svg:y="1.737cm" svg:viewBox="0 0 35 37" svg:d="M18 37c-24 0-24-37 0-37 23 0 23 37 0 37z">
          <text:p/>
        </draw:path>
        <draw:path draw:style-name="gr1" draw:text-style-name="P1" draw:layer="layout" svg:width="0.034cm" svg:height="0.036cm" svg:x="15.199cm" svg:y="2.239cm" svg:viewBox="0 0 35 37" svg:d="M18 37c-24 0-24-37 0-37 23 0 23 37 0 37z">
          <text:p/>
        </draw:path>
        <draw:path draw:style-name="gr1" draw:text-style-name="P1" draw:layer="layout" svg:width="0.034cm" svg:height="0.035cm" svg:x="15.199cm" svg:y="2.742cm" svg:viewBox="0 0 35 36" svg:d="M18 36c-24 0-24-36 0-36 23 0 23 36 0 36z">
          <text:p/>
        </draw:path>
        <draw:path draw:style-name="gr1" draw:text-style-name="P1" draw:layer="layout" svg:width="0.034cm" svg:height="0.035cm" svg:x="15.199cm" svg:y="3.244cm" svg:viewBox="0 0 35 36" svg:d="M18 36c-24 0-24-36 0-36 23 0 23 36 0 36z">
          <text:p/>
        </draw:path>
        <draw:path draw:style-name="gr1" draw:text-style-name="P1" draw:layer="layout" svg:width="0.034cm" svg:height="0.035cm" svg:x="15.199cm" svg:y="3.746cm" svg:viewBox="0 0 35 36" svg:d="M18 36c-24 0-24-36 0-36 23 0 23 36 0 36z">
          <text:p/>
        </draw:path>
        <draw:path draw:style-name="gr1" draw:text-style-name="P1" draw:layer="layout" svg:width="0.034cm" svg:height="0.036cm" svg:x="15.199cm" svg:y="4.248cm" svg:viewBox="0 0 35 37" svg:d="M18 37c-24 0-24-37 0-37 23 0 23 37 0 37z">
          <text:p/>
        </draw:path>
        <draw:path draw:style-name="gr1" draw:text-style-name="P1" draw:layer="layout" svg:width="0.034cm" svg:height="0.035cm" svg:x="15.199cm" svg:y="4.751cm" svg:viewBox="0 0 35 36" svg:d="M18 36c-24 0-24-36 0-36 23 0 23 36 0 36z">
          <text:p/>
        </draw:path>
        <draw:path draw:style-name="gr1" draw:text-style-name="P1" draw:layer="layout" svg:width="0.034cm" svg:height="0.035cm" svg:x="15.199cm" svg:y="5.253cm" svg:viewBox="0 0 35 36" svg:d="M18 36c-24 0-24-36 0-36 23 0 23 36 0 36z">
          <text:p/>
        </draw:path>
        <draw:path draw:style-name="gr1" draw:text-style-name="P1" draw:layer="layout" svg:width="0.034cm" svg:height="0.035cm" svg:x="15.199cm" svg:y="5.755cm" svg:viewBox="0 0 35 36" svg:d="M18 36c-24 0-24-36 0-36 23 0 23 36 0 36z">
          <text:p/>
        </draw:path>
        <draw:path draw:style-name="gr1" draw:text-style-name="P1" draw:layer="layout" svg:width="0.034cm" svg:height="0.035cm" svg:x="15.199cm" svg:y="6.257cm" svg:viewBox="0 0 35 36" svg:d="M18 36c-24 0-24-36 0-36 23 0 23 36 0 36z">
          <text:p/>
        </draw:path>
        <draw:path draw:style-name="gr1" draw:text-style-name="P1" draw:layer="layout" svg:width="0.034cm" svg:height="0.036cm" svg:x="15.199cm" svg:y="6.759cm" svg:viewBox="0 0 35 37" svg:d="M18 37c-24 0-24-37 0-37 23 0 23 37 0 37z">
          <text:p/>
        </draw:path>
        <draw:path draw:style-name="gr1" draw:text-style-name="P1" draw:layer="layout" svg:width="0.034cm" svg:height="0.035cm" svg:x="15.199cm" svg:y="7.262cm" svg:viewBox="0 0 35 36" svg:d="M18 36c-24 0-24-36 0-36 23 0 23 36 0 36z">
          <text:p/>
        </draw:path>
        <draw:path draw:style-name="gr1" draw:text-style-name="P1" draw:layer="layout" svg:width="0.034cm" svg:height="0.035cm" svg:x="15.199cm" svg:y="7.764cm" svg:viewBox="0 0 35 36" svg:d="M18 36c-24 0-24-36 0-36 23 0 23 36 0 36z">
          <text:p/>
        </draw:path>
        <draw:path draw:style-name="gr1" draw:text-style-name="P1" draw:layer="layout" svg:width="0.034cm" svg:height="0.035cm" svg:x="15.199cm" svg:y="8.266cm" svg:viewBox="0 0 35 36" svg:d="M18 36c-24 0-24-36 0-36 23 0 23 36 0 36z">
          <text:p/>
        </draw:path>
        <draw:path draw:style-name="gr1" draw:text-style-name="P1" draw:layer="layout" svg:width="0.034cm" svg:height="0.035cm" svg:x="15.199cm" svg:y="8.768cm" svg:viewBox="0 0 35 36" svg:d="M18 36c-24 0-24-36 0-36 23 0 23 36 0 36z">
          <text:p/>
        </draw:path>
        <draw:path draw:style-name="gr1" draw:text-style-name="P1" draw:layer="layout" svg:width="0.034cm" svg:height="0.036cm" svg:x="15.199cm" svg:y="9.27cm" svg:viewBox="0 0 35 37" svg:d="M18 37c-24 0-24-37 0-37 23 0 23 37 0 37z">
          <text:p/>
        </draw:path>
        <draw:path draw:style-name="gr1" draw:text-style-name="P1" draw:layer="layout" svg:width="0.034cm" svg:height="0.035cm" svg:x="15.199cm" svg:y="9.773cm" svg:viewBox="0 0 35 36" svg:d="M18 36c-24 0-24-36 0-36 23 0 23 36 0 36z">
          <text:p/>
        </draw:path>
        <draw:path draw:style-name="gr1" draw:text-style-name="P1" draw:layer="layout" svg:width="0.034cm" svg:height="0.035cm" svg:x="15.199cm" svg:y="10.275cm" svg:viewBox="0 0 35 36" svg:d="M18 36c-24 0-24-36 0-36 23 0 23 36 0 36z">
          <text:p/>
        </draw:path>
        <draw:path draw:style-name="gr1" draw:text-style-name="P1" draw:layer="layout" svg:width="0.034cm" svg:height="0.035cm" svg:x="15.199cm" svg:y="10.777cm" svg:viewBox="0 0 35 36" svg:d="M18 36c-24 0-24-36 0-36 23 0 23 36 0 36z">
          <text:p/>
        </draw:path>
        <draw:path draw:style-name="gr1" draw:text-style-name="P1" draw:layer="layout" svg:width="0.034cm" svg:height="0.035cm" svg:x="15.199cm" svg:y="11.279cm" svg:viewBox="0 0 35 36" svg:d="M18 36c-24 0-24-36 0-36 23 0 23 36 0 36z">
          <text:p/>
        </draw:path>
        <draw:path draw:style-name="gr1" draw:text-style-name="P1" draw:layer="layout" svg:width="0.034cm" svg:height="0.036cm" svg:x="15.199cm" svg:y="11.781cm" svg:viewBox="0 0 35 37" svg:d="M18 37c-24 0-24-37 0-37 23 0 23 37 0 37z">
          <text:p/>
        </draw:path>
        <draw:path draw:style-name="gr1" draw:text-style-name="P1" draw:layer="layout" svg:width="0.034cm" svg:height="0.036cm" svg:x="15.199cm" svg:y="12.283cm" svg:viewBox="0 0 35 37" svg:d="M18 37c-24 0-24-37 0-37 23 0 23 37 0 37z">
          <text:p/>
        </draw:path>
        <draw:path draw:style-name="gr1" draw:text-style-name="P1" draw:layer="layout" svg:width="0.034cm" svg:height="0.035cm" svg:x="15.199cm" svg:y="12.786cm" svg:viewBox="0 0 35 36" svg:d="M18 36c-24 0-24-36 0-36 23 0 23 36 0 36z">
          <text:p/>
        </draw:path>
        <draw:path draw:style-name="gr1" draw:text-style-name="P1" draw:layer="layout" svg:width="0.034cm" svg:height="0.035cm" svg:x="15.199cm" svg:y="13.288cm" svg:viewBox="0 0 35 36" svg:d="M18 36c-24 0-24-36 0-36 23 0 23 36 0 36z">
          <text:p/>
        </draw:path>
        <draw:path draw:style-name="gr1" draw:text-style-name="P1" draw:layer="layout" svg:width="0.034cm" svg:height="0.035cm" svg:x="15.199cm" svg:y="13.79cm" svg:viewBox="0 0 35 36" svg:d="M18 36c-24 0-24-36 0-36 23 0 23 36 0 36z">
          <text:p/>
        </draw:path>
        <draw:path draw:style-name="gr1" draw:text-style-name="P1" draw:layer="layout" svg:width="0.034cm" svg:height="0.035cm" svg:x="15.199cm" svg:y="14.292cm" svg:viewBox="0 0 35 36" svg:d="M18 36c-24 0-24-36 0-36 23 0 23 36 0 36z">
          <text:p/>
        </draw:path>
        <draw:path draw:style-name="gr1" draw:text-style-name="P1" draw:layer="layout" svg:width="0.034cm" svg:height="0.036cm" svg:x="15.199cm" svg:y="14.794cm" svg:viewBox="0 0 35 37" svg:d="M18 37c-24 0-24-37 0-37 23 0 23 37 0 37z">
          <text:p/>
        </draw:path>
        <draw:path draw:style-name="gr1" draw:text-style-name="P1" draw:layer="layout" svg:width="0.034cm" svg:height="0.035cm" svg:x="15.199cm" svg:y="15.297cm" svg:viewBox="0 0 35 36" svg:d="M18 36c-24 0-24-36 0-36 23 0 23 36 0 36z">
          <text:p/>
        </draw:path>
        <draw:path draw:style-name="gr1" draw:text-style-name="P1" draw:layer="layout" svg:width="0.034cm" svg:height="0.035cm" svg:x="15.199cm" svg:y="15.799cm" svg:viewBox="0 0 35 36" svg:d="M18 36c-24 0-24-36 0-36 23 0 23 36 0 36z">
          <text:p/>
        </draw:path>
        <draw:path draw:style-name="gr1" draw:text-style-name="P1" draw:layer="layout" svg:width="0.034cm" svg:height="0.035cm" svg:x="15.199cm" svg:y="16.301cm" svg:viewBox="0 0 35 36" svg:d="M18 36c-24 0-24-36 0-36 23 0 23 36 0 36z">
          <text:p/>
        </draw:path>
        <draw:path draw:style-name="gr1" draw:text-style-name="P1" draw:layer="layout" svg:width="0.034cm" svg:height="0.035cm" svg:x="15.199cm" svg:y="16.803cm" svg:viewBox="0 0 35 36" svg:d="M18 36c-24 0-24-36 0-36 23 0 23 36 0 36z">
          <text:p/>
        </draw:path>
        <draw:path draw:style-name="gr1" draw:text-style-name="P1" draw:layer="layout" svg:width="0.034cm" svg:height="0.036cm" svg:x="15.199cm" svg:y="17.305cm" svg:viewBox="0 0 35 37" svg:d="M18 37c-24 0-24-37 0-37 23 0 23 37 0 37z">
          <text:p/>
        </draw:path>
        <draw:path draw:style-name="gr1" draw:text-style-name="P1" draw:layer="layout" svg:width="0.034cm" svg:height="0.035cm" svg:x="15.199cm" svg:y="17.808cm" svg:viewBox="0 0 35 36" svg:d="M18 36c-24 0-24-36 0-36 23 0 23 36 0 36z">
          <text:p/>
        </draw:path>
        <draw:path draw:style-name="gr1" draw:text-style-name="P1" draw:layer="layout" svg:width="0.034cm" svg:height="0.035cm" svg:x="15.199cm" svg:y="18.31cm" svg:viewBox="0 0 35 36" svg:d="M18 36c-24 0-24-36 0-36 23 0 23 36 0 36z">
          <text:p/>
        </draw:path>
        <draw:path draw:style-name="gr1" draw:text-style-name="P1" draw:layer="layout" svg:width="0.034cm" svg:height="0.035cm" svg:x="15.199cm" svg:y="18.812cm" svg:viewBox="0 0 35 36" svg:d="M18 36c-24 0-24-36 0-36 23 0 23 36 0 36z">
          <text:p/>
        </draw:path>
        <draw:path draw:style-name="gr1" draw:text-style-name="P1" draw:layer="layout" svg:width="0.034cm" svg:height="0.036cm" svg:x="15.199cm" svg:y="19.314cm" svg:viewBox="0 0 35 37" svg:d="M18 37c-24 0-24-37 0-37 23 0 23 37 0 37z">
          <text:p/>
        </draw:path>
        <draw:path draw:style-name="gr1" draw:text-style-name="P1" draw:layer="layout" svg:width="0.034cm" svg:height="0.036cm" svg:x="15.199cm" svg:y="19.816cm" svg:viewBox="0 0 35 37" svg:d="M18 37c-24 0-24-37 0-37 23 0 23 37 0 37z">
          <text:p/>
        </draw:path>
        <draw:path draw:style-name="gr1" draw:text-style-name="P1" draw:layer="layout" svg:width="0.034cm" svg:height="0.035cm" svg:x="15.199cm" svg:y="20.319cm" svg:viewBox="0 0 35 36" svg:d="M18 36c-24 0-24-36 0-36 23 0 23 36 0 36z">
          <text:p/>
        </draw:path>
        <draw:path draw:style-name="gr1" draw:text-style-name="P1" draw:layer="layout" svg:width="0.034cm" svg:height="0.035cm" svg:x="15.199cm" svg:y="20.821cm" svg:viewBox="0 0 35 36" svg:d="M18 36c-24 0-24-36 0-36 23 0 23 36 0 36z">
          <text:p/>
        </draw:path>
        <draw:path draw:style-name="gr1" draw:text-style-name="P1" draw:layer="layout" svg:width="0.034cm" svg:height="0.035cm" svg:x="14.7cm" svg:y="1.235cm" svg:viewBox="0 0 35 36" svg:d="M17 36c-23 0-23-36 0-36 24 0 24 36 0 36z">
          <text:p/>
        </draw:path>
        <draw:path draw:style-name="gr1" draw:text-style-name="P1" draw:layer="layout" svg:width="0.034cm" svg:height="0.036cm" svg:x="14.7cm" svg:y="1.737cm" svg:viewBox="0 0 35 37" svg:d="M17 37c-23 0-23-37 0-37 24 0 24 37 0 37z">
          <text:p/>
        </draw:path>
        <draw:path draw:style-name="gr1" draw:text-style-name="P1" draw:layer="layout" svg:width="0.034cm" svg:height="0.036cm" svg:x="14.7cm" svg:y="2.239cm" svg:viewBox="0 0 35 37" svg:d="M17 37c-23 0-23-37 0-37 24 0 24 37 0 37z">
          <text:p/>
        </draw:path>
        <draw:path draw:style-name="gr1" draw:text-style-name="P1" draw:layer="layout" svg:width="0.034cm" svg:height="0.035cm" svg:x="14.7cm" svg:y="2.742cm" svg:viewBox="0 0 35 36" svg:d="M17 36c-23 0-23-36 0-36 24 0 24 36 0 36z">
          <text:p/>
        </draw:path>
        <draw:path draw:style-name="gr1" draw:text-style-name="P1" draw:layer="layout" svg:width="0.034cm" svg:height="0.035cm" svg:x="14.7cm" svg:y="3.244cm" svg:viewBox="0 0 35 36" svg:d="M17 36c-23 0-23-36 0-36 24 0 24 36 0 36z">
          <text:p/>
        </draw:path>
        <draw:path draw:style-name="gr1" draw:text-style-name="P1" draw:layer="layout" svg:width="0.034cm" svg:height="0.035cm" svg:x="14.7cm" svg:y="3.746cm" svg:viewBox="0 0 35 36" svg:d="M17 36c-23 0-23-36 0-36 24 0 24 36 0 36z">
          <text:p/>
        </draw:path>
        <draw:path draw:style-name="gr1" draw:text-style-name="P1" draw:layer="layout" svg:width="0.034cm" svg:height="0.036cm" svg:x="14.7cm" svg:y="4.248cm" svg:viewBox="0 0 35 37" svg:d="M17 37c-23 0-23-37 0-37 24 0 24 37 0 37z">
          <text:p/>
        </draw:path>
        <draw:path draw:style-name="gr1" draw:text-style-name="P1" draw:layer="layout" svg:width="0.034cm" svg:height="0.035cm" svg:x="14.7cm" svg:y="4.751cm" svg:viewBox="0 0 35 36" svg:d="M17 36c-23 0-23-36 0-36 24 0 24 36 0 36z">
          <text:p/>
        </draw:path>
        <draw:path draw:style-name="gr1" draw:text-style-name="P1" draw:layer="layout" svg:width="0.034cm" svg:height="0.035cm" svg:x="14.7cm" svg:y="5.253cm" svg:viewBox="0 0 35 36" svg:d="M17 36c-23 0-23-36 0-36 24 0 24 36 0 36z">
          <text:p/>
        </draw:path>
        <draw:path draw:style-name="gr1" draw:text-style-name="P1" draw:layer="layout" svg:width="0.034cm" svg:height="0.035cm" svg:x="14.7cm" svg:y="5.755cm" svg:viewBox="0 0 35 36" svg:d="M17 36c-23 0-23-36 0-36 24 0 24 36 0 36z">
          <text:p/>
        </draw:path>
        <draw:path draw:style-name="gr1" draw:text-style-name="P1" draw:layer="layout" svg:width="0.034cm" svg:height="0.035cm" svg:x="14.7cm" svg:y="6.257cm" svg:viewBox="0 0 35 36" svg:d="M17 36c-23 0-23-36 0-36 24 0 24 36 0 36z">
          <text:p/>
        </draw:path>
        <draw:path draw:style-name="gr1" draw:text-style-name="P1" draw:layer="layout" svg:width="0.034cm" svg:height="0.036cm" svg:x="14.7cm" svg:y="6.759cm" svg:viewBox="0 0 35 37" svg:d="M17 37c-23 0-23-37 0-37 24 0 24 37 0 37z">
          <text:p/>
        </draw:path>
        <draw:path draw:style-name="gr1" draw:text-style-name="P1" draw:layer="layout" svg:width="0.034cm" svg:height="0.035cm" svg:x="14.7cm" svg:y="7.262cm" svg:viewBox="0 0 35 36" svg:d="M17 36c-23 0-23-36 0-36 24 0 24 36 0 36z">
          <text:p/>
        </draw:path>
        <draw:path draw:style-name="gr1" draw:text-style-name="P1" draw:layer="layout" svg:width="0.034cm" svg:height="0.035cm" svg:x="14.7cm" svg:y="7.764cm" svg:viewBox="0 0 35 36" svg:d="M17 36c-23 0-23-36 0-36 24 0 24 36 0 36z">
          <text:p/>
        </draw:path>
        <draw:path draw:style-name="gr1" draw:text-style-name="P1" draw:layer="layout" svg:width="0.034cm" svg:height="0.035cm" svg:x="14.7cm" svg:y="8.266cm" svg:viewBox="0 0 35 36" svg:d="M17 36c-23 0-23-36 0-36 24 0 24 36 0 36z">
          <text:p/>
        </draw:path>
        <draw:path draw:style-name="gr1" draw:text-style-name="P1" draw:layer="layout" svg:width="0.034cm" svg:height="0.035cm" svg:x="14.7cm" svg:y="8.768cm" svg:viewBox="0 0 35 36" svg:d="M17 36c-23 0-23-36 0-36 24 0 24 36 0 36z">
          <text:p/>
        </draw:path>
        <draw:path draw:style-name="gr1" draw:text-style-name="P1" draw:layer="layout" svg:width="0.034cm" svg:height="0.036cm" svg:x="14.7cm" svg:y="9.27cm" svg:viewBox="0 0 35 37" svg:d="M17 37c-23 0-23-37 0-37 24 0 24 37 0 37z">
          <text:p/>
        </draw:path>
        <draw:path draw:style-name="gr1" draw:text-style-name="P1" draw:layer="layout" svg:width="0.034cm" svg:height="0.035cm" svg:x="14.7cm" svg:y="9.773cm" svg:viewBox="0 0 35 36" svg:d="M17 36c-23 0-23-36 0-36 24 0 24 36 0 36z">
          <text:p/>
        </draw:path>
        <draw:path draw:style-name="gr1" draw:text-style-name="P1" draw:layer="layout" svg:width="0.034cm" svg:height="0.035cm" svg:x="14.7cm" svg:y="10.275cm" svg:viewBox="0 0 35 36" svg:d="M17 36c-23 0-23-36 0-36 24 0 24 36 0 36z">
          <text:p/>
        </draw:path>
        <draw:path draw:style-name="gr1" draw:text-style-name="P1" draw:layer="layout" svg:width="0.034cm" svg:height="0.035cm" svg:x="14.7cm" svg:y="10.777cm" svg:viewBox="0 0 35 36" svg:d="M17 36c-23 0-23-36 0-36 24 0 24 36 0 36z">
          <text:p/>
        </draw:path>
        <draw:path draw:style-name="gr1" draw:text-style-name="P1" draw:layer="layout" svg:width="0.034cm" svg:height="0.035cm" svg:x="14.7cm" svg:y="11.279cm" svg:viewBox="0 0 35 36" svg:d="M17 36c-23 0-23-36 0-36 24 0 24 36 0 36z">
          <text:p/>
        </draw:path>
        <draw:path draw:style-name="gr1" draw:text-style-name="P1" draw:layer="layout" svg:width="0.034cm" svg:height="0.036cm" svg:x="14.7cm" svg:y="11.781cm" svg:viewBox="0 0 35 37" svg:d="M17 37c-23 0-23-37 0-37 24 0 24 37 0 37z">
          <text:p/>
        </draw:path>
        <draw:path draw:style-name="gr1" draw:text-style-name="P1" draw:layer="layout" svg:width="0.034cm" svg:height="0.036cm" svg:x="14.7cm" svg:y="12.283cm" svg:viewBox="0 0 35 37" svg:d="M17 37c-23 0-23-37 0-37 24 0 24 37 0 37z">
          <text:p/>
        </draw:path>
        <draw:path draw:style-name="gr1" draw:text-style-name="P1" draw:layer="layout" svg:width="0.034cm" svg:height="0.035cm" svg:x="14.7cm" svg:y="12.786cm" svg:viewBox="0 0 35 36" svg:d="M17 36c-23 0-23-36 0-36 24 0 24 36 0 36z">
          <text:p/>
        </draw:path>
        <draw:path draw:style-name="gr1" draw:text-style-name="P1" draw:layer="layout" svg:width="0.034cm" svg:height="0.035cm" svg:x="14.7cm" svg:y="13.288cm" svg:viewBox="0 0 35 36" svg:d="M17 36c-23 0-23-36 0-36 24 0 24 36 0 36z">
          <text:p/>
        </draw:path>
        <draw:path draw:style-name="gr1" draw:text-style-name="P1" draw:layer="layout" svg:width="0.034cm" svg:height="0.035cm" svg:x="14.7cm" svg:y="13.79cm" svg:viewBox="0 0 35 36" svg:d="M17 36c-23 0-23-36 0-36 24 0 24 36 0 36z">
          <text:p/>
        </draw:path>
        <draw:path draw:style-name="gr1" draw:text-style-name="P1" draw:layer="layout" svg:width="0.034cm" svg:height="0.035cm" svg:x="14.7cm" svg:y="14.292cm" svg:viewBox="0 0 35 36" svg:d="M17 36c-23 0-23-36 0-36 24 0 24 36 0 36z">
          <text:p/>
        </draw:path>
        <draw:path draw:style-name="gr1" draw:text-style-name="P1" draw:layer="layout" svg:width="0.034cm" svg:height="0.036cm" svg:x="14.7cm" svg:y="14.794cm" svg:viewBox="0 0 35 37" svg:d="M17 37c-23 0-23-37 0-37 24 0 24 37 0 37z">
          <text:p/>
        </draw:path>
        <draw:path draw:style-name="gr1" draw:text-style-name="P1" draw:layer="layout" svg:width="0.034cm" svg:height="0.035cm" svg:x="14.7cm" svg:y="15.297cm" svg:viewBox="0 0 35 36" svg:d="M17 36c-23 0-23-36 0-36 24 0 24 36 0 36z">
          <text:p/>
        </draw:path>
        <draw:path draw:style-name="gr1" draw:text-style-name="P1" draw:layer="layout" svg:width="0.034cm" svg:height="0.035cm" svg:x="14.7cm" svg:y="15.799cm" svg:viewBox="0 0 35 36" svg:d="M17 36c-23 0-23-36 0-36 24 0 24 36 0 36z">
          <text:p/>
        </draw:path>
        <draw:path draw:style-name="gr1" draw:text-style-name="P1" draw:layer="layout" svg:width="0.034cm" svg:height="0.035cm" svg:x="14.7cm" svg:y="16.301cm" svg:viewBox="0 0 35 36" svg:d="M17 36c-23 0-23-36 0-36 24 0 24 36 0 36z">
          <text:p/>
        </draw:path>
        <draw:path draw:style-name="gr1" draw:text-style-name="P1" draw:layer="layout" svg:width="0.034cm" svg:height="0.035cm" svg:x="14.7cm" svg:y="16.803cm" svg:viewBox="0 0 35 36" svg:d="M17 36c-23 0-23-36 0-36 24 0 24 36 0 36z">
          <text:p/>
        </draw:path>
        <draw:path draw:style-name="gr1" draw:text-style-name="P1" draw:layer="layout" svg:width="0.034cm" svg:height="0.036cm" svg:x="14.7cm" svg:y="17.305cm" svg:viewBox="0 0 35 37" svg:d="M17 37c-23 0-23-37 0-37 24 0 24 37 0 37z">
          <text:p/>
        </draw:path>
        <draw:path draw:style-name="gr1" draw:text-style-name="P1" draw:layer="layout" svg:width="0.034cm" svg:height="0.035cm" svg:x="14.7cm" svg:y="17.808cm" svg:viewBox="0 0 35 36" svg:d="M17 36c-23 0-23-36 0-36 24 0 24 36 0 36z">
          <text:p/>
        </draw:path>
        <draw:path draw:style-name="gr1" draw:text-style-name="P1" draw:layer="layout" svg:width="0.034cm" svg:height="0.035cm" svg:x="14.7cm" svg:y="18.31cm" svg:viewBox="0 0 35 36" svg:d="M17 36c-23 0-23-36 0-36 24 0 24 36 0 36z">
          <text:p/>
        </draw:path>
        <draw:path draw:style-name="gr1" draw:text-style-name="P1" draw:layer="layout" svg:width="0.034cm" svg:height="0.035cm" svg:x="14.7cm" svg:y="18.812cm" svg:viewBox="0 0 35 36" svg:d="M17 36c-23 0-23-36 0-36 24 0 24 36 0 36z">
          <text:p/>
        </draw:path>
        <draw:path draw:style-name="gr1" draw:text-style-name="P1" draw:layer="layout" svg:width="0.034cm" svg:height="0.036cm" svg:x="14.7cm" svg:y="19.314cm" svg:viewBox="0 0 35 37" svg:d="M17 37c-23 0-23-37 0-37 24 0 24 37 0 37z">
          <text:p/>
        </draw:path>
        <draw:path draw:style-name="gr1" draw:text-style-name="P1" draw:layer="layout" svg:width="0.034cm" svg:height="0.036cm" svg:x="14.7cm" svg:y="19.816cm" svg:viewBox="0 0 35 37" svg:d="M17 37c-23 0-23-37 0-37 24 0 24 37 0 37z">
          <text:p/>
        </draw:path>
        <draw:path draw:style-name="gr1" draw:text-style-name="P1" draw:layer="layout" svg:width="0.034cm" svg:height="0.035cm" svg:x="14.7cm" svg:y="20.319cm" svg:viewBox="0 0 35 36" svg:d="M17 36c-23 0-23-36 0-36 24 0 24 36 0 36z">
          <text:p/>
        </draw:path>
        <draw:path draw:style-name="gr1" draw:text-style-name="P1" draw:layer="layout" svg:width="0.034cm" svg:height="0.035cm" svg:x="14.7cm" svg:y="20.821cm" svg:viewBox="0 0 35 36" svg:d="M17 36c-23 0-23-36 0-36 24 0 24 36 0 36z">
          <text:p/>
        </draw:path>
        <draw:path draw:style-name="gr1" draw:text-style-name="P1" draw:layer="layout" svg:width="0.034cm" svg:height="0.035cm" svg:x="14.7cm" svg:y="1.235cm" svg:viewBox="0 0 35 36" svg:d="M17 36c-23 0-23-36 0-36 24 0 24 36 0 36z">
          <text:p/>
        </draw:path>
        <draw:path draw:style-name="gr1" draw:text-style-name="P1" draw:layer="layout" svg:width="0.034cm" svg:height="0.036cm" svg:x="14.7cm" svg:y="1.737cm" svg:viewBox="0 0 35 37" svg:d="M17 37c-23 0-23-37 0-37 24 0 24 37 0 37z">
          <text:p/>
        </draw:path>
        <draw:path draw:style-name="gr1" draw:text-style-name="P1" draw:layer="layout" svg:width="0.034cm" svg:height="0.036cm" svg:x="14.7cm" svg:y="2.239cm" svg:viewBox="0 0 35 37" svg:d="M17 37c-23 0-23-37 0-37 24 0 24 37 0 37z">
          <text:p/>
        </draw:path>
        <draw:path draw:style-name="gr1" draw:text-style-name="P1" draw:layer="layout" svg:width="0.034cm" svg:height="0.035cm" svg:x="14.7cm" svg:y="2.742cm" svg:viewBox="0 0 35 36" svg:d="M17 36c-23 0-23-36 0-36 24 0 24 36 0 36z">
          <text:p/>
        </draw:path>
        <draw:path draw:style-name="gr1" draw:text-style-name="P1" draw:layer="layout" svg:width="0.034cm" svg:height="0.035cm" svg:x="14.7cm" svg:y="3.244cm" svg:viewBox="0 0 35 36" svg:d="M17 36c-23 0-23-36 0-36 24 0 24 36 0 36z">
          <text:p/>
        </draw:path>
        <draw:path draw:style-name="gr1" draw:text-style-name="P1" draw:layer="layout" svg:width="0.034cm" svg:height="0.035cm" svg:x="14.7cm" svg:y="3.746cm" svg:viewBox="0 0 35 36" svg:d="M17 36c-23 0-23-36 0-36 24 0 24 36 0 36z">
          <text:p/>
        </draw:path>
        <draw:path draw:style-name="gr1" draw:text-style-name="P1" draw:layer="layout" svg:width="0.034cm" svg:height="0.036cm" svg:x="14.7cm" svg:y="4.248cm" svg:viewBox="0 0 35 37" svg:d="M17 37c-23 0-23-37 0-37 24 0 24 37 0 37z">
          <text:p/>
        </draw:path>
        <draw:path draw:style-name="gr1" draw:text-style-name="P1" draw:layer="layout" svg:width="0.034cm" svg:height="0.035cm" svg:x="14.7cm" svg:y="4.751cm" svg:viewBox="0 0 35 36" svg:d="M17 36c-23 0-23-36 0-36 24 0 24 36 0 36z">
          <text:p/>
        </draw:path>
        <draw:path draw:style-name="gr1" draw:text-style-name="P1" draw:layer="layout" svg:width="0.034cm" svg:height="0.035cm" svg:x="14.7cm" svg:y="5.253cm" svg:viewBox="0 0 35 36" svg:d="M17 36c-23 0-23-36 0-36 24 0 24 36 0 36z">
          <text:p/>
        </draw:path>
        <draw:path draw:style-name="gr1" draw:text-style-name="P1" draw:layer="layout" svg:width="0.034cm" svg:height="0.035cm" svg:x="14.7cm" svg:y="5.755cm" svg:viewBox="0 0 35 36" svg:d="M17 36c-23 0-23-36 0-36 24 0 24 36 0 36z">
          <text:p/>
        </draw:path>
        <draw:path draw:style-name="gr1" draw:text-style-name="P1" draw:layer="layout" svg:width="0.034cm" svg:height="0.035cm" svg:x="14.7cm" svg:y="6.257cm" svg:viewBox="0 0 35 36" svg:d="M17 36c-23 0-23-36 0-36 24 0 24 36 0 36z">
          <text:p/>
        </draw:path>
        <draw:path draw:style-name="gr1" draw:text-style-name="P1" draw:layer="layout" svg:width="0.034cm" svg:height="0.036cm" svg:x="14.7cm" svg:y="6.759cm" svg:viewBox="0 0 35 37" svg:d="M17 37c-23 0-23-37 0-37 24 0 24 37 0 37z">
          <text:p/>
        </draw:path>
        <draw:path draw:style-name="gr1" draw:text-style-name="P1" draw:layer="layout" svg:width="0.034cm" svg:height="0.035cm" svg:x="14.7cm" svg:y="7.262cm" svg:viewBox="0 0 35 36" svg:d="M17 36c-23 0-23-36 0-36 24 0 24 36 0 36z">
          <text:p/>
        </draw:path>
        <draw:path draw:style-name="gr1" draw:text-style-name="P1" draw:layer="layout" svg:width="0.034cm" svg:height="0.035cm" svg:x="14.7cm" svg:y="7.764cm" svg:viewBox="0 0 35 36" svg:d="M17 36c-23 0-23-36 0-36 24 0 24 36 0 36z">
          <text:p/>
        </draw:path>
        <draw:path draw:style-name="gr1" draw:text-style-name="P1" draw:layer="layout" svg:width="0.034cm" svg:height="0.035cm" svg:x="14.7cm" svg:y="8.266cm" svg:viewBox="0 0 35 36" svg:d="M17 36c-23 0-23-36 0-36 24 0 24 36 0 36z">
          <text:p/>
        </draw:path>
        <draw:path draw:style-name="gr1" draw:text-style-name="P1" draw:layer="layout" svg:width="0.034cm" svg:height="0.035cm" svg:x="14.7cm" svg:y="8.768cm" svg:viewBox="0 0 35 36" svg:d="M17 36c-23 0-23-36 0-36 24 0 24 36 0 36z">
          <text:p/>
        </draw:path>
        <draw:path draw:style-name="gr1" draw:text-style-name="P1" draw:layer="layout" svg:width="0.034cm" svg:height="0.036cm" svg:x="14.7cm" svg:y="9.27cm" svg:viewBox="0 0 35 37" svg:d="M17 37c-23 0-23-37 0-37 24 0 24 37 0 37z">
          <text:p/>
        </draw:path>
        <draw:path draw:style-name="gr1" draw:text-style-name="P1" draw:layer="layout" svg:width="0.034cm" svg:height="0.035cm" svg:x="14.7cm" svg:y="9.773cm" svg:viewBox="0 0 35 36" svg:d="M17 36c-23 0-23-36 0-36 24 0 24 36 0 36z">
          <text:p/>
        </draw:path>
        <draw:path draw:style-name="gr1" draw:text-style-name="P1" draw:layer="layout" svg:width="0.034cm" svg:height="0.035cm" svg:x="14.7cm" svg:y="10.275cm" svg:viewBox="0 0 35 36" svg:d="M17 36c-23 0-23-36 0-36 24 0 24 36 0 36z">
          <text:p/>
        </draw:path>
        <draw:path draw:style-name="gr1" draw:text-style-name="P1" draw:layer="layout" svg:width="0.034cm" svg:height="0.035cm" svg:x="14.7cm" svg:y="10.777cm" svg:viewBox="0 0 35 36" svg:d="M17 36c-23 0-23-36 0-36 24 0 24 36 0 36z">
          <text:p/>
        </draw:path>
        <draw:path draw:style-name="gr1" draw:text-style-name="P1" draw:layer="layout" svg:width="0.034cm" svg:height="0.035cm" svg:x="14.7cm" svg:y="11.279cm" svg:viewBox="0 0 35 36" svg:d="M17 36c-23 0-23-36 0-36 24 0 24 36 0 36z">
          <text:p/>
        </draw:path>
        <draw:path draw:style-name="gr1" draw:text-style-name="P1" draw:layer="layout" svg:width="0.034cm" svg:height="0.036cm" svg:x="14.7cm" svg:y="11.781cm" svg:viewBox="0 0 35 37" svg:d="M17 37c-23 0-23-37 0-37 24 0 24 37 0 37z">
          <text:p/>
        </draw:path>
        <draw:path draw:style-name="gr1" draw:text-style-name="P1" draw:layer="layout" svg:width="0.034cm" svg:height="0.036cm" svg:x="14.7cm" svg:y="12.283cm" svg:viewBox="0 0 35 37" svg:d="M17 37c-23 0-23-37 0-37 24 0 24 37 0 37z">
          <text:p/>
        </draw:path>
        <draw:path draw:style-name="gr1" draw:text-style-name="P1" draw:layer="layout" svg:width="0.034cm" svg:height="0.035cm" svg:x="14.7cm" svg:y="12.786cm" svg:viewBox="0 0 35 36" svg:d="M17 36c-23 0-23-36 0-36 24 0 24 36 0 36z">
          <text:p/>
        </draw:path>
        <draw:path draw:style-name="gr1" draw:text-style-name="P1" draw:layer="layout" svg:width="0.034cm" svg:height="0.035cm" svg:x="14.7cm" svg:y="13.288cm" svg:viewBox="0 0 35 36" svg:d="M17 36c-23 0-23-36 0-36 24 0 24 36 0 36z">
          <text:p/>
        </draw:path>
        <draw:path draw:style-name="gr1" draw:text-style-name="P1" draw:layer="layout" svg:width="0.034cm" svg:height="0.035cm" svg:x="14.7cm" svg:y="13.79cm" svg:viewBox="0 0 35 36" svg:d="M17 36c-23 0-23-36 0-36 24 0 24 36 0 36z">
          <text:p/>
        </draw:path>
        <draw:path draw:style-name="gr1" draw:text-style-name="P1" draw:layer="layout" svg:width="0.034cm" svg:height="0.035cm" svg:x="14.7cm" svg:y="14.292cm" svg:viewBox="0 0 35 36" svg:d="M17 36c-23 0-23-36 0-36 24 0 24 36 0 36z">
          <text:p/>
        </draw:path>
        <draw:path draw:style-name="gr1" draw:text-style-name="P1" draw:layer="layout" svg:width="0.034cm" svg:height="0.036cm" svg:x="14.7cm" svg:y="14.794cm" svg:viewBox="0 0 35 37" svg:d="M17 37c-23 0-23-37 0-37 24 0 24 37 0 37z">
          <text:p/>
        </draw:path>
        <draw:path draw:style-name="gr1" draw:text-style-name="P1" draw:layer="layout" svg:width="0.034cm" svg:height="0.035cm" svg:x="14.7cm" svg:y="15.297cm" svg:viewBox="0 0 35 36" svg:d="M17 36c-23 0-23-36 0-36 24 0 24 36 0 36z">
          <text:p/>
        </draw:path>
        <draw:path draw:style-name="gr1" draw:text-style-name="P1" draw:layer="layout" svg:width="0.034cm" svg:height="0.035cm" svg:x="14.7cm" svg:y="15.799cm" svg:viewBox="0 0 35 36" svg:d="M17 36c-23 0-23-36 0-36 24 0 24 36 0 36z">
          <text:p/>
        </draw:path>
        <draw:path draw:style-name="gr1" draw:text-style-name="P1" draw:layer="layout" svg:width="0.034cm" svg:height="0.035cm" svg:x="14.7cm" svg:y="16.301cm" svg:viewBox="0 0 35 36" svg:d="M17 36c-23 0-23-36 0-36 24 0 24 36 0 36z">
          <text:p/>
        </draw:path>
        <draw:path draw:style-name="gr1" draw:text-style-name="P1" draw:layer="layout" svg:width="0.034cm" svg:height="0.035cm" svg:x="14.7cm" svg:y="16.803cm" svg:viewBox="0 0 35 36" svg:d="M17 36c-23 0-23-36 0-36 24 0 24 36 0 36z">
          <text:p/>
        </draw:path>
        <draw:path draw:style-name="gr1" draw:text-style-name="P1" draw:layer="layout" svg:width="0.034cm" svg:height="0.036cm" svg:x="14.7cm" svg:y="17.305cm" svg:viewBox="0 0 35 37" svg:d="M17 37c-23 0-23-37 0-37 24 0 24 37 0 37z">
          <text:p/>
        </draw:path>
        <draw:path draw:style-name="gr1" draw:text-style-name="P1" draw:layer="layout" svg:width="0.034cm" svg:height="0.035cm" svg:x="14.7cm" svg:y="17.808cm" svg:viewBox="0 0 35 36" svg:d="M17 36c-23 0-23-36 0-36 24 0 24 36 0 36z">
          <text:p/>
        </draw:path>
        <draw:path draw:style-name="gr1" draw:text-style-name="P1" draw:layer="layout" svg:width="0.034cm" svg:height="0.035cm" svg:x="14.7cm" svg:y="18.31cm" svg:viewBox="0 0 35 36" svg:d="M17 36c-23 0-23-36 0-36 24 0 24 36 0 36z">
          <text:p/>
        </draw:path>
        <draw:path draw:style-name="gr1" draw:text-style-name="P1" draw:layer="layout" svg:width="0.034cm" svg:height="0.035cm" svg:x="14.7cm" svg:y="18.812cm" svg:viewBox="0 0 35 36" svg:d="M17 36c-23 0-23-36 0-36 24 0 24 36 0 36z">
          <text:p/>
        </draw:path>
        <draw:path draw:style-name="gr1" draw:text-style-name="P1" draw:layer="layout" svg:width="0.034cm" svg:height="0.036cm" svg:x="14.7cm" svg:y="19.314cm" svg:viewBox="0 0 35 37" svg:d="M17 37c-23 0-23-37 0-37 24 0 24 37 0 37z">
          <text:p/>
        </draw:path>
        <draw:path draw:style-name="gr1" draw:text-style-name="P1" draw:layer="layout" svg:width="0.034cm" svg:height="0.036cm" svg:x="14.7cm" svg:y="19.816cm" svg:viewBox="0 0 35 37" svg:d="M17 37c-23 0-23-37 0-37 24 0 24 37 0 37z">
          <text:p/>
        </draw:path>
        <draw:path draw:style-name="gr1" draw:text-style-name="P1" draw:layer="layout" svg:width="0.034cm" svg:height="0.035cm" svg:x="14.7cm" svg:y="20.319cm" svg:viewBox="0 0 35 36" svg:d="M17 36c-23 0-23-36 0-36 24 0 24 36 0 36z">
          <text:p/>
        </draw:path>
        <draw:path draw:style-name="gr1" draw:text-style-name="P1" draw:layer="layout" svg:width="0.034cm" svg:height="0.035cm" svg:x="14.7cm" svg:y="20.821cm" svg:viewBox="0 0 35 36" svg:d="M17 36c-23 0-23-36 0-36 24 0 24 36 0 36z">
          <text:p/>
        </draw:path>
        <draw:path draw:style-name="gr1" draw:text-style-name="P1" draw:layer="layout" svg:width="0.034cm" svg:height="0.035cm" svg:x="14.202cm" svg:y="1.235cm" svg:viewBox="0 0 35 36" svg:d="M17 36c-23 0-23-36 0-36s24 36 0 36z">
          <text:p/>
        </draw:path>
        <draw:path draw:style-name="gr1" draw:text-style-name="P1" draw:layer="layout" svg:width="0.034cm" svg:height="0.036cm" svg:x="14.202cm" svg:y="1.737cm" svg:viewBox="0 0 35 37" svg:d="M17 37c-23 0-23-37 0-37s24 37 0 37z">
          <text:p/>
        </draw:path>
        <draw:path draw:style-name="gr1" draw:text-style-name="P1" draw:layer="layout" svg:width="0.034cm" svg:height="0.036cm" svg:x="14.202cm" svg:y="2.239cm" svg:viewBox="0 0 35 37" svg:d="M17 37c-23 0-23-37 0-37s24 37 0 37z">
          <text:p/>
        </draw:path>
        <draw:path draw:style-name="gr1" draw:text-style-name="P1" draw:layer="layout" svg:width="0.034cm" svg:height="0.035cm" svg:x="14.202cm" svg:y="2.742cm" svg:viewBox="0 0 35 36" svg:d="M17 36c-23 0-23-36 0-36s24 36 0 36z">
          <text:p/>
        </draw:path>
        <draw:path draw:style-name="gr1" draw:text-style-name="P1" draw:layer="layout" svg:width="0.034cm" svg:height="0.035cm" svg:x="14.202cm" svg:y="3.244cm" svg:viewBox="0 0 35 36" svg:d="M17 36c-23 0-23-36 0-36s24 36 0 36z">
          <text:p/>
        </draw:path>
        <draw:path draw:style-name="gr1" draw:text-style-name="P1" draw:layer="layout" svg:width="0.034cm" svg:height="0.035cm" svg:x="14.202cm" svg:y="3.746cm" svg:viewBox="0 0 35 36" svg:d="M17 36c-23 0-23-36 0-36s24 36 0 36z">
          <text:p/>
        </draw:path>
        <draw:path draw:style-name="gr1" draw:text-style-name="P1" draw:layer="layout" svg:width="0.034cm" svg:height="0.036cm" svg:x="14.202cm" svg:y="4.248cm" svg:viewBox="0 0 35 37" svg:d="M17 37c-23 0-23-37 0-37s24 37 0 37z">
          <text:p/>
        </draw:path>
        <draw:path draw:style-name="gr1" draw:text-style-name="P1" draw:layer="layout" svg:width="0.034cm" svg:height="0.035cm" svg:x="14.202cm" svg:y="4.751cm" svg:viewBox="0 0 35 36" svg:d="M17 36c-23 0-23-36 0-36s24 36 0 36z">
          <text:p/>
        </draw:path>
        <draw:path draw:style-name="gr1" draw:text-style-name="P1" draw:layer="layout" svg:width="0.034cm" svg:height="0.035cm" svg:x="14.202cm" svg:y="5.253cm" svg:viewBox="0 0 35 36" svg:d="M17 36c-23 0-23-36 0-36s24 36 0 36z">
          <text:p/>
        </draw:path>
        <draw:path draw:style-name="gr1" draw:text-style-name="P1" draw:layer="layout" svg:width="0.034cm" svg:height="0.035cm" svg:x="14.202cm" svg:y="5.755cm" svg:viewBox="0 0 35 36" svg:d="M17 36c-23 0-23-36 0-36s24 36 0 36z">
          <text:p/>
        </draw:path>
        <draw:path draw:style-name="gr1" draw:text-style-name="P1" draw:layer="layout" svg:width="0.034cm" svg:height="0.035cm" svg:x="14.202cm" svg:y="6.257cm" svg:viewBox="0 0 35 36" svg:d="M17 36c-23 0-23-36 0-36s24 36 0 36z">
          <text:p/>
        </draw:path>
        <draw:path draw:style-name="gr1" draw:text-style-name="P1" draw:layer="layout" svg:width="0.034cm" svg:height="0.036cm" svg:x="14.202cm" svg:y="6.759cm" svg:viewBox="0 0 35 37" svg:d="M17 37c-23 0-23-37 0-37s24 37 0 37z">
          <text:p/>
        </draw:path>
        <draw:path draw:style-name="gr1" draw:text-style-name="P1" draw:layer="layout" svg:width="0.034cm" svg:height="0.035cm" svg:x="14.202cm" svg:y="7.262cm" svg:viewBox="0 0 35 36" svg:d="M17 36c-23 0-23-36 0-36s24 36 0 36z">
          <text:p/>
        </draw:path>
        <draw:path draw:style-name="gr1" draw:text-style-name="P1" draw:layer="layout" svg:width="0.034cm" svg:height="0.035cm" svg:x="14.202cm" svg:y="7.764cm" svg:viewBox="0 0 35 36" svg:d="M17 36c-23 0-23-36 0-36s24 36 0 36z">
          <text:p/>
        </draw:path>
        <draw:path draw:style-name="gr1" draw:text-style-name="P1" draw:layer="layout" svg:width="0.034cm" svg:height="0.035cm" svg:x="14.202cm" svg:y="8.266cm" svg:viewBox="0 0 35 36" svg:d="M17 36c-23 0-23-36 0-36s24 36 0 36z">
          <text:p/>
        </draw:path>
        <draw:path draw:style-name="gr1" draw:text-style-name="P1" draw:layer="layout" svg:width="0.034cm" svg:height="0.035cm" svg:x="14.202cm" svg:y="8.768cm" svg:viewBox="0 0 35 36" svg:d="M17 36c-23 0-23-36 0-36s24 36 0 36z">
          <text:p/>
        </draw:path>
        <draw:path draw:style-name="gr1" draw:text-style-name="P1" draw:layer="layout" svg:width="0.034cm" svg:height="0.036cm" svg:x="14.202cm" svg:y="9.27cm" svg:viewBox="0 0 35 37" svg:d="M17 37c-23 0-23-37 0-37s24 37 0 37z">
          <text:p/>
        </draw:path>
        <draw:path draw:style-name="gr1" draw:text-style-name="P1" draw:layer="layout" svg:width="0.034cm" svg:height="0.035cm" svg:x="14.202cm" svg:y="9.773cm" svg:viewBox="0 0 35 36" svg:d="M17 36c-23 0-23-36 0-36s24 36 0 36z">
          <text:p/>
        </draw:path>
        <draw:path draw:style-name="gr1" draw:text-style-name="P1" draw:layer="layout" svg:width="0.034cm" svg:height="0.035cm" svg:x="14.202cm" svg:y="10.275cm" svg:viewBox="0 0 35 36" svg:d="M17 36c-23 0-23-36 0-36s24 36 0 36z">
          <text:p/>
        </draw:path>
        <draw:path draw:style-name="gr1" draw:text-style-name="P1" draw:layer="layout" svg:width="0.034cm" svg:height="0.035cm" svg:x="14.202cm" svg:y="11.279cm" svg:viewBox="0 0 35 36" svg:d="M17 36c-23 0-23-36 0-36s24 36 0 36z">
          <text:p/>
        </draw:path>
        <draw:path draw:style-name="gr1" draw:text-style-name="P1" draw:layer="layout" svg:width="0.034cm" svg:height="0.036cm" svg:x="14.202cm" svg:y="11.781cm" svg:viewBox="0 0 35 37" svg:d="M17 37c-23 0-23-37 0-37s24 37 0 37z">
          <text:p/>
        </draw:path>
        <draw:path draw:style-name="gr1" draw:text-style-name="P1" draw:layer="layout" svg:width="0.034cm" svg:height="0.036cm" svg:x="14.202cm" svg:y="12.283cm" svg:viewBox="0 0 35 37" svg:d="M17 37c-23 0-23-37 0-37s24 37 0 37z">
          <text:p/>
        </draw:path>
        <draw:path draw:style-name="gr1" draw:text-style-name="P1" draw:layer="layout" svg:width="0.034cm" svg:height="0.035cm" svg:x="14.202cm" svg:y="12.786cm" svg:viewBox="0 0 35 36" svg:d="M17 36c-23 0-23-36 0-36s24 36 0 36z">
          <text:p/>
        </draw:path>
        <draw:path draw:style-name="gr1" draw:text-style-name="P1" draw:layer="layout" svg:width="0.034cm" svg:height="0.035cm" svg:x="14.202cm" svg:y="13.288cm" svg:viewBox="0 0 35 36" svg:d="M17 36c-23 0-23-36 0-36s24 36 0 36z">
          <text:p/>
        </draw:path>
        <draw:path draw:style-name="gr1" draw:text-style-name="P1" draw:layer="layout" svg:width="0.034cm" svg:height="0.035cm" svg:x="14.202cm" svg:y="13.79cm" svg:viewBox="0 0 35 36" svg:d="M17 36c-23 0-23-36 0-36s24 36 0 36z">
          <text:p/>
        </draw:path>
        <draw:path draw:style-name="gr1" draw:text-style-name="P1" draw:layer="layout" svg:width="0.034cm" svg:height="0.035cm" svg:x="14.202cm" svg:y="14.292cm" svg:viewBox="0 0 35 36" svg:d="M17 36c-23 0-23-36 0-36s24 36 0 36z">
          <text:p/>
        </draw:path>
        <draw:path draw:style-name="gr1" draw:text-style-name="P1" draw:layer="layout" svg:width="0.034cm" svg:height="0.036cm" svg:x="14.202cm" svg:y="14.794cm" svg:viewBox="0 0 35 37" svg:d="M17 37c-23 0-23-37 0-37s24 37 0 37z">
          <text:p/>
        </draw:path>
        <draw:path draw:style-name="gr1" draw:text-style-name="P1" draw:layer="layout" svg:width="0.034cm" svg:height="0.035cm" svg:x="14.202cm" svg:y="15.297cm" svg:viewBox="0 0 35 36" svg:d="M17 36c-23 0-23-36 0-36s24 36 0 36z">
          <text:p/>
        </draw:path>
        <draw:path draw:style-name="gr1" draw:text-style-name="P1" draw:layer="layout" svg:width="0.034cm" svg:height="0.035cm" svg:x="14.202cm" svg:y="15.799cm" svg:viewBox="0 0 35 36" svg:d="M17 36c-23 0-23-36 0-36s24 36 0 36z">
          <text:p/>
        </draw:path>
        <draw:path draw:style-name="gr1" draw:text-style-name="P1" draw:layer="layout" svg:width="0.034cm" svg:height="0.035cm" svg:x="14.202cm" svg:y="16.301cm" svg:viewBox="0 0 35 36" svg:d="M17 36c-23 0-23-36 0-36s24 36 0 36z">
          <text:p/>
        </draw:path>
        <draw:path draw:style-name="gr1" draw:text-style-name="P1" draw:layer="layout" svg:width="0.034cm" svg:height="0.035cm" svg:x="14.202cm" svg:y="16.803cm" svg:viewBox="0 0 35 36" svg:d="M17 36c-23 0-23-36 0-36s24 36 0 36z">
          <text:p/>
        </draw:path>
        <draw:path draw:style-name="gr1" draw:text-style-name="P1" draw:layer="layout" svg:width="0.034cm" svg:height="0.036cm" svg:x="14.202cm" svg:y="17.305cm" svg:viewBox="0 0 35 37" svg:d="M17 37c-23 0-23-37 0-37s24 37 0 37z">
          <text:p/>
        </draw:path>
        <draw:path draw:style-name="gr1" draw:text-style-name="P1" draw:layer="layout" svg:width="0.034cm" svg:height="0.035cm" svg:x="14.202cm" svg:y="17.808cm" svg:viewBox="0 0 35 36" svg:d="M17 36c-23 0-23-36 0-36s24 36 0 36z">
          <text:p/>
        </draw:path>
        <draw:path draw:style-name="gr1" draw:text-style-name="P1" draw:layer="layout" svg:width="0.034cm" svg:height="0.035cm" svg:x="14.202cm" svg:y="18.31cm" svg:viewBox="0 0 35 36" svg:d="M17 36c-23 0-23-36 0-36s24 36 0 36z">
          <text:p/>
        </draw:path>
        <draw:path draw:style-name="gr1" draw:text-style-name="P1" draw:layer="layout" svg:width="0.034cm" svg:height="0.035cm" svg:x="14.202cm" svg:y="18.812cm" svg:viewBox="0 0 35 36" svg:d="M17 36c-23 0-23-36 0-36s24 36 0 36z">
          <text:p/>
        </draw:path>
        <draw:path draw:style-name="gr1" draw:text-style-name="P1" draw:layer="layout" svg:width="0.034cm" svg:height="0.036cm" svg:x="14.202cm" svg:y="19.314cm" svg:viewBox="0 0 35 37" svg:d="M17 37c-23 0-23-37 0-37s24 37 0 37z">
          <text:p/>
        </draw:path>
        <draw:path draw:style-name="gr1" draw:text-style-name="P1" draw:layer="layout" svg:width="0.034cm" svg:height="0.036cm" svg:x="14.202cm" svg:y="19.816cm" svg:viewBox="0 0 35 37" svg:d="M17 37c-23 0-23-37 0-37s24 37 0 37z">
          <text:p/>
        </draw:path>
        <draw:path draw:style-name="gr1" draw:text-style-name="P1" draw:layer="layout" svg:width="0.034cm" svg:height="0.035cm" svg:x="14.202cm" svg:y="20.319cm" svg:viewBox="0 0 35 36" svg:d="M17 36c-23 0-23-36 0-36s24 36 0 36z">
          <text:p/>
        </draw:path>
        <draw:path draw:style-name="gr1" draw:text-style-name="P1" draw:layer="layout" svg:width="0.034cm" svg:height="0.035cm" svg:x="14.202cm" svg:y="20.821cm" svg:viewBox="0 0 35 36" svg:d="M17 36c-23 0-23-36 0-36s24 36 0 36z">
          <text:p/>
        </draw:path>
        <draw:path draw:style-name="gr1" draw:text-style-name="P1" draw:layer="layout" svg:width="0.034cm" svg:height="0.036cm" svg:x="14.202cm" svg:y="2.239cm" svg:viewBox="0 0 35 37" svg:d="M17 37c-23 0-23-37 0-37s24 37 0 37z">
          <text:p/>
        </draw:path>
        <draw:path draw:style-name="gr1" draw:text-style-name="P1" draw:layer="layout" svg:width="0.034cm" svg:height="0.035cm" svg:x="14.202cm" svg:y="2.742cm" svg:viewBox="0 0 35 36" svg:d="M17 36c-23 0-23-36 0-36s24 36 0 36z">
          <text:p/>
        </draw:path>
        <draw:path draw:style-name="gr1" draw:text-style-name="P1" draw:layer="layout" svg:width="0.034cm" svg:height="0.035cm" svg:x="14.202cm" svg:y="3.244cm" svg:viewBox="0 0 35 36" svg:d="M17 36c-23 0-23-36 0-36s24 36 0 36z">
          <text:p/>
        </draw:path>
        <draw:path draw:style-name="gr1" draw:text-style-name="P1" draw:layer="layout" svg:width="0.034cm" svg:height="0.035cm" svg:x="14.202cm" svg:y="3.746cm" svg:viewBox="0 0 35 36" svg:d="M17 36c-23 0-23-36 0-36s24 36 0 36z">
          <text:p/>
        </draw:path>
        <draw:path draw:style-name="gr1" draw:text-style-name="P1" draw:layer="layout" svg:width="0.034cm" svg:height="0.036cm" svg:x="14.202cm" svg:y="4.248cm" svg:viewBox="0 0 35 37" svg:d="M17 37c-23 0-23-37 0-37s24 37 0 37z">
          <text:p/>
        </draw:path>
        <draw:path draw:style-name="gr1" draw:text-style-name="P1" draw:layer="layout" svg:width="0.034cm" svg:height="0.035cm" svg:x="14.202cm" svg:y="4.751cm" svg:viewBox="0 0 35 36" svg:d="M17 36c-23 0-23-36 0-36s24 36 0 36z">
          <text:p/>
        </draw:path>
        <draw:path draw:style-name="gr1" draw:text-style-name="P1" draw:layer="layout" svg:width="0.034cm" svg:height="0.035cm" svg:x="14.202cm" svg:y="5.253cm" svg:viewBox="0 0 35 36" svg:d="M17 36c-23 0-23-36 0-36s24 36 0 36z">
          <text:p/>
        </draw:path>
        <draw:path draw:style-name="gr1" draw:text-style-name="P1" draw:layer="layout" svg:width="0.034cm" svg:height="0.035cm" svg:x="14.202cm" svg:y="5.755cm" svg:viewBox="0 0 35 36" svg:d="M17 36c-23 0-23-36 0-36s24 36 0 36z">
          <text:p/>
        </draw:path>
        <draw:path draw:style-name="gr1" draw:text-style-name="P1" draw:layer="layout" svg:width="0.034cm" svg:height="0.035cm" svg:x="14.202cm" svg:y="6.257cm" svg:viewBox="0 0 35 36" svg:d="M17 36c-23 0-23-36 0-36s24 36 0 36z">
          <text:p/>
        </draw:path>
        <draw:path draw:style-name="gr1" draw:text-style-name="P1" draw:layer="layout" svg:width="0.034cm" svg:height="0.036cm" svg:x="14.202cm" svg:y="6.759cm" svg:viewBox="0 0 35 37" svg:d="M17 37c-23 0-23-37 0-37s24 37 0 37z">
          <text:p/>
        </draw:path>
        <draw:path draw:style-name="gr1" draw:text-style-name="P1" draw:layer="layout" svg:width="0.034cm" svg:height="0.035cm" svg:x="14.202cm" svg:y="7.262cm" svg:viewBox="0 0 35 36" svg:d="M17 36c-23 0-23-36 0-36s24 36 0 36z">
          <text:p/>
        </draw:path>
        <draw:path draw:style-name="gr1" draw:text-style-name="P1" draw:layer="layout" svg:width="0.034cm" svg:height="0.035cm" svg:x="14.202cm" svg:y="7.764cm" svg:viewBox="0 0 35 36" svg:d="M17 36c-23 0-23-36 0-36s24 36 0 36z">
          <text:p/>
        </draw:path>
        <draw:path draw:style-name="gr1" draw:text-style-name="P1" draw:layer="layout" svg:width="0.034cm" svg:height="0.035cm" svg:x="14.202cm" svg:y="8.266cm" svg:viewBox="0 0 35 36" svg:d="M17 36c-23 0-23-36 0-36s24 36 0 36z">
          <text:p/>
        </draw:path>
        <draw:path draw:style-name="gr1" draw:text-style-name="P1" draw:layer="layout" svg:width="0.034cm" svg:height="0.035cm" svg:x="14.202cm" svg:y="8.768cm" svg:viewBox="0 0 35 36" svg:d="M17 36c-23 0-23-36 0-36s24 36 0 36z">
          <text:p/>
        </draw:path>
        <draw:path draw:style-name="gr1" draw:text-style-name="P1" draw:layer="layout" svg:width="0.034cm" svg:height="0.036cm" svg:x="14.202cm" svg:y="9.27cm" svg:viewBox="0 0 35 37" svg:d="M17 37c-23 0-23-37 0-37s24 37 0 37z">
          <text:p/>
        </draw:path>
        <draw:path draw:style-name="gr1" draw:text-style-name="P1" draw:layer="layout" svg:width="0.034cm" svg:height="0.035cm" svg:x="14.202cm" svg:y="9.773cm" svg:viewBox="0 0 35 36" svg:d="M17 36c-23 0-23-36 0-36s24 36 0 36z">
          <text:p/>
        </draw:path>
        <draw:path draw:style-name="gr1" draw:text-style-name="P1" draw:layer="layout" svg:width="0.034cm" svg:height="0.035cm" svg:x="14.202cm" svg:y="10.275cm" svg:viewBox="0 0 35 36" svg:d="M17 36c-23 0-23-36 0-36s24 36 0 36z">
          <text:p/>
        </draw:path>
        <draw:path draw:style-name="gr1" draw:text-style-name="P1" draw:layer="layout" svg:width="0.034cm" svg:height="0.035cm" svg:x="14.202cm" svg:y="11.279cm" svg:viewBox="0 0 35 36" svg:d="M17 36c-23 0-23-36 0-36s24 36 0 36z">
          <text:p/>
        </draw:path>
        <draw:path draw:style-name="gr1" draw:text-style-name="P1" draw:layer="layout" svg:width="0.034cm" svg:height="0.036cm" svg:x="14.202cm" svg:y="11.781cm" svg:viewBox="0 0 35 37" svg:d="M17 37c-23 0-23-37 0-37s24 37 0 37z">
          <text:p/>
        </draw:path>
        <draw:path draw:style-name="gr1" draw:text-style-name="P1" draw:layer="layout" svg:width="0.034cm" svg:height="0.036cm" svg:x="14.202cm" svg:y="12.283cm" svg:viewBox="0 0 35 37" svg:d="M17 37c-23 0-23-37 0-37s24 37 0 37z">
          <text:p/>
        </draw:path>
        <draw:path draw:style-name="gr1" draw:text-style-name="P1" draw:layer="layout" svg:width="0.034cm" svg:height="0.035cm" svg:x="14.202cm" svg:y="12.786cm" svg:viewBox="0 0 35 36" svg:d="M17 36c-23 0-23-36 0-36s24 36 0 36z">
          <text:p/>
        </draw:path>
        <draw:path draw:style-name="gr1" draw:text-style-name="P1" draw:layer="layout" svg:width="0.034cm" svg:height="0.035cm" svg:x="14.202cm" svg:y="13.288cm" svg:viewBox="0 0 35 36" svg:d="M17 36c-23 0-23-36 0-36s24 36 0 36z">
          <text:p/>
        </draw:path>
        <draw:path draw:style-name="gr1" draw:text-style-name="P1" draw:layer="layout" svg:width="0.034cm" svg:height="0.035cm" svg:x="14.202cm" svg:y="13.79cm" svg:viewBox="0 0 35 36" svg:d="M17 36c-23 0-23-36 0-36s24 36 0 36z">
          <text:p/>
        </draw:path>
        <draw:path draw:style-name="gr1" draw:text-style-name="P1" draw:layer="layout" svg:width="0.034cm" svg:height="0.035cm" svg:x="14.202cm" svg:y="14.292cm" svg:viewBox="0 0 35 36" svg:d="M17 36c-23 0-23-36 0-36s24 36 0 36z">
          <text:p/>
        </draw:path>
        <draw:path draw:style-name="gr1" draw:text-style-name="P1" draw:layer="layout" svg:width="0.034cm" svg:height="0.036cm" svg:x="14.202cm" svg:y="14.794cm" svg:viewBox="0 0 35 37" svg:d="M17 37c-23 0-23-37 0-37s24 37 0 37z">
          <text:p/>
        </draw:path>
        <draw:path draw:style-name="gr1" draw:text-style-name="P1" draw:layer="layout" svg:width="0.034cm" svg:height="0.035cm" svg:x="14.202cm" svg:y="15.297cm" svg:viewBox="0 0 35 36" svg:d="M17 36c-23 0-23-36 0-36s24 36 0 36z">
          <text:p/>
        </draw:path>
        <draw:path draw:style-name="gr1" draw:text-style-name="P1" draw:layer="layout" svg:width="0.034cm" svg:height="0.035cm" svg:x="14.202cm" svg:y="15.799cm" svg:viewBox="0 0 35 36" svg:d="M17 36c-23 0-23-36 0-36s24 36 0 36z">
          <text:p/>
        </draw:path>
        <draw:path draw:style-name="gr1" draw:text-style-name="P1" draw:layer="layout" svg:width="0.034cm" svg:height="0.035cm" svg:x="14.202cm" svg:y="16.301cm" svg:viewBox="0 0 35 36" svg:d="M17 36c-23 0-23-36 0-36s24 36 0 36z">
          <text:p/>
        </draw:path>
        <draw:path draw:style-name="gr1" draw:text-style-name="P1" draw:layer="layout" svg:width="0.034cm" svg:height="0.035cm" svg:x="14.202cm" svg:y="16.803cm" svg:viewBox="0 0 35 36" svg:d="M17 36c-23 0-23-36 0-36s24 36 0 36z">
          <text:p/>
        </draw:path>
        <draw:path draw:style-name="gr1" draw:text-style-name="P1" draw:layer="layout" svg:width="0.034cm" svg:height="0.036cm" svg:x="14.202cm" svg:y="17.305cm" svg:viewBox="0 0 35 37" svg:d="M17 37c-23 0-23-37 0-37s24 37 0 37z">
          <text:p/>
        </draw:path>
        <draw:path draw:style-name="gr1" draw:text-style-name="P1" draw:layer="layout" svg:width="0.034cm" svg:height="0.035cm" svg:x="14.202cm" svg:y="17.808cm" svg:viewBox="0 0 35 36" svg:d="M17 36c-23 0-23-36 0-36s24 36 0 36z">
          <text:p/>
        </draw:path>
        <draw:path draw:style-name="gr1" draw:text-style-name="P1" draw:layer="layout" svg:width="0.034cm" svg:height="0.035cm" svg:x="14.202cm" svg:y="18.31cm" svg:viewBox="0 0 35 36" svg:d="M17 36c-23 0-23-36 0-36s24 36 0 36z">
          <text:p/>
        </draw:path>
        <draw:path draw:style-name="gr1" draw:text-style-name="P1" draw:layer="layout" svg:width="0.034cm" svg:height="0.035cm" svg:x="14.202cm" svg:y="18.812cm" svg:viewBox="0 0 35 36" svg:d="M17 36c-23 0-23-36 0-36s24 36 0 36z">
          <text:p/>
        </draw:path>
        <draw:path draw:style-name="gr1" draw:text-style-name="P1" draw:layer="layout" svg:width="0.034cm" svg:height="0.036cm" svg:x="14.202cm" svg:y="19.314cm" svg:viewBox="0 0 35 37" svg:d="M17 37c-23 0-23-37 0-37s24 37 0 37z">
          <text:p/>
        </draw:path>
        <draw:path draw:style-name="gr1" draw:text-style-name="P1" draw:layer="layout" svg:width="0.034cm" svg:height="0.036cm" svg:x="14.202cm" svg:y="19.816cm" svg:viewBox="0 0 35 37" svg:d="M17 37c-23 0-23-37 0-37s24 37 0 37z">
          <text:p/>
        </draw:path>
        <draw:path draw:style-name="gr1" draw:text-style-name="P1" draw:layer="layout" svg:width="0.034cm" svg:height="0.035cm" svg:x="14.202cm" svg:y="20.319cm" svg:viewBox="0 0 35 36" svg:d="M17 36c-23 0-23-36 0-36s24 36 0 36z">
          <text:p/>
        </draw:path>
        <draw:path draw:style-name="gr1" draw:text-style-name="P1" draw:layer="layout" svg:width="0.034cm" svg:height="0.035cm" svg:x="14.202cm" svg:y="20.821cm" svg:viewBox="0 0 35 36" svg:d="M17 36c-23 0-23-36 0-36s24 36 0 36z">
          <text:p/>
        </draw:path>
        <draw:path draw:style-name="gr1" draw:text-style-name="P1" draw:layer="layout" svg:width="0.034cm" svg:height="0.035cm" svg:x="27.174cm" svg:y="0.733cm" svg:viewBox="0 0 35 36" svg:d="M17 36c-23 0-23-36 0-36s23 36 0 36z">
          <text:p/>
        </draw:path>
        <draw:path draw:style-name="gr1" draw:text-style-name="P1" draw:layer="layout" svg:width="0.034cm" svg:height="0.035cm" svg:x="26.675cm" svg:y="0.733cm" svg:viewBox="0 0 35 36" svg:d="M18 36c-24 0-24-36 0-36 23 0 23 36 0 36z">
          <text:p/>
        </draw:path>
        <draw:path draw:style-name="gr1" draw:text-style-name="P1" draw:layer="layout" svg:width="0.034cm" svg:height="0.035cm" svg:x="26.175cm" svg:y="0.733cm" svg:viewBox="0 0 35 36" svg:d="M17 36c-23 0-23-36 0-36 24 0 24 36 0 36z">
          <text:p/>
        </draw:path>
        <draw:path draw:style-name="gr1" draw:text-style-name="P1" draw:layer="layout" svg:width="0.034cm" svg:height="0.035cm" svg:x="25.676cm" svg:y="0.733cm" svg:viewBox="0 0 35 36" svg:d="M17 36c-23 0-23-36 0-36s23 36 0 36z">
          <text:p/>
        </draw:path>
        <draw:path draw:style-name="gr1" draw:text-style-name="P1" draw:layer="layout" svg:width="0.034cm" svg:height="0.035cm" svg:x="25.177cm" svg:y="0.733cm" svg:viewBox="0 0 35 36" svg:d="M17 36c-23 0-23-36 0-36 24 0 24 36 0 36z">
          <text:p/>
        </draw:path>
        <draw:path draw:style-name="gr1" draw:text-style-name="P1" draw:layer="layout" svg:width="0.034cm" svg:height="0.035cm" svg:x="24.678cm" svg:y="0.733cm" svg:viewBox="0 0 35 36" svg:d="M17 36c-23 0-23-36 0-36 24 0 24 36 0 36z">
          <text:p/>
        </draw:path>
        <draw:path draw:style-name="gr1" draw:text-style-name="P1" draw:layer="layout" svg:width="0.034cm" svg:height="0.035cm" svg:x="24.18cm" svg:y="0.733cm" svg:viewBox="0 0 35 36" svg:d="M18 36c-24 0-24-36 0-36 22 0 22 36 0 36z">
          <text:p/>
        </draw:path>
        <draw:path draw:style-name="gr1" draw:text-style-name="P1" draw:layer="layout" svg:width="0.034cm" svg:height="0.035cm" svg:x="23.681cm" svg:y="0.733cm" svg:viewBox="0 0 35 36" svg:d="M17 36c-23 0-23-36 0-36 24 0 24 36 0 36z">
          <text:p/>
        </draw:path>
        <draw:path draw:style-name="gr1" draw:text-style-name="P1" draw:layer="layout" svg:width="0.034cm" svg:height="0.035cm" svg:x="23.181cm" svg:y="0.733cm" svg:viewBox="0 0 35 36" svg:d="M17 36c-23 0-23-36 0-36 24 0 24 36 0 36z">
          <text:p/>
        </draw:path>
        <draw:path draw:style-name="gr1" draw:text-style-name="P1" draw:layer="layout" svg:width="0.035cm" svg:height="0.035cm" svg:x="22.683cm" svg:y="0.733cm" svg:viewBox="0 0 36 36" svg:d="M18 36c-24 0-24-36 0-36s24 36 0 36z">
          <text:p/>
        </draw:path>
        <draw:path draw:style-name="gr1" draw:text-style-name="P1" draw:layer="layout" svg:width="0.035cm" svg:height="0.035cm" svg:x="22.185cm" svg:y="0.733cm" svg:viewBox="0 0 36 36" svg:d="M18 36c-24 0-24-36 0-36 23 0 24 36 0 36z">
          <text:p/>
        </draw:path>
        <draw:path draw:style-name="gr1" draw:text-style-name="P1" draw:layer="layout" svg:width="0.034cm" svg:height="0.035cm" svg:x="21.686cm" svg:y="0.733cm" svg:viewBox="0 0 35 36" svg:d="M17 36c-23 0-23-36 0-36s23 36 0 36z">
          <text:p/>
        </draw:path>
        <draw:path draw:style-name="gr1" draw:text-style-name="P1" draw:layer="layout" svg:width="0.034cm" svg:height="0.035cm" svg:x="21.186cm" svg:y="0.733cm" svg:viewBox="0 0 35 36" svg:d="M18 36c-24 0-24-36 0-36 23 0 23 36 0 36z">
          <text:p/>
        </draw:path>
        <draw:path draw:style-name="gr1" draw:text-style-name="P1" draw:layer="layout" svg:width="0.034cm" svg:height="0.035cm" svg:x="20.188cm" svg:y="0.733cm" svg:viewBox="0 0 35 36" svg:d="M17 36c-23 0-23-36 0-36s23 36 0 36z">
          <text:p/>
        </draw:path>
        <draw:path draw:style-name="gr1" draw:text-style-name="P1" draw:layer="layout" svg:width="0.034cm" svg:height="0.035cm" svg:x="19.69cm" svg:y="0.733cm" svg:viewBox="0 0 35 36" svg:d="M18 36c-24 0-24-36 0-36 22 0 22 36 0 36z">
          <text:p/>
        </draw:path>
        <draw:path draw:style-name="gr1" draw:text-style-name="P1" draw:layer="layout" svg:width="0.034cm" svg:height="0.035cm" svg:x="19.191cm" svg:y="0.733cm" svg:viewBox="0 0 35 36" svg:d="M18 36c-24 0-24-36 0-36 23 0 23 36 0 36z">
          <text:p/>
        </draw:path>
        <draw:path draw:style-name="gr1" draw:text-style-name="P1" draw:layer="layout" svg:width="0.034cm" svg:height="0.035cm" svg:x="18.692cm" svg:y="0.733cm" svg:viewBox="0 0 35 36" svg:d="M17 36c-23 0-23-36 0-36s23 36 0 36z">
          <text:p/>
        </draw:path>
        <draw:path draw:style-name="gr1" draw:text-style-name="P1" draw:layer="layout" svg:width="0.034cm" svg:height="0.035cm" svg:x="18.193cm" svg:y="0.733cm" svg:viewBox="0 0 35 36" svg:d="M18 36c-24 0-24-36 0-36 23 0 23 36 0 36z">
          <text:p/>
        </draw:path>
        <draw:path draw:style-name="gr1" draw:text-style-name="P1" draw:layer="layout" svg:width="0.034cm" svg:height="0.035cm" svg:x="17.694cm" svg:y="0.733cm" svg:viewBox="0 0 35 36" svg:d="M18 36c-24 0-24-36 0-36 23 0 23 36 0 36z">
          <text:p/>
        </draw:path>
        <draw:path draw:style-name="gr1" draw:text-style-name="P1" draw:layer="layout" svg:width="0.034cm" svg:height="0.035cm" svg:x="17.195cm" svg:y="0.733cm" svg:viewBox="0 0 35 36" svg:d="M17 36c-23 0-23-36 0-36s23 36 0 36z">
          <text:p/>
        </draw:path>
        <draw:path draw:style-name="gr1" draw:text-style-name="P1" draw:layer="layout" svg:width="0.034cm" svg:height="0.035cm" svg:x="16.696cm" svg:y="0.733cm" svg:viewBox="0 0 35 36" svg:d="M17 36c-23 0-23-36 0-36 24 0 24 36 0 36z">
          <text:p/>
        </draw:path>
        <draw:path draw:style-name="gr1" draw:text-style-name="P1" draw:layer="layout" svg:width="0.035cm" svg:height="0.035cm" svg:x="16.196cm" svg:y="0.733cm" svg:viewBox="0 0 36 36" svg:d="M18 36c-24 0-24-36 0-36s24 36 0 36z">
          <text:p/>
        </draw:path>
        <draw:path draw:style-name="gr1" draw:text-style-name="P1" draw:layer="layout" svg:width="0.034cm" svg:height="0.035cm" svg:x="15.698cm" svg:y="0.733cm" svg:viewBox="0 0 35 36" svg:d="M17 36c-23 0-23-36 0-36 24 0 24 36 0 36z">
          <text:p/>
        </draw:path>
        <draw:path draw:style-name="gr1" draw:text-style-name="P1" draw:layer="layout" svg:width="0.034cm" svg:height="0.035cm" svg:x="15.199cm" svg:y="0.733cm" svg:viewBox="0 0 35 36" svg:d="M18 36c-24 0-24-36 0-36 23 0 23 36 0 36z">
          <text:p/>
        </draw:path>
        <draw:path draw:style-name="gr1" draw:text-style-name="P1" draw:layer="layout" svg:width="0.034cm" svg:height="0.035cm" svg:x="14.7cm" svg:y="0.733cm" svg:viewBox="0 0 35 36" svg:d="M17 36c-23 0-23-36 0-36 24 0 24 36 0 36z">
          <text:p/>
        </draw:path>
        <draw:path draw:style-name="gr1" draw:text-style-name="P1" draw:layer="layout" svg:width="0.034cm" svg:height="0.035cm" svg:x="14.7cm" svg:y="1.235cm" svg:viewBox="0 0 35 36" svg:d="M17 36c-23 0-23-36 0-36 24 0 24 36 0 36z">
          <text:p/>
        </draw:path>
        <draw:path draw:style-name="gr1" draw:text-style-name="P1" draw:layer="layout" svg:width="0.034cm" svg:height="0.035cm" svg:x="14.7cm" svg:y="0.733cm" svg:viewBox="0 0 35 36" svg:d="M17 36c-23 0-23-36 0-36 24 0 24 36 0 36z">
          <text:p/>
        </draw:path>
        <draw:path draw:style-name="gr1" draw:text-style-name="P1" draw:layer="layout" svg:width="0.034cm" svg:height="0.035cm" svg:x="14.202cm" svg:y="0.733cm" svg:viewBox="0 0 35 36" svg:d="M17 36c-23 0-23-36 0-36s24 36 0 36z">
          <text:p/>
        </draw:path>
        <draw:polygon draw:style-name="gr1" draw:text-style-name="P1" draw:layer="layout" svg:width="0.105cm" svg:height="0.013cm" svg:x="27.103cm" svg:y="10.788cm" svg:viewBox="0 0 106 14" draw:points="0,0 106,0 106,14 0,14">
          <text:p/>
        </draw:polygon>
        <draw:polygon draw:style-name="gr1" draw:text-style-name="P1" draw:layer="layout" svg:width="0.106cm" svg:height="0.013cm" svg:x="14.202cm" svg:y="10.788cm" svg:viewBox="0 0 107 14" draw:points="0,0 107,0 107,14 0,14">
          <text:p/>
        </draw:polygon>
        <draw:polygon draw:style-name="gr1" draw:text-style-name="P1" draw:layer="layout" svg:width="0.013cm" svg:height="0.106cm" svg:x="20.698cm" svg:y="0.733cm" svg:viewBox="0 0 14 107" draw:points="0,0 14,0 14,107 0,107">
          <text:p/>
        </draw:polygon>
        <draw:polygon draw:style-name="gr1" draw:text-style-name="P1" draw:layer="layout" svg:width="0.013cm" svg:height="0.106cm" svg:x="20.698cm" svg:y="20.75cm" svg:viewBox="0 0 14 107" draw:points="0,0 14,0 14,107 0,107">
          <text:p/>
        </draw:polygon>
        <draw:polygon draw:style-name="gr1" draw:text-style-name="P1" draw:layer="layout" svg:width="0.084cm" svg:height="0.085cm" svg:x="20.663cm" svg:y="10.752cm" svg:viewBox="0 0 85 86" draw:points="0,10 76,86 85,76 9,0">
          <text:p/>
        </draw:polygon>
        <draw:polygon draw:style-name="gr1" draw:text-style-name="P1" draw:layer="layout" svg:width="0.084cm" svg:height="0.085cm" svg:x="20.663cm" svg:y="10.752cm" svg:viewBox="0 0 85 86" draw:points="76,0 0,76 9,86 85,10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aziTypewriter1" svg:font-family="NaziTypewriter"/>
    <style:font-face style:name="DejaVu Sans1" svg:font-family="'DejaVu Sans'" style:font-pitch="variable"/>
    <style:font-face style:name="Liberation Serif1" svg:font-family="'Liberation Serif'" style:font-pitch="variable"/>
    <style:font-face style:name="NaziTypewriter" svg:font-family="NaziTypewri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1" style:page-layout-name="PM0" draw:style-name="Mdp1"/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1-28T01:56:21.588045287</dc:date>
    <meta:editing-duration>PT48M38S</meta:editing-duration>
    <meta:editing-cycles>3</meta:editing-cycles>
    <meta:document-statistic meta:object-count="2374"/>
  </office:meta>
</office:document-meta>
</file>